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text-properties fo:font-weight="bold" officeooo:paragraph-rsid="034b4241" style:font-weight-asian="bold" style:font-weight-complex="bold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1465b56"/>
    </style:style>
    <style:style style:name="P25" style:family="paragraph" style:parent-style-name="Standard">
      <style:paragraph-properties fo:text-align="center" style:justify-single-word="false"/>
      <style:text-properties officeooo:paragraph-rsid="0149565a"/>
    </style:style>
    <style:style style:name="P26" style:family="paragraph" style:parent-style-name="Standard">
      <style:paragraph-properties fo:text-align="center" style:justify-single-word="false"/>
      <style:text-properties officeooo:paragraph-rsid="0164559d"/>
    </style:style>
    <style:style style:name="P27" style:family="paragraph" style:parent-style-name="Standard">
      <style:paragraph-properties fo:text-align="center" style:justify-single-word="false"/>
      <style:text-properties officeooo:paragraph-rsid="016bb559"/>
    </style:style>
    <style:style style:name="P28" style:family="paragraph" style:parent-style-name="Standard">
      <style:paragraph-properties fo:text-align="center" style:justify-single-word="false"/>
      <style:text-properties officeooo:paragraph-rsid="01bd0f67"/>
    </style:style>
    <style:style style:name="P29" style:family="paragraph" style:parent-style-name="Standard">
      <style:paragraph-properties fo:text-align="center" style:justify-single-word="false"/>
      <style:text-properties officeooo:paragraph-rsid="01c1d024"/>
    </style:style>
    <style:style style:name="P30" style:family="paragraph" style:parent-style-name="Standard">
      <style:paragraph-properties fo:text-align="center" style:justify-single-word="false"/>
      <style:text-properties officeooo:paragraph-rsid="01cb91a6"/>
    </style:style>
    <style:style style:name="P31" style:family="paragraph" style:parent-style-name="Standard">
      <style:paragraph-properties fo:text-align="center" style:justify-single-word="false"/>
      <style:text-properties officeooo:paragraph-rsid="01d4e3ac"/>
    </style:style>
    <style:style style:name="P32" style:family="paragraph" style:parent-style-name="Standard">
      <style:paragraph-properties fo:text-align="center" style:justify-single-word="false"/>
      <style:text-properties officeooo:paragraph-rsid="01dcf296"/>
    </style:style>
    <style:style style:name="P33" style:family="paragraph" style:parent-style-name="Standard">
      <style:paragraph-properties fo:text-align="center" style:justify-single-word="false"/>
      <style:text-properties officeooo:paragraph-rsid="02a8e881"/>
    </style:style>
    <style:style style:name="P34" style:family="paragraph" style:parent-style-name="Standard">
      <style:paragraph-properties fo:text-align="center" style:justify-single-word="false"/>
      <style:text-properties officeooo:paragraph-rsid="02ae637f"/>
    </style:style>
    <style:style style:name="P35" style:family="paragraph" style:parent-style-name="Standard">
      <style:paragraph-properties fo:text-align="center" style:justify-single-word="false"/>
      <style:text-properties officeooo:paragraph-rsid="02b7df84"/>
    </style:style>
    <style:style style:name="P36" style:family="paragraph" style:parent-style-name="Standard">
      <style:paragraph-properties fo:text-align="center" style:justify-single-word="false"/>
      <style:text-properties officeooo:paragraph-rsid="02b835c8"/>
    </style:style>
    <style:style style:name="P37" style:family="paragraph" style:parent-style-name="Standard">
      <style:paragraph-properties fo:text-align="center" style:justify-single-word="false"/>
      <style:text-properties officeooo:paragraph-rsid="02d19655"/>
    </style:style>
    <style:style style:name="P38" style:family="paragraph" style:parent-style-name="Standard">
      <style:paragraph-properties fo:text-align="center" style:justify-single-word="false"/>
      <style:text-properties officeooo:paragraph-rsid="0346697a"/>
    </style:style>
    <style:style style:name="P39" style:family="paragraph" style:parent-style-name="Standard">
      <style:paragraph-properties fo:text-align="center" style:justify-single-word="false"/>
      <style:text-properties officeooo:paragraph-rsid="034b4241"/>
    </style:style>
    <style:style style:name="P4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43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paragraph-properties fo:text-align="end" style:justify-single-word="false"/>
      <style:text-properties officeooo:paragraph-rsid="01d027d3"/>
    </style:style>
    <style:style style:name="P50" style:family="paragraph" style:parent-style-name="Standard">
      <style:paragraph-properties fo:text-align="end" style:justify-single-word="false"/>
      <style:text-properties officeooo:paragraph-rsid="01d4e3ac"/>
    </style:style>
    <style:style style:name="P51" style:family="paragraph" style:parent-style-name="Standard">
      <style:paragraph-properties fo:text-align="end" style:justify-single-word="false"/>
      <style:text-properties officeooo:paragraph-rsid="01dcf296"/>
    </style:style>
    <style:style style:name="P52" style:family="paragraph" style:parent-style-name="Standard">
      <style:paragraph-properties fo:text-align="end" style:justify-single-word="false"/>
      <style:text-properties officeooo:paragraph-rsid="01465b56"/>
    </style:style>
    <style:style style:name="P53" style:family="paragraph" style:parent-style-name="Standard">
      <style:paragraph-properties fo:text-align="end" style:justify-single-word="false"/>
      <style:text-properties officeooo:paragraph-rsid="0149565a"/>
    </style:style>
    <style:style style:name="P54" style:family="paragraph" style:parent-style-name="Standard">
      <style:paragraph-properties fo:text-align="end" style:justify-single-word="false"/>
      <style:text-properties officeooo:paragraph-rsid="0157a40b"/>
    </style:style>
    <style:style style:name="P55" style:family="paragraph" style:parent-style-name="Standard">
      <style:paragraph-properties fo:text-align="end" style:justify-single-word="false"/>
      <style:text-properties officeooo:paragraph-rsid="0164559d"/>
    </style:style>
    <style:style style:name="P56" style:family="paragraph" style:parent-style-name="Standard">
      <style:paragraph-properties fo:text-align="end" style:justify-single-word="false"/>
      <style:text-properties officeooo:paragraph-rsid="016bb559"/>
    </style:style>
    <style:style style:name="P57" style:family="paragraph" style:parent-style-name="Standard">
      <style:paragraph-properties fo:text-align="end" style:justify-single-word="false"/>
      <style:text-properties officeooo:paragraph-rsid="0175a044"/>
    </style:style>
    <style:style style:name="P58" style:family="paragraph" style:parent-style-name="Standard">
      <style:paragraph-properties fo:text-align="end" style:justify-single-word="false"/>
      <style:text-properties officeooo:paragraph-rsid="017c7f61"/>
    </style:style>
    <style:style style:name="P59" style:family="paragraph" style:parent-style-name="Standard">
      <style:paragraph-properties fo:text-align="end" style:justify-single-word="false"/>
      <style:text-properties officeooo:paragraph-rsid="01f9159a"/>
    </style:style>
    <style:style style:name="P60" style:family="paragraph" style:parent-style-name="Standard">
      <style:paragraph-properties fo:text-align="end" style:justify-single-word="false"/>
      <style:text-properties officeooo:paragraph-rsid="02a8e881"/>
    </style:style>
    <style:style style:name="P61" style:family="paragraph" style:parent-style-name="Standard">
      <style:paragraph-properties fo:text-align="end" style:justify-single-word="false"/>
      <style:text-properties officeooo:paragraph-rsid="02da971e"/>
    </style:style>
    <style:style style:name="P62" style:family="paragraph" style:parent-style-name="Standard">
      <style:paragraph-properties fo:text-align="end" style:justify-single-word="false"/>
      <style:text-properties officeooo:paragraph-rsid="034b4241"/>
    </style:style>
    <style:style style:name="P63" style:family="paragraph" style:parent-style-name="Standard">
      <style:text-properties officeooo:paragraph-rsid="01451aa0"/>
    </style:style>
    <style:style style:name="P64" style:family="paragraph" style:parent-style-name="Standard">
      <style:text-properties officeooo:paragraph-rsid="0145ca26"/>
    </style:style>
    <style:style style:name="P65" style:family="paragraph" style:parent-style-name="Standard">
      <style:text-properties officeooo:paragraph-rsid="01465b56"/>
    </style:style>
    <style:style style:name="P66" style:family="paragraph" style:parent-style-name="Standard">
      <style:text-properties officeooo:paragraph-rsid="0148972c"/>
    </style:style>
    <style:style style:name="P67" style:family="paragraph" style:parent-style-name="Standard">
      <style:text-properties officeooo:paragraph-rsid="0149565a"/>
    </style:style>
    <style:style style:name="P68" style:family="paragraph" style:parent-style-name="Standard">
      <style:text-properties officeooo:paragraph-rsid="0157a40b"/>
    </style:style>
    <style:style style:name="P69" style:family="paragraph" style:parent-style-name="Standard">
      <style:text-properties officeooo:rsid="015a209f" officeooo:paragraph-rsid="0164559d"/>
    </style:style>
    <style:style style:name="P70" style:family="paragraph" style:parent-style-name="Standard">
      <style:text-properties officeooo:rsid="015a209f" officeooo:paragraph-rsid="016bb559"/>
    </style:style>
    <style:style style:name="P71" style:family="paragraph" style:parent-style-name="Standard">
      <style:text-properties officeooo:rsid="015a209f" officeooo:paragraph-rsid="0175a044"/>
    </style:style>
    <style:style style:name="P72" style:family="paragraph" style:parent-style-name="Standard">
      <style:text-properties officeooo:rsid="015a209f" officeooo:paragraph-rsid="017c7f61"/>
    </style:style>
    <style:style style:name="P73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74" style:family="paragraph" style:parent-style-name="Standard">
      <style:text-properties officeooo:rsid="015a209f" officeooo:paragraph-rsid="01f9159a"/>
    </style:style>
    <style:style style:name="P75" style:family="paragraph" style:parent-style-name="Standard">
      <style:text-properties officeooo:rsid="015a209f" officeooo:paragraph-rsid="02a8e881"/>
    </style:style>
    <style:style style:name="P76" style:family="paragraph" style:parent-style-name="Standard">
      <style:text-properties officeooo:paragraph-rsid="015ff9c9"/>
    </style:style>
    <style:style style:name="P77" style:family="paragraph" style:parent-style-name="Standard">
      <style:text-properties officeooo:paragraph-rsid="0164559d"/>
    </style:style>
    <style:style style:name="P78" style:family="paragraph" style:parent-style-name="Standard">
      <style:text-properties officeooo:paragraph-rsid="016bb559"/>
    </style:style>
    <style:style style:name="P79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80" style:family="paragraph" style:parent-style-name="Standard">
      <style:text-properties officeooo:paragraph-rsid="0172b0f7"/>
    </style:style>
    <style:style style:name="P81" style:family="paragraph" style:parent-style-name="Standard">
      <style:text-properties officeooo:paragraph-rsid="01610df2"/>
    </style:style>
    <style:style style:name="P82" style:family="paragraph" style:parent-style-name="Standard">
      <style:text-properties officeooo:paragraph-rsid="0175a044"/>
    </style:style>
    <style:style style:name="P83" style:family="paragraph" style:parent-style-name="Standard">
      <style:text-properties officeooo:paragraph-rsid="01785620"/>
    </style:style>
    <style:style style:name="P84" style:family="paragraph" style:parent-style-name="Standard">
      <style:text-properties officeooo:paragraph-rsid="017c7f61"/>
    </style:style>
    <style:style style:name="P85" style:family="paragraph" style:parent-style-name="Standard">
      <style:text-properties officeooo:paragraph-rsid="01853232"/>
    </style:style>
    <style:style style:name="P86" style:family="paragraph" style:parent-style-name="Standard">
      <style:text-properties officeooo:paragraph-rsid="0188b1cd"/>
    </style:style>
    <style:style style:name="P87" style:family="paragraph" style:parent-style-name="Standard">
      <style:text-properties officeooo:paragraph-rsid="0199cb7e"/>
    </style:style>
    <style:style style:name="P88" style:family="paragraph" style:parent-style-name="Standard">
      <style:text-properties officeooo:paragraph-rsid="019cea50"/>
    </style:style>
    <style:style style:name="P89" style:family="paragraph" style:parent-style-name="Standard">
      <style:text-properties officeooo:paragraph-rsid="01a1e1c5"/>
    </style:style>
    <style:style style:name="P90" style:family="paragraph" style:parent-style-name="Standard">
      <style:text-properties officeooo:paragraph-rsid="01a2819f"/>
    </style:style>
    <style:style style:name="P91" style:family="paragraph" style:parent-style-name="Standard">
      <style:text-properties officeooo:paragraph-rsid="01a44d6e"/>
    </style:style>
    <style:style style:name="P92" style:family="paragraph" style:parent-style-name="Standard">
      <style:text-properties officeooo:paragraph-rsid="01a84616"/>
    </style:style>
    <style:style style:name="P93" style:family="paragraph" style:parent-style-name="Standard">
      <style:text-properties officeooo:paragraph-rsid="01bd0f67"/>
    </style:style>
    <style:style style:name="P94" style:family="paragraph" style:parent-style-name="Standard">
      <style:text-properties officeooo:paragraph-rsid="01c1d024"/>
    </style:style>
    <style:style style:name="P95" style:family="paragraph" style:parent-style-name="Standard">
      <style:text-properties officeooo:paragraph-rsid="01cb91a6"/>
    </style:style>
    <style:style style:name="P96" style:family="paragraph" style:parent-style-name="Standard">
      <style:text-properties officeooo:paragraph-rsid="01d4e3ac"/>
    </style:style>
    <style:style style:name="P97" style:family="paragraph" style:parent-style-name="Standard">
      <style:text-properties officeooo:paragraph-rsid="01dcf296"/>
    </style:style>
    <style:style style:name="P98" style:family="paragraph" style:parent-style-name="Standard">
      <style:text-properties officeooo:paragraph-rsid="01f9159a"/>
    </style:style>
    <style:style style:name="P99" style:family="paragraph" style:parent-style-name="Standard">
      <style:text-properties officeooo:paragraph-rsid="0206ee81"/>
    </style:style>
    <style:style style:name="P100" style:family="paragraph" style:parent-style-name="Standard">
      <style:text-properties officeooo:paragraph-rsid="02174862"/>
    </style:style>
    <style:style style:name="P101" style:family="paragraph" style:parent-style-name="Standard">
      <style:text-properties officeooo:rsid="02174862" officeooo:paragraph-rsid="02174862"/>
    </style:style>
    <style:style style:name="P102" style:family="paragraph" style:parent-style-name="Standard">
      <style:text-properties officeooo:rsid="02174862" officeooo:paragraph-rsid="0263e4cc"/>
    </style:style>
    <style:style style:name="P103" style:family="paragraph" style:parent-style-name="Standard">
      <style:text-properties officeooo:rsid="02174862" officeooo:paragraph-rsid="02d4eb54"/>
    </style:style>
    <style:style style:name="P104" style:family="paragraph" style:parent-style-name="Standard">
      <style:text-properties officeooo:rsid="02174862" officeooo:paragraph-rsid="032a3257"/>
    </style:style>
    <style:style style:name="P105" style:family="paragraph" style:parent-style-name="Standard">
      <style:text-properties officeooo:rsid="02174862" officeooo:paragraph-rsid="032c12c9"/>
    </style:style>
    <style:style style:name="P106" style:family="paragraph" style:parent-style-name="Standard">
      <style:text-properties officeooo:rsid="02174862" officeooo:paragraph-rsid="032f0167"/>
    </style:style>
    <style:style style:name="P107" style:family="paragraph" style:parent-style-name="Standard">
      <style:text-properties officeooo:paragraph-rsid="02656083"/>
    </style:style>
    <style:style style:name="P108" style:family="paragraph" style:parent-style-name="Standard">
      <style:text-properties officeooo:paragraph-rsid="02a8e881"/>
    </style:style>
    <style:style style:name="P109" style:family="paragraph" style:parent-style-name="Standard">
      <style:paragraph-properties fo:text-align="justify" style:justify-single-word="false"/>
    </style:style>
    <style:style style:name="P110" style:family="paragraph" style:parent-style-name="Standard">
      <style:paragraph-properties fo:text-align="justify" style:justify-single-word="false"/>
      <style:text-properties officeooo:paragraph-rsid="02a8e881"/>
    </style:style>
    <style:style style:name="P111" style:family="paragraph" style:parent-style-name="Standard">
      <style:paragraph-properties fo:text-align="justify" style:justify-single-word="false"/>
      <style:text-properties officeooo:paragraph-rsid="0319f2f7"/>
    </style:style>
    <style:style style:name="P112" style:family="paragraph" style:parent-style-name="Standard">
      <style:paragraph-properties fo:text-align="justify" style:justify-single-word="false"/>
      <style:text-properties officeooo:paragraph-rsid="0320f68f"/>
    </style:style>
    <style:style style:name="P113" style:family="paragraph" style:parent-style-name="Standard">
      <style:paragraph-properties fo:text-align="justify" style:justify-single-word="false"/>
      <style:text-properties officeooo:paragraph-rsid="033d2130"/>
    </style:style>
    <style:style style:name="P114" style:family="paragraph" style:parent-style-name="Standard">
      <style:text-properties officeooo:paragraph-rsid="02b7df84"/>
    </style:style>
    <style:style style:name="P115" style:family="paragraph" style:parent-style-name="Standard">
      <style:text-properties officeooo:paragraph-rsid="02b835c8"/>
    </style:style>
    <style:style style:name="P116" style:family="paragraph" style:parent-style-name="Standard">
      <style:text-properties officeooo:paragraph-rsid="02bd8dac"/>
    </style:style>
    <style:style style:name="P117" style:family="paragraph" style:parent-style-name="Standard">
      <style:text-properties officeooo:paragraph-rsid="02d4eb54"/>
    </style:style>
    <style:style style:name="P118" style:family="paragraph" style:parent-style-name="Standard">
      <style:text-properties officeooo:rsid="02d4eb54" officeooo:paragraph-rsid="02d4eb54"/>
    </style:style>
    <style:style style:name="P119" style:family="paragraph" style:parent-style-name="Standard">
      <style:paragraph-properties fo:text-align="justify" style:justify-single-word="false"/>
      <style:text-properties officeooo:rsid="02d4eb54" officeooo:paragraph-rsid="033630cd"/>
    </style:style>
    <style:style style:name="P120" style:family="paragraph" style:parent-style-name="Standard">
      <style:text-properties officeooo:paragraph-rsid="0171a4b1"/>
    </style:style>
    <style:style style:name="P121" style:family="paragraph" style:parent-style-name="Standard">
      <style:text-properties officeooo:paragraph-rsid="02ba6a6d"/>
    </style:style>
    <style:style style:name="P122" style:family="paragraph" style:parent-style-name="Standard">
      <style:text-properties officeooo:paragraph-rsid="02da971e"/>
    </style:style>
    <style:style style:name="P123" style:family="paragraph" style:parent-style-name="Standard">
      <style:text-properties officeooo:paragraph-rsid="02de2855"/>
    </style:style>
    <style:style style:name="P124" style:family="paragraph" style:parent-style-name="Standard">
      <style:text-properties officeooo:paragraph-rsid="02df9268"/>
    </style:style>
    <style:style style:name="P125" style:family="paragraph" style:parent-style-name="Standard">
      <style:text-properties officeooo:paragraph-rsid="02e20076"/>
    </style:style>
    <style:style style:name="P126" style:family="paragraph" style:parent-style-name="Standard">
      <style:text-properties officeooo:paragraph-rsid="02ea827e"/>
    </style:style>
    <style:style style:name="P127" style:family="paragraph" style:parent-style-name="Standard">
      <style:text-properties officeooo:paragraph-rsid="03116600"/>
    </style:style>
    <style:style style:name="P128" style:family="paragraph" style:parent-style-name="Standard">
      <style:text-properties officeooo:paragraph-rsid="0319f2f7"/>
    </style:style>
    <style:style style:name="P129" style:family="paragraph" style:parent-style-name="Standard">
      <style:text-properties officeooo:paragraph-rsid="031eb083"/>
    </style:style>
    <style:style style:name="P130" style:family="paragraph" style:parent-style-name="Standard">
      <style:text-properties officeooo:paragraph-rsid="0320ed2a"/>
    </style:style>
    <style:style style:name="P131" style:family="paragraph" style:parent-style-name="Standard">
      <style:text-properties officeooo:rsid="0334319f" officeooo:paragraph-rsid="0334319f"/>
    </style:style>
    <style:style style:name="P132" style:family="paragraph" style:parent-style-name="Standard">
      <style:text-properties officeooo:paragraph-rsid="033837e4"/>
    </style:style>
    <style:style style:name="P133" style:family="paragraph" style:parent-style-name="Standard">
      <style:text-properties officeooo:paragraph-rsid="02eb58a6"/>
    </style:style>
    <style:style style:name="P134" style:family="paragraph" style:parent-style-name="Standard">
      <style:text-properties officeooo:paragraph-rsid="0346697a"/>
    </style:style>
    <style:style style:name="P135" style:family="paragraph" style:parent-style-name="Standard">
      <style:text-properties officeooo:paragraph-rsid="034b4241"/>
    </style:style>
    <style:style style:name="P136" style:family="paragraph" style:parent-style-name="Standard">
      <style:text-properties officeooo:paragraph-rsid="0364409b"/>
    </style:style>
    <style:style style:name="P137" style:family="paragraph" style:parent-style-name="Standard">
      <style:text-properties officeooo:paragraph-rsid="0365bc4b"/>
    </style:style>
    <style:style style:name="P138" style:family="paragraph" style:parent-style-name="Standard">
      <style:text-properties officeooo:paragraph-rsid="025dcb8d"/>
    </style:style>
    <style:style style:name="P139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4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4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4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4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4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45" style:family="paragraph" style:parent-style-name="Standard">
      <style:paragraph-properties fo:break-before="page"/>
    </style:style>
    <style:style style:name="P146" style:family="paragraph" style:parent-style-name="Standard">
      <style:paragraph-properties fo:text-align="center" style:justify-single-word="false" fo:break-before="page"/>
    </style:style>
    <style:style style:name="P147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48" style:family="paragraph" style:parent-style-name="Standard">
      <style:paragraph-properties fo:break-before="page"/>
      <style:text-properties officeooo:paragraph-rsid="01465b56"/>
    </style:style>
    <style:style style:name="P149" style:family="paragraph" style:parent-style-name="Standard">
      <style:paragraph-properties fo:break-before="page"/>
      <style:text-properties officeooo:paragraph-rsid="0149565a"/>
    </style:style>
    <style:style style:name="P150" style:family="paragraph" style:parent-style-name="Standard">
      <style:paragraph-properties fo:break-before="page"/>
      <style:text-properties officeooo:paragraph-rsid="01bd0f67"/>
    </style:style>
    <style:style style:name="P151" style:family="paragraph" style:parent-style-name="Standard">
      <style:paragraph-properties fo:break-before="page"/>
      <style:text-properties officeooo:paragraph-rsid="02b835c8"/>
    </style:style>
    <style:style style:name="P152" style:family="paragraph" style:parent-style-name="Standard">
      <style:paragraph-properties fo:break-before="page"/>
      <style:text-properties officeooo:paragraph-rsid="02da971e"/>
    </style:style>
    <style:style style:name="P153" style:family="paragraph" style:parent-style-name="Standard">
      <style:paragraph-properties fo:break-before="page"/>
      <style:text-properties officeooo:paragraph-rsid="02fa06d0"/>
    </style:style>
    <style:style style:name="P154" style:family="paragraph" style:parent-style-name="Standard">
      <style:paragraph-properties fo:break-before="page"/>
      <style:text-properties officeooo:paragraph-rsid="034b4241"/>
    </style:style>
    <style:style style:name="P15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56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1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1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1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1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1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1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1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1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1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1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1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17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17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1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1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1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1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1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178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179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180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34b4241"/>
    </style:style>
    <style:style style:name="P18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18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18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18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18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18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4b4241"/>
    </style:style>
    <style:style style:name="P18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18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59ab5"/>
    </style:style>
    <style:style style:name="P18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6050b"/>
    </style:style>
    <style:style style:name="P19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0af7"/>
    </style:style>
    <style:style style:name="P19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ac50"/>
    </style:style>
    <style:style style:name="P19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19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7e204"/>
    </style:style>
    <style:style style:name="P19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bd24b"/>
    </style:style>
    <style:style style:name="P19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e4118"/>
    </style:style>
    <style:style style:name="P19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f1012"/>
    </style:style>
    <style:style style:name="P19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60422a"/>
    </style:style>
    <style:style style:name="P19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19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3544af9" officeooo:paragraph-rsid="03544af9"/>
    </style:style>
    <style:style style:name="P20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35d1c8c"/>
    </style:style>
    <style:style style:name="P2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2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2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2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2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2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2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2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2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2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2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2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2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2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2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2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2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2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2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2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2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2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23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2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2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2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2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2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23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23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23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24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24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24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24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24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245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246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247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248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34b4241"/>
    </style:style>
    <style:style style:name="P24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25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25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25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25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9662"/>
    </style:style>
    <style:style style:name="P25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d4023"/>
    </style:style>
    <style:style style:name="P25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fc8a8"/>
    </style:style>
    <style:style style:name="P25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2fd32"/>
    </style:style>
    <style:style style:name="P25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7e204"/>
    </style:style>
    <style:style style:name="P25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83849"/>
    </style:style>
    <style:style style:name="P25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bd24b"/>
    </style:style>
    <style:style style:name="P26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e4118"/>
    </style:style>
    <style:style style:name="P26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52fd32"/>
    </style:style>
    <style:style style:name="P262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263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264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265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266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267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268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269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270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271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272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273" style:family="paragraph" style:parent-style-name="Standard" style:master-page-name="">
      <style:paragraph-properties style:page-number="auto"/>
      <style:text-properties officeooo:paragraph-rsid="0214b6b2"/>
    </style:style>
    <style:style style:name="P274" style:family="paragraph" style:parent-style-name="Standard" style:master-page-name="">
      <style:paragraph-properties style:page-number="auto"/>
      <style:text-properties officeooo:paragraph-rsid="02085c57"/>
    </style:style>
    <style:style style:name="P275" style:family="paragraph" style:parent-style-name="Standard" style:master-page-name="">
      <style:paragraph-properties style:page-number="auto"/>
      <style:text-properties officeooo:paragraph-rsid="020ce33f"/>
    </style:style>
    <style:style style:name="P276" style:family="paragraph" style:parent-style-name="Standard" style:master-page-name="">
      <style:paragraph-properties style:page-number="auto"/>
      <style:text-properties officeooo:paragraph-rsid="02111036"/>
    </style:style>
    <style:style style:name="P277" style:family="paragraph" style:parent-style-name="Standard" style:master-page-name="">
      <style:paragraph-properties style:page-number="auto"/>
      <style:text-properties officeooo:paragraph-rsid="02223d51"/>
    </style:style>
    <style:style style:name="P278" style:family="paragraph" style:parent-style-name="Standard" style:master-page-name="">
      <style:paragraph-properties style:page-number="auto"/>
      <style:text-properties officeooo:paragraph-rsid="022dac16"/>
    </style:style>
    <style:style style:name="P279" style:family="paragraph" style:parent-style-name="Standard" style:master-page-name="">
      <style:paragraph-properties style:page-number="auto"/>
      <style:text-properties officeooo:paragraph-rsid="023179eb"/>
    </style:style>
    <style:style style:name="P280" style:family="paragraph" style:parent-style-name="Standard" style:master-page-name="">
      <style:paragraph-properties style:page-number="auto"/>
      <style:text-properties officeooo:paragraph-rsid="02352daa"/>
    </style:style>
    <style:style style:name="P281" style:family="paragraph" style:parent-style-name="Standard" style:master-page-name="">
      <style:paragraph-properties style:page-number="auto"/>
      <style:text-properties officeooo:paragraph-rsid="02365318"/>
    </style:style>
    <style:style style:name="P282" style:family="paragraph" style:parent-style-name="Standard" style:master-page-name="">
      <style:paragraph-properties style:page-number="auto"/>
      <style:text-properties officeooo:paragraph-rsid="023b4625"/>
    </style:style>
    <style:style style:name="P283" style:family="paragraph" style:parent-style-name="Standard" style:master-page-name="">
      <style:paragraph-properties style:page-number="auto"/>
      <style:text-properties officeooo:paragraph-rsid="023c6679"/>
    </style:style>
    <style:style style:name="P284" style:family="paragraph" style:parent-style-name="Standard" style:master-page-name="">
      <style:paragraph-properties style:page-number="auto"/>
      <style:text-properties officeooo:paragraph-rsid="02448428"/>
    </style:style>
    <style:style style:name="P285" style:family="paragraph" style:parent-style-name="Standard" style:master-page-name="">
      <style:paragraph-properties style:page-number="auto"/>
      <style:text-properties officeooo:paragraph-rsid="024a5fe1"/>
    </style:style>
    <style:style style:name="P286" style:family="paragraph" style:parent-style-name="Standard" style:master-page-name="">
      <style:paragraph-properties style:page-number="auto"/>
      <style:text-properties officeooo:paragraph-rsid="024be149"/>
    </style:style>
    <style:style style:name="P287" style:family="paragraph" style:parent-style-name="Standard" style:master-page-name="">
      <style:paragraph-properties style:page-number="auto"/>
      <style:text-properties officeooo:paragraph-rsid="024d4d90"/>
    </style:style>
    <style:style style:name="P288" style:family="paragraph" style:parent-style-name="Standard" style:master-page-name="">
      <style:paragraph-properties style:page-number="auto"/>
      <style:text-properties officeooo:paragraph-rsid="027e8e33"/>
    </style:style>
    <style:style style:name="P289" style:family="paragraph" style:parent-style-name="Standard" style:master-page-name="">
      <style:paragraph-properties style:page-number="auto"/>
      <style:text-properties officeooo:paragraph-rsid="02a8e881"/>
    </style:style>
    <style:style style:name="P290" style:family="paragraph" style:parent-style-name="Standard" style:master-page-name="">
      <style:paragraph-properties style:page-number="auto"/>
      <style:text-properties officeooo:paragraph-rsid="02b835c8"/>
    </style:style>
    <style:style style:name="P291" style:family="paragraph" style:parent-style-name="Standard" style:master-page-name="">
      <style:paragraph-properties style:page-number="auto"/>
      <style:text-properties officeooo:paragraph-rsid="02df9268"/>
    </style:style>
    <style:style style:name="P292" style:family="paragraph" style:parent-style-name="Standard" style:master-page-name="">
      <style:paragraph-properties style:page-number="auto"/>
      <style:text-properties officeooo:paragraph-rsid="034b4241"/>
    </style:style>
    <style:style style:name="P29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29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29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29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29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35d1c8c"/>
    </style:style>
    <style:style style:name="P29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299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30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30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bbe88"/>
    </style:style>
    <style:style style:name="P30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08931"/>
    </style:style>
    <style:style style:name="P30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13450"/>
    </style:style>
    <style:style style:name="P30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2f0167"/>
    </style:style>
    <style:style style:name="P30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30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30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4b4241"/>
    </style:style>
    <style:style style:name="P30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2fd32"/>
    </style:style>
    <style:style style:name="P30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59ab5"/>
    </style:style>
    <style:style style:name="P31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6050b"/>
    </style:style>
    <style:style style:name="P31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7e204"/>
    </style:style>
    <style:style style:name="P31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83849"/>
    </style:style>
    <style:style style:name="P31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a2373"/>
    </style:style>
    <style:style style:name="P31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0af7"/>
    </style:style>
    <style:style style:name="P31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ac50"/>
    </style:style>
    <style:style style:name="P31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2fd32" officeooo:paragraph-rsid="0352fd32"/>
    </style:style>
    <style:style style:name="P31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44af9" officeooo:paragraph-rsid="03544af9"/>
    </style:style>
    <style:style style:name="P318" style:family="paragraph" style:parent-style-name="Footnote">
      <style:text-properties officeooo:rsid="0304062d" officeooo:paragraph-rsid="0304062d"/>
    </style:style>
    <style:style style:name="P319" style:family="paragraph" style:parent-style-name="Standard">
      <style:text-properties officeooo:rsid="01ac723b" officeooo:paragraph-rsid="01ac723b"/>
    </style:style>
    <style:style style:name="P320" style:family="paragraph" style:parent-style-name="Standard">
      <style:paragraph-properties fo:text-align="center" style:justify-single-word="false"/>
      <style:text-properties officeooo:paragraph-rsid="0368b3a9"/>
    </style:style>
    <style:style style:name="P321" style:family="paragraph" style:parent-style-name="Standard">
      <style:text-properties officeooo:paragraph-rsid="0368b3a9"/>
    </style:style>
    <style:style style:name="P322" style:family="paragraph" style:parent-style-name="Standard">
      <style:text-properties officeooo:paragraph-rsid="036f9006"/>
    </style:style>
    <style:style style:name="P323" style:family="paragraph" style:parent-style-name="Standard">
      <style:text-properties officeooo:paragraph-rsid="036f9414"/>
    </style:style>
    <style:style style:name="P324" style:family="paragraph" style:parent-style-name="Standard">
      <style:text-properties officeooo:paragraph-rsid="0374cdb5"/>
    </style:style>
    <style:style style:name="P325" style:family="paragraph" style:parent-style-name="Standard">
      <style:text-properties fo:font-weight="bold" officeooo:paragraph-rsid="0375b241" style:font-weight-asian="bold" style:font-weight-complex="bold"/>
    </style:style>
    <style:style style:name="P326" style:family="paragraph" style:parent-style-name="Standard">
      <style:text-properties fo:font-weight="bold" officeooo:paragraph-rsid="038b2388" style:font-weight-asian="bold" style:font-weight-complex="bold"/>
    </style:style>
    <style:style style:name="P327" style:family="paragraph" style:parent-style-name="Standard">
      <style:text-properties fo:font-weight="bold" officeooo:paragraph-rsid="03991574" style:font-weight-asian="bold" style:font-weight-complex="bold"/>
    </style:style>
    <style:style style:name="P328" style:family="paragraph" style:parent-style-name="Standard">
      <style:text-properties fo:font-weight="bold" officeooo:paragraph-rsid="03a0799a" style:font-weight-asian="bold" style:font-weight-complex="bold"/>
    </style:style>
    <style:style style:name="P329" style:family="paragraph" style:parent-style-name="Standard">
      <style:text-properties fo:font-weight="bold" officeooo:paragraph-rsid="03a22041" style:font-weight-asian="bold" style:font-weight-complex="bold"/>
    </style:style>
    <style:style style:name="P330" style:family="paragraph" style:parent-style-name="Standard">
      <style:text-properties officeooo:paragraph-rsid="0375b241"/>
    </style:style>
    <style:style style:name="P331" style:family="paragraph" style:parent-style-name="Standard">
      <style:text-properties officeooo:rsid="037a0f7c" officeooo:paragraph-rsid="0375b241"/>
    </style:style>
    <style:style style:name="P332" style:family="paragraph" style:parent-style-name="Standard">
      <style:text-properties officeooo:rsid="037a0f7c" officeooo:paragraph-rsid="038b2388"/>
    </style:style>
    <style:style style:name="P333" style:family="paragraph" style:parent-style-name="Standard">
      <style:text-properties officeooo:rsid="037a0f7c" officeooo:paragraph-rsid="03991574"/>
    </style:style>
    <style:style style:name="P334" style:family="paragraph" style:parent-style-name="Standard">
      <style:text-properties officeooo:rsid="037a0f7c" officeooo:paragraph-rsid="03a0799a"/>
    </style:style>
    <style:style style:name="P335" style:family="paragraph" style:parent-style-name="Standard">
      <style:text-properties officeooo:rsid="037a0f7c" officeooo:paragraph-rsid="03a22041"/>
    </style:style>
    <style:style style:name="P336" style:family="paragraph" style:parent-style-name="Standard">
      <style:text-properties officeooo:paragraph-rsid="037cfc3c"/>
    </style:style>
    <style:style style:name="P337" style:family="paragraph" style:parent-style-name="Standard">
      <style:text-properties officeooo:paragraph-rsid="038b2388"/>
    </style:style>
    <style:style style:name="P338" style:family="paragraph" style:parent-style-name="Standard">
      <style:text-properties officeooo:paragraph-rsid="03991574"/>
    </style:style>
    <style:style style:name="P339" style:family="paragraph" style:parent-style-name="Standard">
      <style:text-properties officeooo:paragraph-rsid="03a0799a"/>
    </style:style>
    <style:style style:name="P340" style:family="paragraph" style:parent-style-name="Standard">
      <style:text-properties officeooo:paragraph-rsid="03a22041"/>
    </style:style>
    <style:style style:name="P34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34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a0c7a"/>
    </style:style>
    <style:style style:name="P34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34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b5f39"/>
    </style:style>
    <style:style style:name="P34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5b241"/>
    </style:style>
    <style:style style:name="P346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75b241"/>
    </style:style>
    <style:style style:name="P347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991574"/>
    </style:style>
    <style:style style:name="P348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a22041"/>
    </style:style>
    <style:style style:name="P349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75b241"/>
    </style:style>
    <style:style style:name="P350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8b2388"/>
    </style:style>
    <style:style style:name="P351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991574"/>
    </style:style>
    <style:style style:name="P352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0799a"/>
    </style:style>
    <style:style style:name="P353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22041"/>
    </style:style>
    <style:style style:name="P35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6cf9a"/>
    </style:style>
    <style:style style:name="P35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7d77f"/>
    </style:style>
    <style:style style:name="P35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cfc3c"/>
    </style:style>
    <style:style style:name="P35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25dbe"/>
    </style:style>
    <style:style style:name="P35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4da27"/>
    </style:style>
    <style:style style:name="P35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b2388"/>
    </style:style>
    <style:style style:name="P36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f3ed0"/>
    </style:style>
    <style:style style:name="P36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092df"/>
    </style:style>
    <style:style style:name="P36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1f465"/>
    </style:style>
    <style:style style:name="P36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91574"/>
    </style:style>
    <style:style style:name="P36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c4701"/>
    </style:style>
    <style:style style:name="P36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0799a"/>
    </style:style>
    <style:style style:name="P36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18b6d"/>
    </style:style>
    <style:style style:name="P36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22041"/>
    </style:style>
    <style:style style:name="P36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417e5"/>
    </style:style>
    <style:style style:name="P36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825dbe" style:font-weight-asian="normal" style:font-weight-complex="normal"/>
    </style:style>
    <style:style style:name="P37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9092df" style:font-weight-asian="normal" style:font-weight-complex="normal"/>
    </style:style>
    <style:style style:name="P371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8b2388" fo:background-color="#ffaa95"/>
    </style:style>
    <style:style style:name="P372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a0799a" fo:background-color="#ffaa95"/>
    </style:style>
    <style:style style:name="P37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style:use-window-font-color="true" fo:font-weight="bold" officeooo:paragraph-rsid="039582b6" style:font-weight-asian="bold" style:font-weight-complex="bold"/>
    </style:style>
    <style:style style:name="P3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3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3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5b241"/>
    </style:style>
    <style:style style:name="P3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cfc3c"/>
    </style:style>
    <style:style style:name="P37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8b2388"/>
    </style:style>
    <style:style style:name="P3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8b2388"/>
    </style:style>
    <style:style style:name="P38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991574"/>
    </style:style>
    <style:style style:name="P38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991574"/>
    </style:style>
    <style:style style:name="P38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0799a"/>
    </style:style>
    <style:style style:name="P38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0799a"/>
    </style:style>
    <style:style style:name="P38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22041"/>
    </style:style>
    <style:style style:name="P38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22041"/>
    </style:style>
    <style:style style:name="P38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83ff"/>
    </style:style>
    <style:style style:name="P38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cf9a"/>
    </style:style>
    <style:style style:name="P38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4da27"/>
    </style:style>
    <style:style style:name="P38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b2388"/>
    </style:style>
    <style:style style:name="P39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f3ed0"/>
    </style:style>
    <style:style style:name="P39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092df"/>
    </style:style>
    <style:style style:name="P39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91574"/>
    </style:style>
    <style:style style:name="P39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0799a"/>
    </style:style>
    <style:style style:name="P39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22041"/>
    </style:style>
    <style:style style:name="P395" style:family="paragraph" style:parent-style-name="Standard" style:master-page-name="">
      <style:paragraph-properties style:page-number="auto"/>
      <style:text-properties officeooo:paragraph-rsid="0375b241"/>
    </style:style>
    <style:style style:name="P396" style:family="paragraph" style:parent-style-name="Standard" style:master-page-name="">
      <style:paragraph-properties style:page-number="auto" fo:break-before="page"/>
      <style:text-properties officeooo:paragraph-rsid="0375b241"/>
    </style:style>
    <style:style style:name="P397" style:family="paragraph" style:parent-style-name="Standard">
      <style:paragraph-properties fo:break-before="page"/>
    </style:style>
    <style:style style:name="P398" style:family="paragraph" style:parent-style-name="Standard" style:master-page-name="">
      <style:paragraph-properties style:page-number="auto" fo:break-before="page"/>
      <style:text-properties officeooo:paragraph-rsid="038b2388"/>
    </style:style>
    <style:style style:name="P399" style:family="paragraph" style:parent-style-name="Standard" style:master-page-name="">
      <style:paragraph-properties style:page-number="auto"/>
      <style:text-properties officeooo:paragraph-rsid="038b2388"/>
    </style:style>
    <style:style style:name="P400" style:family="paragraph" style:parent-style-name="Standard" style:master-page-name="">
      <style:paragraph-properties style:page-number="auto" fo:break-before="page"/>
      <style:text-properties officeooo:paragraph-rsid="03991574"/>
    </style:style>
    <style:style style:name="P401" style:family="paragraph" style:parent-style-name="Standard" style:master-page-name="">
      <style:paragraph-properties style:page-number="auto"/>
      <style:text-properties officeooo:paragraph-rsid="03991574"/>
    </style:style>
    <style:style style:name="P402" style:family="paragraph" style:parent-style-name="Standard" style:master-page-name="">
      <style:paragraph-properties style:page-number="auto" fo:break-before="page"/>
      <style:text-properties officeooo:paragraph-rsid="03a0799a"/>
    </style:style>
    <style:style style:name="P403" style:family="paragraph" style:parent-style-name="Standard" style:master-page-name="">
      <style:paragraph-properties style:page-number="auto"/>
      <style:text-properties officeooo:paragraph-rsid="03a0799a"/>
    </style:style>
    <style:style style:name="P404" style:family="paragraph" style:parent-style-name="Standard" style:master-page-name="">
      <style:paragraph-properties style:page-number="auto" fo:break-before="page"/>
      <style:text-properties officeooo:paragraph-rsid="03a22041"/>
    </style:style>
    <style:style style:name="P405" style:family="paragraph" style:parent-style-name="Standard" style:master-page-name="">
      <style:paragraph-properties style:page-number="auto"/>
      <style:text-properties officeooo:paragraph-rsid="03a22041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officeooo:rsid="03116600" style:font-style-asian="italic" style:font-style-complex="italic"/>
    </style:style>
    <style:style style:name="T6" style:family="text">
      <style:text-properties fo:font-style="italic" officeooo:rsid="0314781c" style:font-style-asian="italic" style:font-style-complex="italic"/>
    </style:style>
    <style:style style:name="T7" style:family="text">
      <style:text-properties fo:font-style="italic" officeooo:rsid="03182752" style:font-style-asian="italic" style:font-style-complex="italic"/>
    </style:style>
    <style:style style:name="T8" style:family="text">
      <style:text-properties fo:font-style="italic" officeooo:rsid="0319f2f7" style:font-style-asian="italic" style:font-style-complex="italic"/>
    </style:style>
    <style:style style:name="T9" style:family="text">
      <style:text-properties fo:font-style="italic" officeooo:rsid="033837e4" style:font-style-asian="italic" style:font-style-complex="italic"/>
    </style:style>
    <style:style style:name="T10" style:family="text">
      <style:text-properties fo:font-style="italic" officeooo:rsid="0339428c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315a9b" style:font-style-asian="italic" style:font-style-complex="italic"/>
    </style:style>
    <style:style style:name="T13" style:family="text">
      <style:text-properties fo:font-style="italic" style:text-underline-style="none" officeooo:rsid="00d17671" style:font-style-asian="normal" style:font-style-complex="normal"/>
    </style:style>
    <style:style style:name="T14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17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18" style:family="text">
      <style:text-properties fo:font-style="italic" style:text-underline-style="none" officeooo:rsid="031eb083" style:font-size-asian="10pt" style:font-style-asian="italic" style:font-size-complex="10pt" style:font-style-complex="italic"/>
    </style:style>
    <style:style style:name="T19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ize-asian="10pt" style:font-style-asian="italic" style:font-size-complex="10pt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officeooo:rsid="01bf2aed"/>
    </style:style>
    <style:style style:name="T28" style:family="text">
      <style:text-properties fo:font-style="italic" officeooo:rsid="01cdc30e"/>
    </style:style>
    <style:style style:name="T29" style:family="text">
      <style:text-properties fo:font-style="italic" officeooo:rsid="00d17671"/>
    </style:style>
    <style:style style:name="T30" style:family="text">
      <style:text-properties fo:font-style="italic" officeooo:rsid="01de6d40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84b174" style:font-style-asian="normal" style:font-style-complex="normal"/>
    </style:style>
    <style:style style:name="T33" style:family="text">
      <style:text-properties fo:font-style="normal" officeooo:rsid="01cdc30e" style:font-style-asian="normal" style:font-style-complex="normal"/>
    </style:style>
    <style:style style:name="T34" style:family="text">
      <style:text-properties fo:font-style="normal" officeooo:rsid="03116600" style:font-style-asian="normal" style:font-style-complex="normal"/>
    </style:style>
    <style:style style:name="T35" style:family="text">
      <style:text-properties fo:font-style="normal" officeooo:rsid="0319f2f7" style:font-style-asian="normal" style:font-style-complex="normal"/>
    </style:style>
    <style:style style:name="T36" style:family="text">
      <style:text-properties fo:font-style="normal" officeooo:rsid="031b9b10" style:font-style-asian="normal" style:font-style-complex="normal"/>
    </style:style>
    <style:style style:name="T37" style:family="text">
      <style:text-properties fo:font-style="normal" officeooo:rsid="031d4932" style:font-style-asian="normal" style:font-style-complex="normal"/>
    </style:style>
    <style:style style:name="T38" style:family="text">
      <style:text-properties fo:font-style="normal" officeooo:rsid="033837e4" style:font-style-asian="normal" style:font-style-complex="normal"/>
    </style:style>
    <style:style style:name="T39" style:family="text">
      <style:text-properties fo:font-style="normal" officeooo:rsid="0339428c" style:font-style-asian="normal" style:font-style-complex="normal"/>
    </style:style>
    <style:style style:name="T40" style:family="text">
      <style:text-properties fo:font-style="normal" officeooo:rsid="033d6498" style:font-style-asian="normal" style:font-style-complex="normal"/>
    </style:style>
    <style:style style:name="T41" style:family="text">
      <style:text-properties fo:font-style="normal" officeooo:rsid="00d17671" style:font-style-asian="normal" style:font-style-complex="normal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style="normal" style:text-underline-style="none" officeooo:rsid="002c318e" style:font-style-asian="normal" style:font-style-complex="normal"/>
    </style:style>
    <style:style style:name="T44" style:family="text">
      <style:text-properties fo:font-style="normal" style:text-underline-style="none" officeooo:rsid="002d35b4" style:font-style-asian="normal" style:font-style-complex="normal"/>
    </style:style>
    <style:style style:name="T45" style:family="text">
      <style:text-properties fo:font-style="normal" style:text-underline-style="none" officeooo:rsid="00315a9b" style:font-style-asian="normal" style:font-style-complex="normal"/>
    </style:style>
    <style:style style:name="T46" style:family="text">
      <style:text-properties fo:font-style="normal" style:text-underline-style="none" officeooo:rsid="00633e66" style:font-style-asian="normal" style:font-style-complex="normal"/>
    </style:style>
    <style:style style:name="T47" style:family="text">
      <style:text-properties fo:font-style="normal" style:text-underline-style="none" officeooo:rsid="006f728c" style:font-style-asian="normal" style:font-style-complex="normal"/>
    </style:style>
    <style:style style:name="T48" style:family="text">
      <style:text-properties fo:font-style="normal" style:text-underline-style="none" officeooo:rsid="00cfe32a" style:font-style-asian="normal" style:font-style-complex="normal"/>
    </style:style>
    <style:style style:name="T49" style:family="text">
      <style:text-properties fo:font-style="normal" style:text-underline-style="none" officeooo:rsid="00e9172d" style:font-style-asian="normal" style:font-style-complex="normal"/>
    </style:style>
    <style:style style:name="T50" style:family="text">
      <style:text-properties fo:font-style="normal" style:text-underline-style="none" officeooo:rsid="00ebe9ed" style:font-style-asian="normal" style:font-style-complex="normal"/>
    </style:style>
    <style:style style:name="T51" style:family="text">
      <style:text-properties fo:font-style="normal" style:text-underline-style="none" officeooo:rsid="00d17671" style:font-style-asian="normal" style:font-style-complex="normal"/>
    </style:style>
    <style:style style:name="T52" style:family="text">
      <style:text-properties fo:font-style="normal" style:text-underline-style="none" officeooo:rsid="00ed5b01" style:font-style-asian="normal" style:font-style-complex="normal"/>
    </style:style>
    <style:style style:name="T53" style:family="text">
      <style:text-properties fo:font-style="normal" style:text-underline-style="none" officeooo:rsid="00d20a1b" style:font-style-asian="normal" style:font-style-complex="normal"/>
    </style:style>
    <style:style style:name="T54" style:family="text">
      <style:text-properties fo:font-style="normal" style:text-underline-style="none" officeooo:rsid="00eda7a8" style:font-style-asian="normal" style:font-style-complex="normal"/>
    </style:style>
    <style:style style:name="T55" style:family="text">
      <style:text-properties fo:font-style="normal" style:text-underline-style="none" officeooo:rsid="00d3b6e5" style:font-style-asian="normal" style:font-style-complex="normal"/>
    </style:style>
    <style:style style:name="T56" style:family="text">
      <style:text-properties fo:font-style="normal" style:text-underline-style="none" officeooo:rsid="00d5b58b" style:font-style-asian="normal" style:font-style-complex="normal"/>
    </style:style>
    <style:style style:name="T57" style:family="text">
      <style:text-properties fo:font-style="normal" style:text-underline-style="none" officeooo:rsid="00eec105" style:font-style-asian="normal" style:font-style-complex="normal"/>
    </style:style>
    <style:style style:name="T58" style:family="text">
      <style:text-properties fo:font-style="normal" style:text-underline-style="none" officeooo:rsid="00f958e4" style:font-style-asian="normal" style:font-style-complex="normal"/>
    </style:style>
    <style:style style:name="T59" style:family="text">
      <style:text-properties fo:font-style="normal" style:text-underline-style="none" officeooo:rsid="0103769a" style:font-style-asian="normal" style:font-style-complex="normal"/>
    </style:style>
    <style:style style:name="T60" style:family="text">
      <style:text-properties fo:font-style="normal" style:text-underline-style="none" officeooo:rsid="010b52be" style:font-style-asian="normal" style:font-style-complex="normal"/>
    </style:style>
    <style:style style:name="T61" style:family="text">
      <style:text-properties fo:font-style="normal" style:text-underline-style="none" officeooo:rsid="010c9a97" style:font-style-asian="normal" style:font-style-complex="normal"/>
    </style:style>
    <style:style style:name="T62" style:family="text">
      <style:text-properties fo:font-style="normal" style:text-underline-style="none" officeooo:rsid="01105376" style:font-style-asian="normal" style:font-style-complex="normal"/>
    </style:style>
    <style:style style:name="T63" style:family="text">
      <style:text-properties fo:font-style="normal" style:text-underline-style="none" officeooo:rsid="01148304" style:font-style-asian="normal" style:font-style-complex="normal"/>
    </style:style>
    <style:style style:name="T64" style:family="text">
      <style:text-properties fo:font-style="normal" style:text-underline-style="none" officeooo:rsid="011ce3e5" style:font-style-asian="normal" style:font-style-complex="normal"/>
    </style:style>
    <style:style style:name="T65" style:family="text">
      <style:text-properties fo:font-style="normal" style:text-underline-style="none" officeooo:rsid="011dd8eb" style:font-style-asian="normal" style:font-style-complex="normal"/>
    </style:style>
    <style:style style:name="T66" style:family="text">
      <style:text-properties fo:font-style="normal" style:text-underline-style="none" officeooo:rsid="014b46e5" style:font-style-asian="normal" style:font-style-complex="normal"/>
    </style:style>
    <style:style style:name="T67" style:family="text">
      <style:text-properties fo:font-style="normal" style:text-underline-style="none" officeooo:rsid="01541640" style:font-style-asian="normal" style:font-style-complex="normal"/>
    </style:style>
    <style:style style:name="T68" style:family="text">
      <style:text-properties fo:font-style="normal" style:text-underline-style="none" officeooo:rsid="0155b3a7" style:font-style-asian="normal" style:font-style-complex="normal"/>
    </style:style>
    <style:style style:name="T69" style:family="text">
      <style:text-properties fo:font-style="normal" style:text-underline-style="none" officeooo:rsid="0174bd2c" style:font-style-asian="normal" style:font-style-complex="normal"/>
    </style:style>
    <style:style style:name="T70" style:family="text">
      <style:text-properties fo:font-style="normal" style:text-underline-style="none" officeooo:rsid="0176ca3c" style:font-style-asian="normal" style:font-style-complex="normal"/>
    </style:style>
    <style:style style:name="T71" style:family="text">
      <style:text-properties fo:font-style="normal" style:text-underline-style="none" officeooo:rsid="019cea50" style:font-style-asian="normal" style:font-style-complex="normal"/>
    </style:style>
    <style:style style:name="T72" style:family="text">
      <style:text-properties fo:font-style="normal" style:text-underline-style="none" officeooo:rsid="028785fc" style:font-style-asian="normal" style:font-style-complex="normal"/>
    </style:style>
    <style:style style:name="T73" style:family="text">
      <style:text-properties fo:font-style="normal" style:text-underline-style="none" officeooo:rsid="02c0f8e2" style:font-style-asian="normal" style:font-style-complex="normal"/>
    </style:style>
    <style:style style:name="T74" style:family="text">
      <style:text-properties fo:font-style="normal" style:text-underline-style="none" officeooo:rsid="02db57fb" style:font-style-asian="normal" style:font-style-complex="normal"/>
    </style:style>
    <style:style style:name="T75" style:family="text">
      <style:text-properties fo:font-style="normal" style:text-underline-style="none" officeooo:rsid="02e396f5" style:font-style-asian="normal" style:font-style-complex="normal"/>
    </style:style>
    <style:style style:name="T76" style:family="text">
      <style:text-properties fo:font-style="normal" style:text-underline-style="none" officeooo:rsid="034d4023" style:font-style-asian="normal" style:font-style-complex="normal"/>
    </style:style>
    <style:style style:name="T77" style:family="text">
      <style:text-properties fo:font-style="normal" style:text-underline-style="none" officeooo:rsid="0375b241" style:font-style-asian="normal" style:font-style-complex="normal"/>
    </style:style>
    <style:style style:name="T78" style:family="text">
      <style:text-properties fo:font-style="normal" style:text-underline-style="none" officeooo:rsid="038b2388" style:font-style-asian="normal" style:font-style-complex="normal"/>
    </style:style>
    <style:style style:name="T79" style:family="text">
      <style:text-properties fo:font-style="normal" style:text-underline-style="none" officeooo:rsid="03a22041" style:font-style-asian="normal" style:font-style-complex="normal"/>
    </style:style>
    <style:style style:name="T8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d5b58b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d17671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font-style="normal" style:text-underline-style="none" fo:font-weight="normal" officeooo:rsid="032a3257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font-style="normal" style:text-underline-style="none" fo:font-weight="normal" officeooo:rsid="0346697a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font-style="normal" style:text-underline-style="none" fo:font-weight="normal" officeooo:rsid="0347278c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tyle="normal" style:text-underline-style="none" fo:font-weight="normal" officeooo:rsid="034b4241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style="normal" style:text-underline-style="none" fo:font-weight="normal" officeooo:rsid="0368b3a9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tyle="normal" style:text-underline-style="none" fo:font-weight="normal" officeooo:rsid="036f3470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tyle="normal" style:text-underline-style="none" fo:font-weight="normal" officeooo:rsid="03727039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style="normal" style:text-underline-style="none" fo:font-weight="normal" officeooo:rsid="03a0799a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style="normal" style:text-underline-style="none" fo:font-weight="normal" officeooo:rsid="03a18b6d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style="normal" style:text-underline-style="none" fo:font-weight="normal" officeooo:rsid="03a22041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112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113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114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115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116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117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118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119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120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121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122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123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124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125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126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127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128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129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130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131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132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33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34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35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36" style:family="text">
      <style:text-properties fo:font-style="normal" style:text-underline-style="none" officeooo:rsid="02f88f45" style:font-size-asian="10pt" style:font-style-asian="normal" style:font-size-complex="10pt" style:font-style-complex="normal"/>
    </style:style>
    <style:style style:name="T137" style:family="text">
      <style:text-properties fo:font-style="normal" style:text-underline-style="none" officeooo:rsid="02fa06d0" style:font-size-asian="10pt" style:font-style-asian="normal" style:font-size-complex="10pt" style:font-style-complex="normal"/>
    </style:style>
    <style:style style:name="T138" style:family="text">
      <style:text-properties fo:font-style="normal" style:text-underline-style="none" officeooo:rsid="031eb083" style:font-size-asian="10pt" style:font-style-asian="normal" style:font-size-complex="10pt" style:font-style-complex="normal"/>
    </style:style>
    <style:style style:name="T139" style:family="text">
      <style:text-properties fo:font-style="normal" style:text-underline-style="none" officeooo:rsid="0320ed2a" style:font-size-asian="10pt" style:font-style-asian="normal" style:font-size-complex="10pt" style:font-style-complex="normal"/>
    </style:style>
    <style:style style:name="T140" style:family="text">
      <style:text-properties fo:font-style="normal" style:text-underline-style="none" officeooo:rsid="032f0167" style:font-size-asian="10pt" style:font-style-asian="normal" style:font-size-complex="10pt" style:font-style-complex="normal"/>
    </style:style>
    <style:style style:name="T141" style:family="text">
      <style:text-properties fo:font-style="normal" style:text-underline-style="none" officeooo:rsid="034fca55" style:font-size-asian="10pt" style:font-style-asian="normal" style:font-size-complex="10pt" style:font-style-complex="normal"/>
    </style:style>
    <style:style style:name="T142" style:family="text">
      <style:text-properties fo:font-style="normal" style:text-underline-style="none" officeooo:rsid="0364409b" style:font-size-asian="10pt" style:font-style-asian="normal" style:font-size-complex="10pt" style:font-style-complex="normal"/>
    </style:style>
    <style:style style:name="T143" style:family="text">
      <style:text-properties fo:font-style="normal" style:text-underline-style="none" officeooo:rsid="0365bc4b" style:font-size-asian="10pt" style:font-style-asian="normal" style:font-size-complex="10pt" style:font-style-complex="normal"/>
    </style:style>
    <style:style style:name="T144" style:family="text">
      <style:text-properties fo:font-style="normal" style:text-underline-style="none" officeooo:rsid="0368b3a9" style:font-size-asian="10pt" style:font-style-asian="normal" style:font-size-complex="10pt" style:font-style-complex="normal"/>
    </style:style>
    <style:style style:name="T145" style:family="text">
      <style:text-properties fo:font-style="normal" style:text-underline-style="none" officeooo:rsid="0384da27" style:font-size-asian="10pt" style:font-style-asian="normal" style:font-size-complex="10pt" style:font-style-complex="normal"/>
    </style:style>
    <style:style style:name="T146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47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48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49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50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51" style:family="text">
      <style:text-properties fo:font-style="normal" style:text-underline-style="none" fo:font-weight="bold" officeooo:rsid="01ac723b" style:font-style-asian="normal" style:font-weight-asian="bold" style:font-style-complex="normal" style:font-weight-complex="bold"/>
    </style:style>
    <style:style style:name="T152" style:family="text">
      <style:text-properties fo:font-style="normal" style:text-underline-style="none" fo:font-weight="bold" officeooo:rsid="02b7df84" style:font-size-asian="10pt" style:font-style-asian="normal" style:font-weight-asian="bold" style:font-size-complex="10pt" style:font-style-complex="normal" style:font-weight-complex="bold"/>
    </style:style>
    <style:style style:name="T153" style:family="text">
      <style:text-properties fo:font-style="normal" style:text-underline-style="none" fo:font-weight="bold" officeooo:rsid="01ac723b" style:font-size-asian="10pt" style:font-style-asian="normal" style:font-weight-asian="bold" style:font-size-complex="10pt" style:font-style-complex="normal" style:font-weight-complex="bold"/>
    </style:style>
    <style:style style:name="T154" style:family="text">
      <style:text-properties style:text-underline-style="none" style:font-style-asian="normal" style:font-style-complex="normal"/>
    </style:style>
    <style:style style:name="T155" style:family="text">
      <style:text-properties style:text-underline-style="none" officeooo:rsid="002d35b4" style:font-style-asian="normal" style:font-style-complex="normal"/>
    </style:style>
    <style:style style:name="T156" style:family="text">
      <style:text-properties style:text-underline-style="none" officeooo:rsid="002c318e" style:font-style-asian="normal" style:font-style-complex="normal"/>
    </style:style>
    <style:style style:name="T157" style:family="text">
      <style:text-properties style:text-underline-style="none" officeooo:rsid="00cc18fe" style:font-style-asian="normal" style:font-style-complex="normal"/>
    </style:style>
    <style:style style:name="T158" style:family="text">
      <style:text-properties style:text-underline-style="none" officeooo:rsid="00eec105" style:font-style-asian="normal" style:font-style-complex="normal"/>
    </style:style>
    <style:style style:name="T159" style:family="text">
      <style:text-properties style:text-underline-style="none" officeooo:rsid="00d5b58b" style:font-style-asian="normal" style:font-style-complex="normal"/>
    </style:style>
    <style:style style:name="T160" style:family="text">
      <style:text-properties style:text-underline-style="none" officeooo:rsid="0103769a" style:font-style-asian="normal" style:font-style-complex="normal"/>
    </style:style>
    <style:style style:name="T161" style:family="text">
      <style:text-properties style:text-underline-style="none" officeooo:rsid="0085fd01" style:font-style-asian="normal" style:font-style-complex="normal"/>
    </style:style>
    <style:style style:name="T162" style:family="text">
      <style:text-properties style:text-underline-style="none" officeooo:rsid="011150ba" style:font-style-asian="normal" style:font-style-complex="normal"/>
    </style:style>
    <style:style style:name="T163" style:family="text">
      <style:text-properties style:text-underline-style="none" officeooo:rsid="011ce3e5" style:font-style-asian="normal" style:font-style-complex="normal"/>
    </style:style>
    <style:style style:name="T164" style:family="text">
      <style:text-properties style:text-underline-style="none" officeooo:rsid="01430567" style:font-style-asian="normal" style:font-style-complex="normal"/>
    </style:style>
    <style:style style:name="T165" style:family="text">
      <style:text-properties style:text-underline-style="none" officeooo:rsid="01434dce" style:font-style-asian="normal" style:font-style-complex="normal"/>
    </style:style>
    <style:style style:name="T166" style:family="text">
      <style:text-properties style:text-underline-style="none" officeooo:rsid="014b46e5" style:font-style-asian="normal" style:font-style-complex="normal"/>
    </style:style>
    <style:style style:name="T167" style:family="text">
      <style:text-properties style:text-underline-style="none" officeooo:rsid="0155b3a7" style:font-style-asian="normal" style:font-style-complex="normal"/>
    </style:style>
    <style:style style:name="T168" style:family="text">
      <style:text-properties style:text-underline-style="none" officeooo:rsid="01e9f32c" style:font-style-asian="normal" style:font-style-complex="normal"/>
    </style:style>
    <style:style style:name="T169" style:family="text">
      <style:text-properties style:text-underline-style="none" officeooo:rsid="02e396f5" style:font-style-asian="normal" style:font-style-complex="normal"/>
    </style:style>
    <style:style style:name="T170" style:family="text">
      <style:text-properties style:text-underline-style="none" officeooo:rsid="02e4637c" style:font-style-asian="normal" style:font-style-complex="normal"/>
    </style:style>
    <style:style style:name="T171" style:family="text">
      <style:text-properties style:text-underline-style="none" officeooo:rsid="034d4023" style:font-style-asian="normal" style:font-style-complex="normal"/>
    </style:style>
    <style:style style:name="T172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173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174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175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176" style:family="text">
      <style:text-properties officeooo:rsid="001178ae"/>
    </style:style>
    <style:style style:name="T177" style:family="text">
      <style:text-properties officeooo:rsid="0015290e"/>
    </style:style>
    <style:style style:name="T178" style:family="text">
      <style:text-properties officeooo:rsid="001b2b27"/>
    </style:style>
    <style:style style:name="T179" style:family="text">
      <style:text-properties officeooo:rsid="0034832a"/>
    </style:style>
    <style:style style:name="T180" style:family="text">
      <style:text-properties style:font-size-asian="10pt" style:font-size-complex="10pt"/>
    </style:style>
    <style:style style:name="T181" style:family="text">
      <style:text-properties officeooo:rsid="000f7979" style:font-size-asian="10pt" style:font-size-complex="10pt"/>
    </style:style>
    <style:style style:name="T182" style:family="text">
      <style:text-properties officeooo:rsid="0015ad56" style:font-size-asian="10pt" style:font-size-complex="10pt"/>
    </style:style>
    <style:style style:name="T183" style:family="text">
      <style:text-properties officeooo:rsid="0016e0aa" style:font-size-asian="10pt" style:font-size-complex="10pt"/>
    </style:style>
    <style:style style:name="T184" style:family="text">
      <style:text-properties officeooo:rsid="0017fe57" style:font-size-asian="10pt" style:font-size-complex="10pt"/>
    </style:style>
    <style:style style:name="T185" style:family="text">
      <style:text-properties officeooo:rsid="007b25e6" style:font-size-asian="10pt" style:font-size-complex="10pt"/>
    </style:style>
    <style:style style:name="T186" style:family="text">
      <style:text-properties officeooo:rsid="00a3692c" style:font-size-asian="10pt" style:font-size-complex="10pt"/>
    </style:style>
    <style:style style:name="T187" style:family="text">
      <style:text-properties officeooo:rsid="02544efc" style:font-size-asian="10pt" style:font-size-complex="10pt"/>
    </style:style>
    <style:style style:name="T188" style:family="text">
      <style:text-properties officeooo:rsid="00848c87"/>
    </style:style>
    <style:style style:name="T189" style:family="text">
      <style:text-properties officeooo:rsid="0084b174"/>
    </style:style>
    <style:style style:name="T190" style:family="text">
      <style:text-properties officeooo:rsid="0085fd01"/>
    </style:style>
    <style:style style:name="T191" style:family="text">
      <style:text-properties officeooo:rsid="00963f2a"/>
    </style:style>
    <style:style style:name="T192" style:family="text">
      <style:text-properties officeooo:rsid="00989675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weight="normal" officeooo:rsid="00989675" style:font-weight-asian="normal" style:font-weight-complex="normal"/>
    </style:style>
    <style:style style:name="T195" style:family="text">
      <style:text-properties fo:font-weight="normal" officeooo:rsid="01aee3cb" style:font-weight-asian="normal" style:font-weight-complex="normal"/>
    </style:style>
    <style:style style:name="T196" style:family="text">
      <style:text-properties fo:font-weight="normal" officeooo:rsid="02b7df84" style:font-weight-asian="normal" style:font-weight-complex="normal"/>
    </style:style>
    <style:style style:name="T197" style:family="text">
      <style:text-properties fo:font-weight="normal" officeooo:rsid="02d6fad2" style:font-weight-asian="normal" style:font-weight-complex="normal"/>
    </style:style>
    <style:style style:name="T198" style:family="text">
      <style:text-properties fo:font-weight="normal" officeooo:rsid="036e512b" style:font-weight-asian="normal" style:font-weight-complex="normal"/>
    </style:style>
    <style:style style:name="T199" style:family="text">
      <style:text-properties fo:font-weight="normal" officeooo:rsid="0376cf9a" style:font-weight-asian="normal" style:font-weight-complex="normal"/>
    </style:style>
    <style:style style:name="T200" style:family="text">
      <style:text-properties fo:font-weight="normal" officeooo:rsid="037683ff" style:font-weight-asian="normal" style:font-weight-complex="normal"/>
    </style:style>
    <style:style style:name="T201" style:family="text">
      <style:text-properties fo:font-weight="normal" officeooo:rsid="00d17671" style:font-weight-asian="normal" style:font-weight-complex="normal"/>
    </style:style>
    <style:style style:name="T202" style:family="text">
      <style:text-properties fo:font-weight="normal" officeooo:rsid="00f06cbd" style:font-weight-asian="normal" style:font-weight-complex="normal"/>
    </style:style>
    <style:style style:name="T203" style:family="text">
      <style:text-properties fo:font-weight="normal" officeooo:rsid="037f4d09" style:font-weight-asian="normal" style:font-weight-complex="normal"/>
    </style:style>
    <style:style style:name="T204" style:family="text">
      <style:text-properties fo:font-weight="normal" officeooo:rsid="0390a5db" style:font-weight-asian="normal" style:font-weight-complex="normal"/>
    </style:style>
    <style:style style:name="T205" style:family="text">
      <style:text-properties fo:font-weight="normal" officeooo:rsid="0394a79f" style:font-weight-asian="normal" style:font-weight-complex="normal"/>
    </style:style>
    <style:style style:name="T206" style:family="text">
      <style:text-properties fo:font-weight="normal" officeooo:rsid="039582b6" style:font-weight-asian="normal" style:font-weight-complex="normal"/>
    </style:style>
    <style:style style:name="T207" style:family="text">
      <style:text-properties fo:font-weight="normal" officeooo:rsid="0399ef91" style:font-weight-asian="normal" style:font-weight-complex="normal"/>
    </style:style>
    <style:style style:name="T208" style:family="text">
      <style:text-properties fo:font-weight="normal" officeooo:rsid="03a22041" style:font-weight-asian="normal" style:font-weight-complex="normal"/>
    </style:style>
    <style:style style:name="T209" style:family="text">
      <style:text-properties fo:font-weight="normal" officeooo:rsid="03a417e5" style:font-weight-asian="normal" style:font-weight-complex="normal"/>
    </style:style>
    <style:style style:name="T210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211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212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213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214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215" style:family="text">
      <style:text-properties officeooo:rsid="0099f758"/>
    </style:style>
    <style:style style:name="T216" style:family="text">
      <style:text-properties officeooo:rsid="009fb0b9"/>
    </style:style>
    <style:style style:name="T217" style:family="text">
      <style:text-properties officeooo:rsid="00a68766"/>
    </style:style>
    <style:style style:name="T218" style:family="text">
      <style:text-properties officeooo:rsid="00a7197b"/>
    </style:style>
    <style:style style:name="T219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220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221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222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23" style:family="text">
      <style:text-properties officeooo:rsid="00be4500"/>
    </style:style>
    <style:style style:name="T224" style:family="text">
      <style:text-properties style:font-name="Liberation Serif1" officeooo:rsid="00c4fcfb" style:font-name-asian="Liberation Serif1" style:font-name-complex="Liberation Serif1"/>
    </style:style>
    <style:style style:name="T225" style:family="text">
      <style:text-properties style:font-name="Liberation Serif1" officeooo:rsid="00dec184" style:font-name-asian="Liberation Serif1" style:font-name-complex="Liberation Serif1"/>
    </style:style>
    <style:style style:name="T226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227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228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29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30" style:family="text">
      <style:text-properties style:font-name="Liberation Serif1" fo:font-style="normal" style:text-underline-style="none" fo:font-weight="bold" officeooo:rsid="02ae637f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31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32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33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0dec184" style:font-name-asian="Liberation Serif1" style:font-style-asian="normal" style:font-weight-asian="normal" style:font-name-complex="Liberation Serif1" style:font-style-complex="normal" style:font-weight-complex="normal"/>
    </style:style>
    <style:style style:name="T235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236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237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238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239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240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241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242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243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244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245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246" style:family="text">
      <style:text-properties style:font-name="Liberation Serif1" style:text-underline-style="none" officeooo:rsid="034d4023" style:font-name-asian="Liberation Serif1" style:font-style-asian="normal" style:font-name-complex="Liberation Serif1" style:font-style-complex="normal"/>
    </style:style>
    <style:style style:name="T247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48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49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50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1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2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3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4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5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6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7" style:family="text">
      <style:text-properties style:font-name="Liberation Serif1" style:text-underline-style="none" fo:font-weight="normal" officeooo:rsid="02ffc8e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8" style:family="text">
      <style:text-properties style:font-name="Liberation Serif1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59" style:family="text">
      <style:text-properties style:font-name="Liberation Serif1" fo:font-style="italic" officeooo:rsid="00dec184" style:font-name-asian="Liberation Serif1" style:font-name-complex="Liberation Serif1"/>
    </style:style>
    <style:style style:name="T260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261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62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263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264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65" style:family="text">
      <style:text-properties style:font-name="Liberation Serif1" fo:font-weight="normal" officeooo:rsid="00dec184" style:font-name-asian="Liberation Serif1" style:font-weight-asian="normal" style:font-name-complex="Liberation Serif1" style:font-weight-complex="normal"/>
    </style:style>
    <style:style style:name="T266" style:family="text">
      <style:text-properties officeooo:rsid="00d17671"/>
    </style:style>
    <style:style style:name="T267" style:family="text">
      <style:text-properties officeooo:rsid="00d20a1b"/>
    </style:style>
    <style:style style:name="T268" style:family="text">
      <style:text-properties officeooo:rsid="00d30059"/>
    </style:style>
    <style:style style:name="T269" style:family="text">
      <style:text-properties officeooo:rsid="00d3b6e5"/>
    </style:style>
    <style:style style:name="T270" style:family="text">
      <style:text-properties officeooo:rsid="00d4e75b"/>
    </style:style>
    <style:style style:name="T271" style:family="text">
      <style:text-properties officeooo:rsid="00b13985" style:font-weight-asian="bold" style:font-weight-complex="bold"/>
    </style:style>
    <style:style style:name="T272" style:family="text">
      <style:text-properties officeooo:rsid="009d9841" style:font-weight-asian="bold" style:font-weight-complex="bold"/>
    </style:style>
    <style:style style:name="T273" style:family="text">
      <style:text-properties officeooo:rsid="000f7979" style:font-weight-asian="bold" style:font-weight-complex="bold"/>
    </style:style>
    <style:style style:name="T274" style:family="text">
      <style:text-properties officeooo:rsid="009f4c9b" style:font-weight-asian="bold" style:font-weight-complex="bold"/>
    </style:style>
    <style:style style:name="T275" style:family="text">
      <style:text-properties officeooo:rsid="00ebb47d"/>
    </style:style>
    <style:style style:name="T276" style:family="text">
      <style:text-properties officeooo:rsid="00ed5b01"/>
    </style:style>
    <style:style style:name="T277" style:family="text">
      <style:text-properties fo:color="#784b04" fo:font-style="italic" style:text-underline-style="none" officeooo:rsid="00ed5b01" style:font-style-asian="normal" style:font-style-complex="normal"/>
    </style:style>
    <style:style style:name="T278" style:family="text">
      <style:text-properties fo:color="#784b04" fo:font-style="italic" style:text-underline-style="none" officeooo:rsid="00eda7a8" style:font-style-asian="normal" style:font-style-complex="normal"/>
    </style:style>
    <style:style style:name="T279" style:family="text">
      <style:text-properties fo:color="#784b04" fo:font-style="italic" style:text-underline-style="none" officeooo:rsid="00eec105" style:font-style-asian="normal" style:font-style-complex="normal"/>
    </style:style>
    <style:style style:name="T280" style:family="text">
      <style:text-properties fo:color="#784b04" fo:font-style="italic" style:text-underline-style="none" officeooo:rsid="0100a3d6" style:font-style-asian="normal" style:font-style-complex="normal"/>
    </style:style>
    <style:style style:name="T281" style:family="text">
      <style:text-properties fo:color="#784b04" fo:font-style="italic" style:text-underline-style="none" officeooo:rsid="01148304" style:font-style-asian="normal" style:font-style-complex="normal"/>
    </style:style>
    <style:style style:name="T282" style:family="text">
      <style:text-properties fo:color="#784b04" fo:font-style="italic" style:text-underline-style="none" officeooo:rsid="011dd8eb" style:font-style-asian="normal" style:font-style-complex="normal"/>
    </style:style>
    <style:style style:name="T283" style:family="text">
      <style:text-properties fo:color="#784b04" fo:font-style="italic" style:text-underline-style="none" officeooo:rsid="0123f608" style:font-style-asian="normal" style:font-style-complex="normal"/>
    </style:style>
    <style:style style:name="T284" style:family="text">
      <style:text-properties fo:color="#784b04" fo:font-style="italic" style:text-underline-style="none" officeooo:rsid="01465b56" style:font-style-asian="normal" style:font-style-complex="normal"/>
    </style:style>
    <style:style style:name="T285" style:family="text">
      <style:text-properties fo:color="#784b04" fo:font-style="italic" style:text-underline-style="none" officeooo:rsid="014b46e5" style:font-style-asian="normal" style:font-style-complex="normal"/>
    </style:style>
    <style:style style:name="T286" style:family="text">
      <style:text-properties fo:color="#784b04" fo:font-style="italic" style:text-underline-style="none" officeooo:rsid="01585f1f" style:font-style-asian="normal" style:font-style-complex="normal"/>
    </style:style>
    <style:style style:name="T287" style:family="text">
      <style:text-properties fo:color="#784b04" fo:font-style="italic" style:text-underline-style="none" officeooo:rsid="015a7278" style:font-style-asian="normal" style:font-style-complex="normal"/>
    </style:style>
    <style:style style:name="T288" style:family="text">
      <style:text-properties fo:color="#784b04" fo:font-style="italic" style:text-underline-style="none" officeooo:rsid="0164559d" style:font-style-asian="normal" style:font-style-complex="normal"/>
    </style:style>
    <style:style style:name="T289" style:family="text">
      <style:text-properties fo:color="#784b04" fo:font-style="italic" style:text-underline-style="none" officeooo:rsid="0167a8cc" style:font-style-asian="normal" style:font-style-complex="normal"/>
    </style:style>
    <style:style style:name="T290" style:family="text">
      <style:text-properties fo:color="#784b04" fo:font-style="italic" style:text-underline-style="none" officeooo:rsid="01696599" style:font-style-asian="normal" style:font-style-complex="normal"/>
    </style:style>
    <style:style style:name="T291" style:family="text">
      <style:text-properties fo:color="#784b04" fo:font-style="italic" style:text-underline-style="none" officeooo:rsid="016c63da" style:font-style-asian="normal" style:font-style-complex="normal"/>
    </style:style>
    <style:style style:name="T292" style:family="text">
      <style:text-properties fo:color="#784b04" fo:font-style="italic" style:text-underline-style="none" officeooo:rsid="016e4551" style:font-style-asian="normal" style:font-style-complex="normal"/>
    </style:style>
    <style:style style:name="T293" style:family="text">
      <style:text-properties fo:color="#784b04" fo:font-style="italic" style:text-underline-style="none" officeooo:rsid="0176ca3c" style:font-style-asian="normal" style:font-style-complex="normal"/>
    </style:style>
    <style:style style:name="T294" style:family="text">
      <style:text-properties fo:color="#784b04" fo:font-style="italic" style:text-underline-style="none" officeooo:rsid="017c7f61" style:font-style-asian="normal" style:font-style-complex="normal"/>
    </style:style>
    <style:style style:name="T295" style:family="text">
      <style:text-properties fo:color="#784b04" fo:font-style="italic" style:text-underline-style="none" officeooo:rsid="017e7557" style:font-style-asian="normal" style:font-style-complex="normal"/>
    </style:style>
    <style:style style:name="T296" style:family="text">
      <style:text-properties fo:color="#784b04" fo:font-style="italic" style:text-underline-style="none" officeooo:rsid="0188b1cd" style:font-style-asian="normal" style:font-style-complex="normal"/>
    </style:style>
    <style:style style:name="T297" style:family="text">
      <style:text-properties fo:color="#784b04" fo:font-style="italic" style:text-underline-style="none" officeooo:rsid="01e72cd1" style:font-style-asian="normal" style:font-style-complex="normal"/>
    </style:style>
    <style:style style:name="T298" style:family="text">
      <style:text-properties fo:color="#784b04" fo:font-style="italic" style:text-underline-style="none" officeooo:rsid="01f9159a" style:font-style-asian="normal" style:font-style-complex="normal"/>
    </style:style>
    <style:style style:name="T299" style:family="text">
      <style:text-properties fo:color="#784b04" fo:font-style="italic" style:text-underline-style="none" officeooo:rsid="01f93752" style:font-style-asian="normal" style:font-style-complex="normal"/>
    </style:style>
    <style:style style:name="T300" style:family="text">
      <style:text-properties fo:color="#784b04" fo:font-style="italic" style:text-underline-style="none" officeooo:rsid="02287e20" style:font-style-asian="normal" style:font-style-complex="normal"/>
    </style:style>
    <style:style style:name="T301" style:family="text">
      <style:text-properties fo:color="#784b04" fo:font-style="italic" style:text-underline-style="none" officeooo:rsid="023179eb" style:font-style-asian="normal" style:font-style-complex="normal"/>
    </style:style>
    <style:style style:name="T302" style:family="text">
      <style:text-properties fo:color="#784b04" fo:font-style="italic" style:text-underline-style="none" officeooo:rsid="02352daa" style:font-style-asian="normal" style:font-style-complex="normal"/>
    </style:style>
    <style:style style:name="T303" style:family="text">
      <style:text-properties fo:color="#784b04" fo:font-style="italic" style:text-underline-style="none" officeooo:rsid="02365318" style:font-style-asian="normal" style:font-style-complex="normal"/>
    </style:style>
    <style:style style:name="T304" style:family="text">
      <style:text-properties fo:color="#784b04" fo:font-style="italic" style:text-underline-style="none" officeooo:rsid="023b4625" style:font-style-asian="normal" style:font-style-complex="normal"/>
    </style:style>
    <style:style style:name="T305" style:family="text">
      <style:text-properties fo:color="#784b04" fo:font-style="italic" style:text-underline-style="none" officeooo:rsid="023dc202" style:font-style-asian="normal" style:font-style-complex="normal"/>
    </style:style>
    <style:style style:name="T306" style:family="text">
      <style:text-properties fo:color="#784b04" fo:font-style="italic" style:text-underline-style="none" officeooo:rsid="02448428" style:font-style-asian="normal" style:font-style-complex="normal"/>
    </style:style>
    <style:style style:name="T307" style:family="text">
      <style:text-properties fo:color="#784b04" fo:font-style="italic" style:text-underline-style="none" officeooo:rsid="024be18d" style:font-style-asian="normal" style:font-style-complex="normal"/>
    </style:style>
    <style:style style:name="T308" style:family="text">
      <style:text-properties fo:color="#784b04" fo:font-style="italic" style:text-underline-style="none" officeooo:rsid="02c0f8e2" style:font-style-asian="normal" style:font-style-complex="normal"/>
    </style:style>
    <style:style style:name="T309" style:family="text">
      <style:text-properties fo:color="#784b04" fo:font-style="italic" style:text-underline-style="none" officeooo:rsid="02c4a04e" style:font-style-asian="normal" style:font-style-complex="normal"/>
    </style:style>
    <style:style style:name="T310" style:family="text">
      <style:text-properties fo:color="#784b04" fo:font-style="italic" style:text-underline-style="none" officeooo:rsid="02c761f3" style:font-style-asian="normal" style:font-style-complex="normal"/>
    </style:style>
    <style:style style:name="T311" style:family="text">
      <style:text-properties fo:color="#784b04" fo:font-style="italic" style:text-underline-style="none" officeooo:rsid="02db57fb" style:font-style-asian="normal" style:font-style-complex="normal"/>
    </style:style>
    <style:style style:name="T312" style:family="text">
      <style:text-properties fo:color="#784b04" fo:font-style="italic" style:text-underline-style="none" officeooo:rsid="02dec53f" style:font-style-asian="normal" style:font-style-complex="normal"/>
    </style:style>
    <style:style style:name="T313" style:family="text">
      <style:text-properties fo:color="#784b04" fo:font-style="italic" style:text-underline-style="none" officeooo:rsid="02e396f5" style:font-style-asian="normal" style:font-style-complex="normal"/>
    </style:style>
    <style:style style:name="T314" style:family="text">
      <style:text-properties fo:color="#784b04" fo:font-style="italic" style:text-underline-style="none" officeooo:rsid="034b9662" style:font-style-asian="normal" style:font-style-complex="normal"/>
    </style:style>
    <style:style style:name="T315" style:family="text">
      <style:text-properties fo:color="#784b04" fo:font-style="italic" style:text-underline-style="none" officeooo:rsid="034d4023" style:font-style-asian="normal" style:font-style-complex="normal"/>
    </style:style>
    <style:style style:name="T316" style:family="text">
      <style:text-properties fo:color="#784b04" fo:font-style="italic" style:text-underline-style="none" officeooo:rsid="034fc8a8" style:font-style-asian="normal" style:font-style-complex="normal"/>
    </style:style>
    <style:style style:name="T317" style:family="text">
      <style:text-properties fo:color="#784b04" fo:font-style="italic" style:text-underline-style="none" officeooo:rsid="036b5f39" style:font-style-asian="normal" style:font-style-complex="normal"/>
    </style:style>
    <style:style style:name="T318" style:family="text">
      <style:text-properties fo:color="#784b04" fo:font-style="italic" style:text-underline-style="none" officeooo:rsid="0375b241" style:font-style-asian="normal" style:font-style-complex="normal"/>
    </style:style>
    <style:style style:name="T319" style:family="text">
      <style:text-properties fo:color="#784b04" fo:font-style="italic" style:text-underline-style="none" officeooo:rsid="038b2388" style:font-style-asian="normal" style:font-style-complex="normal"/>
    </style:style>
    <style:style style:name="T320" style:family="text">
      <style:text-properties fo:color="#784b04" fo:font-style="italic" style:text-underline-style="none" officeooo:rsid="0399ef91" style:font-style-asian="normal" style:font-style-complex="normal"/>
    </style:style>
    <style:style style:name="T321" style:family="text">
      <style:text-properties fo:color="#784b04" fo:font-style="italic" style:text-underline-style="none" officeooo:rsid="03a0799a" style:font-style-asian="normal" style:font-style-complex="normal"/>
    </style:style>
    <style:style style:name="T322" style:family="text">
      <style:text-properties fo:color="#784b04" fo:font-style="italic" style:text-underline-style="none" officeooo:rsid="03a22041" style:font-style-asian="normal" style:font-style-complex="normal"/>
    </style:style>
    <style:style style:name="T323" style:family="text">
      <style:text-properties fo:color="#784b04" fo:font-style="italic" style:text-underline-style="none" officeooo:rsid="03a417e5" style:font-style-asian="normal" style:font-style-complex="normal"/>
    </style:style>
    <style:style style:name="T324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325" style:family="text">
      <style:text-properties fo:color="#784b04" fo:font-style="italic" officeooo:rsid="01853232"/>
    </style:style>
    <style:style style:name="T326" style:family="text">
      <style:text-properties fo:color="#784b04" fo:font-style="italic" officeooo:rsid="01be3fd8"/>
    </style:style>
    <style:style style:name="T327" style:family="text">
      <style:text-properties fo:color="#784b04" fo:font-style="italic" officeooo:rsid="01bf2aed"/>
    </style:style>
    <style:style style:name="T328" style:family="text">
      <style:text-properties fo:color="#784b04" fo:font-style="italic" officeooo:rsid="01c1d024"/>
    </style:style>
    <style:style style:name="T329" style:family="text">
      <style:text-properties fo:color="#784b04" fo:font-style="italic" officeooo:rsid="01c3c55b"/>
    </style:style>
    <style:style style:name="T330" style:family="text">
      <style:text-properties fo:color="#784b04" fo:font-style="italic" officeooo:rsid="01c580a7"/>
    </style:style>
    <style:style style:name="T331" style:family="text">
      <style:text-properties fo:color="#784b04" fo:font-style="italic" officeooo:rsid="01cb91a6"/>
    </style:style>
    <style:style style:name="T332" style:family="text">
      <style:text-properties fo:color="#784b04" fo:font-style="italic" officeooo:rsid="01cdc30e"/>
    </style:style>
    <style:style style:name="T333" style:family="text">
      <style:text-properties fo:color="#784b04" fo:font-style="italic" officeooo:rsid="01d7aff7"/>
    </style:style>
    <style:style style:name="T334" style:family="text">
      <style:text-properties fo:color="#784b04" fo:font-style="italic" officeooo:rsid="01d8e967"/>
    </style:style>
    <style:style style:name="T335" style:family="text">
      <style:text-properties fo:color="#784b04" fo:font-style="italic" officeooo:rsid="01d97a9f"/>
    </style:style>
    <style:style style:name="T336" style:family="text">
      <style:text-properties fo:color="#784b04" fo:font-style="italic" officeooo:rsid="01dae95f"/>
    </style:style>
    <style:style style:name="T337" style:family="text">
      <style:text-properties fo:color="#784b04" fo:font-style="italic" officeooo:rsid="01de6d40"/>
    </style:style>
    <style:style style:name="T338" style:family="text">
      <style:text-properties fo:color="#784b04" fo:font-style="italic" officeooo:rsid="01df5add"/>
    </style:style>
    <style:style style:name="T339" style:family="text">
      <style:text-properties fo:color="#784b04" fo:font-style="italic" officeooo:rsid="01e0f466"/>
    </style:style>
    <style:style style:name="T340" style:family="text">
      <style:text-properties fo:color="#784b04" fo:font-style="italic" officeooo:rsid="01e9f32c"/>
    </style:style>
    <style:style style:name="T341" style:family="text">
      <style:text-properties fo:color="#784b04" fo:font-style="italic" officeooo:rsid="01f93752"/>
    </style:style>
    <style:style style:name="T342" style:family="text">
      <style:text-properties fo:color="#784b04" fo:font-style="italic" officeooo:rsid="02085c57"/>
    </style:style>
    <style:style style:name="T343" style:family="text">
      <style:text-properties fo:color="#784b04" fo:font-style="italic" officeooo:rsid="020eaa53"/>
    </style:style>
    <style:style style:name="T344" style:family="text">
      <style:text-properties fo:color="#784b04" fo:font-style="italic" officeooo:rsid="02111036"/>
    </style:style>
    <style:style style:name="T345" style:family="text">
      <style:text-properties fo:color="#784b04" fo:font-style="italic" officeooo:rsid="0213cb51"/>
    </style:style>
    <style:style style:name="T346" style:family="text">
      <style:text-properties fo:color="#784b04" fo:font-style="italic" officeooo:rsid="0214b6b2"/>
    </style:style>
    <style:style style:name="T347" style:family="text">
      <style:text-properties fo:color="#784b04" fo:font-style="italic" officeooo:rsid="02223d51"/>
    </style:style>
    <style:style style:name="T348" style:family="text">
      <style:text-properties fo:color="#784b04" fo:font-style="italic" officeooo:rsid="02287e20"/>
    </style:style>
    <style:style style:name="T349" style:family="text">
      <style:text-properties fo:color="#784b04" fo:font-style="italic" officeooo:rsid="022dac16"/>
    </style:style>
    <style:style style:name="T350" style:family="text">
      <style:text-properties fo:color="#784b04" fo:font-style="italic" officeooo:rsid="023179eb"/>
    </style:style>
    <style:style style:name="T351" style:family="text">
      <style:text-properties fo:color="#784b04" fo:font-style="italic" officeooo:rsid="023b4625"/>
    </style:style>
    <style:style style:name="T352" style:family="text">
      <style:text-properties fo:color="#784b04" fo:font-style="italic" officeooo:rsid="023c6679"/>
    </style:style>
    <style:style style:name="T353" style:family="text">
      <style:text-properties fo:color="#784b04" fo:font-style="italic" officeooo:rsid="024be149"/>
    </style:style>
    <style:style style:name="T354" style:family="text">
      <style:text-properties fo:color="#784b04" fo:font-style="italic" officeooo:rsid="024be18d"/>
    </style:style>
    <style:style style:name="T355" style:family="text">
      <style:text-properties fo:color="#784b04" fo:font-style="italic" officeooo:rsid="024d4d90"/>
    </style:style>
    <style:style style:name="T356" style:family="text">
      <style:text-properties fo:color="#784b04" fo:font-style="italic" officeooo:rsid="00d17671"/>
    </style:style>
    <style:style style:name="T357" style:family="text">
      <style:text-properties fo:color="#784b04" fo:font-style="italic" officeooo:rsid="0272fdab"/>
    </style:style>
    <style:style style:name="T358" style:family="text">
      <style:text-properties fo:color="#784b04" fo:font-style="italic" officeooo:rsid="0276c68c"/>
    </style:style>
    <style:style style:name="T359" style:family="text">
      <style:text-properties fo:color="#784b04" fo:font-style="italic" officeooo:rsid="0278ec4e"/>
    </style:style>
    <style:style style:name="T360" style:family="text">
      <style:text-properties fo:color="#784b04" fo:font-style="italic" officeooo:rsid="027b85fa"/>
    </style:style>
    <style:style style:name="T361" style:family="text">
      <style:text-properties fo:color="#784b04" fo:font-style="italic" officeooo:rsid="02c4a04e"/>
    </style:style>
    <style:style style:name="T362" style:family="text">
      <style:text-properties fo:color="#784b04" fo:font-style="italic" officeooo:rsid="02c761f3"/>
    </style:style>
    <style:style style:name="T363" style:family="text">
      <style:text-properties fo:color="#784b04" fo:font-style="italic" officeooo:rsid="036a0c7a"/>
    </style:style>
    <style:style style:name="T364" style:family="text">
      <style:text-properties fo:color="#784b04" fo:font-style="italic" fo:font-weight="normal" officeooo:rsid="03874114" style:font-weight-asian="normal" style:font-weight-complex="normal"/>
    </style:style>
    <style:style style:name="T365" style:family="text">
      <style:text-properties fo:color="#784b04" fo:font-style="italic" fo:font-weight="normal" officeooo:rsid="038cb749" style:font-weight-asian="normal" style:font-weight-complex="normal"/>
    </style:style>
    <style:style style:name="T366" style:family="text">
      <style:text-properties fo:color="#784b04" fo:font-style="italic" fo:font-weight="normal" officeooo:rsid="038e8106" style:font-weight-asian="normal" style:font-weight-complex="normal"/>
    </style:style>
    <style:style style:name="T367" style:family="text">
      <style:text-properties fo:color="#784b04" fo:font-style="italic" fo:font-weight="normal" officeooo:rsid="0391f465" style:font-weight-asian="normal" style:font-weight-complex="normal"/>
    </style:style>
    <style:style style:name="T368" style:family="text">
      <style:text-properties fo:color="#784b04" fo:font-style="italic" fo:font-weight="normal" officeooo:rsid="0399ef91" style:font-weight-asian="normal" style:font-weight-complex="normal"/>
    </style:style>
    <style:style style:name="T369" style:family="text">
      <style:text-properties fo:color="#784b04" fo:font-style="italic" fo:font-weight="normal" officeooo:rsid="039c4701" style:font-weight-asian="normal" style:font-weight-complex="normal"/>
    </style:style>
    <style:style style:name="T370" style:family="text">
      <style:text-properties fo:color="#784b04" fo:font-style="italic" fo:font-weight="normal" officeooo:rsid="03a0799a" style:font-weight-asian="normal" style:font-weight-complex="normal"/>
    </style:style>
    <style:style style:name="T371" style:family="text">
      <style:text-properties fo:color="#784b04" fo:font-style="italic" fo:font-weight="normal" officeooo:rsid="03a18b6d" style:font-weight-asian="normal" style:font-weight-complex="normal"/>
    </style:style>
    <style:style style:name="T372" style:family="text">
      <style:text-properties fo:color="#784b04" fo:font-style="italic" fo:font-weight="normal" officeooo:rsid="03a22041" style:font-weight-asian="normal" style:font-weight-complex="normal"/>
    </style:style>
    <style:style style:name="T373" style:family="text">
      <style:text-properties fo:color="#784b04" fo:font-style="italic" fo:font-weight="normal" officeooo:rsid="03a417e5" style:font-weight-asian="normal" style:font-weight-complex="normal"/>
    </style:style>
    <style:style style:name="T374" style:family="text">
      <style:text-properties fo:color="#784b04" fo:font-style="italic" fo:font-weight="bold" officeooo:rsid="037f4d09" style:font-weight-asian="bold" style:font-weight-complex="bold"/>
    </style:style>
    <style:style style:name="T375" style:family="text">
      <style:text-properties fo:color="#784b04" fo:font-style="italic" officeooo:rsid="038cb749"/>
    </style:style>
    <style:style style:name="T376" style:family="text">
      <style:text-properties fo:color="#784b04" fo:font-style="italic" officeooo:rsid="03a417e5"/>
    </style:style>
    <style:style style:name="T377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378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379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380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381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382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383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384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385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386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387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388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389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390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391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392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393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394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395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396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397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398" style:family="text">
      <style:text-properties fo:color="#784b04" style:font-name="Liberation Serif1" fo:font-style="italic" style:text-underline-style="none" officeooo:rsid="034d4023" style:font-name-asian="Liberation Serif1" style:font-style-asian="normal" style:font-name-complex="Liberation Serif1" style:font-style-complex="normal"/>
    </style:style>
    <style:style style:name="T399" style:family="text">
      <style:text-properties fo:color="#784b04" style:font-name="Liberation Serif1" fo:font-style="italic" style:text-underline-style="none" officeooo:rsid="034fc8a8" style:font-name-asian="Liberation Serif1" style:font-style-asian="normal" style:font-name-complex="Liberation Serif1" style:font-style-complex="normal"/>
    </style:style>
    <style:style style:name="T400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401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2" style:family="text">
      <style:text-properties fo:color="#784b04" style:font-name="Liberation Serif1" fo:font-style="italic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3" style:family="text">
      <style:text-properties fo:color="#784b04" fo:font-style="normal" style:text-underline-style="none" officeooo:rsid="00d5b58b" style:font-style-asian="normal" style:font-style-complex="normal"/>
    </style:style>
    <style:style style:name="T404" style:family="text">
      <style:text-properties officeooo:rsid="00f06cbd"/>
    </style:style>
    <style:style style:name="T405" style:family="text">
      <style:text-properties officeooo:rsid="00f24be5"/>
    </style:style>
    <style:style style:name="T406" style:family="text">
      <style:text-properties officeooo:rsid="011150ba"/>
    </style:style>
    <style:style style:name="T407" style:family="text">
      <style:text-properties officeooo:rsid="01148304"/>
    </style:style>
    <style:style style:name="T408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409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410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411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412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413" style:family="text">
      <style:text-properties fo:font-size="16pt" officeooo:rsid="01bd0f67" fo:background-color="#ffaa95" loext:char-shading-value="0"/>
    </style:style>
    <style:style style:name="T414" style:family="text">
      <style:text-properties fo:font-size="16pt" officeooo:rsid="01c1d024" fo:background-color="#ffaa95" loext:char-shading-value="0"/>
    </style:style>
    <style:style style:name="T415" style:family="text">
      <style:text-properties fo:font-size="16pt" officeooo:rsid="01cb91a6" fo:background-color="#ffaa95" loext:char-shading-value="0"/>
    </style:style>
    <style:style style:name="T416" style:family="text">
      <style:text-properties fo:font-size="16pt" officeooo:rsid="01d4e3ac" fo:background-color="#ffaa95" loext:char-shading-value="0"/>
    </style:style>
    <style:style style:name="T417" style:family="text">
      <style:text-properties fo:font-size="16pt" officeooo:rsid="01dcf296" fo:background-color="#ffaa95" loext:char-shading-value="0"/>
    </style:style>
    <style:style style:name="T418" style:family="text">
      <style:text-properties fo:font-size="16pt" officeooo:rsid="03991574" fo:background-color="#ffaa95" loext:char-shading-value="0"/>
    </style:style>
    <style:style style:name="T419" style:family="text">
      <style:text-properties fo:font-size="16pt" officeooo:rsid="03a22041" fo:background-color="#ffaa95" loext:char-shading-value="0"/>
    </style:style>
    <style:style style:name="T420" style:family="text">
      <style:text-properties fo:font-size="16pt" officeooo:rsid="03a417e5" fo:background-color="#ffaa95" loext:char-shading-value="0"/>
    </style:style>
    <style:style style:name="T421" style:family="text">
      <style:text-properties fo:font-size="16pt" fo:font-weight="normal" officeooo:rsid="034b4241" fo:background-color="#ffaa95" loext:char-shading-value="0" style:font-weight-asian="normal" style:font-weight-complex="normal"/>
    </style:style>
    <style:style style:name="T422" style:family="text">
      <style:text-properties officeooo:rsid="011dd8eb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officeooo:rsid="008ff5f8" style:font-weight-asian="bold" style:font-weight-complex="bold"/>
    </style:style>
    <style:style style:name="T425" style:family="text">
      <style:text-properties fo:font-weight="bold" officeooo:rsid="012c9dc2" style:font-weight-asian="bold" style:font-weight-complex="bold"/>
    </style:style>
    <style:style style:name="T426" style:family="text">
      <style:text-properties fo:font-weight="bold" officeooo:rsid="012e0cec" style:font-weight-asian="bold" style:font-weight-complex="bold"/>
    </style:style>
    <style:style style:name="T427" style:family="text">
      <style:text-properties fo:font-weight="bold" officeooo:rsid="013181a4" style:font-weight-asian="bold" style:font-weight-complex="bold"/>
    </style:style>
    <style:style style:name="T428" style:family="text">
      <style:text-properties fo:font-weight="bold" officeooo:rsid="0133eab2" style:font-weight-asian="bold" style:font-weight-complex="bold"/>
    </style:style>
    <style:style style:name="T429" style:family="text">
      <style:text-properties fo:font-weight="bold" officeooo:rsid="00d4e75b" style:font-weight-asian="bold" style:font-weight-complex="bold"/>
    </style:style>
    <style:style style:name="T430" style:family="text">
      <style:text-properties fo:font-weight="bold" officeooo:rsid="01853232" style:font-weight-asian="bold" style:font-weight-complex="bold"/>
    </style:style>
    <style:style style:name="T431" style:family="text">
      <style:text-properties fo:font-weight="bold" officeooo:rsid="0206ee81" style:font-weight-asian="bold" style:font-weight-complex="bold"/>
    </style:style>
    <style:style style:name="T432" style:family="text">
      <style:text-properties fo:font-weight="bold" officeooo:rsid="00d17671" style:font-weight-asian="bold" style:font-weight-complex="bold"/>
    </style:style>
    <style:style style:name="T433" style:family="text">
      <style:text-properties fo:font-weight="bold" officeooo:rsid="01ac723b" style:font-weight-asian="bold" style:font-weight-complex="bold"/>
    </style:style>
    <style:style style:name="T434" style:family="text">
      <style:text-properties fo:font-weight="bold" officeooo:rsid="02b7df84" style:font-weight-asian="bold" style:font-weight-complex="bold"/>
    </style:style>
    <style:style style:name="T435" style:family="text">
      <style:text-properties fo:font-weight="bold" officeooo:rsid="037683ff" style:font-weight-asian="bold" style:font-weight-complex="bold"/>
    </style:style>
    <style:style style:name="T436" style:family="text">
      <style:text-properties fo:font-weight="bold" officeooo:rsid="037f4d09" style:font-weight-asian="bold" style:font-weight-complex="bold"/>
    </style:style>
    <style:style style:name="T437" style:family="text">
      <style:text-properties fo:font-weight="bold" officeooo:rsid="0384da27" style:font-weight-asian="bold" style:font-weight-complex="bold"/>
    </style:style>
    <style:style style:name="T438" style:family="text">
      <style:text-properties fo:font-weight="bold" officeooo:rsid="038f3ed0" style:font-weight-asian="bold" style:font-weight-complex="bold"/>
    </style:style>
    <style:style style:name="T439" style:family="text">
      <style:text-properties fo:font-weight="bold" officeooo:rsid="03a22041" style:font-weight-asian="bold" style:font-weight-complex="bold"/>
    </style:style>
    <style:style style:name="T440" style:family="text">
      <style:text-properties fo:color="#f10d0c" fo:font-style="normal" style:text-underline-style="none" officeooo:rsid="01541640" style:font-style-asian="normal" style:font-style-complex="normal"/>
    </style:style>
    <style:style style:name="T441" style:family="text">
      <style:text-properties fo:color="#f10d0c" fo:font-style="normal" style:text-underline-style="none" officeooo:rsid="015ff9c9" style:font-style-asian="normal" style:font-style-complex="normal"/>
    </style:style>
    <style:style style:name="T442" style:family="text">
      <style:text-properties fo:color="#f10d0c" fo:font-style="normal" style:text-underline-style="none" officeooo:rsid="00cfe32a" style:font-style-asian="normal" style:font-style-complex="normal"/>
    </style:style>
    <style:style style:name="T443" style:family="text">
      <style:text-properties fo:color="#f10d0c" fo:font-style="normal" style:text-underline-style="none" officeooo:rsid="0174bd2c" style:font-style-asian="normal" style:font-style-complex="normal"/>
    </style:style>
    <style:style style:name="T444" style:family="text">
      <style:text-properties fo:color="#f10d0c" officeooo:rsid="017915bb"/>
    </style:style>
    <style:style style:name="T445" style:family="text">
      <style:text-properties officeooo:rsid="01465b56"/>
    </style:style>
    <style:style style:name="T446" style:family="text">
      <style:text-properties officeooo:rsid="01541640"/>
    </style:style>
    <style:style style:name="T447" style:family="text">
      <style:text-properties officeooo:rsid="0157a40b"/>
    </style:style>
    <style:style style:name="T448" style:family="text">
      <style:text-properties style:use-window-font-color="true" fo:font-size="14pt" fo:font-weight="bold" officeooo:rsid="02174862" loext:padding="0.049cm" loext:border="0.06pt solid #000000"/>
    </style:style>
    <style:style style:name="T449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450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451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452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453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454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455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456" style:family="text">
      <style:text-properties style:use-window-font-color="true" fo:font-size="14pt" fo:font-style="normal" style:text-underline-style="none" fo:font-weight="bold" officeooo:rsid="02fa4549" style:font-size-asian="10pt" style:font-style-asian="normal" style:font-size-complex="10pt" style:font-style-complex="normal" loext:padding="0.049cm" loext:border="0.06pt solid #000000"/>
    </style:style>
    <style:style style:name="T457" style:family="text">
      <style:text-properties style:use-window-font-color="true" fo:font-size="14pt" fo:font-style="normal" style:text-underline-style="none" fo:font-weight="bold" officeooo:rsid="0306af89" style:font-size-asian="10pt" style:font-style-asian="normal" style:font-size-complex="10pt" style:font-style-complex="normal" loext:padding="0.049cm" loext:border="0.06pt solid #000000"/>
    </style:style>
    <style:style style:name="T458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459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460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461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462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3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464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465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466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467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468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469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470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471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472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473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474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475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476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477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478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479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480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481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482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483" style:family="text">
      <style:text-properties style:use-window-font-color="true" fo:font-style="normal" style:text-underline-style="none" officeooo:rsid="034b9662" style:font-style-asian="normal" style:font-style-complex="normal"/>
    </style:style>
    <style:style style:name="T484" style:family="text">
      <style:text-properties style:use-window-font-color="true" fo:font-style="normal" style:text-underline-style="none" officeooo:rsid="034d4023" style:font-style-asian="normal" style:font-style-complex="normal"/>
    </style:style>
    <style:style style:name="T485" style:family="text">
      <style:text-properties style:use-window-font-color="true" fo:font-style="normal" style:text-underline-style="none" officeooo:rsid="0375b241" style:font-style-asian="normal" style:font-style-complex="normal"/>
    </style:style>
    <style:style style:name="T486" style:family="text">
      <style:text-properties style:use-window-font-color="true" fo:font-style="normal" style:text-underline-style="none" officeooo:rsid="038b2388" style:font-style-asian="normal" style:font-style-complex="normal"/>
    </style:style>
    <style:style style:name="T487" style:family="text">
      <style:text-properties style:use-window-font-color="true" fo:font-style="normal" style:text-underline-style="none" officeooo:rsid="0399ef91" style:font-style-asian="normal" style:font-style-complex="normal"/>
    </style:style>
    <style:style style:name="T488" style:family="text">
      <style:text-properties style:use-window-font-color="true" fo:font-style="normal" style:text-underline-style="none" officeooo:rsid="03a0799a" style:font-style-asian="normal" style:font-style-complex="normal"/>
    </style:style>
    <style:style style:name="T489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490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491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492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493" style:family="text">
      <style:text-properties style:use-window-font-color="true"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494" style:family="text">
      <style:text-properties style:use-window-font-color="true"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495" style:family="text">
      <style:text-properties style:use-window-font-color="true" fo:font-style="normal" style:text-underline-style="none" fo:font-weight="normal" officeooo:rsid="03712340" style:font-size-asian="10pt" style:font-style-asian="normal" style:font-weight-asian="normal" style:font-size-complex="10pt" style:font-style-complex="normal" style:font-weight-complex="normal"/>
    </style:style>
    <style:style style:name="T496" style:family="text">
      <style:text-properties style:use-window-font-color="true" fo:font-style="normal" style:text-underline-style="none" fo:font-weight="bold" officeooo:rsid="0346697a" style:font-size-asian="10pt" style:font-style-asian="normal" style:font-weight-asian="bold" style:font-size-complex="10pt" style:font-style-complex="normal" style:font-weight-complex="bold"/>
    </style:style>
    <style:style style:name="T497" style:family="text">
      <style:text-properties style:use-window-font-color="true" fo:font-style="normal" style:text-underline-style="none" fo:font-weight="bold" officeooo:rsid="0368b3a9" style:font-style-asian="normal" style:font-weight-asian="bold" style:font-style-complex="normal" style:font-weight-complex="bold"/>
    </style:style>
    <style:style style:name="T498" style:family="text">
      <style:text-properties style:use-window-font-color="true" officeooo:rsid="01be3fd8"/>
    </style:style>
    <style:style style:name="T499" style:family="text">
      <style:text-properties style:use-window-font-color="true" officeooo:rsid="01c2a93c"/>
    </style:style>
    <style:style style:name="T500" style:family="text">
      <style:text-properties style:use-window-font-color="true" officeooo:rsid="01cb91a6"/>
    </style:style>
    <style:style style:name="T501" style:family="text">
      <style:text-properties style:use-window-font-color="true" officeooo:rsid="01cbbcc4"/>
    </style:style>
    <style:style style:name="T502" style:family="text">
      <style:text-properties style:use-window-font-color="true" officeooo:rsid="01d7ffe2"/>
    </style:style>
    <style:style style:name="T503" style:family="text">
      <style:text-properties style:use-window-font-color="true" officeooo:rsid="01de6d40"/>
    </style:style>
    <style:style style:name="T504" style:family="text">
      <style:text-properties style:use-window-font-color="true" officeooo:rsid="01df5add"/>
    </style:style>
    <style:style style:name="T505" style:family="text">
      <style:text-properties style:use-window-font-color="true" officeooo:rsid="00d17671"/>
    </style:style>
    <style:style style:name="T506" style:family="text">
      <style:text-properties style:use-window-font-color="true" officeooo:rsid="01e72cd1"/>
    </style:style>
    <style:style style:name="T507" style:family="text">
      <style:text-properties style:use-window-font-color="true" officeooo:rsid="01e8367b"/>
    </style:style>
    <style:style style:name="T508" style:family="text">
      <style:text-properties style:use-window-font-color="true" officeooo:rsid="01f9159a"/>
    </style:style>
    <style:style style:name="T509" style:family="text">
      <style:text-properties style:use-window-font-color="true" officeooo:rsid="0206ee81"/>
    </style:style>
    <style:style style:name="T510" style:family="text">
      <style:text-properties style:use-window-font-color="true" officeooo:rsid="020ce33f"/>
    </style:style>
    <style:style style:name="T511" style:family="text">
      <style:text-properties style:use-window-font-color="true" fo:font-style="italic" officeooo:rsid="0206ee81"/>
    </style:style>
    <style:style style:name="T512" style:family="text">
      <style:text-properties style:use-window-font-color="true" fo:font-style="italic" officeooo:rsid="00d17671"/>
    </style:style>
    <style:style style:name="T513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514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515" style:family="text">
      <style:text-properties style:use-window-font-color="true" officeooo:rsid="02111036"/>
    </style:style>
    <style:style style:name="T516" style:family="text">
      <style:text-properties style:use-window-font-color="true" officeooo:rsid="0272fdab"/>
    </style:style>
    <style:style style:name="T517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518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519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0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1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2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3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4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5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6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7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8" style:family="text">
      <style:text-properties style:use-window-font-color="true" style:font-name="Liberation Serif1" fo:font-style="normal" style:text-underline-style="none" fo:font-weight="normal" officeooo:rsid="0320f6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9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30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1" style:family="text">
      <style:text-properties style:use-window-font-color="true" style:font-name="Liberation Serif1" style:text-underline-style="none" fo:font-weight="bold" officeooo:rsid="0300893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32" style:family="text">
      <style:text-properties style:use-window-font-color="true" style:font-name="Liberation Serif1" style:text-underline-style="none" fo:font-weight="bold" officeooo:rsid="0301345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33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534" style:family="text">
      <style:text-properties style:use-window-font-color="true" style:font-name="Liberation Serif1" fo:font-style="italic" style:text-underline-style="none" fo:font-weight="normal" officeooo:rsid="0320f68f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535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6" style:family="text">
      <style:text-properties style:use-window-font-color="true" officeooo:rsid="02b835c8"/>
    </style:style>
    <style:style style:name="T537" style:family="text">
      <style:text-properties style:use-window-font-color="true" officeooo:rsid="02c0f8e2"/>
    </style:style>
    <style:style style:name="T538" style:family="text">
      <style:text-properties style:use-window-font-color="true" officeooo:rsid="02fdb9f7"/>
    </style:style>
    <style:style style:name="T539" style:family="text">
      <style:text-properties style:use-window-font-color="true" officeooo:rsid="036a0c7a"/>
    </style:style>
    <style:style style:name="T540" style:family="text">
      <style:text-properties style:use-window-font-color="true" style:text-underline-style="none" officeooo:rsid="036b5f39" style:font-style-asian="normal" style:font-style-complex="normal"/>
    </style:style>
    <style:style style:name="T541" style:family="text">
      <style:text-properties style:use-window-font-color="true" fo:font-weight="normal" officeooo:rsid="0376cf9a" style:font-weight-asian="normal" style:font-weight-complex="normal"/>
    </style:style>
    <style:style style:name="T542" style:family="text">
      <style:text-properties style:use-window-font-color="true" fo:font-weight="normal" officeooo:rsid="0377d77f" style:font-weight-asian="normal" style:font-weight-complex="normal"/>
    </style:style>
    <style:style style:name="T543" style:family="text">
      <style:text-properties style:use-window-font-color="true" fo:font-weight="normal" officeooo:rsid="03874114" style:font-weight-asian="normal" style:font-weight-complex="normal"/>
    </style:style>
    <style:style style:name="T544" style:family="text">
      <style:text-properties style:use-window-font-color="true" fo:font-weight="normal" officeooo:rsid="0390a5db" style:font-weight-asian="normal" style:font-weight-complex="normal"/>
    </style:style>
    <style:style style:name="T545" style:family="text">
      <style:text-properties style:use-window-font-color="true" fo:font-weight="normal" officeooo:rsid="039c4701" style:font-weight-asian="normal" style:font-weight-complex="normal"/>
    </style:style>
    <style:style style:name="T546" style:family="text">
      <style:text-properties style:use-window-font-color="true" officeooo:rsid="037cfc3c"/>
    </style:style>
    <style:style style:name="T547" style:family="text">
      <style:text-properties style:use-window-font-color="true" fo:font-weight="bold" officeooo:rsid="03874114" style:font-weight-asian="bold" style:font-weight-complex="bold"/>
    </style:style>
    <style:style style:name="T548" style:family="text">
      <style:text-properties style:use-window-font-color="true" fo:font-weight="bold" officeooo:rsid="0390a5db" style:font-weight-asian="bold" style:font-weight-complex="bold"/>
    </style:style>
    <style:style style:name="T549" style:family="text">
      <style:text-properties style:use-window-font-color="true" fo:font-weight="bold" officeooo:rsid="03a22041" style:font-weight-asian="bold" style:font-weight-complex="bold"/>
    </style:style>
    <style:style style:name="T550" style:family="text">
      <style:text-properties officeooo:rsid="015a209f"/>
    </style:style>
    <style:style style:name="T551" style:family="text">
      <style:text-properties officeooo:rsid="015a7278"/>
    </style:style>
    <style:style style:name="T552" style:family="text">
      <style:text-properties officeooo:rsid="016e4551"/>
    </style:style>
    <style:style style:name="T553" style:family="text">
      <style:text-properties officeooo:rsid="0176ca3c"/>
    </style:style>
    <style:style style:name="T554" style:family="text">
      <style:text-properties officeooo:rsid="01785620"/>
    </style:style>
    <style:style style:name="T555" style:family="text">
      <style:text-properties officeooo:rsid="017c7f61"/>
    </style:style>
    <style:style style:name="T556" style:family="text">
      <style:text-properties officeooo:rsid="017e7557"/>
    </style:style>
    <style:style style:name="T557" style:family="text">
      <style:text-properties officeooo:rsid="017f7ad9"/>
    </style:style>
    <style:style style:name="T558" style:family="text">
      <style:text-properties officeooo:rsid="018a641a"/>
    </style:style>
    <style:style style:name="T559" style:family="text">
      <style:text-properties officeooo:rsid="018c8cf2"/>
    </style:style>
    <style:style style:name="T560" style:family="text">
      <style:text-properties officeooo:rsid="01b31985"/>
    </style:style>
    <style:style style:name="T561" style:family="text">
      <style:text-properties officeooo:rsid="01c3c55b"/>
    </style:style>
    <style:style style:name="T562" style:family="text">
      <style:text-properties officeooo:rsid="01cb91a6"/>
    </style:style>
    <style:style style:name="T563" style:family="text">
      <style:text-properties officeooo:rsid="01cbbcc4"/>
    </style:style>
    <style:style style:name="T564" style:family="text">
      <style:text-properties officeooo:rsid="01cdc30e"/>
    </style:style>
    <style:style style:name="T565" style:family="text">
      <style:text-properties officeooo:rsid="01d97a9f"/>
    </style:style>
    <style:style style:name="T566" style:family="text">
      <style:text-properties officeooo:rsid="01de6d40"/>
    </style:style>
    <style:style style:name="T567" style:family="text">
      <style:text-properties officeooo:rsid="01df5add"/>
    </style:style>
    <style:style style:name="T568" style:family="text">
      <style:text-properties officeooo:rsid="01e62dc7"/>
    </style:style>
    <style:style style:name="T569" style:family="text">
      <style:text-properties officeooo:rsid="01f9159a"/>
    </style:style>
    <style:style style:name="T570" style:family="text">
      <style:text-properties officeooo:rsid="0206ee81"/>
    </style:style>
    <style:style style:name="T571" style:family="text">
      <style:text-properties officeooo:rsid="02085c57"/>
    </style:style>
    <style:style style:name="T572" style:family="text">
      <style:text-properties officeooo:rsid="020ce33f"/>
    </style:style>
    <style:style style:name="T573" style:family="text">
      <style:text-properties officeooo:rsid="0214b6b2"/>
    </style:style>
    <style:style style:name="T574" style:family="text">
      <style:text-properties officeooo:rsid="02174862"/>
    </style:style>
    <style:style style:name="T575" style:family="text">
      <style:text-properties officeooo:rsid="02187502"/>
    </style:style>
    <style:style style:name="T576" style:family="text">
      <style:text-properties officeooo:rsid="023f4217"/>
    </style:style>
    <style:style style:name="T577" style:family="text">
      <style:text-properties officeooo:rsid="02544efc"/>
    </style:style>
    <style:style style:name="T578" style:family="text">
      <style:text-properties officeooo:rsid="02a8e881"/>
    </style:style>
    <style:style style:name="T579" style:family="text">
      <style:text-properties officeooo:rsid="02a9f81c"/>
    </style:style>
    <style:style style:name="T580" style:family="text">
      <style:text-properties fo:font-size="6pt" style:font-size-asian="6pt" style:font-size-complex="6pt"/>
    </style:style>
    <style:style style:name="T581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582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583" style:family="text">
      <style:text-properties officeooo:rsid="02b835c8"/>
    </style:style>
    <style:style style:name="T584" style:family="text">
      <style:text-properties officeooo:rsid="02b925b2"/>
    </style:style>
    <style:style style:name="T585" style:family="text">
      <style:text-properties officeooo:rsid="02ba6a6d"/>
    </style:style>
    <style:style style:name="T586" style:family="text">
      <style:text-properties officeooo:rsid="02bb0727"/>
    </style:style>
    <style:style style:name="T587" style:family="text">
      <style:text-properties officeooo:rsid="02bd8dac"/>
    </style:style>
    <style:style style:name="T588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589" style:family="text">
      <style:text-properties fo:color="#000000" fo:font-style="normal" officeooo:rsid="03116600" fo:background-color="#ffd428" loext:char-shading-value="0"/>
    </style:style>
    <style:style style:name="T590" style:family="text">
      <style:text-properties fo:color="#000000" fo:font-style="normal" officeooo:rsid="0319f2f7" fo:background-color="#ffd428" loext:char-shading-value="0" style:font-style-asian="italic" style:font-style-complex="italic"/>
    </style:style>
    <style:style style:name="T591" style:family="text">
      <style:text-properties fo:color="#000000" fo:font-style="normal" officeooo:rsid="033837e4" fo:background-color="#ffd428" loext:char-shading-value="0" style:font-style-asian="italic" style:font-style-complex="italic"/>
    </style:style>
    <style:style style:name="T592" style:family="text">
      <style:text-properties fo:color="#000000" fo:font-style="normal" officeooo:rsid="033c6f4a" fo:background-color="#ffd428" loext:char-shading-value="0" style:font-style-asian="normal" style:font-style-complex="normal"/>
    </style:style>
    <style:style style:name="T593" style:family="text">
      <style:text-properties fo:color="#000000" fo:font-style="normal" officeooo:rsid="033d2130" fo:background-color="#ffd428" loext:char-shading-value="0" style:font-style-asian="normal" style:font-style-complex="normal"/>
    </style:style>
    <style:style style:name="T594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95" style:family="text">
      <style:text-properties officeooo:rsid="02cde832"/>
    </style:style>
    <style:style style:name="T596" style:family="text">
      <style:text-properties officeooo:rsid="02d4eb54"/>
    </style:style>
    <style:style style:name="T597" style:family="text">
      <style:text-properties officeooo:rsid="0171a4b1"/>
    </style:style>
    <style:style style:name="T598" style:family="text">
      <style:text-properties officeooo:rsid="02da971e"/>
    </style:style>
    <style:style style:name="T599" style:family="text">
      <style:text-properties officeooo:rsid="02dced96"/>
    </style:style>
    <style:style style:name="T600" style:family="text">
      <style:text-properties officeooo:rsid="02de2855"/>
    </style:style>
    <style:style style:name="T601" style:family="text">
      <style:text-properties officeooo:rsid="02df9268"/>
    </style:style>
    <style:style style:name="T602" style:family="text">
      <style:text-properties officeooo:rsid="02fbbe88"/>
    </style:style>
    <style:style style:name="T603" style:family="text">
      <style:text-properties officeooo:rsid="02fdb9f7"/>
    </style:style>
    <style:style style:name="T604" style:family="text">
      <style:text-properties officeooo:rsid="02fdd20f"/>
    </style:style>
    <style:style style:name="T605" style:family="text">
      <style:text-properties officeooo:rsid="0304062d"/>
    </style:style>
    <style:style style:name="T606" style:family="text">
      <style:text-properties officeooo:rsid="0307d217"/>
    </style:style>
    <style:style style:name="T607" style:family="text">
      <style:text-properties officeooo:rsid="0309f074"/>
    </style:style>
    <style:style style:name="T608" style:family="text">
      <style:text-properties officeooo:rsid="03116600"/>
    </style:style>
    <style:style style:name="T609" style:family="text">
      <style:text-properties officeooo:rsid="0314781c"/>
    </style:style>
    <style:style style:name="T610" style:family="text">
      <style:text-properties officeooo:rsid="03155b5e"/>
    </style:style>
    <style:style style:name="T611" style:family="text">
      <style:text-properties officeooo:rsid="033c6f4a" style:font-style-asian="normal" style:font-style-complex="normal"/>
    </style:style>
    <style:style style:name="T612" style:family="text">
      <style:text-properties officeooo:rsid="033d6498" style:font-style-asian="normal" style:font-style-complex="normal"/>
    </style:style>
    <style:style style:name="T613" style:family="text">
      <style:text-properties officeooo:rsid="0319f2f7" style:font-style-asian="italic" style:font-style-complex="italic"/>
    </style:style>
    <style:style style:name="T614" style:family="text">
      <style:text-properties officeooo:rsid="00be4500" style:font-style-asian="italic" style:font-style-complex="italic"/>
    </style:style>
    <style:style style:name="T615" style:family="text">
      <style:text-properties officeooo:rsid="033837e4" style:font-style-asian="italic" style:font-style-complex="italic"/>
    </style:style>
    <style:style style:name="T616" style:family="text">
      <style:text-properties officeooo:rsid="033b0838" style:font-style-asian="italic" style:font-style-complex="italic"/>
    </style:style>
    <style:style style:name="T617" style:family="text">
      <style:text-properties officeooo:rsid="033d2130" style:font-style-asian="italic" style:font-style-complex="italic"/>
    </style:style>
    <style:style style:name="T618" style:family="text">
      <style:text-properties officeooo:rsid="0334319f"/>
    </style:style>
    <style:style style:name="T619" style:family="text">
      <style:text-properties officeooo:rsid="034b4241"/>
    </style:style>
    <style:style style:name="T620" style:family="text">
      <style:text-properties officeooo:rsid="034e4625"/>
    </style:style>
    <style:style style:name="T621" style:family="text">
      <style:text-properties officeooo:rsid="034fca55"/>
    </style:style>
    <style:style style:name="T622" style:family="text">
      <style:text-properties officeooo:rsid="0365bc4b"/>
    </style:style>
    <style:style style:name="T623" style:family="text">
      <style:text-properties officeooo:rsid="0366ccf4"/>
    </style:style>
    <style:style style:name="T624" style:family="text">
      <style:text-properties officeooo:rsid="0368b3a9"/>
    </style:style>
    <style:style style:name="T625" style:family="text">
      <style:text-properties officeooo:rsid="036a0c7a"/>
    </style:style>
    <style:style style:name="T626" style:family="text">
      <style:text-properties officeooo:rsid="036f3470"/>
    </style:style>
    <style:style style:name="T627" style:family="text">
      <style:text-properties officeooo:rsid="036f9006"/>
    </style:style>
    <style:style style:name="T628" style:family="text">
      <style:text-properties officeooo:rsid="0375b241"/>
    </style:style>
    <style:style style:name="T629" style:family="text">
      <style:text-properties officeooo:rsid="037683ff"/>
    </style:style>
    <style:style style:name="T630" style:family="text">
      <style:text-properties officeooo:rsid="0377d77f"/>
    </style:style>
    <style:style style:name="T631" style:family="text">
      <style:text-properties officeooo:rsid="037f4d09"/>
    </style:style>
    <style:style style:name="T632" style:family="text">
      <style:text-properties officeooo:rsid="038b2388"/>
    </style:style>
    <style:style style:name="T633" style:family="text">
      <style:text-properties officeooo:rsid="038f3ed0"/>
    </style:style>
    <style:style style:name="T634" style:family="text">
      <style:text-properties officeooo:rsid="039092df"/>
    </style:style>
    <style:style style:name="T635" style:family="text">
      <style:text-properties officeooo:rsid="0391f465"/>
    </style:style>
    <style:style style:name="T636" style:family="text">
      <style:text-properties officeooo:rsid="0394a79f"/>
    </style:style>
    <style:style style:name="T637" style:family="text">
      <style:text-properties officeooo:rsid="03991574"/>
    </style:style>
    <style:style style:name="T638" style:family="text">
      <style:text-properties officeooo:rsid="03a0799a"/>
    </style:style>
    <style:style style:name="T639" style:family="text">
      <style:text-properties officeooo:rsid="03a22041"/>
    </style:style>
    <style:style style:name="T640" style:family="text">
      <style:text-properties officeooo:rsid="03a417e5"/>
    </style:style>
    <style:style style:name="T641" style:family="text">
      <style:text-properties officeooo:rsid="03aa7d1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Liste Xerxès</text:p>
      <text:p text:style-name="P5"/>
      <text:p text:style-name="P47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pan text:style-name="texte_20_par_20_défaut"><text:span text:style-name="T191">d’après la </text:span></text:span><text:span text:style-name="texte_20_par_20_défaut"><text:span text:style-name="T3">Terminologie Grammaticale</text:span></text:span><text:span text:style-name="texte_20_par_20_défaut"><text:span text:style-name="T191"> </text:span></text:span><text:span text:style-name="texte_20_par_20_défaut"><text:span text:style-name="T215">(édition de </text:span></text:span><text:span text:style-name="texte_20_par_20_défaut"><text:span text:style-name="T192">juin</text:span></text:span><text:span text:style-name="texte_20_par_20_défaut"><text:span text:style-name="T191"> 202</text:span></text:span><text:span text:style-name="texte_20_par_20_défaut"><text:span text:style-name="T192">1</text:span></text:span><text:span text:style-name="texte_20_par_20_défaut"><text:span text:style-name="T215">)</text:span></text:span></text:p>
      <text:p text:style-name="P23"><text:span text:style-name="T194">( </text:span><text:a xlink:type="simple" xlink:href="https://eduscol.education.fr/document/1872/download" text:style-name="Internet_20_link" text:visited-style-name="Visited_20_Internet_20_Link"><text:span text:style-name="T194">https://eduscol.education.fr/document/1872/download</text:span></text:a><text:span text:style-name="T194"> </text:span><text:span text:style-name="T193">)</text:span></text:p>
      <text:p text:style-name="P23"/>
      <text:p text:style-name="P23"><text:span text:style-name="référence"><text:span text:style-name="T211">e</text:span></text:span><text:span text:style-name="référence"><text:span text:style-name="T212">x : </text:span></text:span><text:span text:style-name="référence"><text:span text:style-name="T210">TG(</text:span></text:span><text:span text:style-name="référence"><text:span text:style-name="T214">I.</text:span></text:span><text:span text:style-name="référence"><text:span text:style-name="T210">3.2.2, pp. 36-) </text:span></text:span><text:span text:style-name="référence"><text:span text:style-name="T211">renvoie aux pages 36 et suivantes de la </text:span></text:span><text:span text:style-name="référence"><text:span text:style-name="T20">Terminologie Grammaticale, </text:span></text:span><text:span text:style-name="référence"><text:span text:style-name="T22">niveau I, section 3.</text:span></text:span><text:span text:style-name="référence"><text:span text:style-name="T23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pan text:style-name="texte_20_par_20_défaut"><text:span text:style-name="T193">avec des analyses de</text:span></text:span><text:span text:style-name="texte_20_par_20_défaut"><text:span text:style-name="T24"> La Grande Grammaire du Français</text:span></text:span><text:span text:style-name="texte_20_par_20_défaut"><text:span text:style-name="T193"> (première édition)</text:span></text:span></text:p>
      <text:p text:style-name="P23"><text:span text:style-name="T193">( </text:span><text:span text:style-name="Internet_20_link"><text:span text:style-name="T193">https://www.grandegrammairedufrançais.com</text:span></text:span><text:span text:style-name="T193"> )</text:span></text:p>
      <text:p text:style-name="P23"/>
      <text:p text:style-name="P23"><text:span text:style-name="référence"><text:span text:style-name="T211">e</text:span></text:span><text:span text:style-name="référence"><text:span text:style-name="T212">x : </text:span></text:span><text:span text:style-name="référence"><text:span text:style-name="T219">GGF.1.133</text:span></text:span><text:span text:style-name="référence"><text:span text:style-name="T210"> </text:span></text:span><text:span text:style-name="référence"><text:span text:style-name="T211">renvoie </text:span></text:span><text:span text:style-name="référence"><text:span text:style-name="T213">au premier tome, page 133 de </text:span></text:span><text:span text:style-name="référence"><text:span text:style-name="T21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0"><text:span text:style-name="T597">&gt; Contribuez à ce document : écrivez à </text:span><text:a xlink:type="simple" xlink:href="mailto:xavier.faure@ac.reims.fr" text:style-name="Internet_20_link" text:visited-style-name="Visited_20_Internet_20_Link"><text:span text:style-name="T597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597">ac.reims.fr</text:span></text:a><text:span text:style-name="T597"> </text:span></text:p>
      <text:p text:style-name="Standard"/>
      <text:p text:style-name="P48">version <text:span text:style-name="T595">1</text:span><text:span text:style-name="T641">9</text:span> / <text:date style:data-style-name="N37" text:date-value="2022-10-19T23:16:26.466630804">19/10/22</text:date><text:s/><text:time style:data-style-name="N41" text:time-value="2022-10-19T23:16:26.466779792">23:16:25</text:time></text:p>
      <text:p text:style-name="P147"><text:span text:style-name="titre_20_principal"><text:span text:style-name="T272">[A] </text:span></text:span><text:span text:style-name="titre_20_principal"><text:span text:style-name="T273">Points de </text:span></text:span><text:span text:style-name="titre_20_principal"><text:span text:style-name="T272">grammaire</text:span></text:span><text:span text:style-name="titre_20_principal"><text:span text:style-name="T273"> </text:span></text:span><text:span text:style-name="titre_20_principal"><text:span text:style-name="T272">à </text:span></text:span><text:span text:style-name="titre_20_principal"><text:span text:style-name="T274">préciser</text:span></text:span></text:p>
      <text:p text:style-name="Standard"/>
      <text:p text:style-name="Standard"><text:span text:style-name="texte_20_par_20_défaut">A.01<text:tab/>le conditionnel présent(/passé) est un temps de l’indicatif</text:span></text:p>
      <text:p text:style-name="Standard"><text:span text:style-name="texte_20_par_20_défaut">A.02 <text:tab/>les natures de mots<text:tab/><text:tab/><text:tab/></text:span></text:p>
      <text:p text:style-name="Standard"><text:span text:style-name="texte_20_par_20_défaut">A.03 <text:tab/>reconnaître un COD(/COI)</text:span></text:p>
      <text:p text:style-name="Standard"><text:span text:style-name="texte_20_par_20_défaut">A.04 <text:tab/>Pour identifier le sujet d’un verbe, ne pas poser la question « qui fait l’action ? »</text:span></text:p>
      <text:p text:style-name="Standard"><text:span text:style-name="texte_20_par_20_défaut"><text:span text:style-name="T607">A</text:span></text:span><text:span text:style-name="texte_20_par_20_défaut">.05 <text:tab/>le prédicat est une notion qui peut être enseignée</text:span></text:p>
      <text:p text:style-name="Standard"><text:span text:style-name="texte_20_par_20_défaut">A.06 <text:tab/>« donc » est un adverbe</text:span></text:p>
      <text:p text:style-name="Standard"><text:span text:style-name="texte_20_par_20_défaut">A.07 <text:tab/>participe passé ou adjectif ?</text:span></text:p>
      <text:p text:style-name="Standard"><text:span text:style-name="texte_20_par_20_défaut">A.08 <text:tab/>les types de phrases et les formes de phrase</text:span></text:p>
      <text:p text:style-name="Standard"><text:span text:style-name="texte_20_par_20_défaut">A.09 <text:tab/>« Alice » est un groupe nominal, « il » n’en est pas un, « grand » n’en est pas un</text:span></text:p>
      <text:p text:style-name="Standard"><text:span text:style-name="texte_20_par_20_défaut">A.10 <text:tab/>PSR, proposition principale et proposition indépendante</text:span></text:p>
      <text:p text:style-name="Standard"><text:span text:style-name="texte_20_par_20_défaut">A.11 <text:tab/>proposition infinitive ou groupe infinitif de fonction COD</text:span></text:p>
      <text:p text:style-name="Standard"><text:span text:style-name="texte_20_par_20_défaut">A.12 <text:tab/>une phrase simple n’est pas composée de plusieurs propositions coordonnées ou juxtaposées</text:span></text:p>
      <text:p text:style-name="Standard"><text:span text:style-name="texte_20_par_20_défaut"/></text:p>
      <text:p text:style-name="Standard"/>
      <text:p text:style-name="P145"><text:span text:style-name="titre_20_avec_20_numéro">(</text:span><text:span text:style-name="titre_20_avec_20_numéro"><text:span text:style-name="T216">A.</text:span></text:span><text:span text:style-name="titre_20_avec_20_numéro">01) le conditionnel 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176"><text:tab/><text:tab/> <text:s text:c="5"/></text:span><text:span text:style-name="référence"><text:span text:style-name="T181">TG(I.3.2.2, pp. 36-)</text:span></text:span></text:p>
      <text:p text:style-name="Standard"/>
      <text:p text:style-name="P63"><text:span text:style-name="GGF"><text:span text:style-name="T223">[ </text:span></text:span><text:span text:style-name="GGF">GGF.1.133 ; GGF.1.1228 </text:span><text:span text:style-name="GGF"><text:span text:style-name="T223">]</text:span></text:span><text:span text:style-name="GGF"> </text:span></text:p>
      <text:p text:style-name="P63"><text:span text:style-name="GGF"><text:span text:style-name="T223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216">A.</text:span></text:span><text:span text:style-name="titre_20_avec_20_numéro">02) les natures de mots</text:span><text:span text:style-name="T177"><text:tab/><text:tab/><text:tab/><text:tab/><text:tab/><text:tab/><text:tab/> <text:s text:c="7"/></text:span><text:span text:style-name="référence"><text:span text:style-name="T181">TG(I.3.</text:span></text:span><text:span text:style-name="référence"><text:span text:style-name="T182">1</text:span></text:span><text:span text:style-name="référence"><text:span text:style-name="T181">, pp. </text:span></text:span><text:span text:style-name="référence"><text:span text:style-name="T182">28-)</text:span></text:span><text:span text:style-name="référence"><text:span text:style-name="T181"> </text:span></text:span></text:p>
      <text:p text:style-name="Standard"><text:span text:style-name="texte_20_par_20_défaut">nom</text:span><text:span text:style-name="T177"><text:tab/><text:tab/><text:tab/><text:tab/><text:tab/><text:tab/><text:tab/><text:tab/><text:tab/><text:tab/><text:tab/> <text:s text:c="8"/></text:span><text:span text:style-name="référence"><text:span text:style-name="T181">TG(I</text:span></text:span><text:span text:style-name="référence"><text:span text:style-name="T187">I</text:span></text:span><text:span text:style-name="référence"><text:span text:style-name="T181">.3.</text:span></text:span><text:span text:style-name="référence"><text:span text:style-name="T182">1</text:span></text:span><text:span text:style-name="référence"><text:span text:style-name="T181">, p. </text:span></text:span><text:span text:style-name="référence"><text:span text:style-name="T183">102)</text:span></text:span></text:p>
      <text:p text:style-name="Standard"><text:span text:style-name="T177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177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177"><text:tab/><text:tab/><text:tab/><text:tab/><text:tab/><text:tab/><text:tab/><text:tab/><text:tab/><text:tab/> <text:s text:c="5"/></text:span><text:span text:style-name="référence"><text:span text:style-name="T181">TG(I</text:span></text:span><text:span text:style-name="référence"><text:span text:style-name="T187">I</text:span></text:span><text:span text:style-name="référence"><text:span text:style-name="T181">.3.</text:span></text:span><text:span text:style-name="référence"><text:span text:style-name="T184">2</text:span></text:span><text:span text:style-name="référence"><text:span text:style-name="T181">, pp. </text:span></text:span><text:span text:style-name="référence"><text:span text:style-name="T183">10</text:span></text:span><text:span text:style-name="référence"><text:span text:style-name="T184">4-</text:span></text:span><text:span text:style-name="référence"><text:span text:style-name="T183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 <text:s text:c="5"/></text:span><text:span text:style-name="référence">TG(</text:span><text:span text:style-name="référence"><text:span text:style-name="T577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224">›</text:span></text:span><text:span text:style-name="texte_20_par_20_défaut"><text:span text:style-name="T178">forme agglutinée </text:span></text:span><text:span text:style-name="texte_20_par_20_défaut"><text:span text:style-name="T179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/></text:p>
      <text:p text:style-name="Standard"><text:soft-page-break/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>(</text:span><text:span text:style-name="titre_20_avec_20_numéro"><text:span text:style-name="T216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425">(a) </text:span></text:span><text:span text:style-name="texte_20_par_20_défaut"><text:span text:style-name="T423">Ne pas utiliser la question </text:span></text:span><text:span text:style-name="texte_20_par_20_défaut"><text:span text:style-name="T430">(à/de) </text:span></text:span><text:span text:style-name="texte_20_par_20_défaut"><text:span text:style-name="T423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82"><text:tab/></text:span><text:span text:style-name="texte_20_par_20_défaut"><text:span text:style-name="T81">(✓)</text:span></text:span><text:span text:style-name="T81"> </text:span><text:span text:style-name="exemple">Il donne du pain à son frère.</text:span></text:p>
      <text:p text:style-name="Standard"><text:span text:style-name="T81"><text:tab/></text:span><text:span text:style-name="texte_20_par_20_défaut"><text:span text:style-name="T81">(!)</text:span></text:span><text:span text:style-name="T81"> </text:span><text:span text:style-name="exemple">Il est beau.</text:span></text:p>
      <text:p text:style-name="P85"><text:span text:style-name="exemple"><text:span text:style-name="T81"><text:tab/></text:span></text:span><text:span text:style-name="texte_20_par_20_défaut"><text:span text:style-name="T81">(!)</text:span></text:span><text:span text:style-name="exemple"><text:span text:style-name="T81"> </text:span></text:span><text:span text:style-name="exemple">Il </text:span><text:span text:style-name="exemple"><text:span text:style-name="T325">va chez sa mère.</text:span></text:span></text:p>
      <text:p text:style-name="Standard"/>
      <text:p text:style-name="Standard"><text:span text:style-name="texte_20_par_20_défaut"><text:span text:style-name="T425">(b) </text:span></text:span><text:span text:style-name="texte_20_par_20_défaut"><text:span text:style-name="T423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42"><text:tab/></text:span><text:span text:style-name="texte_20_par_20_défaut"><text:span text:style-name="T44">(✓)</text:span></text:span><text:span text:style-name="T44"> </text:span><text:span text:style-name="exemple"><text:span text:style-name="T155">Il donne l’eau à son frère.</text:span></text:span></text:p>
      <text:p text:style-name="Standard"><text:span text:style-name="T44"><text:tab/></text:span><text:span text:style-name="texte_20_par_20_défaut"><text:span text:style-name="T44">(✓)</text:span></text:span><text:span text:style-name="T44"> </text:span><text:span text:style-name="exemple"><text:span text:style-name="T155">Je me souviens de mes parents.</text:span></text:span></text:p>
      <text:p text:style-name="Standard"><text:soft-page-break/><text:span text:style-name="T44"><text:tab/></text:span><text:span text:style-name="texte_20_par_20_défaut"><text:span text:style-name="T44">(!)</text:span></text:span><text:span text:style-name="T44"> </text:span><text:span text:style-name="exemple"><text:span text:style-name="T155">Il de donne de l’eau à son frère.</text:span></text:span></text:p>
      <text:p text:style-name="Standard"><text:span text:style-name="T44"><text:tab/></text:span><text:span text:style-name="texte_20_par_20_défaut"><text:span text:style-name="T44">(!)</text:span></text:span><text:span text:style-name="T44"> </text:span><text:span text:style-name="exemple"><text:span text:style-name="T155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425">(c) </text:span></text:span><text:span text:style-name="texte_20_par_20_défaut"><text:span text:style-name="T424">L</text:span></text:span><text:span text:style-name="texte_20_par_20_défaut"><text:span text:style-name="T423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426">(d) </text:span></text:span><text:span text:style-name="texte_20_par_20_défaut"><text:span text:style-name="T26">Je vais à Paris</text:span></text:span><text:span text:style-name="texte_20_par_20_défaut"><text:span text:style-name="T423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 <text:s text:c="10"/><text:span text:style-name="référence"><text:span text:style-name="T181">TG(I.</text:span></text:span><text:span text:style-name="référence"><text:span text:style-name="T186">1</text:span></text:span><text:span text:style-name="référence"><text:span text:style-name="T185">.</text:span></text:span><text:span text:style-name="référence"><text:span text:style-name="T186">3</text:span></text:span><text:span text:style-name="référence"><text:span text:style-name="T181">, p. </text:span></text:span><text:span text:style-name="référence"><text:span text:style-name="T186">15</text:span></text:span><text:span text:style-name="référence"><text:span text:style-name="T183">)</text:span></text:span></text:p>
      <text:p text:style-name="Standard"><text:span text:style-name="texte_20_par_20_défaut">un CC de lieu.</text:span></text:p>
      <text:p text:style-name="Standard"/>
      <text:p text:style-name="P155"><text:bookmark text:name="char-node"/><text:span text:style-name="texte_20_par_20_défaut"><text:span text:style-name="T427">➱ </text:span></text:span><text:span text:style-name="texte_20_par_20_défaut"><text:span text:style-name="T423">Comment distinguer CC / attribut du sujet / COD / COI ?</text:span></text:span><text:tab/><text:tab/><text:tab/> <text:s text:c="5"/><text:span text:style-name="référence"><text:span text:style-name="T112">TG(</text:span></text:span><text:span text:style-name="référence"><text:span text:style-name="T128">I</text:span></text:span><text:span text:style-name="référence"><text:span text:style-name="T112">I.</text:span></text:span><text:span text:style-name="référence"><text:span text:style-name="T113">2</text:span></text:span><text:span text:style-name="référence"><text:span text:style-name="T114">.</text:span></text:span><text:span text:style-name="référence"><text:span text:style-name="T113">3</text:span></text:span><text:span text:style-name="référence"><text:span text:style-name="T114">.1</text:span></text:span><text:span text:style-name="référence"><text:span text:style-name="T112">, p. </text:span></text:span><text:span text:style-name="référence"><text:span text:style-name="T113">84</text:span></text:span><text:span text:style-name="référence"><text:span text:style-name="T115">)</text:span></text:span></text:p>
      <text:p text:style-name="P155"/>
      <text:p text:style-name="P155"><text:span text:style-name="texte_20_par_20_défaut"><text:tab/>(1) est-ce un CC ?</text:span><text:tab/><text:tab/><text:tab/><text:tab/><text:tab/><text:tab/><text:tab/><text:tab/> <text:s/><text:span text:style-name="référence"><text:span text:style-name="T112">TG(</text:span></text:span><text:span text:style-name="référence"><text:span text:style-name="T128">I</text:span></text:span><text:span text:style-name="référence"><text:span text:style-name="T112">I.</text:span></text:span><text:span text:style-name="référence"><text:span text:style-name="T116">2.4</text:span></text:span><text:span text:style-name="référence"><text:span text:style-name="T112">, p</text:span></text:span><text:span text:style-name="référence"><text:span text:style-name="T117">p</text:span></text:span><text:span text:style-name="référence"><text:span text:style-name="T112">. </text:span></text:span><text:span text:style-name="référence"><text:span text:style-name="T117">92-93</text:span></text:span><text:span text:style-name="référence"><text:span text:style-name="T115">)</text:span></text:span></text:p>
      <text:p text:style-name="P155"><text:span text:style-name="texte_20_par_20_défaut"><text:tab/>(2) est-ce un attribut du sujet ?</text:span></text:p>
      <text:p text:style-name="P155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31">, </text:span></text:span><text:span text:style-name="texte_20_par_20_défaut"><text:span text:style-name="T2">la</text:span></text:span><text:span text:style-name="texte_20_par_20_défaut"><text:span text:style-name="T31">,</text:span></text:span><text:span text:style-name="texte_20_par_20_défaut"><text:span text:style-name="T2"> les</text:span></text:span><text:span text:style-name="texte_20_par_20_défaut"><text:span text:style-name="T31"> ? → COD</text:span></text:span></text:p>
      <text:p text:style-name="P155"><text:span text:style-name="texte_20_par_20_défaut"><text:span text:style-name="T31"><text:tab/>(4) peut-on pronominaliser par </text:span></text:span><text:span text:style-name="texte_20_par_20_défaut"><text:span text:style-name="T2">lui, leur </text:span></text:span><text:span text:style-name="texte_20_par_20_défaut"><text:span text:style-name="T31">?→ COI</text:span></text:span></text:p>
      <text:p text:style-name="P155"><text:span text:style-name="texte_20_par_20_défaut"><text:span text:style-name="T31"><text:tab/>(5) peut-on pronominaliser par </text:span></text:span><text:span text:style-name="texte_20_par_20_défaut"><text:span text:style-name="T2">y</text:span></text:span><text:span text:style-name="texte_20_par_20_défaut"><text:span text:style-name="T31"> </text:span></text:span><text:span text:style-name="texte_20_par_20_défaut"><text:span text:style-name="T42">? → COI</text:span></text:span></text:p>
      <text:p text:style-name="P155"><text:span text:style-name="texte_20_par_20_défaut"><text:span text:style-name="T42"><text:tab/>(6) peut-on pronominaliser par </text:span></text:span><text:span text:style-name="texte_20_par_20_défaut"><text:span text:style-name="T11">en</text:span></text:span><text:span text:style-name="texte_20_par_20_défaut"><text:span text:style-name="T42"> ? → COD ou COI</text:span></text:span></text:p>
      <text:p text:style-name="Standard"/>
      <text:p text:style-name="P109"><text:span text:style-name="titre_20_avec_20_numéro">(</text:span><text:span text:style-name="titre_20_avec_20_numéro"><text:span text:style-name="T216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43"><text:tab/></text:span><text:span text:style-name="texte_20_par_20_défaut"><text:span text:style-name="T43">(</text:span></text:span><text:span text:style-name="texte_20_par_20_défaut"><text:span text:style-name="T80">✓</text:span></text:span><text:span text:style-name="texte_20_par_20_défaut"><text:span text:style-name="T43">)</text:span></text:span><text:span text:style-name="T43"> </text:span><text:span text:style-name="exemple"><text:span text:style-name="T156">Jean coupe du bois.</text:span></text:span></text:p>
      <text:p text:style-name="P86"><text:span text:style-name="exemple"><text:span text:style-name="T43"><text:tab/></text:span></text:span><text:span text:style-name="texte_20_par_20_défaut"><text:span text:style-name="T43">(!)</text:span></text:span><text:span text:style-name="exemple"><text:span text:style-name="T43"> </text:span></text:span><text:span text:style-name="exemple"><text:span text:style-name="T296">Viens </text:span></text:span><text:span text:style-name="exemple"><text:span text:style-name="T156">!</text:span></text:span></text:p>
      <text:p text:style-name="Standard"><text:span text:style-name="T42"><text:tab/></text:span><text:span text:style-name="texte_20_par_20_défaut"><text:span text:style-name="T42">(!)</text:span></text:span><text:span text:style-name="T42"> </text:span><text:span text:style-name="exemple"><text:span text:style-name="T154">Il pleut.</text:span></text:span></text:p>
      <text:p text:style-name="Standard"><text:span text:style-name="T42"><text:tab/></text:span><text:span text:style-name="texte_20_par_20_défaut"><text:span text:style-name="T42">(!)</text:span></text:span><text:span text:style-name="T42"> </text:span><text:span text:style-name="exemple"><text:span text:style-name="T154">Le bois est coupé par Jean.</text:span></text:span></text:p>
      <text:p text:style-name="Standard"/>
      <text:p text:style-name="P156"><text:bookmark text:name="char-node1"/><text:span text:style-name="texte_20_par_20_défaut"><text:span text:style-name="T427">➱ </text:span></text:span><text:span text:style-name="texte_20_par_20_défaut"><text:span text:style-name="T423">Comment </text:span></text:span><text:span text:style-name="texte_20_par_20_défaut"><text:span text:style-name="T428">identifier le sujet d’un verbe ?</text:span></text:span></text:p>
      <text:p text:style-name="P156"><text:span text:style-name="texte_20_par_20_défaut"><text:span text:style-name="T148"><text:tab/></text:span></text:span><text:span text:style-name="texte_20_par_20_défaut"><text:span text:style-name="T44">- </text:span></text:span><text:span text:style-name="texte_20_par_20_défaut"><text:span text:style-name="T47">l’accord de la personne grammaticale (1S, 2S, 3S, 1P, 2P, 3P) entre le verbe et son sujet</text:span></text:span></text:p>
      <text:p text:style-name="P156"><text:span text:style-name="texte_20_par_20_défaut"><text:span text:style-name="T44"><text:tab/>- </text:span></text:span><text:span text:style-name="texte_20_par_20_défaut"><text:span text:style-name="T47">la pince « c’est... qui... »</text:span></text:span></text:p>
      <text:p text:style-name="P79"/>
      <text:p text:style-name="Standard"><text:span text:style-name="titre_20_avec_20_numéro">(</text:span><text:span text:style-name="titre_20_avec_20_numéro"><text:span text:style-name="T216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42">Cette notion </text:span></text:span><text:span text:style-name="texte_20_par_20_défaut"><text:span text:style-name="T45">apparaît dans la </text:span></text:span><text:span text:style-name="texte_20_par_20_défaut"><text:span text:style-name="T12">Terminologie Grammaticale</text:span></text:span><text:span text:style-name="texte_20_par_20_défaut"><text:span text:style-name="T45">.</text:span></text:span><text:span text:style-name="T45"><text:tab/><text:tab/><text:tab/><text:tab/> <text:s text:c="4"/></text:span><text:span text:style-name="référence"><text:span text:style-name="T112">TG(</text:span></text:span><text:span text:style-name="référence"><text:span text:style-name="T128">I</text:span></text:span><text:span text:style-name="référence"><text:span text:style-name="T112">I.</text:span></text:span><text:span text:style-name="référence"><text:span text:style-name="T111">1.9.1</text:span></text:span><text:span text:style-name="référence"><text:span text:style-name="T112">, pp. </text:span></text:span><text:span text:style-name="référence"><text:span text:style-name="T111">80</text:span></text:span><text:span text:style-name="référence"><text:span text:style-name="T118">-</text:span></text:span><text:span text:style-name="référence"><text:span text:style-name="T115">)</text:span></text:span></text:p>
      <text:p text:style-name="Standard"/>
      <text:p text:style-name="P136"><text:span text:style-name="texte_20_par_20_défaut">Le pr</text:span><text:span text:style-name="texte_20_par_20_défaut"><text:span text:style-name="T621">édicat ne se confond pas avec le groupe verbal ; le prédicat est une fonction, <text:s text:c="6"/></text:span></text:span><text:span text:style-name="référence"><text:span text:style-name="T112">TG(</text:span></text:span><text:span text:style-name="référence"><text:span text:style-name="T128">I</text:span></text:span><text:span text:style-name="référence"><text:span text:style-name="T112">I.</text:span></text:span><text:span text:style-name="référence"><text:span text:style-name="T141">1.</text:span></text:span><text:span text:style-name="référence"><text:span text:style-name="T142">1</text:span></text:span><text:span text:style-name="référence"><text:span text:style-name="T112">, pp. </text:span></text:span><text:span text:style-name="référence"><text:span text:style-name="T142">12-</text:span></text:span><text:span text:style-name="référence"><text:span text:style-name="T115">)</text:span></text:span></text:p>
      <text:p text:style-name="P136"><text:span text:style-name="texte_20_par_20_défaut"><text:span text:style-name="T621">le groupe verbal est l’un des éléments de la phrase avec le groupe sujet et le groupe circonstanciel.</text:span></text:span></text:p>
      <text:p text:style-name="P137"><text:span text:style-name="texte_20_par_20_défaut"><text:span text:style-name="T622">Dans la phrase </text:span></text:span><text:span text:style-name="exemple"><text:span text:style-name="T622">Excellent ce rôti</text:span></text:span><text:span text:style-name="texte_20_par_20_défaut"><text:span text:style-name="T622">, le prédicat est </text:span></text:span><text:span text:style-name="exemple"><text:span text:style-name="T622">Excellent</text:span></text:span><text:span text:style-name="texte_20_par_20_défaut"><text:span text:style-name="T622"> et le sujet </text:span></text:span><text:span text:style-name="exemple"><text:span text:style-name="T622">ce rôti</text:span></text:span><text:span text:style-name="texte_20_par_20_défaut"><text:span text:style-name="T622"> mais <text:s/><text:tab/> <text:s text:c="4"/></text:span></text:span><text:span text:style-name="référence"><text:span text:style-name="T112">TG(</text:span></text:span><text:span text:style-name="référence"><text:span text:style-name="T128">I</text:span></text:span><text:span text:style-name="référence"><text:span text:style-name="T112">I.</text:span></text:span><text:span text:style-name="référence"><text:span text:style-name="T143">1.9.1</text:span></text:span><text:span text:style-name="référence"><text:span text:style-name="T112">, pp. </text:span></text:span><text:span text:style-name="référence"><text:span text:style-name="T143">80</text:span></text:span><text:span text:style-name="référence"><text:span text:style-name="T118">-</text:span></text:span><text:span text:style-name="référence"><text:span text:style-name="T115">)</text:span></text:span></text:p>
      <text:p text:style-name="P137"><text:soft-page-break/><text:span text:style-name="texte_20_par_20_défaut"><text:span text:style-name="T622">il n’y a pas ici de groupe verbal.</text:span></text:span></text:p>
      <text:p text:style-name="P137"><text:span text:style-name="texte_20_par_20_défaut"/></text:p>
      <text:p text:style-name="Standard"><text:span text:style-name="titre_20_avec_20_numéro">(</text:span><text:span text:style-name="titre_20_avec_20_numéro"><text:span text:style-name="T216">A.</text:span></text:span><text:span text:style-name="titre_20_avec_20_numéro">06) « </text:span><text:span text:style-name="titre_20_avec_20_numéro"><text:span text:style-name="T31">donc</text:span></text:span><text:span text:style-name="titre_20_avec_20_numéro"><text:span text:style-name="T2"> »</text:span></text:span><text:span text:style-name="titre_20_avec_20_numéro"> est un adverbe</text:span></text:p>
      <text:p text:style-name="P127"><text:span text:style-name="texte_20_par_20_défaut"><text:span text:style-name="T46"/></text:span></text:p>
      <text:p text:style-name="P127"><text:span text:style-name="texte_20_par_20_défaut"><text:span text:style-name="T46">Le mot </text:span></text:span><text:span text:style-name="exemple"><text:span text:style-name="T157">donc</text:span></text:span><text:span text:style-name="texte_20_par_20_défaut"><text:span text:style-name="T46"> ne fait pas partie des conjonctions de coordination.</text:span></text:span><text:span text:style-name="T46"><text:tab/></text:span><text:span text:style-name="T45"><text:tab/><text:tab/> <text:s text:c="5"/></text:span><text:span text:style-name="référence"><text:span text:style-name="T112">TG(</text:span></text:span><text:span text:style-name="référence"><text:span text:style-name="T128">I</text:span></text:span><text:span text:style-name="référence"><text:span text:style-name="T112">I.</text:span></text:span><text:span text:style-name="référence"><text:span text:style-name="T119">3</text:span></text:span><text:span text:style-name="référence"><text:span text:style-name="T111">.</text:span></text:span><text:span text:style-name="référence"><text:span text:style-name="T119">7</text:span></text:span><text:span text:style-name="référence"><text:span text:style-name="T111">.1</text:span></text:span><text:span text:style-name="référence"><text:span text:style-name="T112">, p. </text:span></text:span><text:span text:style-name="référence"><text:span text:style-name="T120">131</text:span></text:span><text:span text:style-name="référence"><text:span text:style-name="T115">)</text:span></text:span></text:p>
      <text:p text:style-name="P129"><text:span text:style-name="texte_20_par_20_défaut"><text:span text:style-name="T138">La TG cite les conjonctions de coordination suivantes : </text:span></text:span><text:span text:style-name="texte_20_par_20_défaut"><text:span text:style-name="T18">mais, ou, et, or, ni, car</text:span></text:span><text:span text:style-name="texte_20_par_20_défaut"><text:span text:style-name="T138">. La liste semble exhaustive.</text:span></text:span></text:p>
      <text:p text:style-name="P127"><text:span text:style-name="GGF"/></text:p>
      <text:p text:style-name="P127"><text:span text:style-name="GGF"><text:span text:style-name="T223">[ </text:span></text:span><text:span text:style-name="GGF">GGF.1.</text:span><text:span text:style-name="GGF"><text:span text:style-name="T608">869-</text:span></text:span><text:span text:style-name="GGF"><text:span text:style-name="T589">870</text:span></text:span><text:span text:style-name="GGF"> </text:span><text:span text:style-name="GGF"><text:span text:style-name="T223">]</text:span></text:span></text:p>
      <text:p text:style-name="P127"><text:span text:style-name="GGF"><text:tab/></text:span><text:span text:style-name="GGF"><text:span text:style-name="T609">Même classification dans </text:span></text:span><text:span text:style-name="GGF"><text:span text:style-name="T6">La Grande Grammaire du Français :</text:span></text:span></text:p>
      <text:p text:style-name="P127"><text:span text:style-name="GGF"><text:span text:style-name="T223"><text:tab/>« </text:span></text:span><text:span text:style-name="GGF"><text:span text:style-name="T608">[l’</text:span></text:span><text:span text:style-name="GGF"><text:span text:style-name="T610">adverbe </text:span></text:span><text:span text:style-name="GGF"><text:span text:style-name="T5">donc</text:span></text:span><text:span text:style-name="GGF"><text:span text:style-name="T608">]</text:span></text:span><text:span text:style-name="GGF"><text:span text:style-name="T223"> </text:span></text:span><text:span text:style-name="GGF"><text:span text:style-name="T608">a la même mobilité que d’autres adverbes connecteurs comme </text:span></text:span><text:span text:style-name="GGF"><text:span text:style-name="T5">pourtant </text:span></text:span><text:span text:style-name="GGF"><text:span text:style-name="T34">»</text:span></text:span></text:p>
      <text:p text:style-name="P127"><text:span text:style-name="GGF"><text:span text:style-name="T5"><text:tab/></text:span></text:span><text:span text:style-name="GGF"><text:span text:style-name="T7"><text:tab/>Paul est content, donc il ira voir Marie.</text:span></text:span></text:p>
      <text:p text:style-name="P127"><text:span text:style-name="GGF"><text:span text:style-name="T7"><text:tab/><text:tab/>Il ira donc voir Marie.</text:span></text:span></text:p>
      <text:p text:style-name="P127"><text:span text:style-name="GGF"><text:span text:style-name="T7"><text:tab/><text:tab/>Il ira voir Marie, donc.</text:span></text:span></text:p>
      <text:p text:style-name="P127"><text:span text:style-name="GGF"><text:span text:style-name="T7"/></text:span></text:p>
      <text:p text:style-name="P128"><text:span text:style-name="GGF"><text:span text:style-name="T614">[ </text:span></text:span><text:span text:style-name="GGF"><text:span text:style-name="T613">GGF.2.</text:span></text:span><text:span text:style-name="GGF"><text:span text:style-name="T590">1985</text:span></text:span><text:span text:style-name="GGF"><text:span text:style-name="T613"> </text:span></text:span><text:span text:style-name="GGF"><text:span text:style-name="T614">]</text:span></text:span></text:p>
      <text:p text:style-name="P111"><text:span text:style-name="GGF"><text:span text:style-name="T614"><text:tab/></text:span></text:span><text:span text:style-name="GGF"><text:span text:style-name="T613">La liste des conjonctions de coordination reconnues par le GGF est bien plus étendue que celle donnée dans la TG : </text:span></text:span><text:span text:style-name="GGF"><text:span text:style-name="T8">car, et, mais, ni, ou, or, puis, soit… soit…</text:span></text:span><text:span text:style-name="GGF"><text:span text:style-name="T613"> (formes simples) et comme </text:span></text:span><text:span text:style-name="GGF"><text:span text:style-name="T8">c’est-à-dire, et puis, ou bien</text:span></text:span><text:span text:style-name="GGF"><text:span text:style-name="T35"> (formes complexes). </text:span></text:span><text:span text:style-name="GGF"><text:span text:style-name="T36">Ces listes semblent exhaustives </text:span></text:span><text:span text:style-name="GGF"><text:span text:style-name="T37">(pas de « etc. » à fin de ces deux listes).</text:span></text:span></text:p>
      <text:p text:style-name="P127"><text:span text:style-name="référence"><text:span text:style-name="T136"/></text:span></text:p>
      <text:p text:style-name="Standard"><text:span text:style-name="titre_20_avec_20_numéro">(</text:span><text:span text:style-name="titre_20_avec_20_numéro"><text:span text:style-name="T216">A.</text:span></text:span><text:span text:style-name="titre_20_avec_20_numéro">0</text:span><text:span text:style-name="titre_20_avec_20_numéro"><text:span text:style-name="T188">7</text:span></text:span><text:span text:style-name="titre_20_avec_20_numéro">) </text:span><text:span text:style-name="titre_20_avec_20_numéro"><text:span text:style-name="T189">p</text:span></text:span><text:span text:style-name="titre_20_avec_20_numéro"><text:span text:style-name="T32">articipe passé ou adjectif ?</text:span></text:span></text:p>
      <text:p text:style-name="P130"><text:span text:style-name="texte_20_par_20_défaut"><text:span text:style-name="T139">La </text:span></text:span><text:span text:style-name="texte_20_par_20_défaut"><text:span text:style-name="T16">Terminologie Grammaticale</text:span></text:span><text:span text:style-name="texte_20_par_20_défaut"><text:span text:style-name="T190"> ne donne quasiment aucune information mais analyse</text:span></text:span><text:span text:style-name="T190"> </text:span><text:span text:style-name="exemple"><text:span text:style-name="T190">étonnée</text:span></text:span><text:span text:style-name="T190"> </text:span><text:span text:style-name="texte_20_par_20_défaut"><text:span text:style-name="T190">dans</text:span></text:span></text:p>
      <text:p text:style-name="Standard"><text:tab/><text:span text:style-name="exemple"><text:span text:style-name="T190">Elle est étonnée par cette réaction.</text:span></text:span><text:span text:style-name="T190"><text:tab/><text:tab/><text:tab/><text:tab/><text:tab/><text:tab/> <text:s text:c="3"/></text:span><text:span text:style-name="référence"><text:span text:style-name="T112">TG(</text:span></text:span><text:span text:style-name="référence"><text:span text:style-name="T128">I</text:span></text:span><text:span text:style-name="référence"><text:span text:style-name="T112">I.</text:span></text:span><text:span text:style-name="référence"><text:span text:style-name="T119">3</text:span></text:span><text:span text:style-name="référence"><text:span text:style-name="T114">.</text:span></text:span><text:span text:style-name="référence"><text:span text:style-name="T121">9</text:span></text:span><text:span text:style-name="référence"><text:span text:style-name="T119">.</text:span></text:span><text:span text:style-name="référence"><text:span text:style-name="T121">5.2</text:span></text:span><text:span text:style-name="référence"><text:span text:style-name="T112">, p. </text:span></text:span><text:span text:style-name="référence"><text:span text:style-name="T120">1</text:span></text:span><text:span text:style-name="référence"><text:span text:style-name="T121">57</text:span></text:span><text:span text:style-name="référence"><text:span text:style-name="T115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23"><text:span text:style-name="GGF">GGF.1.1</text:span><text:span text:style-name="GGF"><text:span text:style-name="T599">29 ; GGF.1.212 ; </text:span></text:span><text:span text:style-name="GGF"><text:span text:style-name="T600">GGF.1.649 </text:span></text:span><text:span text:style-name="GGF"><text:span text:style-name="T599">: </text:span></text:span><text:span text:style-name="GGF"><text:span text:style-name="T558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216">A.</text:span></text:span><text:span text:style-name="titre_20_avec_20_numéro">0</text:span><text:span text:style-name="titre_20_avec_20_numéro"><text:span text:style-name="T217">8</text:span></text:span><text:span text:style-name="titre_20_avec_20_numéro">) </text:span><text:span text:style-name="titre_20_avec_20_numéro"><text:span text:style-name="T217">les types de phrase</text:span></text:span><text:span text:style-name="titre_20_avec_20_numéro"><text:span text:style-name="T559">s</text:span></text:span><text:span text:style-name="titre_20_avec_20_numéro"><text:span text:style-name="T217"> </text:span></text:span><text:span text:style-name="titre_20_avec_20_numéro"><text:span text:style-name="T559">et les formes de phrase</text:span></text:span></text:p>
      <text:p text:style-name="Standard"><text:span text:style-name="texte_20_par_20_défaut"><text:span text:style-name="T217">Une phrase est de type déclaratif, interrogatif ou impératif</text:span></text:span><text:span text:style-name="T217"><text:tab/><text:tab/><text:tab/><text:tab/> <text:s text:c="5"/></text:span><text:span text:style-name="référence"><text:span text:style-name="T112">TG(I.</text:span></text:span><text:span text:style-name="référence"><text:span text:style-name="T122">2.4</text:span></text:span><text:span text:style-name="référence"><text:span text:style-name="T112">, p</text:span></text:span><text:span text:style-name="référence"><text:span text:style-name="T122">p. 25-26</text:span></text:span><text:span text:style-name="référence"><text:span text:style-name="T115">)</text:span></text:span><text:span text:style-name="T217"> </text:span></text:p>
      <text:p text:style-name="Standard"><text:span text:style-name="texte_20_par_20_défaut"><text:span text:style-name="T217">(un seul type de phrase pour une phrase donnée). Une phrase peut n’avoir pas</text:span></text:span><text:span text:style-name="T217"><text:tab/> <text:s text:c="5"/></text:span><text:span text:style-name="référence"><text:span text:style-name="T112">TG(I.</text:span></text:span><text:span text:style-name="référence"><text:span text:style-name="T122">2.5</text:span></text:span><text:span text:style-name="référence"><text:span text:style-name="T112">, p</text:span></text:span><text:span text:style-name="référence"><text:span text:style-name="T122">p. 2</text:span></text:span><text:span text:style-name="référence"><text:span text:style-name="T123">6</text:span></text:span><text:span text:style-name="référence"><text:span text:style-name="T122">-2</text:span></text:span><text:span text:style-name="référence"><text:span text:style-name="T123">7</text:span></text:span><text:span text:style-name="référence"><text:span text:style-name="T115">)</text:span></text:span></text:p>
      <text:p text:style-name="Standard"><text:span text:style-name="texte_20_par_20_défaut"><text:span text:style-name="T217">de forme particulière ou être de forme </text:span></text:span><text:span text:style-name="texte_20_par_20_défaut"><text:span text:style-name="T405">négative, </text:span></text:span><text:span text:style-name="texte_20_par_20_défaut"><text:span text:style-name="T217">passive, exclamative,</text:span></text:span><text:span text:style-name="T217"> </text:span></text:p>
      <text:p text:style-name="Standard"><text:span text:style-name="texte_20_par_20_défaut"><text:span text:style-name="T217">emphatique ou impersonnelle (=une phrase peut posséder </text:span></text:span><text:span text:style-name="texte_20_par_20_défaut"><text:span text:style-name="T218">0, 1 ou plusieurs</text:span></text:span><text:span text:style-name="texte_20_par_20_défaut"><text:span text:style-name="T217"> formes).</text:span></text:span></text:p>
      <text:p text:style-name="Standard"/>
      <text:p text:style-name="P100"><text:span text:style-name="titre_20_avec_20_numéro">(</text:span><text:span text:style-name="titre_20_avec_20_numéro"><text:span text:style-name="T216">A.</text:span></text:span><text:span text:style-name="titre_20_avec_20_numéro">0</text:span><text:span text:style-name="titre_20_avec_20_numéro"><text:span text:style-name="T574">9</text:span></text:span><text:span text:style-name="titre_20_avec_20_numéro">) « </text:span><text:span text:style-name="titre_20_avec_20_numéro"><text:span text:style-name="T449">Alice »</text:span></text:span><text:span text:style-name="titre_20_avec_20_numéro"><text:span text:style-name="T448"> est un groupe nominal, « </text:span></text:span><text:span text:style-name="titre_20_avec_20_numéro"><text:span text:style-name="T449">il »</text:span></text:span><text:span text:style-name="titre_20_avec_20_numéro"><text:span text:style-name="T451"> n’en est pas un, « </text:span></text:span><text:span text:style-name="titre_20_avec_20_numéro"><text:span text:style-name="T450">grand »</text:span></text:span><text:span text:style-name="titre_20_avec_20_numéro"><text:span text:style-name="T452"> n’en est pas un</text:span></text:span></text:p>
      <text:p text:style-name="P101"><text:span text:style-name="T575">Un groupe nominal peut être réduit à un nom propre ou à un nom commun.</text:span><text:tab/> <text:s text:c="4"/><text:span text:style-name="référence"><text:span text:style-name="T112">TG(</text:span></text:span><text:span text:style-name="référence"><text:span text:style-name="T111">Annexes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11">185</text:span></text:span><text:span text:style-name="référence"><text:span text:style-name="T115">)</text:span></text:span></text:p>
      <text:p text:style-name="P102"><text:span text:style-name="texte_20_par_20_défaut"><text:span text:style-name="T126">D’après la page 185 de la </text:span></text:span><text:span text:style-name="texte_20_par_20_défaut"><text:span text:style-name="T16">Terminologie Grammaticale</text:span></text:span><text:span text:style-name="texte_20_par_20_défaut"><text:span text:style-name="T126">, un sujet peut être ou</text:span></text:span></text:p>
      <text:p text:style-name="P102"><text:span text:style-name="texte_20_par_20_défaut"><text:span text:style-name="T126"><text:s/>un groupe nominal ou un pronom, ou un infinitif ou une proposition </text:span></text:span></text:p>
      <text:p text:style-name="P102"><text:span text:style-name="texte_20_par_20_défaut"><text:span text:style-name="T126">subordonnée. Par conséquent un groupe nominal ne peut être un pronom. </text:span></text:span></text:p>
      <text:p text:style-name="P102"><text:span text:style-name="texte_20_par_20_défaut"><text:span text:style-name="T127">Même analyse p. 14. (1.2).<text:tab/><text:tab/><text:tab/><text:tab/><text:tab/><text:tab/><text:tab/><text:tab/> <text:s text:c="10"/></text:span></text:span><text:span text:style-name="référence"><text:span text:style-name="T112">TG(I.</text:span></text:span><text:span text:style-name="référence"><text:span text:style-name="T132">1</text:span></text:span><text:span text:style-name="référence"><text:span text:style-name="T122">.</text:span></text:span><text:span text:style-name="référence"><text:span text:style-name="T132">2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32">14</text:span></text:span><text:span text:style-name="référence"><text:span text:style-name="T115">)</text:span></text:span></text:p>
      <text:p text:style-name="P138"><text:soft-page-break/><text:span text:style-name="texte_20_par_20_défaut"><text:span text:style-name="T130">La page 16 de la </text:span></text:span><text:span text:style-name="texte_20_par_20_défaut"><text:span text:style-name="T17">Terminologie Grammaticale</text:span></text:span><text:span text:style-name="texte_20_par_20_défaut"><text:span text:style-name="T130"> contient un passage qui exclut <text:tab/> <text:s text:c="10"/></text:span></text:span><text:span text:style-name="référence"><text:span text:style-name="T112">TG(I.</text:span></text:span><text:span text:style-name="référence"><text:span text:style-name="T131">1</text:span></text:span><text:span text:style-name="référence"><text:span text:style-name="T122">.</text:span></text:span><text:span text:style-name="référence"><text:span text:style-name="T131">3</text:span></text:span><text:span text:style-name="référence"><text:span text:style-name="T112">, p</text:span></text:span><text:span text:style-name="référence"><text:span text:style-name="T122">. </text:span></text:span><text:span text:style-name="référence"><text:span text:style-name="T220">16</text:span></text:span><text:span text:style-name="référence"><text:span text:style-name="T115">)</text:span></text:span></text:p>
      <text:p text:style-name="P107"><text:span text:style-name="texte_20_par_20_défaut"><text:span text:style-name="T130">qu’un adjectif puisse à lui seul être un groupe nominal : ainsi </text:span></text:span><text:span text:style-name="exemple">grand</text:span><text:span text:style-name="texte_20_par_20_défaut"><text:span text:style-name="T130"> ne peut être</text:span></text:span></text:p>
      <text:p text:style-name="P107"><text:span text:style-name="texte_20_par_20_défaut"><text:span text:style-name="T130">considéré comme un groupe nominal.</text:span></text:span></text:p>
      <text:p text:style-name="P107"/>
      <text:p text:style-name="P117"><text:span text:style-name="titre_20_avec_20_numéro">(</text:span><text:span text:style-name="titre_20_avec_20_numéro"><text:span text:style-name="T216">A.</text:span></text:span><text:span text:style-name="titre_20_avec_20_numéro"><text:span text:style-name="T596">10</text:span></text:span><text:span text:style-name="titre_20_avec_20_numéro">) </text:span><text:span text:style-name="titre_20_avec_20_numéro"><text:span text:style-name="T453">PSR, proposition principale </text:span></text:span><text:span text:style-name="titre_20_avec_20_numéro"><text:span text:style-name="T454">et proposition indépendante</text:span></text:span></text:p>
      <text:p text:style-name="P117"><text:span text:style-name="T596">Dans une phrase complexe comme<text:tab/><text:tab/><text:tab/><text:tab/><text:tab/><text:tab/><text:tab/> </text:span><text:span text:style-name="référence"><text:span text:style-name="T112">TG(I.</text:span></text:span><text:span text:style-name="référence"><text:span text:style-name="T131">1</text:span></text:span><text:span text:style-name="référence"><text:span text:style-name="T122">.</text:span></text:span><text:span text:style-name="référence"><text:span text:style-name="T133">1 note 14</text:span></text:span><text:span text:style-name="référence"><text:span text:style-name="T112">, p</text:span></text:span><text:span text:style-name="référence"><text:span text:style-name="T122">. </text:span></text:span><text:span text:style-name="référence"><text:span text:style-name="T133">5</text:span></text:span><text:span text:style-name="référence"><text:span text:style-name="T221">2</text:span></text:span><text:span text:style-name="référence"><text:span text:style-name="T115">)</text:span></text:span></text:p>
      <text:p text:style-name="P118"><text:tab/><text:span text:style-name="exemple">Un sportif qui est fatigué doit se reposer.</text:span></text:p>
      <text:p text:style-name="P118">la PSR <text:span text:style-name="exemple">qui est fatigué</text:span> <text:span text:style-name="T31">dépend</text:span> de la proposition <text:span text:style-name="T423">principale </text:span><text:span text:style-name="exemple"><text:span text:style-name="T193">Un sportif doit se reposer.</text:span></text:span></text:p>
      <text:p text:style-name="P118"><text:span text:style-name="texte_20_par_20_défaut"><text:span text:style-name="T193"/></text:span></text:p>
      <text:p text:style-name="P119"><text:span text:style-name="texte_20_par_20_défaut"><text:span text:style-name="T197">Cette phrase ne peut être analysée comme une proposition indépendante. En effet, <text:s text:c="9"/></text:span></text:span><text:span text:style-name="référence"><text:span text:style-name="T85">TG(I.</text:span></text:span><text:span text:style-name="référence"><text:span text:style-name="T94">2</text:span></text:span><text:span text:style-name="référence"><text:span text:style-name="T86">.</text:span></text:span><text:span text:style-name="référence"><text:span text:style-name="T94">3</text:span></text:span><text:span text:style-name="référence"><text:span text:style-name="T85">, p</text:span></text:span><text:span text:style-name="référence"><text:span text:style-name="T86">. </text:span></text:span><text:span text:style-name="référence"><text:span text:style-name="T94">24</text:span></text:span><text:span text:style-name="référence"><text:span text:style-name="T89">)</text:span></text:span></text:p>
      <text:p text:style-name="P119"><text:span text:style-name="texte_20_par_20_défaut"><text:span text:style-name="T197">il ne peut y avoir de proposition indépendante par subordination : la notion de proposition indépendante n’existe que pour des propositions reliées par coordination et par juxtaposition.</text:span></text:span></text:p>
      <text:p text:style-name="P103"><text:span text:style-name="référence"><text:span text:style-name="T89"/></text:span></text:p>
      <text:p text:style-name="P131">D’après la <text:span text:style-name="T2">Terminologie Grammaticale</text:span><text:span text:style-name="T31">, dans la tradition grammaticale française,<text:tab/> <text:s text:c="10"/></text:span><text:span text:style-name="référence"><text:span text:style-name="T85">TG(I.</text:span></text:span><text:span text:style-name="référence"><text:span text:style-name="T94">2</text:span></text:span><text:span text:style-name="référence"><text:span text:style-name="T86">.</text:span></text:span><text:span text:style-name="référence"><text:span text:style-name="T99">2</text:span></text:span><text:span text:style-name="référence"><text:span text:style-name="T85">, p</text:span></text:span><text:span text:style-name="référence"><text:span text:style-name="T86">. </text:span></text:span><text:span text:style-name="référence"><text:span text:style-name="T94">2</text:span></text:span><text:span text:style-name="référence"><text:span text:style-name="T99">3</text:span></text:span><text:span text:style-name="référence"><text:span text:style-name="T89">)</text:span></text:span></text:p>
      <text:p text:style-name="P104">l’expression « proposit<text:span text:style-name="T618">ion </text:span>subordonnée » est utilisée pour désigner une proposition incluse dans une </text:p>
      <text:p text:style-name="P105">« proposition principale ». Par exemple, <text:span text:style-name="exemple">quand le jour se lève</text:span> (dans <text:span text:style-name="exemple">Le facteur distribue le courrier quand le jour se lève</text:span>) est une proposition subordonnée incluse dans la proposition principale <text:span text:style-name="exemple">Le facteur distribue le courrier.</text:span></text:p>
      <text:p text:style-name="P105"><text:span text:style-name="exemple"/></text:p>
      <text:p text:style-name="P132"><text:span text:style-name="GGF"><text:span text:style-name="T614">[ </text:span></text:span><text:span text:style-name="GGF"><text:span text:style-name="T613">GGF.</text:span></text:span><text:span text:style-name="GGF"><text:span text:style-name="T591">1</text:span></text:span><text:span text:style-name="GGF"><text:span text:style-name="T613">.</text:span></text:span><text:span text:style-name="GGF"><text:span text:style-name="T591">46</text:span></text:span><text:span text:style-name="GGF"><text:span text:style-name="T613"> </text:span></text:span><text:span text:style-name="GGF"><text:span text:style-name="T614">]</text:span></text:span></text:p>
      <text:p text:style-name="P113"><text:span text:style-name="GGF"><text:span text:style-name="T614"><text:tab/></text:span></text:span><text:span text:style-name="GGF"><text:span text:style-name="T617">NB : D</text:span></text:span><text:span text:style-name="GGF"><text:span text:style-name="T615">ans la </text:span></text:span><text:span text:style-name="GGF"><text:span text:style-name="T9">Grande Grammaire du Français</text:span></text:span><text:span text:style-name="GGF"><text:span text:style-name="T39"> </text:span></text:span><text:span text:style-name="GGF"><text:span text:style-name="T592">le mot « proposition » est remplacé par </text:span></text:span><text:span text:style-name="GGF"><text:span text:style-name="T593">le <text:s/>mot</text:span></text:span><text:span text:style-name="GGF"><text:span text:style-name="T592"> « phrase », </text:span></text:span><text:span text:style-name="GGF"><text:span text:style-name="T593">mot que nous citons entre guillemets dans ce qui suit quand il désigne une « proposition ».</text:span></text:span></text:p>
      <text:p text:style-name="P113"><text:span text:style-name="GGF"><text:tab/></text:span><text:span text:style-name="GGF"><text:span text:style-name="T615">L</text:span></text:span><text:span text:style-name="GGF"><text:span text:style-name="T613">’</text:span></text:span><text:span text:style-name="GGF"><text:span text:style-name="T611">analyse </text:span></text:span><text:span text:style-name="GGF"><text:span text:style-name="T615">des propositions subordonnée</text:span></text:span><text:span text:style-name="GGF"><text:span text:style-name="T612">s </text:span></text:span><text:span text:style-name="GGF"><text:span text:style-name="T615">est tout</text:span></text:span><text:span text:style-name="GGF"><text:span text:style-name="T616">e</text:span></text:span><text:span text:style-name="GGF"><text:span text:style-name="T615"> autre dans la </text:span></text:span><text:span text:style-name="GGF"><text:span text:style-name="T9">Grande Grammaire du Français. </text:span></text:span><text:span text:style-name="GGF"><text:span text:style-name="T38">La phrase </text:span></text:span><text:span text:style-name="GGF"><text:span text:style-name="T9">Paul sait que Marie viendra</text:span></text:span><text:span text:style-name="GGF"><text:span text:style-name="T38"> est </text:span></text:span><text:span text:style-name="GGF"><text:span text:style-name="T40">ainsi </text:span></text:span><text:span text:style-name="GGF"><text:span text:style-name="T38">analysée comme une phrase indépendante </text:span></text:span><text:span text:style-name="GGF"><text:span text:style-name="T39">(car non « liée ») </text:span></text:span><text:span text:style-name="GGF"><text:span text:style-name="T38">f</text:span></text:span><text:span text:style-name="GGF"><text:span text:style-name="T39">ormée de la « phrase » subordonnée (=une proposition ayant une fonction) – </text:span></text:span><text:span text:style-name="GGF"><text:span text:style-name="T10">Marie viendra</text:span></text:span><text:span text:style-name="GGF"><text:span text:style-name="T39"> – liée à un verbe « de tête » ; </text:span></text:span><text:span text:style-name="GGF"><text:span text:style-name="T10">Paul sait</text:span></text:span><text:span text:style-name="GGF"><text:span text:style-name="T39"> n’est pas une « phrase principale » puisque que ces deux mots ne peuvent former une phrase complète.</text:span></text:span></text:p>
      <text:p text:style-name="P106"><text:span text:style-name="texte_20_par_20_défaut"><text:span text:style-name="T140"/></text:span></text:p>
      <text:p text:style-name="P126"><text:span text:style-name="titre_20_avec_20_numéro"><text:span text:style-name="T126">(</text:span></text:span><text:span text:style-name="titre_20_avec_20_numéro"><text:span text:style-name="T134">A.</text:span></text:span><text:span text:style-name="titre_20_avec_20_numéro"><text:span text:style-name="T133">1</text:span></text:span><text:span text:style-name="titre_20_avec_20_numéro"><text:span text:style-name="T135">1</text:span></text:span><text:span text:style-name="titre_20_avec_20_numéro"><text:span text:style-name="T126">) </text:span></text:span><text:span text:style-name="titre_20_avec_20_numéro"><text:span text:style-name="T455">proposition infinitive ou groupe infinitif de fonction COD</text:span></text:span></text:p>
      <text:p text:style-name="P300"><text:span text:style-name="texte_20_par_20_défaut"><text:span text:style-name="T527">Une proposition infinitive doit avoir un sujet différent de celui de sa principale.<text:tab/> <text:s text:c="10"/></text:span></text:span><text:span text:style-name="référence"><text:span text:style-name="T521">TG(I.</text:span></text:span><text:span text:style-name="référence"><text:span text:style-name="T525">5</text:span></text:span><text:span text:style-name="référence"><text:span text:style-name="T522">.</text:span></text:span><text:span text:style-name="référence"><text:span text:style-name="T523">1</text:span></text:span><text:span text:style-name="référence"><text:span text:style-name="T521">, p</text:span></text:span><text:span text:style-name="référence"><text:span text:style-name="T522">. </text:span></text:span><text:span text:style-name="référence"><text:span text:style-name="T525">6</text:span></text:span><text:span text:style-name="référence"><text:span text:style-name="T535">2</text:span></text:span><text:span text:style-name="référence"><text:span text:style-name="T524">)</text:span></text:span></text:p>
      <text:p text:style-name="P300"><text:span text:style-name="texte_20_par_20_défaut"><text:span text:style-name="T527"/></text:span></text:p>
      <text:p text:style-name="P300"><text:span text:style-name="texte_20_par_20_défaut"><text:span text:style-name="T527">C’est le cas dans :</text:span></text:span></text:p>
      <text:p text:style-name="P300"><text:span text:style-name="texte_20_par_20_défaut"><text:span text:style-name="T527"><text:tab/></text:span></text:span><text:span text:style-name="exemple"><text:span text:style-name="T256">J’entends </text:span></text:span><text:span text:style-name="exemple"><text:span text:style-name="T264">l’oiseau chanter</text:span></text:span><text:span text:style-name="exemple"><text:span text:style-name="T256">.<text:tab/><text:tab/></text:span></text:span><text:span text:style-name="texte_20_par_20_défaut"><text:span text:style-name="T249">proposition infinitive</text:span></text:span></text:p>
      <text:p text:style-name="P300"><text:span text:style-name="texte_20_par_20_défaut"><text:span text:style-name="T249"/></text:span></text:p>
      <text:p text:style-name="P300"><text:span text:style-name="texte_20_par_20_défaut"><text:span text:style-name="T527">Ce n’est pas le cas dans :</text:span></text:span></text:p>
      <text:p text:style-name="P300"><text:span text:style-name="texte_20_par_20_défaut"><text:span text:style-name="T527"><text:tab/></text:span></text:span><text:span text:style-name="exemple"><text:span text:style-name="T256">J’aimerais </text:span></text:span><text:span text:style-name="exemple"><text:span text:style-name="T264">partir en vacances</text:span></text:span><text:span text:style-name="exemple"><text:span text:style-name="T256">.<text:tab/> </text:span></text:span><text:span text:style-name="texte_20_par_20_défaut"><text:span text:style-name="T529">groupe infinitif de fonction COD</text:span></text:span></text:p>
      <text:p text:style-name="P300"><text:span text:style-name="texte_20_par_20_défaut"><text:span text:style-name="T529"/></text:span></text:p>
      <text:p text:style-name="P153"><text:span text:style-name="titre_20_avec_20_numéro"><text:span text:style-name="T126">(</text:span></text:span><text:span text:style-name="titre_20_avec_20_numéro"><text:span text:style-name="T134">A.</text:span></text:span><text:span text:style-name="titre_20_avec_20_numéro"><text:span text:style-name="T133">1</text:span></text:span><text:span text:style-name="titre_20_avec_20_numéro"><text:span text:style-name="T137">2</text:span></text:span><text:span text:style-name="titre_20_avec_20_numéro"><text:span text:style-name="T126">) </text:span></text:span><text:span text:style-name="titre_20_avec_20_numéro"><text:span text:style-name="T456">une phrase simple n</text:span></text:span><text:span text:style-name="titre_20_avec_20_numéro"><text:span text:style-name="T457">’est pas </text:span></text:span><text:span text:style-name="titre_20_avec_20_numéro"><text:span text:style-name="T456">composée de plusieurs propositions coordonnées ou juxtaposées</text:span></text:span></text:p>
      <text:p text:style-name="P301"/>
      <text:p text:style-name="P109"><text:span text:style-name="texte_20_par_20_défaut"><text:tab/>Cont</text:span><text:span text:style-name="texte_20_par_20_défaut"><text:span text:style-name="T602">rairement à ce qui </text:span></text:span><text:span text:style-name="texte_20_par_20_défaut"><text:span text:style-name="T605">a pu être </text:span></text:span><text:span text:style-name="texte_20_par_20_défaut"><text:span text:style-name="T602">enseigné – </text:span></text:span><text:span text:style-name="texte_20_par_20_défaut"><text:span text:style-name="T605">ou à ce que certains ont pu retenir de leurs cours</text:span></text:span><text:span text:style-name="texte_20_par_20_défaut"><text:span text:style-name="T605"><text:note text:id="ftn1" text:note-class="footnote"><text:note-citation>1</text:note-citation><text:note-body><text:p text:style-name="P318"><text:span text:style-name="T2">Confer</text:span> par exemple <text:a xlink:type="simple" xlink:href="https://www.neoprofs.org/t138621-distinction-phrases-simples-phrases-complexes" text:style-name="Internet_20_link" text:visited-style-name="Visited_20_Internet_20_Link">https://www.neoprofs.org/t138621-distinction-phrases-simples-phrases-complexes</text:a></text:p></text:note-body></text:note></text:span></text:span><text:span text:style-name="texte_20_par_20_défaut"><text:span text:style-name="T605"> -</text:span></text:span><text:span text:style-name="texte_20_par_20_défaut"><text:span text:style-name="T602"> </text:span></text:span><text:span text:style-name="texte_20_par_20_défaut"><text:span text:style-name="T603">une phrase simple ne peut contenir qu’une proposition. Le </text:span></text:span><text:span text:style-name="texte_20_par_20_défaut"><text:span text:style-name="T538">fait qu’une</text:span></text:span><text:span text:style-name="texte_20_par_20_défaut"><text:span text:style-name="T603"> phrase contienne plusieurs propositions sans aucune subordination ne change rien à l’affaire : cette phrase sera considérée comme </text:span></text:span><text:span text:style-name="texte_20_par_20_défaut"><text:span text:style-name="T604">complexe.</text:span></text:span></text:p>
      <text:p text:style-name="P112"><text:span text:style-name="texte_20_par_20_défaut"><text:tab/><text:tab/><text:tab/><text:tab/><text:tab/><text:tab/><text:tab/><text:tab/><text:tab/></text:span></text:p>
      <text:p text:style-name="P304"><text:span text:style-name="texte_20_par_20_défaut"><text:span text:style-name="T527"><text:tab/></text:span></text:span><text:span text:style-name="exemple"><text:span text:style-name="T257">Il m’entend.</text:span></text:span><text:span text:style-name="exemple"><text:span text:style-name="T256"><text:tab/><text:tab/><text:tab/></text:span></text:span><text:span text:style-name="exemple"><text:span text:style-name="T258"><text:tab/><text:tab/></text:span></text:span><text:span text:style-name="texte_20_par_20_défaut"><text:span text:style-name="T531">phrase simple <text:s text:c="8"/></text:span></text:span><text:span text:style-name="référence"><text:span text:style-name="T528">d’autres exemples </text:span></text:span><text:span text:style-name="référence"><text:span text:style-name="T534">in </text:span></text:span><text:span text:style-name="référence"><text:span text:style-name="T528">T</text:span></text:span><text:span text:style-name="référence"><text:span text:style-name="T521">G(I.</text:span></text:span><text:span text:style-name="référence"><text:span text:style-name="T528">2</text:span></text:span><text:span text:style-name="référence"><text:span text:style-name="T522">.</text:span></text:span><text:span text:style-name="référence"><text:span text:style-name="T523">1</text:span></text:span><text:span text:style-name="référence"><text:span text:style-name="T521">, p</text:span></text:span><text:span text:style-name="référence"><text:span text:style-name="T522">. </text:span></text:span><text:span text:style-name="référence"><text:span text:style-name="T528">23</text:span></text:span><text:span text:style-name="référence"><text:span text:style-name="T524">)</text:span></text:span></text:p>
      <text:p text:style-name="P302"><text:span text:style-name="texte_20_par_20_défaut"><text:span text:style-name="T527"><text:tab/></text:span></text:span><text:span text:style-name="exemple"><text:span text:style-name="T257">Il m’entend </text:span></text:span><text:span text:style-name="exemple"><text:span text:style-name="T258">mais je ne l’entends pas.</text:span></text:span><text:span text:style-name="exemple"><text:span text:style-name="T256"><text:tab/><text:tab/></text:span></text:span><text:span text:style-name="texte_20_par_20_défaut"><text:span text:style-name="T531">phrase complexe </text:span></text:span><text:span text:style-name="texte_20_par_20_défaut"><text:span text:style-name="T532">par coordination</text:span></text:span></text:p>
      <text:p text:style-name="P303"><text:span text:style-name="texte_20_par_20_défaut"><text:span text:style-name="T527"><text:tab/></text:span></text:span><text:span text:style-name="exemple"><text:span text:style-name="T257">Il m’entend ;</text:span></text:span><text:span text:style-name="exemple"><text:span text:style-name="T258"> je ne l’entends pas.</text:span></text:span><text:span text:style-name="exemple"><text:span text:style-name="T256"><text:tab/><text:tab/></text:span></text:span><text:span text:style-name="texte_20_par_20_défaut"><text:span text:style-name="T531">phrase complexe </text:span></text:span><text:span text:style-name="texte_20_par_20_défaut"><text:span text:style-name="T532">par juxtaposition</text:span></text:span></text:p>
      <text:p text:style-name="P302"><text:span text:style-name="texte_20_par_20_défaut"><text:span text:style-name="T527"><text:tab/></text:span></text:span><text:span text:style-name="exemple"><text:span text:style-name="T257">Il m’entend </text:span></text:span><text:span text:style-name="exemple"><text:span text:style-name="T402">parce que je crie</text:span></text:span><text:span text:style-name="exemple"><text:span text:style-name="T258">.<text:tab/></text:span></text:span><text:span text:style-name="exemple"><text:span text:style-name="T256"><text:tab/><text:tab/></text:span></text:span><text:span text:style-name="texte_20_par_20_défaut"><text:span text:style-name="T531">phrase complexe </text:span></text:span><text:span text:style-name="texte_20_par_20_défaut"><text:span text:style-name="T532">par subordination</text:span></text:span></text:p>
      <text:p text:style-name="P23"><text:span text:style-name="titre_20_principal"><text:span text:style-name="T272"/></text:span></text:p>
      <text:p text:style-name="P146"><text:span text:style-name="titre_20_principal"><text:span text:style-name="T272">[</text:span></text:span><text:span text:style-name="titre_20_principal"><text:span text:style-name="T271">B</text:span></text:span><text:span text:style-name="titre_20_principal"><text:span text:style-name="T272">] </text:span></text:span><text:span text:style-name="titre_20_principal"><text:span text:style-name="T271">Liste de phrases analysées</text:span></text:span></text:p>
      <text:p text:style-name="Standard"/>
      <text:p text:style-name="P110"><text:span text:style-name="T578">Le symbole </text:span><text:span text:style-name="danger"><text:span text:style-name="T460">(!)</text:span></text:span><text:span text:style-name="texte_20_par_20_défaut"> </text:span><text:span text:style-name="texte_20_par_20_défaut"><text:span text:style-name="T606">signale </text:span></text:span><text:span text:style-name="T578">une difficulté pouvant poser problème aux élèves, </text:span><text:span text:style-name="T579">si ce n’est à leurs enseignants.</text:span></text:p>
      <text:p text:style-name="P110"><text:span text:style-name="texte_20_par_20_défaut"><text:span text:style-name="T580"/></text:span></text:p>
      <text:p text:style-name="P34"><text:span text:style-name="texte_20_par_20_défaut"><text:span text:style-name="T248">■</text:span></text:span><text:span text:style-name="texte_20_par_20_défaut"><text:span text:style-name="T173"> </text:span></text:span><text:span text:style-name="texte_20_par_20_défaut"><text:span text:style-name="T172">COD/COI </text:span></text:span><text:span text:style-name="texte_20_par_20_défaut"><text:span text:style-name="T14">v</text:span></text:span><text:span text:style-name="texte_20_par_20_défaut"><text:span text:style-name="T15">s </text:span></text:span><text:span text:style-name="texte_20_par_20_défaut"><text:span text:style-name="T150">CC </text:span></text:span><text:span text:style-name="texte_20_par_20_défaut"><text:span text:style-name="T229">■</text:span></text:span></text:p>
      <text:p text:style-name="P88"><text:span text:style-name="texte_20_par_20_défaut"><text:span text:style-name="T71">B.001<text:tab/><text:tab/>Le facteur travaille.<text:tab/><text:tab/><text:tab/><text:tab/><text:tab/><text:tab/><text:tab/> <text:s text:c="7"/></text:span></text:span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P89"><text:span text:style-name="texte_20_par_20_défaut"><text:span text:style-name="T71">B.002<text:tab/><text:tab/>Le facteur </text:span></text:span><text:span text:style-name="texte_20_par_20_défaut"><text:span text:style-name="T463">distribue le courrier</text:span></text:span><text:span text:style-name="texte_20_par_20_défaut"><text:span text:style-name="T71">.<text:tab/><text:tab/><text:tab/><text:tab/><text:tab/> <text:s text:c="7"/></text:span></text:span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P90"><text:span text:style-name="texte_20_par_20_défaut"><text:span text:style-name="T125">B.003<text:tab/><text:tab/>Le facteur </text:span></text:span><text:span text:style-name="texte_20_par_20_défaut"><text:span text:style-name="T489">parle à sa collègue</text:span></text:span><text:span text:style-name="texte_20_par_20_défaut"><text:span text:style-name="T125">.<text:tab/><text:tab/><text:tab/><text:tab/><text:tab/> <text:s text:c="7"/></text:span></text:span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P91"><text:span text:style-name="texte_20_par_20_défaut"><text:span text:style-name="T125">B.004<text:tab/><text:tab/>Le facteur </text:span></text:span><text:span text:style-name="texte_20_par_20_défaut"><text:span text:style-name="T490">donne une lettre </text:span></text:span><text:span text:style-name="texte_20_par_20_défaut"><text:span text:style-name="T489">à sa </text:span></text:span><text:span text:style-name="texte_20_par_20_défaut"><text:span text:style-name="T490">voisine</text:span></text:span><text:span text:style-name="texte_20_par_20_défaut"><text:span text:style-name="T125">.<text:tab/><text:tab/><text:tab/><text:tab/> <text:s text:c="7"/></text:span></text:span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P92"><text:span text:style-name="texte_20_par_20_défaut"><text:span text:style-name="T125">B.005<text:tab/><text:tab/>Le facteur </text:span></text:span><text:span text:style-name="texte_20_par_20_défaut"><text:span text:style-name="T491">parle de ses vacances à sa collègue</text:span></text:span><text:span text:style-name="texte_20_par_20_défaut"><text:span text:style-name="T125">.<text:tab/><text:tab/><text:tab/> <text:s text:c="7"/></text:span></text:span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49">B.007<text:tab/><text:tab/></text:span></text:span><text:span text:style-name="texte_20_par_20_défaut"><text:span text:style-name="T50">Malheureusement i</text:span></text:span><text:span text:style-name="texte_20_par_20_défaut"><text:span text:style-name="T49">l ne leur propose plus le lundi.</text:span></text:span></text:p>
      <text:p text:style-name="P80"><text:span text:style-name="texte_20_par_20_défaut"><text:span text:style-name="T49">B.008</text:span></text:span><text:span text:style-name="texte_20_par_20_défaut"><text:span text:style-name="T62"> </text:span></text:span><text:span text:style-name="danger"><text:span text:style-name="T458">(!)</text:span></text:span><text:span text:style-name="texte_20_par_20_défaut"><text:span text:style-name="T49"><text:tab/></text:span></text:span><text:span text:style-name="texte_20_par_20_défaut"><text:span text:style-name="T62">Jean attend la nuit.</text:span></text:span><text:span text:style-name="T62"><text:tab/><text:tab/><text:tab/><text:tab/><text:tab/><text:tab/><text:tab/><text:tab/> <text:s text:c="4"/></text:span><text:span text:style-name="référence"><text:span text:style-name="T161">GGF.1.1</text:span></text:span><text:span text:style-name="référence"><text:span text:style-name="T162">51</text:span></text:span></text:p>
      <text:p text:style-name="Standard"><text:span text:style-name="texte_20_par_20_défaut"><text:span text:style-name="T49">B.009<text:tab/><text:tab/></text:span></text:span><text:span text:style-name="texte_20_par_20_défaut"><text:span text:style-name="T64">Paul tient un bâton</text:span></text:span><text:span text:style-name="texte_20_par_20_défaut"><text:span text:style-name="T62">.</text:span></text:span><text:span text:style-name="T62"><text:tab/><text:tab/><text:tab/><text:tab/><text:tab/><text:tab/><text:tab/><text:tab/> <text:s text:c="4"/></text:span><text:span text:style-name="référence"><text:span text:style-name="T161">GGF.1.1</text:span></text:span><text:span text:style-name="référence"><text:span text:style-name="T163">48</text:span></text:span></text:p>
      <text:p text:style-name="P64"><text:span text:style-name="texte_20_par_20_défaut"><text:span text:style-name="T49">B.010<text:tab/><text:tab/></text:span></text:span><text:span text:style-name="texte_20_par_20_défaut">Paul tient à ce projet</text:span><text:span text:style-name="texte_20_par_20_défaut"><text:span text:style-name="T62">.<text:tab/><text:tab/><text:tab/><text:tab/><text:tab/><text:tab/><text:tab/><text:tab/> <text:s text:c="4"/></text:span></text:span><text:span text:style-name="référence"><text:span text:style-name="T161">GGF.1.1</text:span></text:span><text:span text:style-name="référence"><text:span text:style-name="T163">48</text:span></text:span></text:p>
      <text:p text:style-name="P66"><text:span text:style-name="texte_20_par_20_défaut"><text:span text:style-name="T49">B.011<text:tab/><text:tab/></text:span></text:span><text:span text:style-name="texte_20_par_20_défaut">Paul tient cette information de son frère.<text:tab/></text:span><text:span text:style-name="texte_20_par_20_défaut"><text:span text:style-name="T62"><text:tab/><text:tab/><text:tab/><text:tab/> <text:s text:c="4"/></text:span></text:span><text:span text:style-name="référence"><text:span text:style-name="T161">GGF.1.1</text:span></text:span><text:span text:style-name="référence"><text:span text:style-name="T163">48</text:span></text:span></text:p>
      <text:p text:style-name="P87"><text:span text:style-name="texte_20_par_20_défaut"><text:span text:style-name="T49">B.012</text:span></text:span><text:span text:style-name="texte_20_par_20_défaut"><text:span text:style-name="T68"> </text:span></text:span><text:span text:style-name="danger"><text:span text:style-name="T458">(!)</text:span></text:span><text:span text:style-name="texte_20_par_20_défaut"><text:span text:style-name="T49"><text:tab/></text:span></text:span><text:span text:style-name="texte_20_par_20_défaut">Jean va à Paris.</text:span><text:span text:style-name="texte_20_par_20_défaut"><text:span text:style-name="T62"><text:tab/><text:tab/><text:tab/><text:tab/><text:tab/><text:tab/><text:tab/><text:tab/> <text:s text:c="4"/></text:span></text:span><text:span text:style-name="référence"><text:span text:style-name="T161">GGF.1.1</text:span></text:span><text:span text:style-name="référence"><text:span text:style-name="T167">51</text:span></text:span></text:p>
      <text:p text:style-name="P76"><text:span text:style-name="texte_20_par_20_défaut"><text:span text:style-name="T49">B.013<text:tab/><text:tab/></text:span></text:span><text:span text:style-name="texte_20_par_20_défaut">Jean parle à Marie de son anniversaire.</text:span><text:span text:style-name="texte_20_par_20_défaut"><text:span text:style-name="T441"><text:tab/></text:span></text:span><text:span text:style-name="texte_20_par_20_défaut"><text:span text:style-name="T62"><text:tab/><text:tab/><text:tab/><text:tab/> <text:s text:c="4"/></text:span></text:span><text:span text:style-name="référence"><text:span text:style-name="T161">GGF.1.1</text:span></text:span><text:span text:style-name="référence"><text:span text:style-name="T167">51</text:span></text:span></text:p>
      <text:p text:style-name="P81"><text:span text:style-name="texte_20_par_20_défaut"><text:span text:style-name="T49">B.014<text:tab/><text:tab/></text:span></text:span><text:span text:style-name="texte_20_par_20_défaut">Jean salue Marie de son balcon.</text:span><text:span text:style-name="texte_20_par_20_défaut"><text:span text:style-name="T441"><text:tab/><text:tab/></text:span></text:span><text:span text:style-name="texte_20_par_20_défaut"><text:span text:style-name="T62"><text:tab/><text:tab/><text:tab/><text:tab/> <text:s text:c="4"/></text:span></text:span><text:span text:style-name="référence"><text:span text:style-name="T161">GGF.1.1</text:span></text:span><text:span text:style-name="référence"><text:span text:style-name="T167">51</text:span></text:span></text:p>
      <text:p text:style-name="P81"><text:span text:style-name="référence"><text:span text:style-name="T581"/></text:span></text:p>
      <text:p text:style-name="P34"><text:span text:style-name="texte_20_par_20_défaut"><text:span text:style-name="T248">■ </text:span></text:span><text:span text:style-name="texte_20_par_20_défaut"><text:span text:style-name="T172">sujet </text:span></text:span><text:span text:style-name="texte_20_par_20_défaut"><text:span text:style-name="T248">■</text:span></text:span></text:p>
      <text:p text:style-name="P87"><text:span text:style-name="texte_20_par_20_défaut"><text:span text:style-name="T49">B.015</text:span></text:span><text:span text:style-name="texte_20_par_20_défaut"><text:span text:style-name="T69"> </text:span></text:span><text:span text:style-name="danger"><text:span text:style-name="T458">(!)</text:span></text:span><text:span text:style-name="texte_20_par_20_défaut"><text:span text:style-name="T49"><text:tab/></text:span></text:span><text:span text:style-name="texte_20_par_20_défaut">Viendra-t-il ?</text:span><text:span text:style-name="texte_20_par_20_défaut"><text:span text:style-name="T443"><text:tab/><text:tab/><text:tab/></text:span></text:span><text:span text:style-name="texte_20_par_20_défaut"><text:span text:style-name="T441"><text:tab/><text:tab/></text:span></text:span><text:span text:style-name="texte_20_par_20_défaut"><text:span text:style-name="T62"><text:tab/><text:tab/><text:tab/><text:tab/> <text:s text:c="3"/></text:span></text:span><text:span text:style-name="référence"><text:span text:style-name="T161">GGF.1.1017</text:span></text:span></text:p>
      <text:p text:style-name="P87"><text:span text:style-name="texte_20_par_20_défaut"><text:span text:style-name="T49">B.016</text:span></text:span><text:span text:style-name="texte_20_par_20_défaut"><text:span text:style-name="T69"> </text:span></text:span><text:span text:style-name="danger"><text:span text:style-name="T458">(!)</text:span></text:span><text:span text:style-name="texte_20_par_20_défaut"><text:span text:style-name="T49"><text:tab/></text:span></text:span><text:span text:style-name="texte_20_par_20_défaut">Paul viendra-t-il ?</text:span><text:span text:style-name="texte_20_par_20_défaut"><text:span text:style-name="T443"><text:tab/><text:tab/></text:span></text:span><text:span text:style-name="texte_20_par_20_défaut"><text:span text:style-name="T441"><text:tab/><text:tab/></text:span></text:span><text:span text:style-name="texte_20_par_20_défaut"><text:span text:style-name="T62"><text:tab/><text:tab/><text:tab/><text:tab/> <text:s text:c="3"/></text:span></text:span><text:span text:style-name="référence"><text:span text:style-name="T161">GGF.1.1017</text:span></text:span></text:p>
      <text:p text:style-name="P87"><text:span text:style-name="référence"><text:span text:style-name="T582"/></text:span></text:p>
      <text:p text:style-name="P34"><text:span text:style-name="texte_20_par_20_défaut"><text:span text:style-name="T248">■ </text:span></text:span><text:span text:style-name="T433">attribut du sujet </text:span><text:span text:style-name="texte_20_par_20_défaut"><text:span text:style-name="T248">■</text:span></text:span></text:p>
      <text:p text:style-name="P3">B.017<text:tab/><text:tab/>Alice est grande.<text:tab/><text:tab/><text:tab/><text:tab/><text:tab/><text:tab/><text:tab/> <text:s text:c="5"/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</text:span></text:span><text:span text:style-name="référence"><text:span text:style-name="T111">2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11">87</text:span></text:span><text:span text:style-name="référence"><text:span text:style-name="T115">)</text:span></text:span></text:p>
      <text:p text:style-name="P4">B.018 <text:span text:style-name="danger"><text:span text:style-name="T458">(!)</text:span></text:span><text:tab/><text:span text:style-name="T560">Ce tableau est à </text:span>Alice.<text:tab/><text:tab/><text:tab/><text:tab/><text:tab/><text:tab/> <text:s text:c="5"/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</text:span></text:span><text:span text:style-name="référence"><text:span text:style-name="T111">2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11">87</text:span></text:span><text:span text:style-name="référence"><text:span text:style-name="T115">)</text:span></text:span></text:p>
      <text:p text:style-name="P319"><text:span text:style-name="texte_20_par_20_défaut"><text:span text:style-name="T49">B.019<text:tab/><text:tab/></text:span></text:span><text:span text:style-name="texte_20_par_20_défaut"><text:span text:style-name="T58">Le lundi me semble le pire jour de la semaine.</text:span></text:span></text:p>
      <text:p text:style-name="P319"><text:span text:style-name="texte_20_par_20_défaut"><text:span text:style-name="T58"/></text:span></text:p>
      <text:p text:style-name="P320"><text:span text:style-name="texte_20_par_20_défaut"><text:span text:style-name="T229">■ </text:span></text:span><text:span text:style-name="texte_20_par_20_défaut"><text:span text:style-name="T497">la forme négative de la phrase</text:span></text:span><text:span text:style-name="texte_20_par_20_défaut"><text:span text:style-name="T151"> </text:span></text:span><text:span text:style-name="texte_20_par_20_défaut"><text:span text:style-name="T229">■</text:span></text:span></text:p>
      <text:p text:style-name="P321"><text:span text:style-name="texte_20_par_20_défaut">B.020</text:span><text:span text:style-name="texte_20_par_20_défaut"><text:span text:style-name="T624"><text:tab/><text:tab/>Elle n’aime pas le cinéma français.<text:tab/><text:tab/><text:tab/><text:tab/> <text:tab/> <text:s text:c="7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3</text:span></text:span><text:span text:style-name="référence"><text:span text:style-name="T89">)</text:span></text:span></text:p>
      <text:p text:style-name="P322"><text:span text:style-name="texte_20_par_20_défaut"><text:span text:style-name="T104">B.021</text:span></text:span><text:span text:style-name="texte_20_par_20_défaut"><text:span text:style-name="T103"><text:tab/><text:tab/></text:span></text:span><text:span text:style-name="texte_20_par_20_défaut"><text:span text:style-name="T493">Personne ne l’a écoutée.<text:tab/></text:span></text:span><text:span text:style-name="texte_20_par_20_défaut"><text:span text:style-name="T103"><text:tab/><text:tab/><text:tab/><text:tab/> <text:tab/> <text:s text:c="7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3</text:span></text:span><text:span text:style-name="référence"><text:span text:style-name="T89">)</text:span></text:span></text:p>
      <text:p text:style-name="P322"><text:span text:style-name="texte_20_par_20_défaut"><text:span text:style-name="T104">B.022</text:span></text:span><text:span text:style-name="texte_20_par_20_défaut"><text:span text:style-name="T103"><text:tab/><text:tab/></text:span></text:span><text:span text:style-name="texte_20_par_20_défaut"><text:span text:style-name="T493">Aucun détail ne lui échappe.<text:tab/></text:span></text:span><text:span text:style-name="texte_20_par_20_défaut"><text:span text:style-name="T103"><text:tab/><text:tab/><text:tab/><text:tab/> <text:tab/> <text:s text:c="7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3</text:span></text:span><text:span text:style-name="référence"><text:span text:style-name="T89">)</text:span></text:span></text:p>
      <text:p text:style-name="P323"><text:span text:style-name="texte_20_par_20_défaut"><text:span text:style-name="T104">B.023</text:span></text:span><text:span text:style-name="texte_20_par_20_défaut"><text:span text:style-name="T103"><text:tab/><text:tab/></text:span></text:span><text:span text:style-name="texte_20_par_20_défaut"><text:span text:style-name="T494">Elle ne travaille jamais</text:span></text:span><text:span text:style-name="texte_20_par_20_défaut"><text:span text:style-name="T493">.<text:tab/></text:span></text:span><text:span text:style-name="texte_20_par_20_défaut"><text:span text:style-name="T103"><text:tab/><text:tab/><text:tab/><text:tab/> <text:tab/> <text:s text:c="7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</text:span></text:span><text:span text:style-name="référence"><text:span text:style-name="T107">4</text:span></text:span><text:span text:style-name="référence"><text:span text:style-name="T89">)</text:span></text:span></text:p>
      <text:p text:style-name="P324"><text:span text:style-name="texte_20_par_20_défaut"><text:span text:style-name="T104">B.024</text:span></text:span><text:span text:style-name="texte_20_par_20_défaut"><text:span text:style-name="T106"> </text:span></text:span><text:span text:style-name="danger"><text:span text:style-name="T461">(!)</text:span></text:span><text:span text:style-name="texte_20_par_20_défaut"><text:span text:style-name="T103"><text:tab/></text:span></text:span><text:span text:style-name="texte_20_par_20_défaut"><text:span text:style-name="T495">Je n’aime que les films français</text:span></text:span><text:span text:style-name="texte_20_par_20_défaut"><text:span text:style-name="T493">.</text:span></text:span><text:span text:style-name="texte_20_par_20_défaut"><text:span text:style-name="T103"><text:tab/><text:tab/><text:tab/><text:tab/> <text:tab/> <text:s text:c="7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</text:span></text:span><text:span text:style-name="référence"><text:span text:style-name="T107">4</text:span></text:span><text:span text:style-name="référence"><text:span text:style-name="T89">)</text:span></text:span></text:p>
      <text:p text:style-name="P114"><text:span text:style-name="référence"><text:span text:style-name="T582"/></text:span></text:p>
      <text:p text:style-name="P35"><text:span text:style-name="texte_20_par_20_défaut"><text:span text:style-name="T248">■ </text:span></text:span><text:span text:style-name="T434">phrase complexe par subordination</text:span><text:span text:style-name="T433"> </text:span><text:span text:style-name="texte_20_par_20_défaut"><text:span text:style-name="T248">■</text:span></text:span></text:p>
      <text:p text:style-name="P121"><text:span text:style-name="texte_20_par_20_défaut"><text:span text:style-name="T195">B.025</text:span></text:span><text:span text:style-name="texte_20_par_20_défaut"><text:span text:style-name="T195"><text:tab/><text:tab/></text:span></text:span><text:span text:style-name="texte_20_par_20_défaut"><text:span text:style-name="T196">Le facteur distribue le courrier quand le jour se lève.</text:span></text:span><text:span text:style-name="texte_20_par_20_défaut"><text:span text:style-name="T195"><text:tab/><text:tab/> <text:s text:c="5"/></text:span></text:span><text:span text:style-name="référence"><text:span text:style-name="T89">TG(I.2.1, p</text:span></text:span><text:span text:style-name="référence"><text:span text:style-name="T91">p</text:span></text:span><text:span text:style-name="référence"><text:span text:style-name="T89">. 22-</text:span></text:span><text:span text:style-name="référence"><text:span text:style-name="T91">23</text:span></text:span><text:span text:style-name="référence"><text:span text:style-name="T89">)</text:span></text:span></text:p>
      <text:p text:style-name="P133"><text:span text:style-name="texte_20_par_20_défaut"><text:span text:style-name="T88">B.026</text:span></text:span><text:span text:style-name="texte_20_par_20_défaut"><text:span text:style-name="T95"> </text:span></text:span><text:span text:style-name="danger"><text:span text:style-name="T461">(!)</text:span></text:span><text:span text:style-name="texte_20_par_20_défaut"><text:span text:style-name="T88"><text:tab/></text:span></text:span><text:span text:style-name="texte_20_par_20_défaut"><text:span text:style-name="T492">Un sportif qui est fatigué doit se reposer.<text:tab/><text:tab/></text:span></text:span><text:span text:style-name="texte_20_par_20_défaut"><text:span text:style-name="T88"><text:tab/><text:tab/> </text:span></text:span><text:span text:style-name="référence"><text:span text:style-name="T85">TG(I.</text:span></text:span><text:span text:style-name="référence"><text:span text:style-name="T93">1</text:span></text:span><text:span text:style-name="référence"><text:span text:style-name="T86">.</text:span></text:span><text:span text:style-name="référence"><text:span text:style-name="T97">1 note 14</text:span></text:span><text:span text:style-name="référence"><text:span text:style-name="T85">, p</text:span></text:span><text:span text:style-name="référence"><text:span text:style-name="T86">. </text:span></text:span><text:span text:style-name="référence"><text:span text:style-name="T97">5</text:span></text:span><text:span text:style-name="référence"><text:span text:style-name="T222">2</text:span></text:span><text:span text:style-name="référence"><text:span text:style-name="T89">)</text:span></text:span></text:p>
      <text:p text:style-name="Standard"><text:span text:style-name="texte_20_par_20_défaut"><text:span text:style-name="T88"/></text:span></text:p>
      <text:p text:style-name="P38"><text:span text:style-name="texte_20_par_20_défaut"><text:span text:style-name="T230">■ </text:span></text:span><text:span text:style-name="texte_20_par_20_défaut"><text:span text:style-name="T152">phrase complexe par </text:span></text:span><text:span text:style-name="texte_20_par_20_défaut"><text:span text:style-name="T496">coordination</text:span></text:span><text:span text:style-name="texte_20_par_20_défaut"><text:span text:style-name="T153"> </text:span></text:span><text:span text:style-name="texte_20_par_20_défaut"><text:span text:style-name="T230">■</text:span></text:span></text:p>
      <text:p text:style-name="P134"><text:span text:style-name="texte_20_par_20_défaut"><text:span text:style-name="T88">B.027</text:span></text:span><text:span text:style-name="texte_20_par_20_défaut"><text:span text:style-name="T96"> </text:span></text:span><text:span text:style-name="texte_20_par_20_défaut"><text:span text:style-name="T88"><text:tab/><text:tab/></text:span></text:span><text:span text:style-name="texte_20_par_20_défaut"><text:span text:style-name="T100">Le facteur distribue le courrier et il aime son travail.</text:span></text:span><text:span text:style-name="texte_20_par_20_défaut"><text:span text:style-name="T88"><text:tab/> <text:s text:c="3"/><text:tab/> <text:s text:c="5"/></text:span></text:span><text:span text:style-name="référence"><text:span text:style-name="T85">TG(I.</text:span></text:span><text:span text:style-name="référence"><text:span text:style-name="T101">2</text:span></text:span><text:span text:style-name="référence"><text:span text:style-name="T86">.</text:span></text:span><text:span text:style-name="référence"><text:span text:style-name="T101">3</text:span></text:span><text:span text:style-name="référence"><text:span text:style-name="T85">, p</text:span></text:span><text:span text:style-name="référence"><text:span text:style-name="T102">p</text:span></text:span><text:span text:style-name="référence"><text:span text:style-name="T86">. </text:span></text:span><text:span text:style-name="référence"><text:span text:style-name="T100">24-</text:span></text:span><text:span text:style-name="référence"><text:span text:style-name="T102">25</text:span></text:span><text:span text:style-name="référence"><text:span text:style-name="T89">)</text:span></text:span></text:p>
      <text:p text:style-name="P150"><text:span text:style-name="titre_20_avec_20_numéro"><text:s/>B.001 </text:span></text:p>
      <text:p text:style-name="P49"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P93"/>
      <text:p text:style-name="P28"><text:span text:style-name="phrase_20_analysée_20__28_gros_20_caractère_29_">Le </text:span><text:span text:style-name="phrase_20_analysée_20__28_gros_20_caractère_29_"><text:span text:style-name="T413">facteur travaille.</text:span></text:span></text:p>
      <text:p text:style-name="P93"/>
      <text:p text:style-name="P93"/>
      <text:p text:style-name="P93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168"><text:span text:style-name="texte_20_par_20_défaut"><text:span text:style-name="T225">•</text:span></text:span> <text:span text:style-name="exemple"><text:span text:style-name="T266">Le</text:span></text:span><text:span text:style-name="T266"> <text:tab/><text:tab/><text:tab/><text:tab/><text:tab/></text:span><text:span text:style-name="texte_20_par_20_défaut"><text:span text:style-name="T266">:<text:tab/>article défini</text:span></text:span></text:p>
      <text:p text:style-name="P215"><text:span text:style-name="texte_20_par_20_défaut"><text:span text:style-name="T225">•</text:span></text:span> <text:span text:style-name="exemple"><text:span text:style-name="T326">facteur</text:span></text:span><text:span text:style-name="T266"><text:tab/><text:tab/><text:tab/><text:tab/></text:span><text:span text:style-name="texte_20_par_20_défaut"><text:span text:style-name="T266">:<text:tab/>nom commun</text:span></text:span></text:p>
      <text:p text:style-name="P215"><text:span text:style-name="texte_20_par_20_défaut"><text:span text:style-name="T225">•</text:span></text:span> <text:span text:style-name="exemple"><text:span text:style-name="T326">travaille</text:span></text:span><text:span text:style-name="T267"><text:tab/><text:tab/><text:tab/><text:tab/></text:span><text:span text:style-name="texte_20_par_20_défaut"><text:span text:style-name="T267">:<text:tab/>verbe </text:span></text:span><text:span text:style-name="texte_20_par_20_défaut"><text:span text:style-name="T446">(</text:span></text:span><text:span text:style-name="texte_20_par_20_défaut"><text:span text:style-name="T498">travailler </text:span></text:span><text:span text:style-name="texte_20_par_20_défaut"><text:span text:style-name="T446">: indicatif.présent.3S)</text:span></text:span></text:p>
      <text:p text:style-name="P93"/>
      <text:p text:style-name="P99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187"><text:span text:style-name="texte_20_par_20_défaut"><text:span text:style-name="T225">•</text:span></text:span> <text:span text:style-name="exemple"><text:span text:style-name="T266">Le </text:span></text:span><text:span text:style-name="exemple"><text:span text:style-name="T570">facteur</text:span></text:span><text:span text:style-name="T266"><text:tab/><text:tab/><text:tab/><text:tab/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192"><text:span text:style-name="texte_20_par_20_défaut"><text:span text:style-name="T259">•</text:span></text:span><text:span text:style-name="exemple"><text:span text:style-name="T327"> </text:span></text:span><text:span text:style-name="exemple"><text:span text:style-name="T357">travaille</text:span></text:span><text:span text:style-name="exemple"><text:span text:style-name="T356"><text:tab/><text:tab/><text:tab/><text:tab/></text:span></text:span><text:span text:style-name="texte_20_par_20_défaut"><text:span text:style-name="T29">:<text:tab/></text:span></text:span><text:span text:style-name="texte_20_par_20_défaut"><text:span text:style-name="T516">groupe verbal</text:span></text:span></text:p>
      <text:p text:style-name="P226"><text:span text:style-name="texte_20_par_20_défaut"/></text:p>
      <text:p text:style-name="P93"><text:span text:style-name="texte_20_par_20_défaut"><text:span text:style-name="T423">Analyse des fonctions</text:span></text:span></text:p>
      <text:p text:style-name="P215"><text:span text:style-name="texte_20_par_20_défaut"><text:span text:style-name="T225">•</text:span></text:span> <text:span text:style-name="exemple"><text:span text:style-name="T327">Le facteur</text:span></text:span><text:tab/><text:tab/><text:tab/><text:tab/><text:span text:style-name="texte_20_par_20_défaut">:<text:tab/>sujet de </text:span><text:span text:style-name="exemple"><text:span text:style-name="T327">travaille</text:span></text:span></text:p>
      <text:p text:style-name="P140"/>
      <text:p text:style-name="P13"><text:span text:style-name="texte_20_par_20_défaut">Analyse des propositions</text:span></text:p>
      <text:p text:style-name="P168"><text:span text:style-name="texte_20_par_20_défaut">La phrase contient une seule proposition : il s’agit par conséquent d’une phrase simple.</text:span></text:p>
      <text:p text:style-name="P360"><text:span text:style-name="texte_20_par_20_défaut"><text:span text:style-name="T633">L’unique proposition est une proposition indépendante.</text:span></text:span></text:p>
      <text:p text:style-name="P93"/>
      <text:p text:style-name="P93"><text:span text:style-name="texte_20_par_20_défaut"><text:span text:style-name="T423">Analyse du type et de la forme de la phrase</text:span></text:span></text:p>
      <text:p text:style-name="P168"><text:span text:style-name="texte_20_par_20_défaut">La phrase est de type déclaratif et n’a pas de forme particulière.</text:span></text:p>
      <text:p text:style-name="P93"><text:span text:style-name="titre_20_avec_20_numéro"/></text:p>
      <text:p text:style-name="P268"><text:span text:style-name="titre_20_avec_20_numéro"><text:s/>B.002 </text:span></text:p>
      <text:p text:style-name="P49"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P94"/>
      <text:p text:style-name="P29"><text:span text:style-name="phrase_20_analysée_20__28_gros_20_caractère_29_">Le </text:span><text:span text:style-name="phrase_20_analysée_20__28_gros_20_caractère_29_"><text:span text:style-name="T413">facteur </text:span></text:span><text:span text:style-name="phrase_20_analysée_20__28_gros_20_caractère_29_"><text:span text:style-name="T414">distribue le courrier</text:span></text:span><text:span text:style-name="phrase_20_analysée_20__28_gros_20_caractère_29_"><text:span text:style-name="T413">.</text:span></text:span></text:p>
      <text:p text:style-name="P94"/>
      <text:p text:style-name="P94"/>
      <text:p text:style-name="P94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169"><text:span text:style-name="texte_20_par_20_défaut"><text:span text:style-name="T225">•</text:span></text:span> <text:span text:style-name="exemple"><text:span text:style-name="T266">Le</text:span></text:span><text:span text:style-name="T266"> <text:tab/><text:tab/><text:tab/><text:tab/><text:tab/></text:span><text:span text:style-name="texte_20_par_20_défaut"><text:span text:style-name="T266">:<text:tab/>article défini</text:span></text:span></text:p>
      <text:p text:style-name="P216"><text:span text:style-name="texte_20_par_20_défaut"><text:span text:style-name="T225">•</text:span></text:span> <text:span text:style-name="exemple"><text:span text:style-name="T326">facteur</text:span></text:span><text:span text:style-name="T266"><text:tab/><text:tab/><text:tab/><text:tab/></text:span><text:span text:style-name="texte_20_par_20_défaut"><text:span text:style-name="T266">:<text:tab/>nom commun</text:span></text:span></text:p>
      <text:p text:style-name="P216"><text:span text:style-name="texte_20_par_20_défaut"><text:span text:style-name="T225">•</text:span></text:span> <text:span text:style-name="exemple"><text:span text:style-name="T328">distribue</text:span></text:span><text:span text:style-name="T267"><text:tab/><text:tab/><text:tab/><text:tab/></text:span><text:span text:style-name="texte_20_par_20_défaut"><text:span text:style-name="T267">:<text:tab/>verbe </text:span></text:span><text:span text:style-name="texte_20_par_20_défaut"><text:span text:style-name="T446">(</text:span></text:span><text:span text:style-name="texte_20_par_20_défaut"><text:span text:style-name="T499">distribuer</text:span></text:span><text:span text:style-name="texte_20_par_20_défaut"><text:span text:style-name="T498"> </text:span></text:span><text:span text:style-name="texte_20_par_20_défaut"><text:span text:style-name="T446">: indicatif.présent.3S)</text:span></text:span></text:p>
      <text:p text:style-name="P170"><text:span text:style-name="texte_20_par_20_défaut"><text:span text:style-name="T225">•</text:span></text:span> <text:span text:style-name="exemple"><text:span text:style-name="T561">le</text:span></text:span><text:span text:style-name="T266"> <text:tab/><text:tab/><text:tab/><text:tab/><text:tab/></text:span><text:span text:style-name="texte_20_par_20_défaut"><text:span text:style-name="T266">:<text:tab/>article défini</text:span></text:span></text:p>
      <text:p text:style-name="P217"><text:span text:style-name="texte_20_par_20_défaut"><text:span text:style-name="T225">•</text:span></text:span><text:span text:style-name="texte_20_par_20_défaut"> </text:span><text:span text:style-name="exemple"><text:span text:style-name="T329">courrier</text:span></text:span><text:span text:style-name="texte_20_par_20_défaut"><text:span text:style-name="T266"><text:tab/><text:tab/><text:tab/><text:tab/>:<text:tab/>nom commun</text:span></text:span></text:p>
      <text:p text:style-name="P94"/>
      <text:p text:style-name="P274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27"><text:span text:style-name="texte_20_par_20_défaut"><text:span text:style-name="T225">•</text:span></text:span> <text:span text:style-name="exemple"><text:span text:style-name="T266">Le </text:span></text:span><text:span text:style-name="exemple"><text:span text:style-name="T570">facteur</text:span></text:span><text:span text:style-name="T266"><text:tab/><text:tab/><text:tab/><text:tab/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227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571">le</text:span></text:span><text:span text:style-name="exemple"><text:span text:style-name="T266"> </text:span></text:span><text:span text:style-name="exemple"><text:span text:style-name="T342">courrier</text:span></text:span><text:span text:style-name="texte_20_par_20_défaut"><text:span text:style-name="T505"><text:tab/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192"><text:span text:style-name="texte_20_par_20_défaut"><text:span text:style-name="T259">•</text:span></text:span><text:span text:style-name="exemple"><text:span text:style-name="T327"> </text:span></text:span><text:span text:style-name="exemple"><text:span text:style-name="T358">distribue le courrier</text:span></text:span><text:span text:style-name="exemple"><text:span text:style-name="T356"><text:tab/><text:tab/><text:tab/></text:span></text:span><text:span text:style-name="texte_20_par_20_défaut"><text:span text:style-name="T570">:<text:tab/>groupe verbal</text:span></text:span></text:p>
      <text:p text:style-name="P227"><text:span text:style-name="texte_20_par_20_défaut"><text:span text:style-name="T509"/></text:span></text:p>
      <text:p text:style-name="P94"><text:span text:style-name="texte_20_par_20_défaut"><text:span text:style-name="T423">Analyse des fonctions</text:span></text:span></text:p>
      <text:p text:style-name="P216"><text:span text:style-name="texte_20_par_20_défaut"><text:span text:style-name="T225">•</text:span></text:span> <text:span text:style-name="exemple"><text:span text:style-name="T327">Le facteur</text:span></text:span><text:tab/><text:tab/><text:tab/><text:tab/><text:span text:style-name="texte_20_par_20_défaut">:<text:tab/>sujet de </text:span><text:span text:style-name="exemple"><text:span text:style-name="T330">distribue</text:span></text:span></text:p>
      <text:p text:style-name="P218"><text:span text:style-name="texte_20_par_20_défaut"><text:span text:style-name="T259">•</text:span></text:span><text:span text:style-name="exemple"><text:span text:style-name="T327"> </text:span></text:span><text:span text:style-name="exemple"><text:span text:style-name="T330">le courrier</text:span></text:span><text:span text:style-name="exemple"><text:span text:style-name="T327"><text:tab/><text:tab/><text:tab/><text:tab/></text:span></text:span><text:span text:style-name="texte_20_par_20_défaut">:</text:span><text:span text:style-name="texte_20_par_20_défaut"><text:span text:style-name="T27"><text:tab/></text:span></text:span><text:span text:style-name="texte_20_par_20_défaut">COD de </text:span><text:span text:style-name="exemple"><text:span text:style-name="T330">distribue</text:span></text:span></text:p>
      <text:p text:style-name="P141"/>
      <text:p text:style-name="P14"><text:span text:style-name="texte_20_par_20_défaut">Analyse des propositions</text:span></text:p>
      <text:p text:style-name="P169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94"><text:span text:style-name="texte_20_par_20_défaut"><text:span text:style-name="T423">Analyse du type et de la forme de la phrase</text:span></text:span></text:p>
      <text:p text:style-name="P216"><text:span text:style-name="texte_20_par_20_défaut">La phrase est de type déclaratif et n’a pas de forme particulière.</text:span></text:p>
      <text:p text:style-name="P269"><text:span text:style-name="titre_20_avec_20_numéro"><text:s/>B.003 </text:span></text:p>
      <text:p text:style-name="P49"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P95"/>
      <text:p text:style-name="P30"><text:span text:style-name="phrase_20_analysée_20__28_gros_20_caractère_29_">Le </text:span><text:span text:style-name="phrase_20_analysée_20__28_gros_20_caractère_29_"><text:span text:style-name="T413">facteur </text:span></text:span><text:span text:style-name="phrase_20_analysée_20__28_gros_20_caractère_29_"><text:span text:style-name="T415">parle à sa collègue.</text:span></text:span></text:p>
      <text:p text:style-name="P95"/>
      <text:p text:style-name="P95"/>
      <text:p text:style-name="P95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171"><text:span text:style-name="texte_20_par_20_défaut"><text:span text:style-name="T225">•</text:span></text:span> <text:span text:style-name="exemple"><text:span text:style-name="T266">Le</text:span></text:span><text:span text:style-name="T266"> <text:tab/><text:tab/><text:tab/><text:tab/><text:tab/></text:span><text:span text:style-name="texte_20_par_20_défaut"><text:span text:style-name="T266">:<text:tab/>article défini</text:span></text:span></text:p>
      <text:p text:style-name="P219"><text:span text:style-name="texte_20_par_20_défaut"><text:span text:style-name="T225">•</text:span></text:span> <text:span text:style-name="exemple"><text:span text:style-name="T326">facteur</text:span></text:span><text:span text:style-name="T266"><text:tab/><text:tab/><text:tab/><text:tab/></text:span><text:span text:style-name="texte_20_par_20_défaut"><text:span text:style-name="T266">:<text:tab/>nom commun</text:span></text:span></text:p>
      <text:p text:style-name="P219"><text:span text:style-name="texte_20_par_20_défaut"><text:span text:style-name="T225">•</text:span></text:span> <text:span text:style-name="exemple"><text:span text:style-name="T331">parle</text:span></text:span><text:span text:style-name="T267"><text:tab/><text:tab/><text:tab/><text:tab/><text:tab/></text:span><text:span text:style-name="texte_20_par_20_défaut"><text:span text:style-name="T267">:<text:tab/>verbe </text:span></text:span><text:span text:style-name="texte_20_par_20_défaut"><text:span text:style-name="T446">(</text:span></text:span><text:span text:style-name="texte_20_par_20_défaut"><text:span text:style-name="T500">parler</text:span></text:span><text:span text:style-name="texte_20_par_20_défaut"><text:span text:style-name="T498"> </text:span></text:span><text:span text:style-name="texte_20_par_20_défaut"><text:span text:style-name="T446">: indicatif.présent.3S)</text:span></text:span></text:p>
      <text:p text:style-name="P172"><text:span text:style-name="texte_20_par_20_défaut"><text:span text:style-name="T225">•</text:span></text:span><text:span text:style-name="texte_20_par_20_défaut"> </text:span><text:span text:style-name="exemple"><text:span text:style-name="T563">à</text:span></text:span><text:span text:style-name="texte_20_par_20_défaut"><text:span text:style-name="T266"> <text:tab/><text:tab/><text:tab/><text:tab/><text:tab/>:<text:tab/></text:span></text:span><text:span text:style-name="texte_20_par_20_défaut"><text:span text:style-name="T563">p</text:span></text:span><text:span text:style-name="texte_20_par_20_défaut"><text:span text:style-name="T501">réposition</text:span></text:span></text:p>
      <text:p text:style-name="P171"><text:span text:style-name="texte_20_par_20_défaut"><text:span text:style-name="T225">•</text:span></text:span> <text:span text:style-name="exemple"><text:span text:style-name="T562">sa</text:span></text:span><text:span text:style-name="T266"> <text:tab/><text:tab/><text:tab/><text:tab/><text:tab/></text:span><text:span text:style-name="texte_20_par_20_défaut"><text:span text:style-name="T266">:<text:tab/></text:span></text:span><text:span text:style-name="texte_20_par_20_défaut"><text:span text:style-name="T562">d</text:span></text:span><text:span text:style-name="texte_20_par_20_défaut"><text:span text:style-name="T500">éterminant possessif</text:span></text:span></text:p>
      <text:p text:style-name="P219"><text:span text:style-name="texte_20_par_20_défaut"><text:span text:style-name="T225">•</text:span></text:span><text:span text:style-name="texte_20_par_20_défaut"> </text:span><text:span text:style-name="exemple"><text:span text:style-name="T331">collègue</text:span></text:span><text:span text:style-name="texte_20_par_20_défaut"><text:span text:style-name="T266"><text:tab/><text:tab/><text:tab/><text:tab/>:<text:tab/>nom commun</text:span></text:span></text:p>
      <text:p text:style-name="P219"><text:span text:style-name="texte_20_par_20_défaut"/></text:p>
      <text:p text:style-name="P275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28"><text:span text:style-name="texte_20_par_20_défaut"><text:span text:style-name="T225">•</text:span></text:span> <text:span text:style-name="exemple"><text:span text:style-name="T266">Le </text:span></text:span><text:span text:style-name="exemple"><text:span text:style-name="T570">facteur</text:span></text:span><text:span text:style-name="T266"><text:tab/><text:tab/><text:tab/><text:tab/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228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572">à sa collègue</text:span></text:span><text:span text:style-name="texte_20_par_20_défaut"><text:span text:style-name="T505"><text:tab/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 </text:span></text:span><text:span text:style-name="texte_20_par_20_défaut"><text:span text:style-name="T510">prépositionnel</text:span></text:span></text:p>
      <text:p text:style-name="P192"><text:span text:style-name="texte_20_par_20_défaut"><text:span text:style-name="T259">•</text:span></text:span><text:span text:style-name="exemple"><text:span text:style-name="T327"> </text:span></text:span><text:span text:style-name="exemple"><text:span text:style-name="T359">parle à sa collègue</text:span></text:span><text:span text:style-name="exemple"><text:span text:style-name="T356"><text:tab/><text:tab/><text:tab/></text:span></text:span><text:span text:style-name="texte_20_par_20_défaut"><text:span text:style-name="T33">:</text:span></text:span><text:span text:style-name="texte_20_par_20_défaut"><text:span text:style-name="T28"><text:tab/></text:span></text:span><text:span text:style-name="texte_20_par_20_défaut"><text:span text:style-name="T33">groupe verbal</text:span></text:span></text:p>
      <text:p text:style-name="P95"/>
      <text:p text:style-name="P95"><text:span text:style-name="texte_20_par_20_défaut"><text:span text:style-name="T423">Analyse des fonctions</text:span></text:span></text:p>
      <text:p text:style-name="P219"><text:span text:style-name="texte_20_par_20_défaut"><text:span text:style-name="T225">•</text:span></text:span> <text:span text:style-name="exemple"><text:span text:style-name="T327">Le facteur</text:span></text:span><text:tab/><text:tab/><text:tab/><text:tab/><text:span text:style-name="texte_20_par_20_défaut">:<text:tab/>sujet de </text:span><text:span text:style-name="exemple"><text:span text:style-name="T332">parle</text:span></text:span></text:p>
      <text:p text:style-name="P219"><text:span text:style-name="texte_20_par_20_défaut"><text:span text:style-name="T259">•</text:span></text:span><text:span text:style-name="exemple"><text:span text:style-name="T327"> </text:span></text:span><text:span text:style-name="exemple"><text:span text:style-name="T332">à sa collègue</text:span></text:span><text:span text:style-name="exemple"><text:span text:style-name="T327"><text:tab/><text:tab/><text:tab/><text:tab/></text:span></text:span><text:span text:style-name="texte_20_par_20_défaut">:</text:span><text:span text:style-name="texte_20_par_20_défaut"><text:span text:style-name="T27"><text:tab/></text:span></text:span><text:span text:style-name="texte_20_par_20_défaut">CO</text:span><text:span text:style-name="texte_20_par_20_défaut"><text:span text:style-name="T564">I</text:span></text:span><text:span text:style-name="texte_20_par_20_défaut"> de </text:span><text:span text:style-name="exemple"><text:span text:style-name="T332">parle</text:span></text:span></text:p>
      <text:p text:style-name="P142"/>
      <text:p text:style-name="P15"><text:span text:style-name="texte_20_par_20_défaut">Analyse des propositions</text:span></text:p>
      <text:p text:style-name="P171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95"><text:span text:style-name="texte_20_par_20_défaut"><text:span text:style-name="T423">Analyse du type et de la forme de la phrase</text:span></text:span></text:p>
      <text:p text:style-name="P219"><text:span text:style-name="texte_20_par_20_défaut">La phrase est de type déclaratif et n’a pas de forme particulière.</text:span></text:p>
      <text:p text:style-name="P270"><text:span text:style-name="titre_20_avec_20_numéro"><text:s/>B.004 </text:span></text:p>
      <text:p text:style-name="P50"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P96"/>
      <text:p text:style-name="P31"><text:span text:style-name="phrase_20_analysée_20__28_gros_20_caractère_29_">Le </text:span><text:span text:style-name="phrase_20_analysée_20__28_gros_20_caractère_29_"><text:span text:style-name="T413">facteur </text:span></text:span><text:span text:style-name="phrase_20_analysée_20__28_gros_20_caractère_29_"><text:span text:style-name="T416">donne une lettre à sa voisine.</text:span></text:span></text:p>
      <text:p text:style-name="P96"/>
      <text:p text:style-name="P96"/>
      <text:p text:style-name="P96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173"><text:span text:style-name="texte_20_par_20_défaut"><text:span text:style-name="T225">•</text:span></text:span> <text:span text:style-name="exemple"><text:span text:style-name="T266">Le</text:span></text:span><text:span text:style-name="T266"> <text:tab/><text:tab/><text:tab/><text:tab/><text:tab/></text:span><text:span text:style-name="texte_20_par_20_défaut"><text:span text:style-name="T266">:<text:tab/>article défini</text:span></text:span></text:p>
      <text:p text:style-name="P220"><text:span text:style-name="texte_20_par_20_défaut"><text:span text:style-name="T225">•</text:span></text:span> <text:span text:style-name="exemple"><text:span text:style-name="T326">facteur</text:span></text:span><text:span text:style-name="T266"><text:tab/><text:tab/><text:tab/><text:tab/></text:span><text:span text:style-name="texte_20_par_20_défaut"><text:span text:style-name="T266">:<text:tab/>nom commun</text:span></text:span></text:p>
      <text:p text:style-name="P220"><text:span text:style-name="texte_20_par_20_défaut"><text:span text:style-name="T225">•</text:span></text:span> <text:span text:style-name="exemple"><text:span text:style-name="T333">donne</text:span></text:span><text:span text:style-name="T267"><text:tab/><text:tab/><text:tab/><text:tab/></text:span><text:span text:style-name="texte_20_par_20_défaut"><text:span text:style-name="T267">:<text:tab/>verbe </text:span></text:span><text:span text:style-name="texte_20_par_20_défaut"><text:span text:style-name="T446">(</text:span></text:span><text:span text:style-name="texte_20_par_20_défaut"><text:span text:style-name="T502">donner</text:span></text:span><text:span text:style-name="texte_20_par_20_défaut"><text:span text:style-name="T498"> </text:span></text:span><text:span text:style-name="texte_20_par_20_défaut"><text:span text:style-name="T446">: indicatif.présent.3S)</text:span></text:span></text:p>
      <text:p text:style-name="P174"><text:span text:style-name="texte_20_par_20_défaut"><text:span text:style-name="T225">•</text:span></text:span> <text:span text:style-name="exemple"><text:span text:style-name="T565">une</text:span></text:span><text:span text:style-name="T266"> <text:tab/><text:tab/><text:tab/><text:tab/><text:tab/></text:span><text:span text:style-name="texte_20_par_20_défaut"><text:span text:style-name="T266">:<text:tab/>article </text:span></text:span><text:span text:style-name="texte_20_par_20_défaut"><text:span text:style-name="T565">in</text:span></text:span><text:span text:style-name="texte_20_par_20_défaut"><text:span text:style-name="T266">défini</text:span></text:span></text:p>
      <text:p text:style-name="P221"><text:span text:style-name="texte_20_par_20_défaut"><text:span text:style-name="T225">•</text:span></text:span><text:span text:style-name="texte_20_par_20_défaut"> </text:span><text:span text:style-name="exemple"><text:span text:style-name="T335">lettre<text:tab/></text:span></text:span><text:span text:style-name="texte_20_par_20_défaut"><text:span text:style-name="T266"><text:tab/><text:tab/><text:tab/><text:tab/>:<text:tab/>nom commun</text:span></text:span></text:p>
      <text:p text:style-name="P173"><text:span text:style-name="texte_20_par_20_défaut"><text:span text:style-name="T225">•</text:span></text:span><text:span text:style-name="texte_20_par_20_défaut"> </text:span><text:span text:style-name="exemple"><text:span text:style-name="T563">à</text:span></text:span><text:span text:style-name="texte_20_par_20_défaut"><text:span text:style-name="T266"> <text:tab/><text:tab/><text:tab/><text:tab/><text:tab/>:<text:tab/></text:span></text:span><text:span text:style-name="texte_20_par_20_défaut"><text:span text:style-name="T563">p</text:span></text:span><text:span text:style-name="texte_20_par_20_défaut"><text:span text:style-name="T501">réposition</text:span></text:span></text:p>
      <text:p text:style-name="P173"><text:span text:style-name="texte_20_par_20_défaut"><text:span text:style-name="T225">•</text:span></text:span> <text:span text:style-name="exemple"><text:span text:style-name="T562">sa</text:span></text:span><text:span text:style-name="T266"> <text:tab/><text:tab/><text:tab/><text:tab/><text:tab/></text:span><text:span text:style-name="texte_20_par_20_défaut"><text:span text:style-name="T266">:<text:tab/></text:span></text:span><text:span text:style-name="texte_20_par_20_défaut"><text:span text:style-name="T562">d</text:span></text:span><text:span text:style-name="texte_20_par_20_défaut"><text:span text:style-name="T500">éterminant possessif</text:span></text:span></text:p>
      <text:p text:style-name="P220"><text:span text:style-name="texte_20_par_20_défaut"><text:span text:style-name="T225">•</text:span></text:span><text:span text:style-name="texte_20_par_20_défaut"> </text:span><text:span text:style-name="exemple"><text:span text:style-name="T334">voisine</text:span></text:span><text:span text:style-name="texte_20_par_20_défaut"><text:span text:style-name="T266"><text:tab/><text:tab/><text:tab/><text:tab/>:<text:tab/>nom commun</text:span></text:span></text:p>
      <text:p text:style-name="P220"><text:span text:style-name="texte_20_par_20_défaut"/></text:p>
      <text:p text:style-name="P288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42"><text:span text:style-name="texte_20_par_20_défaut"><text:span text:style-name="T225">•</text:span></text:span> <text:span text:style-name="exemple"><text:span text:style-name="T266">Le </text:span></text:span><text:span text:style-name="exemple"><text:span text:style-name="T570">facteur</text:span></text:span><text:span text:style-name="T266"><text:tab/><text:tab/><text:tab/><text:tab/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242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343">une lettre</text:span></text:span><text:span text:style-name="texte_20_par_20_défaut"><text:span text:style-name="T505"><text:tab/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242"><text:span text:style-name="texte_20_par_20_défaut"><text:span text:style-name="T259">•</text:span></text:span><text:span text:style-name="texte_20_par_20_défaut"><text:span text:style-name="T511"> </text:span></text:span><text:span text:style-name="exemple"><text:span text:style-name="T572">à sa </text:span></text:span><text:span text:style-name="exemple"><text:span text:style-name="T343">voisine<text:tab/></text:span></text:span><text:span text:style-name="texte_20_par_20_défaut"><text:span text:style-name="T512"><text:tab/><text:tab/><text:tab/></text:span></text:span><text:span text:style-name="texte_20_par_20_défaut"><text:span text:style-name="T29">:<text:tab/></text:span></text:span><text:span text:style-name="texte_20_par_20_défaut">groupe nominal prépositionnel</text:span></text:p>
      <text:p text:style-name="P192"><text:span text:style-name="texte_20_par_20_défaut"><text:span text:style-name="T259">•</text:span></text:span><text:span text:style-name="exemple"><text:span text:style-name="T327"> </text:span></text:span><text:span text:style-name="exemple"><text:span text:style-name="T360">donne une lettre à sa voisine</text:span></text:span><text:span text:style-name="exemple"><text:span text:style-name="T356"><text:tab/></text:span></text:span><text:span text:style-name="texte_20_par_20_défaut"><text:span text:style-name="T33">:</text:span></text:span><text:span text:style-name="texte_20_par_20_défaut"><text:span text:style-name="T28"><text:tab/></text:span></text:span><text:span text:style-name="texte_20_par_20_défaut"><text:span text:style-name="T33">groupe verbal</text:span></text:span></text:p>
      <text:p text:style-name="P96"/>
      <text:p text:style-name="P96"><text:span text:style-name="texte_20_par_20_défaut"><text:span text:style-name="T423">Analyse des fonctions</text:span></text:span></text:p>
      <text:p text:style-name="P220"><text:span text:style-name="texte_20_par_20_défaut"><text:span text:style-name="T225">•</text:span></text:span> <text:span text:style-name="exemple"><text:span text:style-name="T327">Le facteur</text:span></text:span><text:tab/><text:tab/><text:tab/><text:tab/><text:span text:style-name="texte_20_par_20_défaut">:<text:tab/>sujet de </text:span><text:span text:style-name="exemple"><text:span text:style-name="T334">donne</text:span></text:span></text:p>
      <text:p text:style-name="P222"><text:span text:style-name="texte_20_par_20_défaut"><text:span text:style-name="T259">•</text:span></text:span><text:span text:style-name="exemple"><text:span text:style-name="T327"> </text:span></text:span><text:span text:style-name="exemple"><text:span text:style-name="T336">une lettre</text:span></text:span><text:span text:style-name="exemple"><text:span text:style-name="T327"><text:tab/><text:tab/><text:tab/><text:tab/></text:span></text:span><text:span text:style-name="texte_20_par_20_défaut"><text:span text:style-name="T27">:<text:tab/></text:span></text:span><text:span text:style-name="texte_20_par_20_défaut">COD de </text:span><text:span text:style-name="exemple"><text:span text:style-name="T334">donne</text:span></text:span></text:p>
      <text:p text:style-name="P220"><text:span text:style-name="texte_20_par_20_défaut"><text:span text:style-name="T259">•</text:span></text:span><text:span text:style-name="exemple"><text:span text:style-name="T327"> </text:span></text:span><text:span text:style-name="exemple"><text:span text:style-name="T332">à sa </text:span></text:span><text:span text:style-name="exemple"><text:span text:style-name="T334">voisine</text:span></text:span><text:span text:style-name="exemple"><text:span text:style-name="T327"><text:tab/><text:tab/><text:tab/><text:tab/></text:span></text:span><text:span text:style-name="texte_20_par_20_défaut"><text:span text:style-name="T27">:<text:tab/></text:span></text:span><text:span text:style-name="texte_20_par_20_défaut">CO</text:span><text:span text:style-name="texte_20_par_20_défaut"><text:span text:style-name="T564">I</text:span></text:span><text:span text:style-name="texte_20_par_20_défaut"> de </text:span><text:span text:style-name="exemple"><text:span text:style-name="T334">donne</text:span></text:span></text:p>
      <text:p text:style-name="P143"/>
      <text:p text:style-name="P16"><text:span text:style-name="texte_20_par_20_défaut">Analyse des propositions</text:span></text:p>
      <text:p text:style-name="P173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96"><text:span text:style-name="texte_20_par_20_défaut"><text:span text:style-name="T423">Analyse du type et de la forme de la phrase</text:span></text:span></text:p>
      <text:p text:style-name="P220"><text:span text:style-name="texte_20_par_20_défaut">La phrase est de type déclaratif et n’a pas de forme particulière.</text:span></text:p>
      <text:p text:style-name="P271"><text:span text:style-name="titre_20_avec_20_numéro"><text:s/>B.005 </text:span></text:p>
      <text:p text:style-name="P51"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22">2.</text:span></text:span><text:span text:style-name="référence"><text:span text:style-name="T124">3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24">85</text:span></text:span><text:span text:style-name="référence"><text:span text:style-name="T115">)</text:span></text:span></text:p>
      <text:p text:style-name="P97"/>
      <text:p text:style-name="P32"><text:span text:style-name="phrase_20_analysée_20__28_gros_20_caractère_29_">Le </text:span><text:span text:style-name="phrase_20_analysée_20__28_gros_20_caractère_29_"><text:span text:style-name="T413">facteur </text:span></text:span><text:span text:style-name="phrase_20_analysée_20__28_gros_20_caractère_29_"><text:span text:style-name="T417">parle de ses vacances à sa collègue.</text:span></text:span></text:p>
      <text:p text:style-name="P97"/>
      <text:p text:style-name="P97"/>
      <text:p text:style-name="P97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166"><text:span text:style-name="texte_20_par_20_défaut"><text:span text:style-name="T225">•</text:span></text:span> <text:span text:style-name="exemple"><text:span text:style-name="T266">Le</text:span></text:span><text:span text:style-name="T266"> <text:tab/><text:tab/><text:tab/><text:tab/><text:tab/></text:span><text:span text:style-name="texte_20_par_20_défaut"><text:span text:style-name="T266">:<text:tab/>article défini</text:span></text:span></text:p>
      <text:p text:style-name="P223"><text:span text:style-name="texte_20_par_20_défaut"><text:span text:style-name="T225">•</text:span></text:span> <text:span text:style-name="exemple"><text:span text:style-name="T326">facteur</text:span></text:span><text:span text:style-name="T266"><text:tab/><text:tab/><text:tab/><text:tab/></text:span><text:span text:style-name="texte_20_par_20_défaut"><text:span text:style-name="T266">:<text:tab/>nom commun</text:span></text:span></text:p>
      <text:p text:style-name="P223"><text:span text:style-name="texte_20_par_20_défaut"><text:span text:style-name="T225">•</text:span></text:span> <text:span text:style-name="exemple"><text:span text:style-name="T337">parle<text:tab/></text:span></text:span><text:span text:style-name="T267"><text:tab/><text:tab/><text:tab/><text:tab/></text:span><text:span text:style-name="texte_20_par_20_défaut"><text:span text:style-name="T267">:<text:tab/>verbe </text:span></text:span><text:span text:style-name="texte_20_par_20_défaut"><text:span text:style-name="T446">(</text:span></text:span><text:span text:style-name="texte_20_par_20_défaut"><text:span text:style-name="T503">parler</text:span></text:span><text:span text:style-name="texte_20_par_20_défaut"><text:span text:style-name="T498"> </text:span></text:span><text:span text:style-name="texte_20_par_20_défaut"><text:span text:style-name="T446">: indicatif.présent.3S)</text:span></text:span></text:p>
      <text:p text:style-name="P166"><text:span text:style-name="texte_20_par_20_défaut"><text:span text:style-name="T225">•</text:span></text:span> <text:span text:style-name="exemple"><text:span text:style-name="T338">de</text:span></text:span><text:span text:style-name="T266"> <text:tab/><text:tab/><text:tab/><text:tab/><text:tab/></text:span><text:span text:style-name="texte_20_par_20_défaut"><text:span text:style-name="T266">:<text:tab/></text:span></text:span><text:span text:style-name="texte_20_par_20_défaut"><text:span text:style-name="T504">préposition</text:span></text:span></text:p>
      <text:p text:style-name="P175"><text:span text:style-name="texte_20_par_20_défaut"><text:span text:style-name="T225">•</text:span></text:span><text:span text:style-name="texte_20_par_20_défaut"><text:span text:style-name="T504"> </text:span></text:span><text:span text:style-name="exemple"><text:span text:style-name="T338">ses</text:span></text:span><text:span text:style-name="texte_20_par_20_défaut"><text:span text:style-name="T505"> <text:tab/><text:tab/><text:tab/><text:tab/><text:tab/></text:span></text:span><text:span text:style-name="texte_20_par_20_défaut"><text:span text:style-name="T266">:<text:tab/></text:span></text:span><text:span text:style-name="texte_20_par_20_défaut"><text:span text:style-name="T567">d</text:span></text:span><text:span text:style-name="texte_20_par_20_défaut"><text:span text:style-name="T504">éterminant possessif</text:span></text:span></text:p>
      <text:p text:style-name="P223"><text:span text:style-name="texte_20_par_20_défaut"><text:span text:style-name="T225">•</text:span></text:span><text:span text:style-name="texte_20_par_20_défaut"> </text:span><text:span text:style-name="exemple"><text:span text:style-name="T338">vacances</text:span></text:span><text:span text:style-name="texte_20_par_20_défaut"><text:span text:style-name="T266"><text:tab/><text:tab/><text:tab/><text:tab/>:<text:tab/>nom commun</text:span></text:span></text:p>
      <text:p text:style-name="P166"><text:span text:style-name="texte_20_par_20_défaut"><text:span text:style-name="T225">•</text:span></text:span><text:span text:style-name="texte_20_par_20_défaut"> </text:span><text:span text:style-name="exemple"><text:span text:style-name="T563">à</text:span></text:span><text:span text:style-name="texte_20_par_20_défaut"><text:span text:style-name="T266"> <text:tab/><text:tab/><text:tab/><text:tab/><text:tab/>:<text:tab/></text:span></text:span><text:span text:style-name="texte_20_par_20_défaut"><text:span text:style-name="T563">p</text:span></text:span><text:span text:style-name="texte_20_par_20_défaut"><text:span text:style-name="T501">réposition</text:span></text:span></text:p>
      <text:p text:style-name="P166"><text:span text:style-name="texte_20_par_20_défaut"><text:span text:style-name="T225">•</text:span></text:span> <text:span text:style-name="exemple"><text:span text:style-name="T562">sa</text:span></text:span><text:span text:style-name="T266"> <text:tab/><text:tab/><text:tab/><text:tab/><text:tab/></text:span><text:span text:style-name="texte_20_par_20_défaut"><text:span text:style-name="T266">:<text:tab/></text:span></text:span><text:span text:style-name="texte_20_par_20_défaut"><text:span text:style-name="T562">d</text:span></text:span><text:span text:style-name="texte_20_par_20_défaut"><text:span text:style-name="T500">éterminant possessif</text:span></text:span></text:p>
      <text:p text:style-name="P223"><text:span text:style-name="texte_20_par_20_défaut"><text:span text:style-name="T225">•</text:span></text:span><text:span text:style-name="texte_20_par_20_défaut"> </text:span><text:span text:style-name="exemple"><text:span text:style-name="T337">collègue</text:span></text:span><text:span text:style-name="texte_20_par_20_défaut"><text:span text:style-name="T266"><text:tab/><text:tab/><text:tab/><text:tab/>:<text:tab/>nom commun</text:span></text:span></text:p>
      <text:p text:style-name="P229"><text:span text:style-name="exemple"><text:span text:style-name="T334"/></text:span></text:p>
      <text:p text:style-name="P276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29"><text:span text:style-name="texte_20_par_20_défaut"><text:span text:style-name="T225">•</text:span></text:span> <text:span text:style-name="exemple"><text:span text:style-name="T266">Le </text:span></text:span><text:span text:style-name="exemple"><text:span text:style-name="T570">facteur</text:span></text:span><text:span text:style-name="T266"><text:tab/><text:tab/><text:tab/><text:tab/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229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344">de ses vacances</text:span></text:span><text:span text:style-name="texte_20_par_20_défaut"><text:span text:style-name="T505"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 </text:span></text:span><text:span text:style-name="texte_20_par_20_défaut"><text:span text:style-name="T515">prépositionnel</text:span></text:span></text:p>
      <text:p text:style-name="P229"><text:span text:style-name="texte_20_par_20_défaut"><text:span text:style-name="T259">•</text:span></text:span><text:span text:style-name="texte_20_par_20_défaut"><text:span text:style-name="T511"> </text:span></text:span><text:span text:style-name="exemple"><text:span text:style-name="T572">à sa </text:span></text:span><text:span text:style-name="exemple"><text:span text:style-name="T345">collègue</text:span></text:span><text:span text:style-name="exemple"><text:span text:style-name="T343"><text:tab/></text:span></text:span><text:span text:style-name="texte_20_par_20_défaut"><text:span text:style-name="T512"><text:tab/><text:tab/><text:tab/></text:span></text:span><text:span text:style-name="texte_20_par_20_défaut"><text:span text:style-name="T41">:</text:span></text:span><text:span text:style-name="texte_20_par_20_défaut"><text:span text:style-name="T29"><text:tab/></text:span></text:span><text:span text:style-name="texte_20_par_20_défaut">groupe nominal prépositionnel</text:span></text:p>
      <text:p text:style-name="P256"><text:span text:style-name="texte_20_par_20_défaut"><text:span text:style-name="T259">•</text:span></text:span><text:span text:style-name="exemple"><text:span text:style-name="T337"> </text:span></text:span><text:span text:style-name="exemple">parle de ses vacances à sa collègue </text:span><text:span text:style-name="texte_20_par_20_défaut"><text:span text:style-name="T30">:<text:tab/></text:span></text:span><text:span text:style-name="texte_20_par_20_défaut">groupe verbal</text:span></text:p>
      <text:p text:style-name="P256"><text:span text:style-name="texte_20_par_20_défaut"/></text:p>
      <text:p text:style-name="P97"><text:span text:style-name="texte_20_par_20_défaut"><text:span text:style-name="T423">Analyse des fonctions</text:span></text:span></text:p>
      <text:p text:style-name="P223"><text:span text:style-name="texte_20_par_20_défaut"><text:span text:style-name="T225">•</text:span></text:span> <text:span text:style-name="exemple"><text:span text:style-name="T327">Le facteur</text:span></text:span><text:tab/><text:tab/><text:tab/><text:tab/><text:span text:style-name="texte_20_par_20_défaut">:<text:tab/>sujet de </text:span><text:span text:style-name="exemple"><text:span text:style-name="T337">parle</text:span></text:span></text:p>
      <text:p text:style-name="P224"><text:span text:style-name="texte_20_par_20_défaut"><text:span text:style-name="T259">•</text:span></text:span><text:span text:style-name="exemple"><text:span text:style-name="T327"> </text:span></text:span><text:span text:style-name="exemple"><text:span text:style-name="T337">de ses vacances</text:span></text:span><text:span text:style-name="exemple"><text:span text:style-name="T327"><text:tab/><text:tab/><text:tab/></text:span></text:span><text:span text:style-name="texte_20_par_20_défaut"><text:span text:style-name="T27">:<text:tab/></text:span></text:span><text:span text:style-name="texte_20_par_20_défaut">CO</text:span><text:span text:style-name="texte_20_par_20_défaut"><text:span text:style-name="T566">I</text:span></text:span><text:span text:style-name="texte_20_par_20_défaut"> de </text:span><text:span text:style-name="exemple"><text:span text:style-name="T337">parle <text:s text:c="2"/></text:span></text:span><text:span text:style-name="exemple"><text:span text:style-name="T339"><text:tab/><text:tab/><text:tab/><text:tab/> <text:s text:c="4"/></text:span></text:span><text:span text:style-name="danger"><text:span text:style-name="T459">(!</text:span></text:span><text:span text:style-name="danger"><text:span text:style-name="T458">)</text:span></text:span></text:p>
      <text:p text:style-name="P223"><text:span text:style-name="texte_20_par_20_défaut"><text:span text:style-name="T259">•</text:span></text:span><text:span text:style-name="exemple"><text:span text:style-name="T327"> </text:span></text:span><text:span text:style-name="exemple"><text:span text:style-name="T332">à sa </text:span></text:span><text:span text:style-name="exemple"><text:span text:style-name="T337">collègue</text:span></text:span><text:span text:style-name="exemple"><text:span text:style-name="T327"><text:tab/><text:tab/><text:tab/><text:tab/></text:span></text:span><text:span text:style-name="texte_20_par_20_défaut"><text:span text:style-name="T27">:<text:tab/></text:span></text:span><text:span text:style-name="texte_20_par_20_défaut">CO</text:span><text:span text:style-name="texte_20_par_20_défaut"><text:span text:style-name="T564">I</text:span></text:span><text:span text:style-name="texte_20_par_20_défaut"> de </text:span><text:span text:style-name="exemple"><text:span text:style-name="T337">parle</text:span></text:span></text:p>
      <text:p text:style-name="P144"/>
      <text:p text:style-name="P17"><text:span text:style-name="texte_20_par_20_défaut">Analyse des propositions</text:span></text:p>
      <text:p text:style-name="P166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97"><text:span text:style-name="texte_20_par_20_défaut"><text:span text:style-name="T423">Analyse du type et de la forme de la phrase</text:span></text:span></text:p>
      <text:p text:style-name="P223"><text:span text:style-name="texte_20_par_20_défaut">La phrase est de type déclaratif et n’a pas de forme particulière.</text:span></text:p>
      <text:p text:style-name="P145"><text:span text:style-name="titre_20_avec_20_numéro"><text:s/>B.006 </text:span></text:p>
      <text:p text:style-name="Standard"/>
      <text:p text:style-name="Standard"/>
      <text:p text:style-name="P23"><text:span text:style-name="phrase_20_analysée_20__28_gros_20_caractère_29_">Le lundi, il propose un </text:span><text:span text:style-name="phrase_20_analysée_20__28_gros_20_caractère_29_"><text:span text:style-name="T268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157"><text:span text:style-name="texte_20_par_20_défaut"><text:span text:style-name="T225">•</text:span></text:span> <text:span text:style-name="exemple"><text:span text:style-name="T266">Le</text:span></text:span><text:span text:style-name="T266"> <text:tab/><text:tab/><text:tab/><text:tab/><text:tab/></text:span><text:span text:style-name="texte_20_par_20_défaut"><text:span text:style-name="T266">:<text:tab/>article défini</text:span></text:span></text:p>
      <text:p text:style-name="P201"><text:span text:style-name="texte_20_par_20_défaut"><text:span text:style-name="T225">•</text:span></text:span> <text:span text:style-name="exemple"><text:span text:style-name="T266">lundi</text:span></text:span><text:span text:style-name="T266"><text:tab/><text:tab/><text:tab/><text:tab/><text:tab/></text:span><text:span text:style-name="texte_20_par_20_défaut"><text:span text:style-name="T266">:<text:tab/>nom commun</text:span></text:span></text:p>
      <text:p text:style-name="P201"><text:span text:style-name="texte_20_par_20_défaut"><text:span text:style-name="T225">•</text:span></text:span> <text:span text:style-name="exemple"><text:span text:style-name="T267">il</text:span></text:span><text:span text:style-name="T267"><text:tab/><text:tab/><text:tab/><text:tab/><text:tab/></text:span><text:span text:style-name="texte_20_par_20_défaut"><text:span text:style-name="T267">:<text:tab/>pronom personnel</text:span></text:span></text:p>
      <text:p text:style-name="P201"><text:span text:style-name="texte_20_par_20_défaut"><text:span text:style-name="T225">•</text:span></text:span> <text:span text:style-name="exemple"><text:span text:style-name="T267">propose</text:span></text:span><text:span text:style-name="T267"><text:tab/><text:tab/><text:tab/><text:tab/></text:span><text:span text:style-name="texte_20_par_20_défaut"><text:span text:style-name="T267">:<text:tab/>verbe </text:span></text:span><text:span text:style-name="texte_20_par_20_défaut"><text:span text:style-name="T446">(proposer : indicatif.présent.3S)</text:span></text:span></text:p>
      <text:p text:style-name="P201"><text:span text:style-name="texte_20_par_20_défaut"><text:span text:style-name="T225">•</text:span></text:span> <text:span text:style-name="exemple"><text:span text:style-name="T267">un</text:span></text:span><text:span text:style-name="T267"><text:tab/><text:tab/><text:tab/><text:tab/><text:tab/></text:span><text:span text:style-name="texte_20_par_20_défaut"><text:span text:style-name="T267">:<text:tab/>article indéfini</text:span></text:span></text:p>
      <text:p text:style-name="P201"><text:span text:style-name="texte_20_par_20_défaut"><text:span text:style-name="T225">•</text:span></text:span> <text:span text:style-name="exemple"><text:span text:style-name="T268">nouveau</text:span></text:span><text:span text:style-name="T268"><text:tab/><text:tab/><text:tab/><text:tab/></text:span><text:span text:style-name="texte_20_par_20_défaut"><text:span text:style-name="T268">:<text:tab/>adjectif</text:span></text:span></text:p>
      <text:p text:style-name="P201"><text:span text:style-name="texte_20_par_20_défaut"><text:span text:style-name="T225">•</text:span></text:span> <text:span text:style-name="exemple"><text:span text:style-name="T267">jeu</text:span></text:span><text:span text:style-name="T267"><text:tab/><text:tab/><text:tab/><text:tab/><text:tab/></text:span><text:span text:style-name="texte_20_par_20_défaut"><text:span text:style-name="T267">:<text:tab/>nom commun</text:span></text:span></text:p>
      <text:p text:style-name="P201"><text:span text:style-name="texte_20_par_20_défaut"><text:span text:style-name="T225">•</text:span></text:span> <text:span text:style-name="exemple"><text:span text:style-name="T269">à</text:span></text:span><text:span text:style-name="T269"><text:tab/><text:tab/><text:tab/><text:tab/><text:tab/></text:span><text:span text:style-name="texte_20_par_20_défaut"><text:span text:style-name="T269">:<text:tab/>préposition</text:span></text:span></text:p>
      <text:p text:style-name="P201"><text:span text:style-name="texte_20_par_20_défaut"><text:span text:style-name="T225">•</text:span></text:span> <text:span text:style-name="exemple"><text:span text:style-name="T269">ses</text:span></text:span><text:span text:style-name="T269"><text:tab/><text:tab/><text:tab/><text:tab/><text:tab/></text:span><text:span text:style-name="texte_20_par_20_défaut"><text:span text:style-name="T269">:<text:tab/>déterminant possessif</text:span></text:span></text:p>
      <text:p text:style-name="P201"><text:span text:style-name="texte_20_par_20_défaut"><text:span text:style-name="T225">•</text:span></text:span> <text:span text:style-name="exemple">camarades</text:span><text:tab/><text:tab/><text:tab/><text:tab/><text:span text:style-name="texte_20_par_20_défaut">:<text:tab/>nom commun</text:span></text:p>
      <text:p text:style-name="P201"><text:span text:style-name="texte_20_par_20_défaut"/></text:p>
      <text:p text:style-name="P273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30"><text:span text:style-name="texte_20_par_20_défaut"><text:span text:style-name="T263">•</text:span></text:span><text:span text:style-name="texte_20_par_20_défaut"><text:span text:style-name="T423"> </text:span></text:span><text:span text:style-name="exemple">Le lundi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230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346">un nouveau jeu</text:span></text:span><text:span text:style-name="texte_20_par_20_défaut"><text:span text:style-name="T505"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230"><text:span text:style-name="texte_20_par_20_défaut"><text:span text:style-name="T259">•</text:span></text:span><text:span text:style-name="texte_20_par_20_défaut"><text:span text:style-name="T511"> </text:span></text:span><text:span text:style-name="exemple"><text:span text:style-name="T572">à s</text:span></text:span><text:span text:style-name="exemple"><text:span text:style-name="T573">es</text:span></text:span><text:span text:style-name="exemple"><text:span text:style-name="T572"> </text:span></text:span><text:span text:style-name="exemple"><text:span text:style-name="T346">camarades</text:span></text:span><text:span text:style-name="texte_20_par_20_défaut"><text:span text:style-name="T512"><text:tab/><text:tab/><text:tab/></text:span></text:span><text:span text:style-name="texte_20_par_20_défaut"><text:span text:style-name="T29">:<text:tab/></text:span></text:span><text:span text:style-name="texte_20_par_20_défaut">groupe nominal prépositionnel</text:span></text:p>
      <text:p text:style-name="P256"><text:span text:style-name="texte_20_par_20_défaut"><text:span text:style-name="T259">•</text:span></text:span><text:span text:style-name="exemple"><text:span text:style-name="T337"> </text:span></text:span><text:span text:style-name="exemple">propose un nouveau jeu à <text:tab/><text:tab/></text:span><text:span text:style-name="texte_20_par_20_défaut">:<text:tab/>groupe verbal</text:span></text:p>
      <text:p text:style-name="P256"><text:span text:style-name="exemple"><text:s text:c="3"/>ses camarades <text:tab/><text:tab/><text:tab/></text:span></text:p>
      <text:p text:style-name="P308"><text:span text:style-name="exemple"/></text:p>
      <text:p text:style-name="Standard"><text:span text:style-name="texte_20_par_20_défaut"><text:span text:style-name="T423">Analyse des fonctions</text:span></text:span></text:p>
      <text:p text:style-name="P157"><text:span text:style-name="texte_20_par_20_défaut"><text:span text:style-name="T225">•</text:span></text:span> <text:span text:style-name="exemple">Le lundi</text:span><text:tab/><text:tab/><text:tab/><text:tab/><text:span text:style-name="texte_20_par_20_défaut">:<text:tab/>CC de temps</text:span></text:p>
      <text:p text:style-name="P201"><text:span text:style-name="texte_20_par_20_défaut"><text:span text:style-name="T225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01"><text:span text:style-name="texte_20_par_20_défaut"><text:span text:style-name="T225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342"><text:span text:style-name="texte_20_par_20_défaut"><text:span text:style-name="T225">•</text:span></text:span><text:span text:style-name="exemple"> nouveau<text:tab/><text:tab/><text:tab/><text:tab/></text:span><text:span text:style-name="texte_20_par_20_défaut">:<text:tab/></text:span><text:span text:style-name="texte_20_par_20_défaut"><text:span text:style-name="T625">é</text:span></text:span><text:span text:style-name="texte_20_par_20_défaut"><text:span text:style-name="T539">pithète </text:span></text:span><text:span text:style-name="texte_20_par_20_défaut">de </text:span><text:span text:style-name="exemple"><text:span text:style-name="T363">jeu</text:span></text:span></text:p>
      <text:p text:style-name="P201"><text:span text:style-name="texte_20_par_20_défaut"><text:span text:style-name="T225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39"/>
      <text:p text:style-name="P5"><text:span text:style-name="texte_20_par_20_défaut">Analyse des propositions</text:span></text:p>
      <text:p text:style-name="P157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Standard"><text:span text:style-name="texte_20_par_20_défaut"><text:span text:style-name="T423">Analyse du type et de la forme de la phrase</text:span></text:span></text:p>
      <text:p text:style-name="P157"><text:span text:style-name="texte_20_par_20_défaut">La phrase est de type déclaratif et n’a pas de forme particulière.</text:span></text:p>
      <text:p text:style-name="Standard"/>
      <text:p text:style-name="Standard"/>
      <text:p text:style-name="Standard"/>
      <text:p text:style-name="P145"><text:span text:style-name="titre_20_avec_20_numéro"><text:s/>B.007 </text:span></text:p>
      <text:p text:style-name="Standard"/>
      <text:p text:style-name="Standard"/>
      <text:p text:style-name="P37"><text:span text:style-name="phrase_20_analysée_20__28_gros_20_caractère_29_"><text:span text:style-name="T276">Malheureusement i</text:span></text:span><text:span text:style-name="phrase_20_analysée_20__28_gros_20_caractère_29_"><text:span text:style-name="T275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57"><text:span text:style-name="texte_20_par_20_défaut"><text:span text:style-name="T226">•</text:span></text:span><text:span text:style-name="T48"> </text:span><text:span text:style-name="exemple"><text:span text:style-name="T277">malheureusement<text:tab/><text:tab/><text:tab/></text:span></text:span><text:span text:style-name="texte_20_par_20_défaut"><text:span text:style-name="T51">:<text:tab/></text:span></text:span><text:span text:style-name="texte_20_par_20_défaut"><text:span text:style-name="T52">adverbe</text:span></text:span></text:p>
      <text:p text:style-name="P201"><text:span text:style-name="texte_20_par_20_défaut"><text:span text:style-name="T225">•</text:span></text:span> <text:span text:style-name="exemple"><text:span text:style-name="T267">il</text:span></text:span><text:span text:style-name="T267"><text:tab/><text:tab/><text:tab/><text:tab/><text:tab/></text:span><text:span text:style-name="texte_20_par_20_défaut"><text:span text:style-name="T267">:<text:tab/>pronom personnel</text:span></text:span></text:p>
      <text:p text:style-name="P201"><text:span text:style-name="texte_20_par_20_défaut"><text:span text:style-name="T226">•</text:span></text:span><text:span text:style-name="T48"> </text:span><text:span text:style-name="exemple"><text:span text:style-name="T277">ne</text:span></text:span><text:span text:style-name="T53"><text:tab/><text:tab/><text:tab/><text:tab/><text:tab/></text:span><text:span text:style-name="texte_20_par_20_défaut"><text:span text:style-name="T53">:<text:tab/></text:span></text:span><text:span text:style-name="texte_20_par_20_défaut"><text:span text:style-name="T52">adverbe</text:span></text:span></text:p>
      <text:p text:style-name="P201"><text:span text:style-name="texte_20_par_20_défaut"><text:span text:style-name="T225">•</text:span></text:span><text:span text:style-name="T52"> </text:span><text:span text:style-name="exemple"><text:span text:style-name="T276">leur<text:tab/><text:tab/><text:tab/></text:span></text:span><text:span text:style-name="T267"><text:tab/><text:tab/></text:span><text:span text:style-name="texte_20_par_20_défaut"><text:span text:style-name="T267">:<text:tab/>pronom personnel</text:span></text:span></text:p>
      <text:p text:style-name="P206"><text:span text:style-name="texte_20_par_20_défaut"><text:span text:style-name="T225">•</text:span></text:span> <text:span text:style-name="exemple"><text:span text:style-name="T267">propose<text:tab/><text:tab/></text:span></text:span><text:span text:style-name="T267"><text:tab/><text:tab/></text:span><text:span text:style-name="texte_20_par_20_défaut"><text:span text:style-name="T267">:<text:tab/>verbe </text:span></text:span><text:span text:style-name="texte_20_par_20_défaut"><text:span text:style-name="T446">(proposer : indicatif.présent.3S)</text:span></text:span></text:p>
      <text:p text:style-name="P201"><text:span text:style-name="texte_20_par_20_défaut"><text:span text:style-name="T226">•</text:span></text:span><text:span text:style-name="T48"> </text:span><text:span text:style-name="exemple"><text:span text:style-name="T278">plus</text:span></text:span><text:span text:style-name="T53"><text:tab/><text:tab/><text:tab/><text:tab/><text:tab/></text:span><text:span text:style-name="texte_20_par_20_défaut"><text:span text:style-name="T53">:<text:tab/></text:span></text:span><text:span text:style-name="texte_20_par_20_défaut"><text:span text:style-name="T54">ad</text:span></text:span><text:span text:style-name="texte_20_par_20_défaut"><text:span text:style-name="T53">verbe</text:span></text:span></text:p>
      <text:p text:style-name="P201"><text:span text:style-name="texte_20_par_20_défaut"><text:span text:style-name="T226">•</text:span></text:span><text:span text:style-name="T55"> </text:span><text:span text:style-name="exemple"><text:span text:style-name="T278">le<text:tab/></text:span></text:span><text:span text:style-name="T55"><text:tab/><text:tab/><text:tab/><text:tab/></text:span><text:span text:style-name="texte_20_par_20_défaut"><text:span text:style-name="T55">:<text:tab/></text:span></text:span><text:span text:style-name="texte_20_par_20_défaut"><text:span text:style-name="T54">article défini</text:span></text:span></text:p>
      <text:p text:style-name="P201"><text:span text:style-name="texte_20_par_20_défaut"><text:span text:style-name="T226">•</text:span></text:span><text:span text:style-name="T55"> </text:span><text:span text:style-name="exemple"><text:span text:style-name="T278">mardi<text:tab/><text:tab/><text:tab/></text:span></text:span><text:span text:style-name="T55"><text:tab/></text:span><text:span text:style-name="texte_20_par_20_défaut"><text:span text:style-name="T55">:<text:tab/></text:span></text:span><text:span text:style-name="texte_20_par_20_défaut"><text:span text:style-name="T54">nom commun</text:span></text:span></text:p>
      <text:p text:style-name="P201"><text:span text:style-name="texte_20_par_20_défaut"><text:span text:style-name="T54"/></text:span></text:p>
      <text:p text:style-name="P277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31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347">le mardi<text:tab/></text:span></text:span><text:span text:style-name="texte_20_par_20_défaut"><text:span text:style-name="T505"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261"><text:span text:style-name="texte_20_par_20_défaut"><text:span text:style-name="T226">•</text:span></text:span><text:span text:style-name="exemple"><text:span text:style-name="T56"> </text:span></text:span><text:span text:style-name="exemple">ne leur propose plus le mardi</text:span><text:span text:style-name="exemple"><text:span text:style-name="T56"><text:tab/></text:span></text:span><text:span text:style-name="texte_20_par_20_défaut"><text:span text:style-name="T56">:<text:tab/></text:span></text:span><text:span text:style-name="texte_20_par_20_défaut"><text:span text:style-name="T72">groupe verbal</text:span></text:span></text:p>
      <text:p text:style-name="P316"><text:span text:style-name="texte_20_par_20_défaut"><text:span text:style-name="T72"/></text:span></text:p>
      <text:p text:style-name="P5"><text:span text:style-name="texte_20_par_20_défaut">Analyse des fonctions</text:span></text:p>
      <text:p text:style-name="P157"><text:span text:style-name="texte_20_par_20_défaut"><text:span text:style-name="T226">•</text:span></text:span><text:span text:style-name="exemple"><text:span text:style-name="T235"> </text:span></text:span><text:span text:style-name="exemple"><text:span text:style-name="T236">malheureusement</text:span></text:span><text:span text:style-name="T56"><text:tab/><text:tab/><text:tab/></text:span><text:span text:style-name="texte_20_par_20_défaut"><text:span text:style-name="T56">:<text:tab/>CC</text:span></text:span></text:p>
      <text:p text:style-name="P201"><text:span text:style-name="texte_20_par_20_défaut"><text:span text:style-name="T225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01"><text:span text:style-name="texte_20_par_20_défaut"><text:span text:style-name="T226">•</text:span></text:span><text:span text:style-name="exemple"><text:span text:style-name="T56"> </text:span></text:span><text:span text:style-name="exemple"><text:span text:style-name="T158">leur</text:span></text:span><text:span text:style-name="exemple"><text:span text:style-name="T56"><text:tab/><text:tab/><text:tab/><text:tab/><text:tab/></text:span></text:span><text:span text:style-name="texte_20_par_20_défaut"><text:span text:style-name="T56">:<text:tab/></text:span></text:span><text:span text:style-name="texte_20_par_20_défaut"><text:span text:style-name="T57">COI</text:span></text:span><text:span text:style-name="texte_20_par_20_défaut"><text:span text:style-name="T56"> de </text:span></text:span><text:span text:style-name="exemple">propose</text:span></text:p>
      <text:p text:style-name="P201"><text:span text:style-name="texte_20_par_20_défaut"><text:span text:style-name="T226">•</text:span></text:span><text:span text:style-name="T56"> </text:span><text:span text:style-name="exemple"><text:span text:style-name="T279">le mardi<text:tab/><text:tab/><text:tab/></text:span></text:span><text:span text:style-name="T56"><text:tab/></text:span><text:span text:style-name="texte_20_par_20_défaut"><text:span text:style-name="T56">:<text:tab/>COD de </text:span></text:span><text:span text:style-name="exemple"><text:span text:style-name="T159">propose</text:span></text:span></text:p>
      <text:p text:style-name="P201"/>
      <text:p text:style-name="P2"><text:span text:style-name="texte_20_par_20_défaut"><text:span text:style-name="T423">Analyse des propositions</text:span></text:span></text:p>
      <text:p text:style-name="P198"><text:span text:style-name="texte_20_par_20_défaut">La phrase contient une seule proposition : il s’agit par conséquent d’une phrase simple.</text:span></text:p>
      <text:p text:style-name="P370"><text:span text:style-name="texte_20_par_20_défaut"><text:span text:style-name="T633">L’unique proposition est une proposition indépendante.</text:span></text:span></text:p>
      <text:p text:style-name="P370"><text:span text:style-name="texte_20_par_20_défaut"/></text:p>
      <text:p text:style-name="P2"><text:span text:style-name="texte_20_par_20_défaut"><text:span text:style-name="T423">Analyse du type et de la forme de la phrase</text:span></text:span></text:p>
      <text:p text:style-name="P198"><text:span text:style-name="texte_20_par_20_défaut">La phrase est de type déclaratif et </text:span><text:span text:style-name="texte_20_par_20_défaut"><text:span text:style-name="T404">a une forme négative.</text:span></text:span></text:p>
      <text:p text:style-name="P369"><text:span text:style-name="référence"><text:span text:style-name="T115"/></text:span></text:p>
      <text:p text:style-name="P369"><text:span text:style-name="texte_20_par_20_défaut"><text:span text:style-name="T436">Analyse de la forme négative</text:span></text:span><text:span text:style-name="texte_20_par_20_défaut"><text:span text:style-name="T631"> : dans cette phrase la négation est </text:span></text:span><text:span text:style-name="texte_20_par_20_défaut"><text:span text:style-name="T436">partielle</text:span></text:span><text:span text:style-name="texte_20_par_20_défaut"><text:span text:style-name="T631"> <text:s text:c="9"/></text:span></text:span><text:span text:style-name="référence"><text:span text:style-name="T112">TG(</text:span></text:span><text:span text:style-name="référence"><text:span text:style-name="T129">I</text:span></text:span><text:span text:style-name="référence"><text:span text:style-name="T112">I.</text:span></text:span><text:span text:style-name="référence"><text:span text:style-name="T144">1</text:span></text:span><text:span text:style-name="référence"><text:span text:style-name="T122">.</text:span></text:span><text:span text:style-name="référence"><text:span text:style-name="T144">8.1</text:span></text:span><text:span text:style-name="référence"><text:span text:style-name="T112">, p.</text:span></text:span><text:span text:style-name="référence"><text:span text:style-name="T122"> </text:span></text:span><text:span text:style-name="référence"><text:span text:style-name="T144">7</text:span></text:span><text:span text:style-name="référence"><text:span text:style-name="T145">4</text:span></text:span><text:span text:style-name="référence"><text:span text:style-name="T115">)</text:span></text:span></text:p>
      <text:p text:style-name="P369"><text:span text:style-name="texte_20_par_20_défaut"><text:span text:style-name="T631">car elle porte </text:span></text:span><text:span text:style-name="texte_20_par_20_défaut"><text:span text:style-name="T635">ici </text:span></text:span><text:span text:style-name="texte_20_par_20_défaut"><text:span text:style-name="T631">sur un adverbe. </text:span></text:span><text:span text:style-name="exemple"><text:span text:style-name="T631">Malheureusement il ne leur propose plus le mardi</text:span></text:span><text:span text:style-name="texte_20_par_20_défaut"><text:span text:style-name="T631"> </text:span></text:span></text:p>
      <text:p text:style-name="P357"><text:span text:style-name="texte_20_par_20_défaut"><text:span text:style-name="T203">est en effet la négation de </text:span></text:span><text:span text:style-name="exemple"><text:span text:style-name="T203">Malheureusement il leur propose </text:span></text:span><text:span text:style-name="exemple"><text:span text:style-name="T374">encore</text:span></text:span><text:span text:style-name="exemple"><text:span text:style-name="T203"> le mardi</text:span></text:span><text:span text:style-name="texte_20_par_20_défaut"><text:span text:style-name="T203"> .</text:span></text:span></text:p>
      <text:p text:style-name="P145"><text:span text:style-name="titre_20_avec_20_numéro"><text:s/>B.008</text:span><text:span text:style-name="titre_20_avec_20_numéro"><text:span text:style-name="T407"> </text:span></text:span><text:span text:style-name="titre_20_avec_20_numéro"><text:s/></text:span></text:p>
      <text:p text:style-name="P48"><text:span text:style-name="référence"><text:span text:style-name="T190">GGF.1.1</text:span></text:span><text:span text:style-name="référence"><text:span text:style-name="T406">51</text:span></text:span></text:p>
      <text:p text:style-name="Standard"/>
      <text:p text:style-name="P23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57"><text:span text:style-name="texte_20_par_20_défaut"><text:span text:style-name="T226">•</text:span></text:span><text:span text:style-name="T48"> </text:span><text:span text:style-name="exemple"><text:span text:style-name="T281">Jea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propre</text:span></text:span></text:p>
      <text:p text:style-name="P206"><text:span text:style-name="texte_20_par_20_défaut"><text:span text:style-name="T226">•</text:span></text:span><text:span text:style-name="T48"> </text:span><text:span text:style-name="exemple"><text:span text:style-name="T281">attend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attendre</text:span><text:span text:style-name="texte_20_par_20_défaut"><text:span text:style-name="T440"> </text:span></text:span><text:span text:style-name="texte_20_par_20_défaut"><text:span text:style-name="T67">: indicatif.présent.3S)</text:span></text:span></text:p>
      <text:p text:style-name="P201"><text:span text:style-name="texte_20_par_20_défaut"><text:span text:style-name="T226">•</text:span></text:span><text:span text:style-name="T48"> </text:span><text:span text:style-name="exemple"><text:span text:style-name="T281">la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0">article défini</text:span></text:span></text:p>
      <text:p text:style-name="P201"><text:span text:style-name="texte_20_par_20_défaut"><text:span text:style-name="T226">•</text:span></text:span><text:span text:style-name="T48"> </text:span><text:span text:style-name="exemple"><text:span text:style-name="T281">nuit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commun</text:span></text:span></text:p>
      <text:p text:style-name="P201"><text:span text:style-name="texte_20_par_20_défaut"><text:span text:style-name="T63"/></text:span></text:p>
      <text:p text:style-name="P278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32"><text:span text:style-name="texte_20_par_20_défaut"><text:span text:style-name="T263">•</text:span></text:span><text:span text:style-name="texte_20_par_20_défaut"><text:span text:style-name="T423"> </text:span></text:span><text:span text:style-name="exemple">Jean<text:tab/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232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348">l</text:span></text:span><text:span text:style-name="exemple"><text:span text:style-name="T349">a nuit</text:span></text:span><text:span text:style-name="exemple"><text:span text:style-name="T348"><text:tab/></text:span></text:span><text:span text:style-name="texte_20_par_20_défaut"><text:span text:style-name="T505"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199"><text:span text:style-name="texte_20_par_20_défaut"><text:span text:style-name="T226">•</text:span></text:span><text:span text:style-name="exemple"><text:span text:style-name="T235"> </text:span></text:span><text:span text:style-name="exemple"><text:span text:style-name="T239">attend la nuit</text:span></text:span><text:span text:style-name="exemple"><text:span text:style-name="T403"><text:tab/><text:tab/><text:tab/></text:span></text:span><text:span text:style-name="texte_20_par_20_défaut"><text:span text:style-name="T56">:<text:tab/></text:span></text:span><text:span text:style-name="texte_20_par_20_défaut"><text:span text:style-name="T472">groupe verbal</text:span></text:span></text:p>
      <text:p text:style-name="P317"><text:span text:style-name="texte_20_par_20_défaut"><text:span text:style-name="T472"/></text:span></text:p>
      <text:p text:style-name="Standard"><text:span text:style-name="texte_20_par_20_défaut"><text:span text:style-name="T423">Analyse des fonctions</text:span></text:span></text:p>
      <text:p text:style-name="P157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8">Jean<text:tab/>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281">attend</text:span></text:span></text:p>
      <text:p text:style-name="P214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8">la nuit<text:tab/></text:span></text:span><text:span text:style-name="exemple"><text:span text:style-name="T159"><text:tab/><text:tab/><text:tab/></text:span></text:span><text:span text:style-name="texte_20_par_20_défaut"><text:span text:style-name="T56">:<text:tab/></text:span></text:span><text:span text:style-name="texte_20_par_20_défaut">COD de </text:span><text:span text:style-name="exemple"><text:span text:style-name="T281">attend <text:tab/><text:tab/><text:tab/><text:tab/> <text:s text:c="4"/></text:span></text:span><text:span text:style-name="danger"><text:span text:style-name="T458">(!)</text:span></text:span></text:p>
      <text:p text:style-name="P201"><text:tab/><text:tab/><text:tab/><text:tab/><text:tab/><text:tab/><text:span text:style-name="texte_20_par_20_défaut"><text:span text:style-name="T407">CC de temps<text:tab/><text:tab/></text:span></text:span></text:p>
      <text:p text:style-name="P201"/>
      <text:p text:style-name="P5"><text:span text:style-name="texte_20_par_20_défaut">Analyse des propositions</text:span></text:p>
      <text:p text:style-name="P157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Standard"><text:span text:style-name="texte_20_par_20_défaut"><text:span text:style-name="T423">Analyse du type et de la forme de la phrase</text:span></text:span></text:p>
      <text:p text:style-name="P157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exemple"/></text:p>
      <text:p text:style-name="Standard"><text:span text:style-name="titre_20_avec_20_numéro"><text:s/>B.009</text:span><text:span text:style-name="titre_20_avec_20_numéro"><text:span text:style-name="T407"> </text:span></text:span><text:span text:style-name="titre_20_avec_20_numéro"><text:s/></text:span></text:p>
      <text:p text:style-name="P48"><text:span text:style-name="référence"><text:span text:style-name="T190">GGF.1.1</text:span></text:span><text:span text:style-name="référence"><text:span text:style-name="T422">48</text:span></text:span></text:p>
      <text:p text:style-name="Standard"/>
      <text:p text:style-name="P23"><text:span text:style-name="phrase_20_analysée_20__28_gros_20_caractère_29_"><text:span text:style-name="T408">Paul tient un bâton</text:span></text:span><text:span text:style-name="phrase_20_analysée_20__28_gros_20_caractère_29_"><text:span text:style-name="T146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57"><text:span text:style-name="texte_20_par_20_défaut"><text:span text:style-name="T226">•</text:span></text:span><text:span text:style-name="T48"> </text:span><text:span text:style-name="exemple"><text:span text:style-name="T282">Paul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propre</text:span></text:span></text:p>
      <text:p text:style-name="P206"><text:span text:style-name="texte_20_par_20_défaut"><text:span text:style-name="T226">•</text:span></text:span><text:span text:style-name="T48"> </text:span><text:span text:style-name="exemple"><text:span text:style-name="T282">tient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tenir</text:span><text:span text:style-name="texte_20_par_20_défaut"><text:span text:style-name="T440"> </text:span></text:span><text:span text:style-name="texte_20_par_20_défaut"><text:span text:style-name="T67">: indicatif.présent.3S)</text:span></text:span></text:p>
      <text:p text:style-name="P201"><text:span text:style-name="texte_20_par_20_défaut"><text:span text:style-name="T226">•</text:span></text:span><text:span text:style-name="T48"> </text:span><text:span text:style-name="exemple"><text:span text:style-name="T282">u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0">article </text:span></text:span><text:span text:style-name="texte_20_par_20_défaut"><text:span text:style-name="T65">in</text:span></text:span><text:span text:style-name="texte_20_par_20_défaut"><text:span text:style-name="T60">défini</text:span></text:span></text:p>
      <text:p text:style-name="P201"><text:span text:style-name="texte_20_par_20_défaut"><text:span text:style-name="T226">•</text:span></text:span><text:span text:style-name="T48"> </text:span><text:span text:style-name="exemple"><text:span text:style-name="T282">bâto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commun</text:span></text:span></text:p>
      <text:p text:style-name="P201"><text:span text:style-name="texte_20_par_20_défaut"><text:span text:style-name="T63"/></text:span></text:p>
      <text:p text:style-name="P279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33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50">Paul</text:span></text:span><text:span text:style-name="exemple"><text:tab/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233"><text:span text:style-name="texte_20_par_20_défaut"><text:span text:style-name="T226">•</text:span></text:span><text:span text:style-name="texte_20_par_20_défaut"><text:span text:style-name="T468"> </text:span></text:span><text:span text:style-name="exemple"><text:span text:style-name="T301">un bâton</text:span></text:span><text:span text:style-name="texte_20_par_20_défaut"><text:span text:style-name="T469"><text:tab/><text:tab/><text:tab/><text:tab/></text:span></text:span><text:span text:style-name="texte_20_par_20_défaut"><text:span text:style-name="T51">:<text:tab/></text:span></text:span><text:span text:style-name="texte_20_par_20_défaut"><text:span text:style-name="T468">groupe nominal</text:span></text:span></text:p>
      <text:p text:style-name="P188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9">tient un bâton<text:tab/></text:span></text:span><text:span text:style-name="exemple"><text:span text:style-name="T403"><text:tab/><text:tab/></text:span></text:span><text:span text:style-name="texte_20_par_20_défaut"><text:span text:style-name="T56">:<text:tab/></text:span></text:span><text:span text:style-name="texte_20_par_20_défaut"><text:span text:style-name="T472">groupe verbal</text:span></text:span></text:p>
      <text:p text:style-name="P309"><text:span text:style-name="texte_20_par_20_défaut"><text:span text:style-name="T472"/></text:span></text:p>
      <text:p text:style-name="P5"><text:span text:style-name="texte_20_par_20_défaut">Analyse des fonctions</text:span></text:p>
      <text:p text:style-name="P157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9">Paul</text:span></text:span><text:span text:style-name="exemple"><text:span text:style-name="T378"><text:tab/>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283">tient</text:span></text:span></text:p>
      <text:p text:style-name="P201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9">un bâton</text:span></text:span><text:span text:style-name="exemple"><text:span text:style-name="T378"><text:tab/><text:tab/></text:span></text:span><text:span text:style-name="exemple"><text:span text:style-name="T159"><text:tab/><text:tab/></text:span></text:span><text:span text:style-name="texte_20_par_20_défaut"><text:span text:style-name="T56">:<text:tab/></text:span></text:span><text:span text:style-name="texte_20_par_20_défaut">COD de </text:span><text:span text:style-name="exemple"><text:span text:style-name="T282">tient</text:span></text:span></text:p>
      <text:p text:style-name="P201"/>
      <text:p text:style-name="P5"><text:span text:style-name="texte_20_par_20_défaut">Analyse des propositions</text:span></text:p>
      <text:p text:style-name="P157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Standard"><text:span text:style-name="texte_20_par_20_défaut"><text:span text:style-name="T423">Analyse du type et de la forme de la phrase.</text:span></text:span></text:p>
      <text:p text:style-name="P157"><text:span text:style-name="texte_20_par_20_défaut">La phrase est de type déclaratif et n’a pas de forme particulière.</text:span></text:p>
      <text:p text:style-name="P148"><text:span text:style-name="titre_20_avec_20_numéro"><text:s/>B.010</text:span><text:span text:style-name="titre_20_avec_20_numéro"><text:span text:style-name="T407"> </text:span></text:span><text:span text:style-name="titre_20_avec_20_numéro"><text:s/></text:span></text:p>
      <text:p text:style-name="P52"><text:span text:style-name="référence"><text:span text:style-name="T190">GGF.1.1</text:span></text:span><text:span text:style-name="référence"><text:span text:style-name="T422">48</text:span></text:span></text:p>
      <text:p text:style-name="P65"/>
      <text:p text:style-name="P24"><text:span text:style-name="phrase_20_analysée_20__28_gros_20_caractère_29_"><text:span text:style-name="T408">Paul tient </text:span></text:span><text:span text:style-name="phrase_20_analysée_20__28_gros_20_caractère_29_"><text:span text:style-name="T409">à ce projet.</text:span></text:span></text:p>
      <text:p text:style-name="P65"/>
      <text:p text:style-name="P65"/>
      <text:p text:style-name="P6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58"><text:span text:style-name="texte_20_par_20_défaut"><text:span text:style-name="T226">•</text:span></text:span><text:span text:style-name="T48"> </text:span><text:span text:style-name="exemple"><text:span text:style-name="T282">Paul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propre</text:span></text:span></text:p>
      <text:p text:style-name="P206"><text:span text:style-name="texte_20_par_20_défaut"><text:span text:style-name="T226">•</text:span></text:span><text:span text:style-name="T48"> </text:span><text:span text:style-name="exemple"><text:span text:style-name="T282">tient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tenir : </text:span><text:span text:style-name="texte_20_par_20_défaut"><text:span text:style-name="T67">indicatif.présent.3S)</text:span></text:span></text:p>
      <text:p text:style-name="P202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84">à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préposition</text:span></text:p>
      <text:p text:style-name="P202"><text:span text:style-name="texte_20_par_20_défaut"><text:span text:style-name="T226">•</text:span></text:span><text:span text:style-name="T48"> </text:span><text:span text:style-name="exemple"><text:span text:style-name="T284">c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déterminant démonstratif</text:span></text:p>
      <text:p text:style-name="P202"><text:span text:style-name="texte_20_par_20_défaut"><text:span text:style-name="T226">•</text:span></text:span><text:span text:style-name="T48"> </text:span><text:span text:style-name="exemple"><text:span text:style-name="T284">projet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commun</text:span></text:span></text:p>
      <text:p text:style-name="P202"><text:span text:style-name="texte_20_par_20_défaut"><text:span text:style-name="T63"/></text:span></text:p>
      <text:p text:style-name="P280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34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50">Paul</text:span></text:span><text:span text:style-name="exemple"><text:tab/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234"><text:span text:style-name="texte_20_par_20_défaut"><text:span text:style-name="T226">•</text:span></text:span><text:span text:style-name="texte_20_par_20_défaut"><text:span text:style-name="T468"> </text:span></text:span><text:span text:style-name="exemple"><text:span text:style-name="T302">à ce projet</text:span></text:span><text:span text:style-name="texte_20_par_20_défaut"><text:span text:style-name="T469"><text:tab/><text:tab/><text:tab/><text:tab/></text:span></text:span><text:span text:style-name="texte_20_par_20_défaut"><text:span text:style-name="T51">:<text:tab/></text:span></text:span><text:span text:style-name="texte_20_par_20_défaut"><text:span text:style-name="T468">groupe nominal </text:span></text:span><text:span text:style-name="texte_20_par_20_défaut"><text:span text:style-name="T470">prépositionnel</text:span></text:span></text:p>
      <text:p text:style-name="P189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9">tient </text:span></text:span><text:span text:style-name="exemple"><text:span text:style-name="T390">à ce projet</text:span></text:span><text:span text:style-name="exemple"><text:span text:style-name="T403"><text:tab/><text:tab/><text:tab/></text:span></text:span><text:span text:style-name="texte_20_par_20_défaut"><text:span text:style-name="T56">:<text:tab/></text:span></text:span><text:span text:style-name="texte_20_par_20_défaut"><text:span text:style-name="T472">groupe verbal</text:span></text:span></text:p>
      <text:p text:style-name="P310"><text:span text:style-name="texte_20_par_20_défaut"><text:span text:style-name="T472"/></text:span></text:p>
      <text:p text:style-name="P6"><text:span text:style-name="texte_20_par_20_défaut">Analyse des fonctions</text:span></text:p>
      <text:p text:style-name="P158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9">Paul</text:span></text:span><text:span text:style-name="exemple"><text:span text:style-name="T378"><text:tab/>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283">tient</text:span></text:span></text:p>
      <text:p text:style-name="P202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0">à</text:span></text:span><text:span text:style-name="exemple"><text:span text:style-name="T379"> </text:span></text:span><text:span text:style-name="exemple"><text:span text:style-name="T380">ce projet</text:span></text:span><text:span text:style-name="exemple"><text:span text:style-name="T378"><text:tab/></text:span></text:span><text:span text:style-name="exemple"><text:span text:style-name="T159"><text:tab/><text:tab/><text:tab/></text:span></text:span><text:span text:style-name="texte_20_par_20_défaut"><text:span text:style-name="T56">:<text:tab/></text:span></text:span><text:span text:style-name="texte_20_par_20_défaut">CO</text:span><text:span text:style-name="texte_20_par_20_défaut"><text:span text:style-name="T445">I</text:span></text:span><text:span text:style-name="texte_20_par_20_défaut"> de </text:span><text:span text:style-name="exemple"><text:span text:style-name="T282">tient</text:span></text:span></text:p>
      <text:p text:style-name="P202"/>
      <text:p text:style-name="P6"><text:span text:style-name="texte_20_par_20_défaut">Analyse des propositions</text:span></text:p>
      <text:p text:style-name="P158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65"><text:span text:style-name="texte_20_par_20_défaut"><text:span text:style-name="T423">Analyse du type et de la forme de la phrase.</text:span></text:span></text:p>
      <text:p text:style-name="P158"><text:span text:style-name="texte_20_par_20_défaut">La phrase est de type déclaratif et n’a pas de forme particulière.</text:span></text:p>
      <text:p text:style-name="P149"><text:span text:style-name="titre_20_avec_20_numéro"><text:s/>B.011</text:span><text:span text:style-name="titre_20_avec_20_numéro"><text:span text:style-name="T407"> </text:span></text:span><text:span text:style-name="titre_20_avec_20_numéro"><text:s/></text:span></text:p>
      <text:p text:style-name="P53"><text:span text:style-name="référence"><text:span text:style-name="T190">GGF.1.1</text:span></text:span><text:span text:style-name="référence"><text:span text:style-name="T422">48</text:span></text:span></text:p>
      <text:p text:style-name="P67"/>
      <text:p text:style-name="P25"><text:span text:style-name="phrase_20_analysée_20__28_gros_20_caractère_29_"><text:span text:style-name="T408">Paul tient </text:span></text:span><text:span text:style-name="phrase_20_analysée_20__28_gros_20_caractère_29_"><text:span text:style-name="T410">cette information de son frère</text:span></text:span><text:span text:style-name="phrase_20_analysée_20__28_gros_20_caractère_29_"><text:span text:style-name="T409">.</text:span></text:span></text:p>
      <text:p text:style-name="P67"/>
      <text:p text:style-name="P67"/>
      <text:p text:style-name="P7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59"><text:span text:style-name="texte_20_par_20_défaut"><text:span text:style-name="T226">•</text:span></text:span><text:span text:style-name="T48"> </text:span><text:span text:style-name="exemple"><text:span text:style-name="T282">Paul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propre</text:span></text:span></text:p>
      <text:p text:style-name="P206"><text:span text:style-name="texte_20_par_20_défaut"><text:span text:style-name="T226">•</text:span></text:span><text:span text:style-name="T48"> </text:span><text:span text:style-name="exemple"><text:span text:style-name="T282">tient<text:tab/><text:tab/></text:span></text:span><text:span text:style-name="exemple"><text:span text:style-name="T277"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tenir : </text:span><text:span text:style-name="texte_20_par_20_défaut"><text:span text:style-name="T67">indicatif.présent.3S)</text:span></text:span></text:p>
      <text:p text:style-name="P204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85">cett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déterminant démonstratif</text:span></text:p>
      <text:p text:style-name="P203"><text:span text:style-name="texte_20_par_20_défaut"><text:span text:style-name="T226">•</text:span></text:span><text:span text:style-name="T48"> </text:span><text:span text:style-name="exemple"><text:span text:style-name="T285">information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6">nom commun</text:span></text:span></text:p>
      <text:p text:style-name="P203"><text:span text:style-name="texte_20_par_20_défaut"><text:span text:style-name="T226">•</text:span></text:span><text:span text:style-name="T48"> </text:span><text:span text:style-name="exemple"><text:span text:style-name="T166">de</text:span></text:span><text:span text:style-name="exemple"><text:span text:style-name="T284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préposition</text:span></text:p>
      <text:p text:style-name="P204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85">so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déterminant possessif</text:span></text:p>
      <text:p text:style-name="P204"><text:span text:style-name="texte_20_par_20_défaut"><text:span text:style-name="T226">•</text:span></text:span><text:span text:style-name="T48"> </text:span><text:span text:style-name="exemple"><text:span text:style-name="T285">frèr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nom commun</text:span></text:p>
      <text:p text:style-name="P204"><text:span text:style-name="texte_20_par_20_défaut"/></text:p>
      <text:p text:style-name="P281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35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50">Paul</text:span></text:span><text:span text:style-name="exemple"><text:tab/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235"><text:span text:style-name="texte_20_par_20_défaut"><text:span text:style-name="T226">•</text:span></text:span><text:span text:style-name="texte_20_par_20_défaut"><text:span text:style-name="T468"> </text:span></text:span><text:span text:style-name="exemple"><text:span text:style-name="T303">cette information</text:span></text:span><text:span text:style-name="texte_20_par_20_défaut"><text:span text:style-name="T469"><text:tab/><text:tab/><text:tab/></text:span></text:span><text:span text:style-name="texte_20_par_20_défaut"><text:span text:style-name="T51">:<text:tab/></text:span></text:span><text:span text:style-name="texte_20_par_20_défaut"><text:span text:style-name="T468">groupe nominal</text:span></text:span></text:p>
      <text:p text:style-name="P235"><text:span text:style-name="texte_20_par_20_défaut"><text:span text:style-name="T226">•</text:span></text:span><text:span text:style-name="texte_20_par_20_défaut"><text:span text:style-name="T468"> </text:span></text:span><text:span text:style-name="exemple"><text:span text:style-name="T303">de son frère</text:span></text:span><text:span text:style-name="texte_20_par_20_défaut"><text:span text:style-name="T469"><text:tab/><text:tab/><text:tab/><text:tab/></text:span></text:span><text:span text:style-name="texte_20_par_20_défaut"><text:span text:style-name="T51">:<text:tab/></text:span></text:span><text:span text:style-name="texte_20_par_20_défaut"><text:span text:style-name="T468">groupe nominal </text:span></text:span><text:span text:style-name="texte_20_par_20_défaut"><text:span text:style-name="T470">prépositionnel</text:span></text:span></text:p>
      <text:p text:style-name="P193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9">tient </text:span></text:span><text:span text:style-name="exemple"><text:span text:style-name="T391">cette information <text:tab/><text:tab/></text:span></text:span><text:span text:style-name="texte_20_par_20_défaut"><text:span text:style-name="T227">:<text:tab/></text:span></text:span><text:span text:style-name="texte_20_par_20_défaut"><text:span text:style-name="T517">groupe verbal</text:span></text:span></text:p>
      <text:p text:style-name="P257"><text:span text:style-name="exemple"><text:span text:style-name="T391"><text:s text:c="3"/>de son père</text:span></text:span><text:span text:style-name="exemple"><text:span text:style-name="T403"><text:tab/><text:tab/><text:tab/></text:span></text:span></text:p>
      <text:p text:style-name="P311"><text:span text:style-name="exemple"><text:span text:style-name="T403"/></text:span></text:p>
      <text:p text:style-name="P7"><text:span text:style-name="texte_20_par_20_défaut">Analyse des fonctions</text:span></text:p>
      <text:p text:style-name="P159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9">Paul</text:span></text:span><text:span text:style-name="exemple"><text:span text:style-name="T378"><text:tab/>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283">tient</text:span></text:span></text:p>
      <text:p text:style-name="P205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1">cette information</text:span></text:span><text:span text:style-name="exemple"><text:span text:style-name="T159"><text:tab/><text:tab/><text:tab/></text:span></text:span><text:span text:style-name="texte_20_par_20_défaut"><text:span text:style-name="T56">:<text:tab/></text:span></text:span><text:span text:style-name="texte_20_par_20_défaut">COD de </text:span><text:span text:style-name="exemple"><text:span text:style-name="T282">tient</text:span></text:span></text:p>
      <text:p text:style-name="P203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1">de son frère</text:span></text:span><text:span text:style-name="exemple"><text:span text:style-name="T378"><text:tab/></text:span></text:span><text:span text:style-name="exemple"><text:span text:style-name="T159"><text:tab/><text:tab/><text:tab/></text:span></text:span><text:span text:style-name="texte_20_par_20_défaut"><text:span text:style-name="T56">:<text:tab/></text:span></text:span><text:span text:style-name="texte_20_par_20_défaut">CO</text:span><text:span text:style-name="texte_20_par_20_défaut"><text:span text:style-name="T445">I</text:span></text:span><text:span text:style-name="texte_20_par_20_défaut"> de </text:span><text:span text:style-name="exemple"><text:span text:style-name="T282">tient</text:span></text:span></text:p>
      <text:p text:style-name="P203"/>
      <text:p text:style-name="P7"><text:span text:style-name="texte_20_par_20_défaut">Analyse des propositions</text:span></text:p>
      <text:p text:style-name="P159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67"><text:span text:style-name="texte_20_par_20_défaut"><text:span text:style-name="T423">Analyse du type et de la forme de la phrase.</text:span></text:span></text:p>
      <text:p text:style-name="P159"><text:span text:style-name="texte_20_par_20_défaut">La phrase est de type déclaratif et n’a pas de forme particulière.</text:span></text:p>
      <text:p text:style-name="P262"><text:span text:style-name="titre_20_avec_20_numéro"><text:s/>B.012</text:span><text:span text:style-name="titre_20_avec_20_numéro"><text:span text:style-name="T407"> </text:span></text:span><text:span text:style-name="titre_20_avec_20_numéro"><text:s/></text:span></text:p>
      <text:p text:style-name="P54"><text:span text:style-name="référence"><text:span text:style-name="T190">GGF.1.1</text:span></text:span><text:span text:style-name="référence"><text:span text:style-name="T550">51</text:span></text:span></text:p>
      <text:p text:style-name="P73"><text:span text:style-name="référence"><text:span text:style-name="T25">confer</text:span></text:span><text:span text:style-name="référence"><text:span text:style-name="T180"> </text:span></text:span><text:span text:style-name="référence"><text:span text:style-name="T181">TG(I.</text:span></text:span><text:span text:style-name="référence"><text:span text:style-name="T186">1</text:span></text:span><text:span text:style-name="référence"><text:span text:style-name="T185">.</text:span></text:span><text:span text:style-name="référence"><text:span text:style-name="T186">3</text:span></text:span><text:span text:style-name="référence"><text:span text:style-name="T181">, p. </text:span></text:span><text:span text:style-name="référence"><text:span text:style-name="T186">15</text:span></text:span><text:span text:style-name="référence"><text:span text:style-name="T183">)</text:span></text:span></text:p>
      <text:p text:style-name="P40"><text:span text:style-name="phrase_20_analysée_20__28_gros_20_caractère_29_"><text:span text:style-name="T447">Jean va à Paris.</text:span></text:span></text:p>
      <text:p text:style-name="P68"/>
      <text:p text:style-name="P68"/>
      <text:p text:style-name="P8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60"><text:span text:style-name="texte_20_par_20_défaut"><text:span text:style-name="T226">•</text:span></text:span><text:span text:style-name="T48"> </text:span><text:span text:style-name="exemple"><text:span text:style-name="T286">Jea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propre</text:span></text:span></text:p>
      <text:p text:style-name="P207"><text:span text:style-name="texte_20_par_20_défaut"><text:span text:style-name="T226">•</text:span></text:span><text:span text:style-name="T48"> </text:span><text:span text:style-name="exemple"><text:span text:style-name="T286">va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aller : </text:span><text:span text:style-name="texte_20_par_20_défaut"><text:span text:style-name="T67">indicatif.présent.3S)</text:span></text:span></text:p>
      <text:p text:style-name="P207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86">à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préposition</text:span></text:p>
      <text:p text:style-name="P207"><text:span text:style-name="texte_20_par_20_défaut"><text:span text:style-name="T226">•</text:span></text:span><text:span text:style-name="T48"> </text:span><text:span text:style-name="exemple"><text:span text:style-name="T286">Paris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nom propre</text:span></text:p>
      <text:p text:style-name="P207"><text:span text:style-name="texte_20_par_20_défaut"/></text:p>
      <text:p text:style-name="P282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36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51">Jean</text:span></text:span><text:span text:style-name="exemple"><text:tab/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236"><text:span text:style-name="texte_20_par_20_défaut"><text:span text:style-name="T226">•</text:span></text:span><text:span text:style-name="texte_20_par_20_défaut"><text:span text:style-name="T468"> </text:span></text:span><text:span text:style-name="exemple"><text:span text:style-name="T304">à Paris</text:span></text:span><text:span text:style-name="texte_20_par_20_défaut"><text:span text:style-name="T469"><text:tab/><text:tab/><text:tab/><text:tab/></text:span></text:span><text:span text:style-name="texte_20_par_20_défaut"><text:span text:style-name="T51">:<text:tab/></text:span></text:span><text:span text:style-name="texte_20_par_20_défaut"><text:span text:style-name="T468">groupe nominal </text:span></text:span><text:span text:style-name="texte_20_par_20_défaut"><text:span text:style-name="T470">prépositionnel</text:span></text:span></text:p>
      <text:p text:style-name="P258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0">va </text:span></text:span><text:span text:style-name="exemple"><text:span text:style-name="T382">à</text:span></text:span><text:span text:style-name="exemple"><text:span text:style-name="T381"> </text:span></text:span><text:span text:style-name="exemple"><text:span text:style-name="T382">Paris<text:tab/><text:tab/></text:span></text:span><text:span text:style-name="exemple"><text:span text:style-name="T159"><text:tab/><text:tab/></text:span></text:span><text:span text:style-name="texte_20_par_20_défaut"><text:span text:style-name="T56">:<text:tab/></text:span></text:span><text:span text:style-name="texte_20_par_20_défaut"><text:span text:style-name="T63">groupe verbal</text:span></text:span></text:p>
      <text:p text:style-name="P312"><text:span text:style-name="texte_20_par_20_défaut"><text:span text:style-name="T63"/></text:span></text:p>
      <text:p text:style-name="P8"><text:span text:style-name="texte_20_par_20_défaut">Analyse des fonctions</text:span></text:p>
      <text:p text:style-name="P160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2">Jean</text:span></text:span><text:span text:style-name="exemple"><text:span text:style-name="T378"><text:tab/>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283">tient</text:span></text:span></text:p>
      <text:p text:style-name="P214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2">à</text:span></text:span><text:span text:style-name="exemple"><text:span text:style-name="T381"> </text:span></text:span><text:span text:style-name="exemple"><text:span text:style-name="T382">Paris<text:tab/><text:tab/></text:span></text:span><text:span text:style-name="exemple"><text:span text:style-name="T159"><text:tab/><text:tab/></text:span></text:span><text:span text:style-name="texte_20_par_20_défaut"><text:span text:style-name="T56">:<text:tab/></text:span></text:span><text:span text:style-name="texte_20_par_20_défaut">CO</text:span><text:span text:style-name="texte_20_par_20_défaut"><text:span text:style-name="T551">I</text:span></text:span><text:span text:style-name="texte_20_par_20_défaut"> de </text:span><text:span text:style-name="exemple"><text:span text:style-name="T287">va</text:span></text:span><text:span text:style-name="exemple"><text:span text:style-name="T282"><text:tab/><text:tab/><text:tab/><text:tab/><text:tab/> <text:s text:c="4"/></text:span></text:span><text:span text:style-name="danger"><text:span text:style-name="T458">(!)</text:span></text:span></text:p>
      <text:p text:style-name="P207"/>
      <text:p text:style-name="P8"><text:span text:style-name="texte_20_par_20_défaut">Analyse des propositions</text:span></text:p>
      <text:p text:style-name="P160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68"><text:span text:style-name="texte_20_par_20_défaut"><text:span text:style-name="T423">Analyse du type et de la forme de la phrase.</text:span></text:span></text:p>
      <text:p text:style-name="P207"><text:span text:style-name="texte_20_par_20_défaut">La phrase est de type déclaratif et n’a pas de forme particulière.</text:span></text:p>
      <text:p text:style-name="P263"><text:span text:style-name="titre_20_avec_20_numéro"><text:s/>B.013</text:span><text:span text:style-name="titre_20_avec_20_numéro"><text:span text:style-name="T407"> </text:span></text:span><text:span text:style-name="titre_20_avec_20_numéro"><text:s/></text:span></text:p>
      <text:p text:style-name="P55"><text:span text:style-name="référence"><text:span text:style-name="T190">GGF.1.1</text:span></text:span><text:span text:style-name="référence"><text:span text:style-name="T550">51</text:span></text:span></text:p>
      <text:p text:style-name="P69"><text:span text:style-name="référence"><text:span text:style-name="T183"/></text:span></text:p>
      <text:p text:style-name="P26"><text:span text:style-name="phrase_20_analysée_20__28_gros_20_caractère_29_"><text:span text:style-name="T147">Jean </text:span></text:span><text:span text:style-name="phrase_20_analysée_20__28_gros_20_caractère_29_"><text:span text:style-name="T411">parle à Marie de son anniversaire.</text:span></text:span></text:p>
      <text:p text:style-name="P77"/>
      <text:p text:style-name="P77"/>
      <text:p text:style-name="P9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61"><text:span text:style-name="texte_20_par_20_défaut"><text:span text:style-name="T226">•</text:span></text:span><text:span text:style-name="T48"> </text:span><text:span text:style-name="exemple"><text:span text:style-name="T286">Jea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propre</text:span></text:span></text:p>
      <text:p text:style-name="P208"><text:span text:style-name="texte_20_par_20_défaut"><text:span text:style-name="T226">•</text:span></text:span><text:span text:style-name="T48"> </text:span><text:span text:style-name="exemple"><text:span text:style-name="T288">parl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parler :</text:span><text:span text:style-name="texte_20_par_20_défaut"><text:span text:style-name="T67"> indicatif.présent.3S)</text:span></text:span></text:p>
      <text:p text:style-name="P208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86">à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préposition</text:span></text:p>
      <text:p text:style-name="P208"><text:span text:style-name="texte_20_par_20_défaut"><text:span text:style-name="T226">•</text:span></text:span><text:span text:style-name="T48"> </text:span><text:span text:style-name="exemple"><text:span text:style-name="T288">Mari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nom propre</text:span></text:p>
      <text:p text:style-name="P208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88">d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préposition</text:span></text:p>
      <text:p text:style-name="P208"><text:span text:style-name="texte_20_par_20_défaut"><text:span text:style-name="T226">•</text:span></text:span><text:span text:style-name="texte_20_par_20_défaut"><text:span text:style-name="T442"> </text:span></text:span><text:span text:style-name="exemple"><text:span text:style-name="T288">so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déterminant possessif</text:span></text:p>
      <text:p text:style-name="P208"><text:span text:style-name="texte_20_par_20_défaut"><text:span text:style-name="T226">•</text:span></text:span><text:span text:style-name="texte_20_par_20_défaut"><text:span text:style-name="T442"> </text:span></text:span><text:span text:style-name="exemple"><text:span text:style-name="T288">anniversair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nom commun</text:span></text:p>
      <text:p text:style-name="P208"><text:span text:style-name="texte_20_par_20_défaut"/></text:p>
      <text:p text:style-name="P283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37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52">Jean</text:span></text:span><text:span text:style-name="exemple"><text:tab/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194"><text:span text:style-name="texte_20_par_20_défaut"><text:span text:style-name="T226">•</text:span></text:span><text:span text:style-name="exemple"><text:span text:style-name="T235"> </text:span></text:span><text:span text:style-name="exemple"><text:span text:style-name="T392">parle à Marie <text:tab/><text:tab/><text:tab/></text:span></text:span><text:span text:style-name="texte_20_par_20_défaut"><text:span text:style-name="T227">:<text:tab/></text:span></text:span><text:span text:style-name="texte_20_par_20_défaut"><text:span text:style-name="T518">groupe verbal</text:span></text:span></text:p>
      <text:p text:style-name="P259"><text:span text:style-name="exemple"><text:span text:style-name="T392"><text:s text:c="3"/>de son anniversaire</text:span></text:span><text:span text:style-name="exemple"><text:span text:style-name="T403"><text:tab/><text:tab/></text:span></text:span></text:p>
      <text:p text:style-name="P238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576">à M</text:span></text:span><text:span text:style-name="exemple">arie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 prépositionnel</text:span></text:p>
      <text:p text:style-name="P237"><text:span text:style-name="texte_20_par_20_défaut"><text:span text:style-name="T226">•</text:span></text:span><text:span text:style-name="texte_20_par_20_défaut"><text:span text:style-name="T468"> </text:span></text:span><text:span text:style-name="exemple"><text:span text:style-name="T303">de son </text:span></text:span><text:span text:style-name="exemple"><text:span text:style-name="T305">anniversaire</text:span></text:span><text:span text:style-name="texte_20_par_20_défaut"><text:span text:style-name="T469"><text:tab/><text:tab/><text:tab/></text:span></text:span><text:span text:style-name="texte_20_par_20_défaut"><text:span text:style-name="T51">:<text:tab/></text:span></text:span><text:span text:style-name="texte_20_par_20_défaut"><text:span text:style-name="T468">groupe nominal </text:span></text:span><text:span text:style-name="texte_20_par_20_défaut"><text:span text:style-name="T470">prépositionnel</text:span></text:span></text:p>
      <text:p text:style-name="P313"><text:span text:style-name="exemple"><text:span text:style-name="T403"/></text:span></text:p>
      <text:p text:style-name="P9"><text:span text:style-name="texte_20_par_20_défaut">Analyse des fonctions</text:span></text:p>
      <text:p text:style-name="P161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2">Jean</text:span></text:span><text:span text:style-name="exemple"><text:span text:style-name="T378"><text:tab/>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289">parle</text:span></text:span></text:p>
      <text:p text:style-name="P208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2">à</text:span></text:span><text:span text:style-name="exemple"><text:span text:style-name="T381"> </text:span></text:span><text:span text:style-name="exemple"><text:span text:style-name="T383">Marie</text:span></text:span><text:span text:style-name="exemple"><text:span text:style-name="T382"><text:tab/></text:span></text:span><text:span text:style-name="exemple"><text:span text:style-name="T159"><text:tab/><text:tab/><text:tab/></text:span></text:span><text:span text:style-name="texte_20_par_20_défaut"><text:span text:style-name="T56">:<text:tab/></text:span></text:span><text:span text:style-name="texte_20_par_20_défaut">CO</text:span><text:span text:style-name="texte_20_par_20_défaut"><text:span text:style-name="T551">I</text:span></text:span><text:span text:style-name="texte_20_par_20_défaut"> de </text:span><text:span text:style-name="exemple"><text:span text:style-name="T290">parle</text:span></text:span></text:p>
      <text:p text:style-name="P209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4">de son anniversaire</text:span></text:span><text:span text:style-name="exemple"><text:span text:style-name="T382"><text:tab/><text:tab/></text:span></text:span><text:span text:style-name="exemple"><text:span text:style-name="T159"><text:tab/></text:span></text:span><text:span text:style-name="texte_20_par_20_défaut"><text:span text:style-name="T56">:<text:tab/></text:span></text:span><text:span text:style-name="texte_20_par_20_défaut">COI de </text:span><text:span text:style-name="exemple"><text:span text:style-name="T290">parle</text:span></text:span></text:p>
      <text:p text:style-name="P208"/>
      <text:p text:style-name="P9"><text:span text:style-name="texte_20_par_20_défaut">Analyse des propositions</text:span></text:p>
      <text:p text:style-name="P161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77"><text:span text:style-name="texte_20_par_20_défaut"><text:span text:style-name="T423">Analyse du type et de la forme de la phrase.</text:span></text:span></text:p>
      <text:p text:style-name="P208"><text:span text:style-name="texte_20_par_20_défaut">La phrase est de type déclaratif et n’a pas de forme particulière.</text:span></text:p>
      <text:p text:style-name="P264"><text:span text:style-name="titre_20_avec_20_numéro"><text:s/>B.014</text:span><text:span text:style-name="titre_20_avec_20_numéro"><text:span text:style-name="T407"> </text:span></text:span><text:span text:style-name="titre_20_avec_20_numéro"><text:s/></text:span></text:p>
      <text:p text:style-name="P56"><text:span text:style-name="référence"><text:span text:style-name="T190">GGF.1.1</text:span></text:span><text:span text:style-name="référence"><text:span text:style-name="T550">51</text:span></text:span></text:p>
      <text:p text:style-name="P70"><text:span text:style-name="référence"><text:span text:style-name="T183"/></text:span></text:p>
      <text:p text:style-name="P27"><text:span text:style-name="phrase_20_analysée_20__28_gros_20_caractère_29_"><text:span text:style-name="T147">Jean </text:span></text:span><text:span text:style-name="phrase_20_analysée_20__28_gros_20_caractère_29_"><text:span text:style-name="T412">salue</text:span></text:span><text:span text:style-name="phrase_20_analysée_20__28_gros_20_caractère_29_"><text:span text:style-name="T411"> Marie de son </text:span></text:span><text:span text:style-name="phrase_20_analysée_20__28_gros_20_caractère_29_"><text:span text:style-name="T412">balcon</text:span></text:span><text:span text:style-name="phrase_20_analysée_20__28_gros_20_caractère_29_"><text:span text:style-name="T411">.</text:span></text:span></text:p>
      <text:p text:style-name="P78"/>
      <text:p text:style-name="P78"/>
      <text:p text:style-name="P10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62"><text:span text:style-name="texte_20_par_20_défaut"><text:span text:style-name="T226">•</text:span></text:span><text:span text:style-name="T48"> </text:span><text:span text:style-name="exemple"><text:span text:style-name="T286">Jea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nom propre</text:span></text:span></text:p>
      <text:p text:style-name="P210"><text:span text:style-name="texte_20_par_20_défaut"><text:span text:style-name="T226">•</text:span></text:span><text:span text:style-name="T48"> </text:span><text:span text:style-name="exemple"><text:span text:style-name="T291">salu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saluer : </text:span><text:span text:style-name="texte_20_par_20_défaut"><text:span text:style-name="T67">indicatif.présent.3S)</text:span></text:span></text:p>
      <text:p text:style-name="P211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88">Mari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nom propre</text:span></text:p>
      <text:p text:style-name="P211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88">d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préposition</text:span></text:p>
      <text:p text:style-name="P211"><text:span text:style-name="texte_20_par_20_défaut"><text:span text:style-name="T226">•</text:span></text:span><text:span text:style-name="texte_20_par_20_défaut"><text:span text:style-name="T442"> </text:span></text:span><text:span text:style-name="exemple"><text:span text:style-name="T288">so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déterminant possessif</text:span></text:p>
      <text:p text:style-name="P210"><text:span text:style-name="texte_20_par_20_défaut"><text:span text:style-name="T226">•</text:span></text:span><text:span text:style-name="texte_20_par_20_défaut"><text:span text:style-name="T442"> </text:span></text:span><text:span text:style-name="exemple"><text:span text:style-name="T291">balcon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nom commun</text:span></text:p>
      <text:p text:style-name="P210"><text:span text:style-name="texte_20_par_20_défaut"/></text:p>
      <text:p text:style-name="P284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39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52">Jean</text:span></text:span><text:span text:style-name="exemple"><text:tab/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194"><text:span text:style-name="texte_20_par_20_défaut"><text:span text:style-name="T226">•</text:span></text:span><text:span text:style-name="exemple"><text:span text:style-name="T235"> </text:span></text:span><text:span text:style-name="exemple"><text:span text:style-name="T393">salue Marie</text:span></text:span><text:span text:style-name="exemple"><text:span text:style-name="T403"><text:tab/><text:tab/><text:tab/><text:tab/></text:span></text:span><text:span text:style-name="texte_20_par_20_défaut"><text:span text:style-name="T56">:<text:tab/></text:span></text:span><text:span text:style-name="texte_20_par_20_défaut"><text:span text:style-name="T473">groupe verba</text:span></text:span><text:span text:style-name="texte_20_par_20_défaut"><text:span text:style-name="T474">l</text:span></text:span></text:p>
      <text:p text:style-name="P239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576">M</text:span></text:span><text:span text:style-name="exemple">arie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239"><text:span text:style-name="texte_20_par_20_défaut"><text:span text:style-name="T226">•</text:span></text:span><text:span text:style-name="texte_20_par_20_défaut"><text:span text:style-name="T468"> </text:span></text:span><text:span text:style-name="exemple"><text:span text:style-name="T303">de son </text:span></text:span><text:span text:style-name="exemple"><text:span text:style-name="T306">balcon<text:tab/></text:span></text:span><text:span text:style-name="texte_20_par_20_défaut"><text:span text:style-name="T469"><text:tab/><text:tab/></text:span></text:span><text:span text:style-name="texte_20_par_20_défaut"><text:span text:style-name="T51">:<text:tab/></text:span></text:span><text:span text:style-name="texte_20_par_20_défaut"><text:span text:style-name="T468">groupe nominal </text:span></text:span><text:span text:style-name="texte_20_par_20_défaut"><text:span text:style-name="T470">prépositionnel</text:span></text:span></text:p>
      <text:p text:style-name="P210"><text:span text:style-name="texte_20_par_20_défaut"><text:span text:style-name="T63"/></text:span></text:p>
      <text:p text:style-name="P10"><text:span text:style-name="texte_20_par_20_défaut">Analyse des fonctions</text:span></text:p>
      <text:p text:style-name="P162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2">Jean</text:span></text:span><text:span text:style-name="exemple"><text:span text:style-name="T378"><text:tab/>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292">salue</text:span></text:span></text:p>
      <text:p text:style-name="P210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3">Marie</text:span></text:span><text:span text:style-name="exemple"><text:span text:style-name="T382"><text:tab/><text:tab/></text:span></text:span><text:span text:style-name="exemple"><text:span text:style-name="T159"><text:tab/><text:tab/></text:span></text:span><text:span text:style-name="texte_20_par_20_défaut"><text:span text:style-name="T56">:<text:tab/></text:span></text:span><text:span text:style-name="texte_20_par_20_défaut">CO</text:span><text:span text:style-name="texte_20_par_20_défaut"><text:span text:style-name="T552">D</text:span></text:span><text:span text:style-name="texte_20_par_20_défaut"> de </text:span><text:span text:style-name="exemple"><text:span text:style-name="T292">salue</text:span></text:span></text:p>
      <text:p text:style-name="P210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4">de son </text:span></text:span><text:span text:style-name="exemple"><text:span text:style-name="T385">balcon<text:tab/></text:span></text:span><text:span text:style-name="exemple"><text:span text:style-name="T382"><text:tab/></text:span></text:span><text:span text:style-name="exemple"><text:span text:style-name="T159"><text:tab/></text:span></text:span><text:span text:style-name="texte_20_par_20_défaut"><text:span text:style-name="T56">:<text:tab/></text:span></text:span><text:span text:style-name="texte_20_par_20_défaut">CC de lieu</text:span></text:p>
      <text:p text:style-name="P210"/>
      <text:p text:style-name="P10"><text:span text:style-name="texte_20_par_20_défaut">Analyse des propositions</text:span></text:p>
      <text:p text:style-name="P162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78"><text:span text:style-name="texte_20_par_20_défaut"><text:span text:style-name="T423">Analyse du type et de la forme de la phrase.</text:span></text:span></text:p>
      <text:p text:style-name="P210"><text:span text:style-name="texte_20_par_20_défaut">La phrase est de type déclaratif et n’a pas de forme particulière.</text:span></text:p>
      <text:p text:style-name="P265"><text:span text:style-name="titre_20_avec_20_numéro"><text:s/>B.015</text:span><text:span text:style-name="titre_20_avec_20_numéro"><text:span text:style-name="T407"> </text:span></text:span><text:span text:style-name="titre_20_avec_20_numéro"><text:s/></text:span></text:p>
      <text:p text:style-name="P57"><text:span text:style-name="référence"><text:span text:style-name="T190">GGF.1.1017</text:span></text:span></text:p>
      <text:p text:style-name="P71"><text:span text:style-name="référence"><text:span text:style-name="T183"/></text:span></text:p>
      <text:p text:style-name="P41"><text:span text:style-name="phrase_20_analysée_20__28_gros_20_caractère_29_"><text:span text:style-name="T553">Viendra-t-il ?</text:span></text:span></text:p>
      <text:p text:style-name="P82"/>
      <text:p text:style-name="P82"/>
      <text:p text:style-name="P82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212"><text:span text:style-name="texte_20_par_20_défaut"><text:span text:style-name="T226">•</text:span></text:span><text:span text:style-name="T48"> </text:span><text:span text:style-name="exemple"><text:span text:style-name="T293">Viendra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venir </text:span><text:span text:style-name="texte_20_par_20_défaut"><text:span text:style-name="T67">: indicatif.</text:span></text:span><text:span text:style-name="texte_20_par_20_défaut"><text:span text:style-name="T70">futur</text:span></text:span><text:span text:style-name="texte_20_par_20_défaut"><text:span text:style-name="T67">.3S)</text:span></text:span></text:p>
      <text:p text:style-name="P212"><text:span text:style-name="texte_20_par_20_défaut"><text:span text:style-name="T226">•</text:span></text:span><text:span text:style-name="texte_20_par_20_défaut"><text:span text:style-name="T48"> -</text:span></text:span><text:span text:style-name="exemple"><text:span text:style-name="T293">t-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t euphonique</text:span></text:p>
      <text:p text:style-name="P212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93">il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pronom personnel</text:span></text:p>
      <text:p text:style-name="P212"><text:span text:style-name="texte_20_par_20_défaut"/></text:p>
      <text:p text:style-name="P285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190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1">v</text:span></text:span><text:span text:style-name="exemple"><text:span text:style-name="T394">iendra-t-il</text:span></text:span><text:span text:style-name="exemple"><text:span text:style-name="T378"><text:tab/></text:span></text:span><text:span text:style-name="texte_20_par_20_défaut"><text:span text:style-name="T56"><text:tab/><text:tab/><text:tab/>:<text:tab/></text:span></text:span><text:span text:style-name="texte_20_par_20_défaut"><text:span text:style-name="T475">groupe verbal</text:span></text:span></text:p>
      <text:p text:style-name="P314"><text:span text:style-name="texte_20_par_20_défaut"><text:span text:style-name="T475"/></text:span></text:p>
      <text:p text:style-name="P11"><text:span text:style-name="texte_20_par_20_défaut">Analyse des fonctions</text:span></text:p>
      <text:p text:style-name="P165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6">il</text:span></text:span><text:span text:style-name="exemple"><text:span text:style-name="T378"><text:tab/>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293">Viendra<text:tab/><text:tab/><text:tab/><text:tab/> <text:s text:c="4"/></text:span></text:span><text:span text:style-name="danger"><text:span text:style-name="T458">(!)</text:span></text:span></text:p>
      <text:p text:style-name="P293"/>
      <text:p text:style-name="P83"><text:span text:style-name="GGF"><text:span text:style-name="T223">[ </text:span></text:span><text:span text:style-name="GGF">GGF.1.1017 </text:span><text:span text:style-name="GGF"><text:span text:style-name="T223">]</text:span></text:span><text:span text:style-name="GGF"> </text:span></text:p>
      <text:p text:style-name="P83"><text:span text:style-name="GGF"><text:span text:style-name="T223"><text:tab/></text:span></text:span><text:span text:style-name="GGF"><text:span text:style-name="T554">Il n’y a pas de sujet dans cette phrase.</text:span></text:span></text:p>
      <text:p text:style-name="P293"/>
      <text:p text:style-name="P11"><text:span text:style-name="texte_20_par_20_défaut">Analyse des propositions</text:span></text:p>
      <text:p text:style-name="P164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82"><text:span text:style-name="texte_20_par_20_défaut"><text:span text:style-name="T423">Analyse du type et de la forme de la phrase.</text:span></text:span></text:p>
      <text:p text:style-name="P212"><text:span text:style-name="texte_20_par_20_défaut">La phrase est de type interrogatif</text:span><text:span text:style-name="texte_20_par_20_défaut"><text:span text:style-name="T444"> </text:span></text:span><text:span text:style-name="texte_20_par_20_défaut">et n’a pas de forme particulière.</text:span></text:p>
      <text:p text:style-name="P266"><text:span text:style-name="titre_20_avec_20_numéro"><text:s/>B.016</text:span><text:span text:style-name="titre_20_avec_20_numéro"><text:span text:style-name="T407"> </text:span></text:span><text:span text:style-name="titre_20_avec_20_numéro"><text:s/></text:span></text:p>
      <text:p text:style-name="P58"><text:span text:style-name="référence"><text:span text:style-name="T190">GGF.1.1017</text:span></text:span></text:p>
      <text:p text:style-name="P72"><text:span text:style-name="référence"><text:span text:style-name="T183"/></text:span></text:p>
      <text:p text:style-name="P42"><text:span text:style-name="phrase_20_analysée_20__28_gros_20_caractère_29_"><text:span text:style-name="T555">Paul v</text:span></text:span><text:span text:style-name="phrase_20_analysée_20__28_gros_20_caractère_29_"><text:span text:style-name="T553">iendra-t-il ?</text:span></text:span></text:p>
      <text:p text:style-name="P84"/>
      <text:p text:style-name="P84"/>
      <text:p text:style-name="P84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213"><text:span text:style-name="texte_20_par_20_défaut"><text:span text:style-name="T226">•</text:span></text:span><text:span text:style-name="T48"> </text:span><text:span text:style-name="exemple"><text:span text:style-name="T294">Paul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nom propre</text:span></text:p>
      <text:p text:style-name="P213"><text:span text:style-name="texte_20_par_20_défaut"><text:span text:style-name="T226">•</text:span></text:span><text:span text:style-name="T48"> </text:span><text:span text:style-name="exemple"><text:span text:style-name="T294">vi</text:span></text:span><text:span text:style-name="exemple"><text:span text:style-name="T293">endra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venir </text:span><text:span text:style-name="texte_20_par_20_défaut"><text:span text:style-name="T67">: indicatif.</text:span></text:span><text:span text:style-name="texte_20_par_20_défaut"><text:span text:style-name="T70">futur</text:span></text:span><text:span text:style-name="texte_20_par_20_défaut"><text:span text:style-name="T67">.3S)</text:span></text:span></text:p>
      <text:p text:style-name="P213"><text:span text:style-name="texte_20_par_20_défaut"><text:span text:style-name="T226">•</text:span></text:span><text:span text:style-name="texte_20_par_20_défaut"><text:span text:style-name="T48"> -</text:span></text:span><text:span text:style-name="exemple"><text:span text:style-name="T293">t-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t euphonique</text:span></text:p>
      <text:p text:style-name="P213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93">il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pronom personnel</text:span></text:p>
      <text:p text:style-name="P213"><text:span text:style-name="texte_20_par_20_défaut"/></text:p>
      <text:p text:style-name="P286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40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53">Paul</text:span></text:span><text:span text:style-name="exemple"><text:tab/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200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1">v</text:span></text:span><text:span text:style-name="exemple"><text:span text:style-name="T394">iendra-t-il</text:span></text:span><text:span text:style-name="exemple"><text:span text:style-name="T378"><text:tab/></text:span></text:span><text:span text:style-name="texte_20_par_20_défaut"><text:span text:style-name="T56"><text:tab/><text:tab/><text:tab/>:<text:tab/></text:span></text:span><text:span text:style-name="texte_20_par_20_défaut"><text:span text:style-name="T475">groupe verbal</text:span></text:span></text:p>
      <text:p text:style-name="P297"><text:span text:style-name="texte_20_par_20_défaut"><text:span text:style-name="T475"/></text:span></text:p>
      <text:p text:style-name="P12"><text:span text:style-name="texte_20_par_20_défaut">Analyse des fonctions</text:span></text:p>
      <text:p text:style-name="P165"><text:span text:style-name="texte_20_par_20_défaut"><text:span text:style-name="T228">•</text:span></text:span><text:span text:style-name="exemple"><text:span text:style-name="T247"> </text:span></text:span><text:span text:style-name="exemple">Paul</text:span><text:span text:style-name="exemple"><text:span text:style-name="T400"><text:tab/></text:span></text:span><text:span text:style-name="texte_20_par_20_défaut"><text:span text:style-name="T149"><text:tab/><text:tab/><text:tab/><text:tab/></text:span></text:span><text:span text:style-name="texte_20_par_20_défaut"><text:span text:style-name="T83">:</text:span></text:span><text:span text:style-name="texte_20_par_20_défaut"><text:span text:style-name="T149"><text:tab/></text:span></text:span><text:span text:style-name="texte_20_par_20_défaut">sujet de </text:span><text:span text:style-name="exemple"><text:span text:style-name="T556">vi</text:span></text:span><text:span text:style-name="exemple">endra</text:span><text:span text:style-name="exemple"><text:span text:style-name="T324"><text:tab/><text:tab/><text:tab/><text:tab/> <text:s text:c="4"/></text:span></text:span><text:span text:style-name="danger"><text:span text:style-name="T460">(!)</text:span></text:span></text:p>
      <text:p text:style-name="P165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6">il</text:span></text:span><text:span text:style-name="exemple"><text:span text:style-name="T378"><text:tab/>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295">v</text:span></text:span><text:span text:style-name="exemple"><text:span text:style-name="T293">iendra<text:tab/><text:tab/><text:tab/><text:tab/> <text:s text:c="4"/></text:span></text:span><text:span text:style-name="danger"><text:span text:style-name="T458">(!)</text:span></text:span></text:p>
      <text:p text:style-name="P294"/>
      <text:p text:style-name="P84"><text:span text:style-name="GGF"><text:span text:style-name="T223">[ </text:span></text:span><text:span text:style-name="GGF">GGF.1.1017 </text:span><text:span text:style-name="GGF"><text:span text:style-name="T223">]</text:span></text:span><text:span text:style-name="GGF"> </text:span></text:p>
      <text:p text:style-name="P84"><text:span text:style-name="GGF"><text:span text:style-name="T223"><text:tab/></text:span></text:span><text:span text:style-name="GGF"><text:span text:style-name="T557">L’unique sujet de cette phrase est </text:span></text:span><text:span text:style-name="GGF"><text:span text:style-name="T4">Paul</text:span></text:span><text:span text:style-name="GGF"><text:span text:style-name="T557">.</text:span></text:span></text:p>
      <text:p text:style-name="P294"/>
      <text:p text:style-name="P12"><text:span text:style-name="texte_20_par_20_défaut">Analyse des propositions</text:span></text:p>
      <text:p text:style-name="P163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84"><text:span text:style-name="texte_20_par_20_défaut"><text:span text:style-name="T423">Analyse du type et de la forme de la phrase.</text:span></text:span></text:p>
      <text:p text:style-name="P213"><text:span text:style-name="texte_20_par_20_défaut">La phrase est de type interrogatif et n’a pas de forme particulière.</text:span></text:p>
      <text:p text:style-name="P267"><text:span text:style-name="titre_20_avec_20_numéro"><text:s/>B.01</text:span><text:span text:style-name="titre_20_avec_20_numéro"><text:span text:style-name="T578">7</text:span></text:span><text:span text:style-name="titre_20_avec_20_numéro"><text:span text:style-name="T407"> </text:span></text:span><text:span text:style-name="titre_20_avec_20_numéro"><text:s/></text:span></text:p>
      <text:p text:style-name="P59"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86">2.</text:span></text:span><text:span text:style-name="référence"><text:span text:style-name="T87">3.</text:span></text:span><text:span text:style-name="référence"><text:span text:style-name="T88">2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88">87</text:span></text:span><text:span text:style-name="référence"><text:span text:style-name="T89">)</text:span></text:span></text:p>
      <text:p text:style-name="P74"><text:span text:style-name="référence"><text:span text:style-name="T183"/></text:span></text:p>
      <text:p text:style-name="P43"><text:span text:style-name="phrase_20_analysée_20__28_gros_20_caractère_29_"><text:span text:style-name="T568">Alice est grande.</text:span></text:span></text:p>
      <text:p text:style-name="P98"/>
      <text:p text:style-name="P98"/>
      <text:p text:style-name="P98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225"><text:span text:style-name="texte_20_par_20_défaut"><text:span text:style-name="T226">•</text:span></text:span><text:span text:style-name="T48"> </text:span><text:span text:style-name="exemple"><text:span text:style-name="T297">Alic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nom propre</text:span></text:p>
      <text:p text:style-name="P225"><text:span text:style-name="texte_20_par_20_défaut"><text:span text:style-name="T226">•</text:span></text:span><text:span text:style-name="T48"> </text:span><text:span text:style-name="exemple"><text:span text:style-name="T297">est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<text:span text:style-name="T506">être</text:span></text:span><text:span text:style-name="texte_20_par_20_défaut"> </text:span><text:span text:style-name="texte_20_par_20_défaut"><text:span text:style-name="T67">: indicatif.</text:span></text:span><text:span text:style-name="texte_20_par_20_défaut"><text:span text:style-name="T70">futur</text:span></text:span><text:span text:style-name="texte_20_par_20_défaut"><text:span text:style-name="T67">.3S)</text:span></text:span></text:p>
      <text:p text:style-name="P225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97">grand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507">adjectif</text:span></text:span></text:p>
      <text:p text:style-name="P225"><text:span text:style-name="texte_20_par_20_défaut"><text:span text:style-name="T507"/></text:span></text:p>
      <text:p text:style-name="P287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41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55">Alice<text:tab/></text:span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191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2">est </text:span></text:span><text:span text:style-name="exemple"><text:span text:style-name="T243">g</text:span></text:span><text:span text:style-name="exemple"><text:span text:style-name="T395">rande</text:span></text:span><text:span text:style-name="exemple"><text:span text:style-name="T403"><text:tab/><text:tab/><text:tab/><text:tab/></text:span></text:span><text:span text:style-name="texte_20_par_20_défaut"><text:span text:style-name="T56">:<text:tab/></text:span></text:span><text:span text:style-name="texte_20_par_20_défaut"><text:span text:style-name="T476">groupe verbal</text:span></text:span></text:p>
      <text:p text:style-name="P315"><text:span text:style-name="texte_20_par_20_défaut"><text:span text:style-name="T476"/></text:span></text:p>
      <text:p text:style-name="P18"><text:span text:style-name="texte_20_par_20_défaut">Analyse des fonctions</text:span></text:p>
      <text:p text:style-name="P167"><text:span text:style-name="texte_20_par_20_défaut"><text:span text:style-name="T228">•</text:span></text:span><text:span text:style-name="exemple"><text:span text:style-name="T247"> </text:span></text:span><text:span text:style-name="exemple">Alice</text:span><text:span text:style-name="exemple"><text:span text:style-name="T400"><text:tab/></text:span></text:span><text:span text:style-name="texte_20_par_20_défaut"><text:span text:style-name="T149"><text:tab/><text:tab/><text:tab/><text:tab/></text:span></text:span><text:span text:style-name="texte_20_par_20_défaut"><text:span text:style-name="T83">:</text:span></text:span><text:span text:style-name="texte_20_par_20_défaut"><text:span text:style-name="T149"><text:tab/></text:span></text:span><text:span text:style-name="texte_20_par_20_défaut">sujet de </text:span><text:span text:style-name="exemple"><text:span text:style-name="T340">est</text:span></text:span></text:p>
      <text:p text:style-name="P167"><text:span text:style-name="texte_20_par_20_défaut"><text:span text:style-name="T226">•</text:span></text:span><text:span text:style-name="exemple"><text:span text:style-name="T235"> </text:span></text:span><text:span text:style-name="exemple"><text:span text:style-name="T238">g</text:span></text:span><text:span text:style-name="exemple"><text:span text:style-name="T387">rande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464">attribut du sujet </text:span></text:span><text:span text:style-name="exemple"><text:span text:style-name="T168">Alice</text:span></text:span></text:p>
      <text:p text:style-name="P295"/>
      <text:p text:style-name="P18"><text:span text:style-name="texte_20_par_20_défaut">Analyse des propositions</text:span></text:p>
      <text:p text:style-name="P167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98"><text:span text:style-name="texte_20_par_20_défaut"><text:span text:style-name="T423">Analyse du type et de la forme de la phrase.</text:span></text:span></text:p>
      <text:p text:style-name="P225"><text:span text:style-name="texte_20_par_20_défaut">La phrase est de type interrogatif et n’a pas de forme particulière.</text:span></text:p>
      <text:p text:style-name="P272"><text:span text:style-name="titre_20_avec_20_numéro"><text:s/>B.01</text:span><text:span text:style-name="titre_20_avec_20_numéro"><text:span text:style-name="T578">8</text:span></text:span><text:span text:style-name="titre_20_avec_20_numéro"><text:span text:style-name="T407"> </text:span></text:span><text:span text:style-name="titre_20_avec_20_numéro"><text:s/></text:span></text:p>
      <text:p text:style-name="P60"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86">2.</text:span></text:span><text:span text:style-name="référence"><text:span text:style-name="T87">3.</text:span></text:span><text:span text:style-name="référence"><text:span text:style-name="T88">2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88">87</text:span></text:span><text:span text:style-name="référence"><text:span text:style-name="T89">)</text:span></text:span></text:p>
      <text:p text:style-name="P75"><text:span text:style-name="référence"><text:span text:style-name="T183"/></text:span></text:p>
      <text:p text:style-name="P44"><text:span text:style-name="phrase_20_analysée_20__28_gros_20_caractère_29_"><text:span text:style-name="T569">Ce tableau est à Alice.</text:span></text:span></text:p>
      <text:p text:style-name="P108"/>
      <text:p text:style-name="P108"/>
      <text:p text:style-name="P108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mots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98">C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508">déterminant démonstratif</text:span></text:span></text:p>
      <text:p text:style-name="P243"><text:span text:style-name="texte_20_par_20_défaut"><text:span text:style-name="T226">•</text:span></text:span><text:span text:style-name="texte_20_par_20_défaut"><text:span text:style-name="T465"> </text:span></text:span><text:span text:style-name="exemple"><text:span text:style-name="T298">tableau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508">nom commun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97">est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3">verbe </text:span></text:span><text:span text:style-name="texte_20_par_20_défaut"><text:span text:style-name="T67">(</text:span></text:span><text:span text:style-name="texte_20_par_20_défaut"><text:span text:style-name="T506">être</text:span></text:span><text:span text:style-name="texte_20_par_20_défaut"> </text:span><text:span text:style-name="texte_20_par_20_défaut"><text:span text:style-name="T67">: indicatif.</text:span></text:span><text:span text:style-name="texte_20_par_20_défaut"><text:span text:style-name="T70">futur</text:span></text:span><text:span text:style-name="texte_20_par_20_défaut"><text:span text:style-name="T67">.3S)</text:span></text:span></text:p>
      <text:p text:style-name="P243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98">à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66">préposition</text:span></text:span></text:p>
      <text:p text:style-name="P243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298">Alice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508">nom propre</text:span></text:span></text:p>
      <text:p text:style-name="P243"><text:span text:style-name="texte_20_par_20_défaut"><text:span text:style-name="T508"/></text:span></text:p>
      <text:p text:style-name="P289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43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54">Ce tableau</text:span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191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2">est </text:span></text:span><text:span text:style-name="exemple"><text:span text:style-name="T388">à</text:span></text:span><text:span text:style-name="exemple"><text:span text:style-name="T387"> </text:span></text:span><text:span text:style-name="exemple"><text:span text:style-name="T388">Alice</text:span></text:span><text:span text:style-name="exemple"><text:span text:style-name="T403"><text:tab/><text:tab/><text:tab/><text:tab/></text:span></text:span><text:span text:style-name="texte_20_par_20_défaut"><text:span text:style-name="T56">:<text:tab/></text:span></text:span><text:span text:style-name="texte_20_par_20_défaut"><text:span text:style-name="T476">groupe verbal</text:span></text:span></text:p>
      <text:p text:style-name="P243"><text:span text:style-name="texte_20_par_20_défaut"><text:span text:style-name="T226">•</text:span></text:span><text:span text:style-name="texte_20_par_20_défaut"><text:span text:style-name="T468"> </text:span></text:span><text:span text:style-name="exemple"><text:span text:style-name="T307">à Alice<text:tab/></text:span></text:span><text:span text:style-name="texte_20_par_20_défaut"><text:span text:style-name="T469"><text:tab/><text:tab/><text:tab/></text:span></text:span><text:span text:style-name="texte_20_par_20_défaut"><text:span text:style-name="T51">:<text:tab/></text:span></text:span><text:span text:style-name="texte_20_par_20_défaut"><text:span text:style-name="T468">groupe nominal </text:span></text:span><text:span text:style-name="texte_20_par_20_défaut"><text:span text:style-name="T470">prépositionnel</text:span></text:span></text:p>
      <text:p text:style-name="P243"><text:span text:style-name="texte_20_par_20_défaut"><text:span text:style-name="T63"/></text:span></text:p>
      <text:p text:style-name="P19"><text:span text:style-name="texte_20_par_20_défaut">Analyse des fonctions</text:span></text:p>
      <text:p text:style-name="P176"><text:span text:style-name="texte_20_par_20_défaut"><text:span text:style-name="T228">•</text:span></text:span><text:span text:style-name="exemple"><text:span text:style-name="T247"> </text:span></text:span><text:span text:style-name="exemple"><text:span text:style-name="T341">Ce tableau</text:span></text:span><text:span text:style-name="texte_20_par_20_défaut"><text:span text:style-name="T149"><text:tab/><text:tab/><text:tab/><text:tab/></text:span></text:span><text:span text:style-name="texte_20_par_20_défaut">:</text:span><text:span text:style-name="texte_20_par_20_défaut"><text:span text:style-name="T149"><text:tab/></text:span></text:span><text:span text:style-name="texte_20_par_20_défaut">sujet de </text:span><text:span text:style-name="exemple"><text:span text:style-name="T340">est</text:span></text:span></text:p>
      <text:p text:style-name="P176"><text:span text:style-name="texte_20_par_20_défaut"><text:span text:style-name="T226">•</text:span></text:span><text:span text:style-name="exemple"><text:span text:style-name="T235"> </text:span></text:span><text:span text:style-name="exemple"><text:span text:style-name="T388">à</text:span></text:span><text:span text:style-name="exemple"><text:span text:style-name="T387"> </text:span></text:span><text:span text:style-name="exemple"><text:span text:style-name="T388">Alice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467">COI de</text:span></text:span><text:span text:style-name="texte_20_par_20_défaut"><text:span text:style-name="T464"> </text:span></text:span><text:span text:style-name="exemple"><text:span text:style-name="T299">est<text:tab/><text:tab/><text:tab/><text:tab/><text:tab/> <text:s text:c="4"/></text:span></text:span><text:span text:style-name="danger">(!)</text:span></text:p>
      <text:p text:style-name="P296"/>
      <text:p text:style-name="P19"><text:span text:style-name="texte_20_par_20_défaut">Analyse des propositions</text:span></text:p>
      <text:p text:style-name="P176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108"><text:span text:style-name="texte_20_par_20_défaut"><text:span text:style-name="T423">Analyse du type et de la forme de la phrase.</text:span></text:span></text:p>
      <text:p text:style-name="P243"><text:span text:style-name="texte_20_par_20_défaut">La phrase est de type interrogatif et n’a pas de forme particulière.</text:span></text:p>
      <text:p text:style-name="P272"><text:span text:style-name="titre_20_avec_20_numéro"><text:s/>B.019 </text:span></text:p>
      <text:p text:style-name="P108"/>
      <text:p text:style-name="P108"/>
      <text:p text:style-name="P33"><text:span text:style-name="phrase_20_analysée_20__28_gros_20_caractère_29_">Le lundi me semble le pire jour de la semaine.</text:span></text:p>
      <text:p text:style-name="P108"/>
      <text:p text:style-name="P108"/>
      <text:p text:style-name="P19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76"><text:span text:style-name="texte_20_par_20_défaut"><text:span text:style-name="T226">•</text:span></text:span><text:span text:style-name="T48"> </text:span><text:span text:style-name="exemple"><text:span text:style-name="T280">L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0">article défini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80">lundi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0">nom commun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80">me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pronom personnel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80">sembl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verbe </text:span></text:span><text:span text:style-name="texte_20_par_20_défaut"><text:span text:style-name="T67">(</text:span></text:span><text:span text:style-name="texte_20_par_20_défaut">sembler</text:span><text:span text:style-name="texte_20_par_20_défaut"><text:span text:style-name="T440"> </text:span></text:span><text:span text:style-name="texte_20_par_20_défaut"><text:span text:style-name="T67">: indicatif.présent.3S)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80">le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article défini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80">pire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adjectif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80">jour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nom commun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80">de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préposition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80">la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article défini</text:span></text:span></text:p>
      <text:p text:style-name="P243"><text:span text:style-name="texte_20_par_20_défaut"><text:span text:style-name="T226">•</text:span></text:span><text:span text:style-name="T48"> </text:span><text:span text:style-name="exemple"><text:span text:style-name="T280">semaine<text:tab/><text:tab/></text:span></text:span><text:span text:style-name="exemple"><text:span text:style-name="T277"><text:tab/><text:tab/></text:span></text:span><text:span text:style-name="texte_20_par_20_défaut"><text:span text:style-name="T51">:<text:tab/></text:span></text:span><text:span text:style-name="texte_20_par_20_défaut"><text:span text:style-name="T61">nom commun</text:span></text:span></text:p>
      <text:p text:style-name="P243"><text:span text:style-name="texte_20_par_20_défaut"><text:span text:style-name="T61"/></text:span></text:p>
      <text:p text:style-name="P289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43"><text:span text:style-name="texte_20_par_20_défaut"><text:span text:style-name="T263">•</text:span></text:span><text:span text:style-name="texte_20_par_20_défaut"><text:span text:style-name="T423"> </text:span></text:span><text:span text:style-name="exemple">Le lundi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195"><text:span text:style-name="texte_20_par_20_défaut"><text:span text:style-name="T226">•</text:span></text:span><text:span text:style-name="exemple"><text:span text:style-name="T235"> </text:span></text:span><text:span text:style-name="exemple">me semble le pire jour <text:tab/><text:tab/></text:span><text:span text:style-name="texte_20_par_20_défaut"><text:span text:style-name="T56">:<text:tab/></text:span></text:span><text:span text:style-name="texte_20_par_20_défaut"><text:span text:style-name="T471">groupe verbal</text:span></text:span></text:p>
      <text:p text:style-name="P260"><text:span text:style-name="exemple"><text:s text:c="3"/>de la semaine</text:span></text:p>
      <text:p text:style-name="P243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348">le pire jour<text:tab/></text:span></text:span><text:span text:style-name="texte_20_par_20_défaut"><text:span text:style-name="T505"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243"><text:span text:style-name="texte_20_par_20_défaut"><text:span text:style-name="T260">•</text:span></text:span><text:span text:style-name="texte_20_par_20_défaut"><text:span text:style-name="T513"> </text:span></text:span><text:span text:style-name="exemple"><text:span text:style-name="T300">de la semaine</text:span></text:span><text:span text:style-name="texte_20_par_20_défaut"><text:span text:style-name="T514"><text:tab/><text:tab/><text:tab/></text:span></text:span><text:span text:style-name="texte_20_par_20_défaut"><text:span text:style-name="T51">:</text:span></text:span><text:span text:style-name="texte_20_par_20_défaut"><text:span text:style-name="T13"><text:tab/></text:span></text:span><text:span text:style-name="texte_20_par_20_défaut"><text:span text:style-name="T61">groupe nominal prépositionnel</text:span></text:span></text:p>
      <text:p text:style-name="P243"/>
      <text:p text:style-name="P108"><text:span text:style-name="texte_20_par_20_défaut"><text:span text:style-name="T423">Analyse des fonctions</text:span></text:span></text:p>
      <text:p text:style-name="P176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7">Le lundi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160">semble</text:span></text:span></text:p>
      <text:p text:style-name="P243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7">me<text:tab/></text:span></text:span><text:span text:style-name="exemple"><text:tab/></text:span><text:span text:style-name="T56"><text:tab/><text:tab/><text:tab/></text:span><text:span text:style-name="texte_20_par_20_défaut"><text:span text:style-name="T56">:</text:span></text:span><text:span text:style-name="texte_20_par_20_défaut"><text:tab/></text:span><text:span text:style-name="texte_20_par_20_défaut"><text:span text:style-name="T59">COI</text:span></text:span><text:span text:style-name="texte_20_par_20_défaut"><text:span text:style-name="T160"> </text:span></text:span><text:span text:style-name="texte_20_par_20_défaut"><text:span text:style-name="T59">de </text:span></text:span><text:span text:style-name="exemple"><text:span text:style-name="T160">semble</text:span></text:span></text:p>
      <text:p text:style-name="P243"><text:span text:style-name="texte_20_par_20_défaut"><text:span text:style-name="T226">•</text:span></text:span><text:span text:style-name="exemple"><text:span text:style-name="T235"> </text:span></text:span><text:span text:style-name="exemple"><text:span text:style-name="T237">le pire jour de la semaine</text:span></text:span><text:span text:style-name="T377"><text:tab/><text:tab/></text:span><text:span text:style-name="texte_20_par_20_défaut"><text:span text:style-name="T56">:<text:tab/></text:span></text:span><text:span text:style-name="texte_20_par_20_défaut">attribut du sujet de </text:span><text:span text:style-name="exemple"><text:span text:style-name="T160">semble</text:span></text:span></text:p>
      <text:p text:style-name="P344"><text:span text:style-name="texte_20_par_20_défaut"><text:span text:style-name="T226">•</text:span></text:span><text:span text:style-name="exemple"><text:span text:style-name="T235"> </text:span></text:span><text:span text:style-name="exemple"><text:span text:style-name="T237">pire<text:tab/><text:tab/><text:tab/></text:span></text:span><text:span text:style-name="exemple"><text:span text:style-name="T377"><text:tab/><text:tab/></text:span></text:span><text:span text:style-name="texte_20_par_20_défaut"><text:span text:style-name="T56">:<text:tab/></text:span></text:span><text:span text:style-name="texte_20_par_20_défaut"><text:span text:style-name="T540">épithète</text:span></text:span><text:span text:style-name="texte_20_par_20_défaut"><text:span text:style-name="T160"> de </text:span></text:span><text:span text:style-name="exemple"><text:span text:style-name="T317">jour</text:span></text:span></text:p>
      <text:p text:style-name="P243"><text:span text:style-name="texte_20_par_20_défaut"><text:span text:style-name="T226">•</text:span></text:span><text:span text:style-name="exemple"><text:span text:style-name="T235"> </text:span></text:span><text:span text:style-name="exemple"><text:span text:style-name="T237">de la semaine</text:span></text:span><text:span text:style-name="exemple"><text:span text:style-name="T377"><text:tab/><text:tab/><text:tab/></text:span></text:span><text:span text:style-name="texte_20_par_20_défaut"><text:span text:style-name="T56">:<text:tab/></text:span></text:span><text:span text:style-name="texte_20_par_20_défaut">complément du nom de</text:span><text:span text:style-name="texte_20_par_20_défaut"><text:span text:style-name="T160"> </text:span></text:span><text:span text:style-name="exemple"><text:span text:style-name="T164">le pire </text:span></text:span><text:span text:style-name="exemple"><text:span text:style-name="T165">jour</text:span></text:span></text:p>
      <text:p text:style-name="P108"><text:span text:style-name="exemple"/></text:p>
      <text:p text:style-name="P108"><text:span text:style-name="texte_20_par_20_défaut"><text:span text:style-name="T423">Analyse des propositions</text:span></text:span></text:p>
      <text:p text:style-name="P176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108"><text:span text:style-name="texte_20_par_20_défaut"><text:span text:style-name="T423">Analyse du type et de la forme de la phrase</text:span></text:span></text:p>
      <text:p text:style-name="P243"><text:span text:style-name="texte_20_par_20_défaut">La phrase est de type déclaratif et </text:span><text:span text:style-name="texte_20_par_20_défaut"><text:span text:style-name="T546">n’a pas de forme particulière.</text:span></text:span></text:p>
      <text:p text:style-name="P396"><text:span text:style-name="titre_20_avec_20_numéro"><text:s/>B.020</text:span><text:span text:style-name="titre_20_avec_20_numéro"> </text:span></text:p>
      <text:p text:style-name="P330"/>
      <text:p text:style-name="P349"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3</text:span></text:span><text:span text:style-name="référence"><text:span text:style-name="T89">)</text:span></text:span></text:p>
      <text:p text:style-name="P346"><text:span text:style-name="phrase_20_analysée_20__28_gros_20_caractère_29_"><text:span text:style-name="T624">Elle n’aime pas le cinéma français.</text:span></text:span></text:p>
      <text:p text:style-name="P331"/>
      <text:p text:style-name="P325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376"><text:span text:style-name="texte_20_par_20_défaut"><text:span text:style-name="T226">•</text:span></text:span><text:span text:style-name="T48"> </text:span><text:span text:style-name="exemple"><text:span text:style-name="T318">Elle</text:span></text:span><text:span text:style-name="exemple"><text:span text:style-name="T277"><text:tab/><text:tab/><text:tab/><text:tab/><text:tab/></text:span></text:span><text:span text:style-name="texte_20_par_20_défaut"><text:span text:style-name="T84">:</text:span></text:span><text:span text:style-name="texte_20_par_20_défaut"><text:span text:style-name="T51"><text:tab/></text:span></text:span><text:span text:style-name="texte_20_par_20_défaut"><text:span text:style-name="T485">pronom personnel</text:span></text:span></text:p>
      <text:p text:style-name="P345"><text:span text:style-name="texte_20_par_20_défaut"><text:span text:style-name="T226">•</text:span></text:span><text:span text:style-name="T48"> </text:span><text:span text:style-name="exemple"><text:span text:style-name="T318">n’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5">adverbe</text:span></text:span></text:p>
      <text:p text:style-name="P345"><text:span text:style-name="texte_20_par_20_défaut"><text:span text:style-name="T226">•</text:span></text:span><text:span text:style-name="T48"> </text:span><text:span text:style-name="exemple"><text:span text:style-name="T318">aime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verbe </text:span></text:span><text:span text:style-name="texte_20_par_20_défaut"><text:span text:style-name="T67">(</text:span></text:span><text:span text:style-name="texte_20_par_20_défaut"><text:span text:style-name="T485">aimer</text:span></text:span><text:span text:style-name="texte_20_par_20_défaut"><text:span text:style-name="T440"> </text:span></text:span><text:span text:style-name="texte_20_par_20_défaut"><text:span text:style-name="T67">: indicatif.présent.3S)</text:span></text:span></text:p>
      <text:p text:style-name="P345"><text:span text:style-name="texte_20_par_20_défaut"><text:span text:style-name="T226">•</text:span></text:span><text:span text:style-name="T48"> </text:span><text:span text:style-name="exemple"><text:span text:style-name="T318">pas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77">adverbe</text:span></text:span></text:p>
      <text:p text:style-name="P345"><text:span text:style-name="texte_20_par_20_défaut"><text:span text:style-name="T226">•</text:span></text:span><text:span text:style-name="T48"> </text:span><text:span text:style-name="exemple"><text:span text:style-name="T280">le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article défini</text:span></text:span></text:p>
      <text:p text:style-name="P345"><text:span text:style-name="texte_20_par_20_défaut"><text:span text:style-name="T226">•</text:span></text:span><text:span text:style-name="T48"> </text:span><text:span text:style-name="exemple"><text:span text:style-name="T318">cinéma</text:span></text:span><text:span text:style-name="exemple"><text:span text:style-name="T280"><text:tab/></text:span></text:span><text:span text:style-name="exemple"><text:span text:style-name="T277"><text:tab/><text:tab/><text:tab/></text:span></text:span><text:span text:style-name="texte_20_par_20_défaut"><text:span text:style-name="T51">:<text:tab/></text:span></text:span><text:span text:style-name="texte_20_par_20_défaut"><text:span text:style-name="T61">nom commun</text:span></text:span></text:p>
      <text:p text:style-name="P345"><text:span text:style-name="texte_20_par_20_défaut"><text:span text:style-name="T226">•</text:span></text:span><text:span text:style-name="T48"> </text:span><text:span text:style-name="exemple"><text:span text:style-name="T318">français</text:span></text:span><text:span text:style-name="exemple"><text:span text:style-name="T280"><text:tab/></text:span></text:span><text:span text:style-name="exemple"><text:span text:style-name="T277"><text:tab/><text:tab/><text:tab/></text:span></text:span><text:span text:style-name="texte_20_par_20_défaut"><text:span text:style-name="T51">:<text:tab/></text:span></text:span><text:span text:style-name="texte_20_par_20_défaut"><text:span text:style-name="T61">adjectif</text:span></text:span></text:p>
      <text:p text:style-name="P345"><text:span text:style-name="texte_20_par_20_défaut"><text:span text:style-name="T61"/></text:span></text:p>
      <text:p text:style-name="P395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355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639">n’a</text:span></text:span><text:span text:style-name="exemple"><text:span text:style-name="T630">ime </text:span></text:span><text:span text:style-name="exemple"><text:span text:style-name="T639">pas </text:span></text:span><text:span text:style-name="exemple"><text:span text:style-name="T630">le </text:span></text:span><text:span text:style-name="exemple"><text:span text:style-name="T629">cinéma français</text:span></text:span><text:span text:style-name="texte_20_par_20_défaut"><text:span text:style-name="T432"><text:tab/></text:span></text:span><text:span text:style-name="texte_20_par_20_défaut">:</text:span><text:span text:style-name="texte_20_par_20_défaut"><text:span text:style-name="T432"><text:tab/></text:span></text:span><text:span text:style-name="texte_20_par_20_défaut"><text:span text:style-name="T199">groupe </text:span></text:span><text:span text:style-name="texte_20_par_20_défaut"><text:span text:style-name="T542">verbal</text:span></text:span></text:p>
      <text:p text:style-name="P345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629">le cinéma français</text:span></text:span><text:span text:style-name="texte_20_par_20_défaut"><text:span text:style-name="T432"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<text:span text:style-name="T199">groupe nominal</text:span></text:span></text:p>
      <text:p text:style-name="P345"><text:span text:style-name="texte_20_par_20_défaut"><text:span text:style-name="T226"/></text:span></text:p>
      <text:p text:style-name="P386"><text:span text:style-name="texte_20_par_20_défaut"><text:span text:style-name="T423">Analyse des fonctions</text:span></text:span></text:p>
      <text:p text:style-name="P354"><text:span text:style-name="texte_20_par_20_défaut"><text:span text:style-name="T265">•</text:span></text:span><text:span text:style-name="texte_20_par_20_défaut"><text:span text:style-name="T199"> </text:span></text:span><text:span text:style-name="exemple"><text:span text:style-name="T199">Elle<text:tab/></text:span></text:span><text:span text:style-name="exemple"><text:span text:style-name="T200"><text:tab/></text:span></text:span><text:span text:style-name="texte_20_par_20_défaut"><text:span text:style-name="T201"><text:tab/><text:tab/><text:tab/></text:span></text:span><text:span text:style-name="texte_20_par_20_défaut"><text:span text:style-name="T199">:</text:span></text:span><text:span text:style-name="texte_20_par_20_défaut"><text:span text:style-name="T201"><text:tab/></text:span></text:span><text:span text:style-name="texte_20_par_20_défaut"><text:span text:style-name="T541">sujet</text:span></text:span><text:span text:style-name="texte_20_par_20_défaut"><text:span text:style-name="T199"> </text:span></text:span><text:span text:style-name="texte_20_par_20_défaut"><text:span text:style-name="T200">de </text:span></text:span><text:span text:style-name="exemple"><text:span text:style-name="T200">aime</text:span></text:span></text:p>
      <text:p text:style-name="P354"><text:span text:style-name="texte_20_par_20_défaut"><text:span text:style-name="T263">•</text:span></text:span><text:span text:style-name="texte_20_par_20_défaut"><text:span text:style-name="T435"> </text:span></text:span><text:span text:style-name="exemple"><text:span text:style-name="T200">le cinéma français</text:span></text:span><text:span text:style-name="texte_20_par_20_défaut"><text:span text:style-name="T432"><text:tab/><text:tab/><text:tab/></text:span></text:span><text:span text:style-name="texte_20_par_20_défaut"><text:span text:style-name="T200">:</text:span></text:span><text:span text:style-name="texte_20_par_20_défaut"><text:span text:style-name="T432"><text:tab/></text:span></text:span><text:span text:style-name="texte_20_par_20_défaut"><text:span text:style-name="T200">COD de </text:span></text:span><text:span text:style-name="exemple"><text:span text:style-name="T200">aime</text:span></text:span></text:p>
      <text:p text:style-name="P387"><text:span text:style-name="exemple"><text:span text:style-name="T435"/></text:span></text:p>
      <text:p text:style-name="P336"><text:span text:style-name="texte_20_par_20_défaut"><text:span text:style-name="T423">Analyse des propositions</text:span></text:span></text:p>
      <text:p text:style-name="P377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61"><text:span text:style-name="texte_20_par_20_défaut"/></text:p>
      <text:p text:style-name="P336"><text:span text:style-name="texte_20_par_20_défaut"><text:span text:style-name="T423">Analyse du type et de la forme de la phrase</text:span></text:span></text:p>
      <text:p text:style-name="P356"><text:span text:style-name="texte_20_par_20_défaut"><text:span text:style-name="T200">La phrase est de type déclaratif et </text:span></text:span><text:span text:style-name="texte_20_par_20_défaut"><text:span text:style-name="T202">a une forme négative.</text:span></text:span></text:p>
      <text:p text:style-name="P388"><text:span text:style-name="exemple"><text:span text:style-name="T437"/></text:span></text:p>
      <text:p text:style-name="P358"><text:span text:style-name="texte_20_par_20_défaut"><text:span text:style-name="T436">Analyse de la forme négative</text:span></text:span><text:span text:style-name="texte_20_par_20_défaut"><text:span text:style-name="T203"> : dans cette phrase la négation est </text:span></text:span><text:span text:style-name="texte_20_par_20_défaut"><text:span text:style-name="T547">totale</text:span></text:span><text:span text:style-name="texte_20_par_20_défaut"><text:span text:style-name="T203"> <text:s text:c="13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3</text:span></text:span><text:span text:style-name="référence"><text:span text:style-name="T89">)</text:span></text:span></text:p>
      <text:p text:style-name="P358"><text:span text:style-name="texte_20_par_20_défaut"><text:span text:style-name="T203">car elle porte sur </text:span></text:span><text:span text:style-name="texte_20_par_20_défaut"><text:span text:style-name="T543">l’ensemble de l’énoncé</text:span></text:span><text:span text:style-name="texte_20_par_20_défaut"><text:span text:style-name="T203">. </text:span></text:span><text:span text:style-name="exemple"><text:span text:style-name="T364">Elle n’aime pas le cinéma français</text:span></text:span></text:p>
      <text:p text:style-name="P358"><text:span text:style-name="texte_20_par_20_défaut"><text:span text:style-name="T203">est en effet la négation de </text:span></text:span><text:span text:style-name="exemple"><text:span text:style-name="T364">Elle aime le cinéma français</text:span></text:span><text:span text:style-name="texte_20_par_20_défaut"><text:span text:style-name="T203"> .</text:span></text:span></text:p>
      <text:p text:style-name="P398"><text:span text:style-name="titre_20_avec_20_numéro"><text:s/>B.021</text:span><text:span text:style-name="titre_20_avec_20_numéro"> </text:span></text:p>
      <text:p text:style-name="P337"/>
      <text:p text:style-name="P350"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3</text:span></text:span><text:span text:style-name="référence"><text:span text:style-name="T89">)</text:span></text:span></text:p>
      <text:p text:style-name="P371"><text:span text:style-name="phrase_20_analysée_20__28_gros_20_caractère_29_"><text:span text:style-name="T632">Personne ne l’a écoutée.</text:span></text:span></text:p>
      <text:p text:style-name="P332"/>
      <text:p text:style-name="P326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378"><text:span text:style-name="texte_20_par_20_défaut"><text:span text:style-name="T226">•</text:span></text:span><text:span text:style-name="T48"> </text:span><text:span text:style-name="exemple"><text:span text:style-name="T319">Personn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5">pronom </text:span></text:span><text:span text:style-name="texte_20_par_20_défaut"><text:span text:style-name="T486">indéfini</text:span></text:span></text:p>
      <text:p text:style-name="P359"><text:span text:style-name="texte_20_par_20_défaut"><text:span text:style-name="T226">•</text:span></text:span><text:span text:style-name="T48"> </text:span><text:span text:style-name="exemple"><text:span text:style-name="T318">n</text:span></text:span><text:span text:style-name="exemple"><text:span text:style-name="T319">e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5">adverbe</text:span></text:span></text:p>
      <text:p text:style-name="P359"><text:span text:style-name="texte_20_par_20_défaut"><text:span text:style-name="T226">•</text:span></text:span><text:span text:style-name="T48"> </text:span><text:span text:style-name="exemple"><text:span text:style-name="T319">l’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78">pronom personnel</text:span></text:span></text:p>
      <text:p text:style-name="P359"><text:span text:style-name="texte_20_par_20_défaut"><text:span text:style-name="T226">•</text:span></text:span><text:span text:style-name="T48"> </text:span><text:span text:style-name="exemple"><text:span text:style-name="T319">a écouté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verbe </text:span></text:span><text:span text:style-name="texte_20_par_20_défaut"><text:span text:style-name="T67">(</text:span></text:span><text:span text:style-name="texte_20_par_20_défaut"><text:span text:style-name="T486">écouter</text:span></text:span><text:span text:style-name="texte_20_par_20_défaut"><text:span text:style-name="T440"> </text:span></text:span><text:span text:style-name="texte_20_par_20_défaut"><text:span text:style-name="T67">: indicatif.</text:span></text:span><text:span text:style-name="texte_20_par_20_défaut"><text:span text:style-name="T486">passé composé</text:span></text:span><text:span text:style-name="texte_20_par_20_défaut"><text:span text:style-name="T67">.3S)</text:span></text:span></text:p>
      <text:p text:style-name="P359"><text:span text:style-name="texte_20_par_20_défaut"><text:span text:style-name="T61"/></text:span></text:p>
      <text:p text:style-name="P399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359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75">ne l’a écoutée<text:tab/><text:tab/></text:span></text:span><text:span text:style-name="texte_20_par_20_défaut"><text:span text:style-name="T432"><text:tab/></text:span></text:span><text:span text:style-name="texte_20_par_20_défaut">:</text:span><text:span text:style-name="texte_20_par_20_défaut"><text:span text:style-name="T432"><text:tab/></text:span></text:span><text:span text:style-name="texte_20_par_20_défaut"><text:span text:style-name="T199">groupe </text:span></text:span><text:span text:style-name="texte_20_par_20_défaut"><text:span text:style-name="T542">verbal</text:span></text:span></text:p>
      <text:p text:style-name="P389"><text:span text:style-name="texte_20_par_20_défaut"><text:span text:style-name="T234"/></text:span></text:p>
      <text:p text:style-name="P389"><text:span text:style-name="texte_20_par_20_défaut"><text:span text:style-name="T423">Analyse des fonctions</text:span></text:span></text:p>
      <text:p text:style-name="P359"><text:span text:style-name="texte_20_par_20_défaut"><text:span text:style-name="T265">•</text:span></text:span><text:span text:style-name="texte_20_par_20_défaut"><text:span text:style-name="T199"> </text:span></text:span><text:span text:style-name="exemple"><text:span text:style-name="T365">Personne</text:span></text:span><text:span text:style-name="exemple"><text:span text:style-name="T200"><text:tab/></text:span></text:span><text:span text:style-name="texte_20_par_20_défaut"><text:span text:style-name="T201"><text:tab/><text:tab/><text:tab/></text:span></text:span><text:span text:style-name="texte_20_par_20_défaut"><text:span text:style-name="T199">:</text:span></text:span><text:span text:style-name="texte_20_par_20_défaut"><text:span text:style-name="T201"><text:tab/></text:span></text:span><text:span text:style-name="texte_20_par_20_défaut"><text:span text:style-name="T541">sujet</text:span></text:span><text:span text:style-name="texte_20_par_20_défaut"><text:span text:style-name="T199"> </text:span></text:span><text:span text:style-name="texte_20_par_20_défaut"><text:span text:style-name="T200">de </text:span></text:span><text:span text:style-name="exemple"><text:span text:style-name="T365">a écoutée</text:span></text:span></text:p>
      <text:p text:style-name="P359"><text:span text:style-name="texte_20_par_20_défaut"><text:span text:style-name="T263">•</text:span></text:span><text:span text:style-name="texte_20_par_20_défaut"><text:span text:style-name="T435"> </text:span></text:span><text:span text:style-name="exemple"><text:span text:style-name="T200">l’</text:span></text:span><text:span text:style-name="texte_20_par_20_défaut"><text:span text:style-name="T200"><text:tab/></text:span></text:span><text:span text:style-name="texte_20_par_20_défaut"><text:span text:style-name="T432"><text:tab/><text:tab/><text:tab/><text:tab/></text:span></text:span><text:span text:style-name="texte_20_par_20_défaut"><text:span text:style-name="T200">:</text:span></text:span><text:span text:style-name="texte_20_par_20_défaut"><text:span text:style-name="T432"><text:tab/></text:span></text:span><text:span text:style-name="texte_20_par_20_défaut"><text:span text:style-name="T200">COD de </text:span></text:span><text:span text:style-name="exemple"><text:span text:style-name="T366">a écoutée</text:span></text:span></text:p>
      <text:p text:style-name="P390"><text:span text:style-name="exemple"><text:span text:style-name="T438"/></text:span></text:p>
      <text:p text:style-name="P373"><text:span text:style-name="texte_20_par_20_défaut"><text:span text:style-name="T636">Remarque sur le COD</text:span></text:span><text:span text:style-name="texte_20_par_20_défaut"><text:span text:style-name="T205"> : </text:span></text:span><text:span text:style-name="texte_20_par_20_défaut"><text:span text:style-name="T206">parce que le COD de </text:span></text:span><text:span text:style-name="exemple"><text:span text:style-name="T366">a écoutée </text:span></text:span><text:span text:style-name="texte_20_par_20_défaut"><text:span text:style-name="T206">est placé avant cette forme</text:span></text:span></text:p>
      <text:p text:style-name="P337"><text:span text:style-name="texte_20_par_20_défaut"><text:span text:style-name="T193"><text:tab/></text:span></text:span><text:span text:style-name="texte_20_par_20_défaut"><text:span text:style-name="T206">verbale, il y a accord, ici au féminin singulier parce que le pronom personnel renvoie</text:span></text:span></text:p>
      <text:p text:style-name="P337"><text:span text:style-name="texte_20_par_20_défaut"><text:span text:style-name="T206"><text:tab/>à un féminin singulier.</text:span></text:span></text:p>
      <text:p text:style-name="P337"><text:span text:style-name="texte_20_par_20_défaut"><text:span text:style-name="T206"/></text:span></text:p>
      <text:p text:style-name="P337"><text:span text:style-name="texte_20_par_20_défaut"><text:span text:style-name="T423">Analyse des propositions</text:span></text:span></text:p>
      <text:p text:style-name="P378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633">L’unique proposition est une proposition indépendante.</text:span></text:span></text:p>
      <text:p text:style-name="P391"><text:span text:style-name="exemple"><text:span text:style-name="T438"/></text:span></text:p>
      <text:p text:style-name="P337"><text:span text:style-name="texte_20_par_20_défaut"><text:span text:style-name="T423">Analyse du type et de la forme de la phrase</text:span></text:span></text:p>
      <text:p text:style-name="P359"><text:span text:style-name="texte_20_par_20_défaut"><text:span text:style-name="T200">La phrase est de type déclaratif et </text:span></text:span><text:span text:style-name="texte_20_par_20_défaut"><text:span text:style-name="T202">a une forme négative.</text:span></text:span></text:p>
      <text:p text:style-name="P389"><text:span text:style-name="exemple"><text:span text:style-name="T437"/></text:span></text:p>
      <text:p text:style-name="P359"><text:span text:style-name="texte_20_par_20_défaut"><text:span text:style-name="T436">Analyse de la forme négative</text:span></text:span><text:span text:style-name="texte_20_par_20_défaut"><text:span text:style-name="T203"> : dans cette phrase la négation est </text:span></text:span><text:span text:style-name="texte_20_par_20_défaut"><text:span text:style-name="T548">partielle</text:span></text:span><text:span text:style-name="texte_20_par_20_défaut"><text:span text:style-name="T203"> <text:s text:c="9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3</text:span></text:span><text:span text:style-name="référence"><text:span text:style-name="T89">)</text:span></text:span></text:p>
      <text:p text:style-name="P359"><text:span text:style-name="texte_20_par_20_défaut"><text:span text:style-name="T203">car elle porte </text:span></text:span><text:span text:style-name="texte_20_par_20_défaut"><text:span text:style-name="T204">ici </text:span></text:span><text:span text:style-name="texte_20_par_20_défaut"><text:span text:style-name="T203">sur </text:span></text:span><text:span text:style-name="texte_20_par_20_défaut"><text:span text:style-name="T544">un pronom</text:span></text:span><text:span text:style-name="texte_20_par_20_défaut"><text:span text:style-name="T203">. </text:span></text:span><text:span text:style-name="exemple"><text:span text:style-name="T367">Personne ne l’a écoutée</text:span></text:span></text:p>
      <text:p text:style-name="P362"><text:span text:style-name="texte_20_par_20_défaut"><text:span text:style-name="T203">est en effet la négation de </text:span></text:span><text:span text:style-name="exemple"><text:span text:style-name="T367">Quelqu’un l’a écoutée</text:span></text:span><text:span text:style-name="texte_20_par_20_défaut"><text:span text:style-name="T203"> .</text:span></text:span></text:p>
      <text:p text:style-name="P400"><text:span text:style-name="titre_20_avec_20_numéro"><text:s/>B.022</text:span><text:span text:style-name="titre_20_avec_20_numéro"> </text:span></text:p>
      <text:p text:style-name="P338"/>
      <text:p text:style-name="P351"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3</text:span></text:span><text:span text:style-name="référence"><text:span text:style-name="T89">)</text:span></text:span></text:p>
      <text:p text:style-name="P347"><text:span text:style-name="phrase_20_analysée_20__28_gros_20_caractère_29_"><text:span text:style-name="T418">Aucun détail ne lui échappe</text:span></text:span><text:span text:style-name="phrase_20_analysée_20__28_gros_20_caractère_29_"><text:span text:style-name="T632">.</text:span></text:span></text:p>
      <text:p text:style-name="P333"/>
      <text:p text:style-name="P327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380"><text:span text:style-name="texte_20_par_20_défaut"><text:span text:style-name="T226">•</text:span></text:span><text:span text:style-name="T48"> </text:span><text:span text:style-name="exemple"><text:span text:style-name="T320">Aucun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7">déterminant</text:span></text:span><text:span text:style-name="texte_20_par_20_défaut"><text:span text:style-name="T485"> </text:span></text:span><text:span text:style-name="texte_20_par_20_défaut"><text:span text:style-name="T486">indéfini</text:span></text:span></text:p>
      <text:p text:style-name="P363"><text:span text:style-name="texte_20_par_20_défaut"><text:span text:style-name="T226">•</text:span></text:span><text:span text:style-name="T48"> </text:span><text:span text:style-name="exemple"><text:span text:style-name="T318">n</text:span></text:span><text:span text:style-name="exemple"><text:span text:style-name="T319">e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5">adverbe</text:span></text:span></text:p>
      <text:p text:style-name="P363"><text:span text:style-name="texte_20_par_20_défaut"><text:span text:style-name="T226">•</text:span></text:span><text:span text:style-name="T48"> </text:span><text:span text:style-name="exemple"><text:span text:style-name="T319">l</text:span></text:span><text:span text:style-name="exemple"><text:span text:style-name="T320">ui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78">pronom personnel</text:span></text:span></text:p>
      <text:p text:style-name="P363"><text:span text:style-name="texte_20_par_20_défaut"><text:span text:style-name="T226">•</text:span></text:span><text:span text:style-name="T48"> </text:span><text:span text:style-name="exemple"><text:span text:style-name="T320">échapp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verbe </text:span></text:span><text:span text:style-name="texte_20_par_20_défaut"><text:span text:style-name="T67">(</text:span></text:span><text:span text:style-name="texte_20_par_20_défaut"><text:span text:style-name="T487">échapper</text:span></text:span><text:span text:style-name="texte_20_par_20_défaut"><text:span text:style-name="T440"> </text:span></text:span><text:span text:style-name="texte_20_par_20_défaut"><text:span text:style-name="T67">: indicatif.</text:span></text:span><text:span text:style-name="texte_20_par_20_défaut"><text:span text:style-name="T487">présent</text:span></text:span><text:span text:style-name="texte_20_par_20_défaut"><text:span text:style-name="T67">.3S)</text:span></text:span></text:p>
      <text:p text:style-name="P363"><text:span text:style-name="texte_20_par_20_défaut"><text:span text:style-name="T61"/></text:span></text:p>
      <text:p text:style-name="P401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363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68">ne lui échappe</text:span></text:span><text:span text:style-name="exemple"><text:span text:style-name="T375"><text:tab/><text:tab/></text:span></text:span><text:span text:style-name="texte_20_par_20_défaut"><text:span text:style-name="T432"><text:tab/></text:span></text:span><text:span text:style-name="texte_20_par_20_défaut">:</text:span><text:span text:style-name="texte_20_par_20_défaut"><text:span text:style-name="T432"><text:tab/></text:span></text:span><text:span text:style-name="texte_20_par_20_défaut"><text:span text:style-name="T199">groupe </text:span></text:span><text:span text:style-name="texte_20_par_20_défaut"><text:span text:style-name="T542">verbal</text:span></text:span></text:p>
      <text:p text:style-name="P392"><text:span text:style-name="texte_20_par_20_défaut"><text:span text:style-name="T234"/></text:span></text:p>
      <text:p text:style-name="P392"><text:span text:style-name="texte_20_par_20_défaut"><text:span text:style-name="T423">Analyse des fonctions</text:span></text:span></text:p>
      <text:p text:style-name="P363"><text:span text:style-name="texte_20_par_20_défaut"><text:span text:style-name="T265">•</text:span></text:span><text:span text:style-name="texte_20_par_20_défaut"><text:span text:style-name="T199"> </text:span></text:span><text:span text:style-name="exemple"><text:span text:style-name="T368">Aucun</text:span></text:span><text:span text:style-name="exemple"><text:span text:style-name="T200"><text:tab/></text:span></text:span><text:span text:style-name="texte_20_par_20_défaut"><text:span text:style-name="T201"><text:tab/><text:tab/><text:tab/></text:span></text:span><text:span text:style-name="texte_20_par_20_défaut"><text:span text:style-name="T199">:</text:span></text:span><text:span text:style-name="texte_20_par_20_défaut"><text:span text:style-name="T201"><text:tab/></text:span></text:span><text:span text:style-name="texte_20_par_20_défaut"><text:span text:style-name="T541">sujet</text:span></text:span><text:span text:style-name="texte_20_par_20_défaut"><text:span text:style-name="T199"> </text:span></text:span><text:span text:style-name="texte_20_par_20_défaut"><text:span text:style-name="T200">de </text:span></text:span><text:span text:style-name="exemple"><text:span text:style-name="T368">échappe</text:span></text:span></text:p>
      <text:p text:style-name="P363"><text:span text:style-name="texte_20_par_20_défaut"><text:span text:style-name="T263">•</text:span></text:span><text:span text:style-name="texte_20_par_20_défaut"><text:span text:style-name="T435"> </text:span></text:span><text:span text:style-name="exemple"><text:span text:style-name="T200">l</text:span></text:span><text:span text:style-name="exemple"><text:span text:style-name="T207">ui</text:span></text:span><text:span text:style-name="texte_20_par_20_défaut"><text:span text:style-name="T200"><text:tab/></text:span></text:span><text:span text:style-name="texte_20_par_20_défaut"><text:span text:style-name="T432"><text:tab/><text:tab/><text:tab/><text:tab/></text:span></text:span><text:span text:style-name="texte_20_par_20_défaut"><text:span text:style-name="T200">:</text:span></text:span><text:span text:style-name="texte_20_par_20_défaut"><text:span text:style-name="T432"><text:tab/></text:span></text:span><text:span text:style-name="texte_20_par_20_défaut"><text:span text:style-name="T200">CO</text:span></text:span><text:span text:style-name="texte_20_par_20_défaut"><text:span text:style-name="T207">I</text:span></text:span><text:span text:style-name="texte_20_par_20_défaut"><text:span text:style-name="T200"> de </text:span></text:span><text:span text:style-name="exemple"><text:span text:style-name="T368">échappe</text:span></text:span></text:p>
      <text:p text:style-name="P392"><text:span text:style-name="texte_20_par_20_défaut"><text:span text:style-name="T206"/></text:span></text:p>
      <text:p text:style-name="P338"><text:span text:style-name="texte_20_par_20_défaut"><text:span text:style-name="T423">Analyse des propositions</text:span></text:span></text:p>
      <text:p text:style-name="P380"><text:span text:style-name="texte_20_par_20_défaut">La phrase contient une seule proposition : il s’agit par conséquent d’une phrase simple.</text:span></text:p>
      <text:p text:style-name="P363"><text:span text:style-name="texte_20_par_20_défaut"><text:span text:style-name="T633">L’unique proposition est une proposition indépendante.</text:span></text:span></text:p>
      <text:p text:style-name="P392"><text:span text:style-name="exemple"><text:span text:style-name="T438"/></text:span></text:p>
      <text:p text:style-name="P338"><text:span text:style-name="texte_20_par_20_défaut"><text:span text:style-name="T423">Analyse du type et de la forme de la phrase</text:span></text:span></text:p>
      <text:p text:style-name="P363"><text:span text:style-name="texte_20_par_20_défaut"><text:span text:style-name="T200">La phrase est de type déclaratif et </text:span></text:span><text:span text:style-name="texte_20_par_20_défaut"><text:span text:style-name="T202">a une forme négative.</text:span></text:span></text:p>
      <text:p text:style-name="P392"><text:span text:style-name="exemple"><text:span text:style-name="T437"/></text:span></text:p>
      <text:p text:style-name="P363"><text:span text:style-name="texte_20_par_20_défaut"><text:span text:style-name="T436">Analyse de la forme négative</text:span></text:span><text:span text:style-name="texte_20_par_20_défaut"><text:span text:style-name="T203"> : dans cette phrase la négation est </text:span></text:span><text:span text:style-name="texte_20_par_20_défaut"><text:span text:style-name="T548">partielle</text:span></text:span><text:span text:style-name="texte_20_par_20_défaut"><text:span text:style-name="T203"> <text:s text:c="9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3</text:span></text:span><text:span text:style-name="référence"><text:span text:style-name="T89">)</text:span></text:span></text:p>
      <text:p text:style-name="P363"><text:span text:style-name="texte_20_par_20_défaut"><text:span text:style-name="T203">car elle porte </text:span></text:span><text:span text:style-name="texte_20_par_20_défaut"><text:span text:style-name="T204">ici </text:span></text:span><text:span text:style-name="texte_20_par_20_défaut"><text:span text:style-name="T203">sur </text:span></text:span><text:span text:style-name="texte_20_par_20_défaut"><text:span text:style-name="T544">un </text:span></text:span><text:span text:style-name="texte_20_par_20_défaut"><text:span text:style-name="T545">déterminant</text:span></text:span><text:span text:style-name="texte_20_par_20_défaut"><text:span text:style-name="T203">. </text:span></text:span><text:span text:style-name="exemple"><text:span text:style-name="T369">Aucun détail ne lui échappe</text:span></text:span></text:p>
      <text:p text:style-name="P364"><text:span text:style-name="texte_20_par_20_défaut"><text:span text:style-name="T203">est en effet la négation de </text:span></text:span><text:span text:style-name="exemple"><text:span text:style-name="T369">Certains détails lui échappent</text:span></text:span><text:span text:style-name="texte_20_par_20_défaut"><text:span text:style-name="T203"> .</text:span></text:span></text:p>
      <text:p text:style-name="P402"><text:span text:style-name="titre_20_avec_20_numéro"><text:s/>B.023</text:span><text:span text:style-name="titre_20_avec_20_numéro"> </text:span></text:p>
      <text:p text:style-name="P339"/>
      <text:p text:style-name="P352"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</text:span></text:span><text:span text:style-name="référence"><text:span text:style-name="T108">4</text:span></text:span><text:span text:style-name="référence"><text:span text:style-name="T89">)</text:span></text:span></text:p>
      <text:p text:style-name="P372"><text:span text:style-name="phrase_20_analysée_20__28_gros_20_caractère_29_"><text:span text:style-name="T638">Elle ne travaille jamais.</text:span></text:span></text:p>
      <text:p text:style-name="P334"/>
      <text:p text:style-name="P328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382"><text:span text:style-name="texte_20_par_20_défaut"><text:span text:style-name="T226">•</text:span></text:span><text:span text:style-name="T48"> </text:span><text:span text:style-name="exemple"><text:span text:style-name="T321">Elle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8">pronom personnel</text:span></text:span></text:p>
      <text:p text:style-name="P365"><text:span text:style-name="texte_20_par_20_défaut"><text:span text:style-name="T226">•</text:span></text:span><text:span text:style-name="T48"> </text:span><text:span text:style-name="exemple"><text:span text:style-name="T318">n</text:span></text:span><text:span text:style-name="exemple"><text:span text:style-name="T319">e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5">adverbe</text:span></text:span></text:p>
      <text:p text:style-name="P365"><text:span text:style-name="texte_20_par_20_défaut"><text:span text:style-name="T226">•</text:span></text:span><text:span text:style-name="T48"> </text:span><text:span text:style-name="exemple"><text:span text:style-name="T321">travaill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verbe </text:span></text:span><text:span text:style-name="texte_20_par_20_défaut"><text:span text:style-name="T67">(</text:span></text:span><text:span text:style-name="texte_20_par_20_défaut"><text:span text:style-name="T488">travailler</text:span></text:span><text:span text:style-name="texte_20_par_20_défaut"><text:span text:style-name="T440"> </text:span></text:span><text:span text:style-name="texte_20_par_20_défaut"><text:span text:style-name="T67">: indicatif.</text:span></text:span><text:span text:style-name="texte_20_par_20_défaut"><text:span text:style-name="T487">présent</text:span></text:span><text:span text:style-name="texte_20_par_20_défaut"><text:span text:style-name="T67">.3S)</text:span></text:span></text:p>
      <text:p text:style-name="P365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321">jamais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5">adverbe</text:span></text:span></text:p>
      <text:p text:style-name="P365"><text:span text:style-name="texte_20_par_20_défaut"><text:span text:style-name="T61"/></text:span></text:p>
      <text:p text:style-name="P403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365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368">ne </text:span></text:span><text:span text:style-name="exemple"><text:span text:style-name="T370">travaille jamais</text:span></text:span><text:span text:style-name="exemple"><text:span text:style-name="T375"><text:tab/><text:tab/></text:span></text:span><text:span text:style-name="texte_20_par_20_défaut"><text:span text:style-name="T432"><text:tab/></text:span></text:span><text:span text:style-name="texte_20_par_20_défaut">:</text:span><text:span text:style-name="texte_20_par_20_défaut"><text:span text:style-name="T432"><text:tab/></text:span></text:span><text:span text:style-name="texte_20_par_20_défaut"><text:span text:style-name="T199">groupe </text:span></text:span><text:span text:style-name="texte_20_par_20_défaut"><text:span text:style-name="T542">verbal</text:span></text:span></text:p>
      <text:p text:style-name="P393"><text:span text:style-name="texte_20_par_20_défaut"><text:span text:style-name="T234"/></text:span></text:p>
      <text:p text:style-name="P393"><text:span text:style-name="texte_20_par_20_défaut"><text:span text:style-name="T423">Analyse des fonctions</text:span></text:span></text:p>
      <text:p text:style-name="P365"><text:span text:style-name="texte_20_par_20_défaut"><text:span text:style-name="T265">•</text:span></text:span><text:span text:style-name="texte_20_par_20_défaut"><text:span text:style-name="T199"> </text:span></text:span><text:span text:style-name="exemple"><text:span text:style-name="T370">Elle<text:tab/></text:span></text:span><text:span text:style-name="exemple"><text:span text:style-name="T200"><text:tab/></text:span></text:span><text:span text:style-name="texte_20_par_20_défaut"><text:span text:style-name="T201"><text:tab/><text:tab/><text:tab/></text:span></text:span><text:span text:style-name="texte_20_par_20_défaut"><text:span text:style-name="T199">:</text:span></text:span><text:span text:style-name="texte_20_par_20_défaut"><text:span text:style-name="T201"><text:tab/></text:span></text:span><text:span text:style-name="texte_20_par_20_défaut"><text:span text:style-name="T541">sujet</text:span></text:span><text:span text:style-name="texte_20_par_20_défaut"><text:span text:style-name="T199"> </text:span></text:span><text:span text:style-name="texte_20_par_20_défaut"><text:span text:style-name="T200">de </text:span></text:span><text:span text:style-name="exemple"><text:span text:style-name="T370">travaille</text:span></text:span></text:p>
      <text:p text:style-name="P393"><text:span text:style-name="texte_20_par_20_défaut"><text:span text:style-name="T206"/></text:span></text:p>
      <text:p text:style-name="P339"><text:span text:style-name="texte_20_par_20_défaut"><text:span text:style-name="T423">Analyse des propositions</text:span></text:span></text:p>
      <text:p text:style-name="P382"><text:span text:style-name="texte_20_par_20_défaut">La phrase contient une seule proposition : il s’agit par conséquent d’une phrase simple.</text:span></text:p>
      <text:p text:style-name="P365"><text:span text:style-name="texte_20_par_20_défaut"><text:span text:style-name="T633">L’unique proposition est une proposition indépendante.</text:span></text:span></text:p>
      <text:p text:style-name="P393"><text:span text:style-name="exemple"><text:span text:style-name="T438"/></text:span></text:p>
      <text:p text:style-name="P339"><text:span text:style-name="texte_20_par_20_défaut"><text:span text:style-name="T423">Analyse du type et de la forme de la phrase</text:span></text:span></text:p>
      <text:p text:style-name="P365"><text:span text:style-name="texte_20_par_20_défaut"><text:span text:style-name="T200">La phrase est de type déclaratif et </text:span></text:span><text:span text:style-name="texte_20_par_20_défaut"><text:span text:style-name="T202">a une forme négative.</text:span></text:span></text:p>
      <text:p text:style-name="P393"><text:span text:style-name="exemple"><text:span text:style-name="T437"/></text:span></text:p>
      <text:p text:style-name="P365"><text:span text:style-name="texte_20_par_20_défaut"><text:span text:style-name="T436">Analyse de la forme négative</text:span></text:span><text:span text:style-name="texte_20_par_20_défaut"><text:span text:style-name="T203"> : dans cette phrase la négation est </text:span></text:span><text:span text:style-name="texte_20_par_20_défaut"><text:span text:style-name="T548">partielle</text:span></text:span><text:span text:style-name="texte_20_par_20_défaut"><text:span text:style-name="T203"> <text:s text:c="9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</text:span></text:span><text:span text:style-name="référence"><text:span text:style-name="T109">4</text:span></text:span><text:span text:style-name="référence"><text:span text:style-name="T89">)</text:span></text:span></text:p>
      <text:p text:style-name="P365"><text:span text:style-name="texte_20_par_20_défaut"><text:span text:style-name="T203">car elle porte </text:span></text:span><text:span text:style-name="texte_20_par_20_défaut"><text:span text:style-name="T204">ici </text:span></text:span><text:span text:style-name="texte_20_par_20_défaut"><text:span text:style-name="T203">sur </text:span></text:span><text:span text:style-name="texte_20_par_20_défaut"><text:span text:style-name="T544">un </text:span></text:span><text:span text:style-name="texte_20_par_20_défaut"><text:span text:style-name="T545">déterminant</text:span></text:span><text:span text:style-name="texte_20_par_20_défaut"><text:span text:style-name="T203">. </text:span></text:span><text:span text:style-name="exemple"><text:span text:style-name="T371">Elle ne travaille jamais</text:span></text:span></text:p>
      <text:p text:style-name="P366"><text:span text:style-name="texte_20_par_20_défaut"><text:span text:style-name="T203">est en effet la négation de </text:span></text:span><text:span text:style-name="exemple"><text:span text:style-name="T371">Elle travaille toujours</text:span></text:span><text:span text:style-name="texte_20_par_20_défaut"><text:span text:style-name="T203"> .</text:span></text:span></text:p>
      <text:p text:style-name="P404"><text:span text:style-name="titre_20_avec_20_numéro"><text:s/>B.024</text:span><text:span text:style-name="titre_20_avec_20_numéro"> </text:span></text:p>
      <text:p text:style-name="P340"/>
      <text:p text:style-name="P353"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</text:span></text:span><text:span text:style-name="référence"><text:span text:style-name="T110">4</text:span></text:span><text:span text:style-name="référence"><text:span text:style-name="T89">)</text:span></text:span></text:p>
      <text:p text:style-name="P348"><text:span text:style-name="phrase_20_analysée_20__28_gros_20_caractère_29_"><text:span text:style-name="T419">Je</text:span></text:span><text:span text:style-name="phrase_20_analysée_20__28_gros_20_caractère_29_"><text:span text:style-name="T624"> n’aime </text:span></text:span><text:span text:style-name="phrase_20_analysée_20__28_gros_20_caractère_29_"><text:span text:style-name="T419">que</text:span></text:span><text:span text:style-name="phrase_20_analysée_20__28_gros_20_caractère_29_"><text:span text:style-name="T624"> le</text:span></text:span><text:span text:style-name="phrase_20_analysée_20__28_gros_20_caractère_29_"><text:span text:style-name="T640">s</text:span></text:span><text:span text:style-name="phrase_20_analysée_20__28_gros_20_caractère_29_"><text:span text:style-name="T624"> </text:span></text:span><text:span text:style-name="phrase_20_analysée_20__28_gros_20_caractère_29_"><text:span text:style-name="T420">films</text:span></text:span><text:span text:style-name="phrase_20_analysée_20__28_gros_20_caractère_29_"><text:span text:style-name="T624"> français.</text:span></text:span></text:p>
      <text:p text:style-name="P335"/>
      <text:p text:style-name="P329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384"><text:span text:style-name="texte_20_par_20_défaut"><text:span text:style-name="T226">•</text:span></text:span><text:span text:style-name="T48"> </text:span><text:span text:style-name="exemple"><text:span text:style-name="T322">J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485">pronom personnel</text:span></text:span></text:p>
      <text:p text:style-name="P367"><text:span text:style-name="texte_20_par_20_défaut"><text:span text:style-name="T226">•</text:span></text:span><text:span text:style-name="T48"> </text:span><text:span text:style-name="exemple"><text:span text:style-name="T318">n’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5">adverbe</text:span></text:span></text:p>
      <text:p text:style-name="P367"><text:span text:style-name="texte_20_par_20_défaut"><text:span text:style-name="T226">•</text:span></text:span><text:span text:style-name="T48"> </text:span><text:span text:style-name="exemple"><text:span text:style-name="T318">aime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verbe </text:span></text:span><text:span text:style-name="texte_20_par_20_défaut"><text:span text:style-name="T67">(</text:span></text:span><text:span text:style-name="texte_20_par_20_défaut"><text:span text:style-name="T485">aimer</text:span></text:span><text:span text:style-name="texte_20_par_20_défaut"><text:span text:style-name="T440"> </text:span></text:span><text:span text:style-name="texte_20_par_20_défaut"><text:span text:style-name="T67">: indicatif.présent.</text:span></text:span><text:span text:style-name="texte_20_par_20_défaut"><text:span text:style-name="T79">1</text:span></text:span><text:span text:style-name="texte_20_par_20_défaut"><text:span text:style-name="T67">S)</text:span></text:span></text:p>
      <text:p text:style-name="P367"><text:span text:style-name="texte_20_par_20_défaut"><text:span text:style-name="T226">•</text:span></text:span><text:span text:style-name="T48"> </text:span><text:span text:style-name="exemple"><text:span text:style-name="T322">qu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77">adverbe</text:span></text:span></text:p>
      <text:p text:style-name="P367"><text:span text:style-name="texte_20_par_20_défaut"><text:span text:style-name="T226">•</text:span></text:span><text:span text:style-name="T48"> </text:span><text:span text:style-name="exemple"><text:span text:style-name="T280">le</text:span></text:span><text:span text:style-name="exemple"><text:span text:style-name="T323">s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article défini</text:span></text:span></text:p>
      <text:p text:style-name="P367"><text:span text:style-name="texte_20_par_20_défaut"><text:span text:style-name="T226">•</text:span></text:span><text:span text:style-name="T48"> </text:span><text:span text:style-name="exemple"><text:span text:style-name="T323">films<text:tab/></text:span></text:span><text:span text:style-name="exemple"><text:span text:style-name="T280"><text:tab/></text:span></text:span><text:span text:style-name="exemple"><text:span text:style-name="T277"><text:tab/><text:tab/><text:tab/></text:span></text:span><text:span text:style-name="texte_20_par_20_défaut"><text:span text:style-name="T51">:<text:tab/></text:span></text:span><text:span text:style-name="texte_20_par_20_défaut"><text:span text:style-name="T61">nom commun</text:span></text:span></text:p>
      <text:p text:style-name="P367"><text:span text:style-name="texte_20_par_20_défaut"><text:span text:style-name="T226">•</text:span></text:span><text:span text:style-name="T48"> </text:span><text:span text:style-name="exemple"><text:span text:style-name="T318">français</text:span></text:span><text:span text:style-name="exemple"><text:span text:style-name="T280"><text:tab/></text:span></text:span><text:span text:style-name="exemple"><text:span text:style-name="T277"><text:tab/><text:tab/><text:tab/></text:span></text:span><text:span text:style-name="texte_20_par_20_défaut"><text:span text:style-name="T51">:<text:tab/></text:span></text:span><text:span text:style-name="texte_20_par_20_défaut"><text:span text:style-name="T61">adjectif</text:span></text:span></text:p>
      <text:p text:style-name="P367"><text:span text:style-name="texte_20_par_20_défaut"><text:span text:style-name="T61"/></text:span></text:p>
      <text:p text:style-name="P405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367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639">n’ai</text:span></text:span><text:span text:style-name="exemple"><text:span text:style-name="T630">me </text:span></text:span><text:span text:style-name="exemple"><text:span text:style-name="T639">que </text:span></text:span><text:span text:style-name="exemple"><text:span text:style-name="T630">le</text:span></text:span><text:span text:style-name="exemple"><text:span text:style-name="T640">s</text:span></text:span><text:span text:style-name="exemple"><text:span text:style-name="T630"> </text:span></text:span><text:span text:style-name="exemple"><text:span text:style-name="T376">films</text:span></text:span><text:span text:style-name="exemple"><text:span text:style-name="T629"> français</text:span></text:span><text:span text:style-name="texte_20_par_20_défaut"><text:span text:style-name="T432"><text:tab/></text:span></text:span><text:span text:style-name="texte_20_par_20_défaut">:</text:span><text:span text:style-name="texte_20_par_20_défaut"><text:span text:style-name="T432"><text:tab/></text:span></text:span><text:span text:style-name="texte_20_par_20_défaut"><text:span text:style-name="T199">groupe </text:span></text:span><text:span text:style-name="texte_20_par_20_défaut"><text:span text:style-name="T542">verbal</text:span></text:span></text:p>
      <text:p text:style-name="P367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629">le</text:span></text:span><text:span text:style-name="exemple"><text:span text:style-name="T640">s</text:span></text:span><text:span text:style-name="exemple"><text:span text:style-name="T629"> </text:span></text:span><text:span text:style-name="exemple"><text:span text:style-name="T376">films</text:span></text:span><text:span text:style-name="exemple"><text:span text:style-name="T629"> français</text:span></text:span><text:span text:style-name="texte_20_par_20_défaut"><text:span text:style-name="T432"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<text:span text:style-name="T199">groupe nominal</text:span></text:span></text:p>
      <text:p text:style-name="P367"><text:span text:style-name="texte_20_par_20_défaut"><text:span text:style-name="T226"/></text:span></text:p>
      <text:p text:style-name="P394"><text:span text:style-name="texte_20_par_20_défaut"><text:span text:style-name="T423">Analyse des fonctions</text:span></text:span></text:p>
      <text:p text:style-name="P367"><text:span text:style-name="texte_20_par_20_défaut"><text:span text:style-name="T265">•</text:span></text:span><text:span text:style-name="texte_20_par_20_défaut"><text:span text:style-name="T199"> </text:span></text:span><text:span text:style-name="exemple"><text:span text:style-name="T372">Je</text:span></text:span><text:span text:style-name="exemple"><text:span text:style-name="T199"><text:tab/></text:span></text:span><text:span text:style-name="exemple"><text:span text:style-name="T200"><text:tab/><text:tab/></text:span></text:span><text:span text:style-name="texte_20_par_20_défaut"><text:span text:style-name="T201"><text:tab/><text:tab/></text:span></text:span><text:span text:style-name="texte_20_par_20_défaut"><text:span text:style-name="T199">:</text:span></text:span><text:span text:style-name="texte_20_par_20_défaut"><text:span text:style-name="T201"><text:tab/></text:span></text:span><text:span text:style-name="texte_20_par_20_défaut"><text:span text:style-name="T541">sujet</text:span></text:span><text:span text:style-name="texte_20_par_20_défaut"><text:span text:style-name="T199"> </text:span></text:span><text:span text:style-name="texte_20_par_20_défaut"><text:span text:style-name="T200">de </text:span></text:span><text:span text:style-name="exemple"><text:span text:style-name="T200">aime</text:span></text:span></text:p>
      <text:p text:style-name="P367"><text:span text:style-name="texte_20_par_20_défaut"><text:span text:style-name="T263">•</text:span></text:span><text:span text:style-name="texte_20_par_20_défaut"><text:span text:style-name="T435"> </text:span></text:span><text:span text:style-name="exemple"><text:span text:style-name="T200">le</text:span></text:span><text:span text:style-name="exemple"><text:span text:style-name="T209">s</text:span></text:span><text:span text:style-name="exemple"><text:span text:style-name="T200"> </text:span></text:span><text:span text:style-name="exemple"><text:span text:style-name="T373">films</text:span></text:span><text:span text:style-name="exemple"><text:span text:style-name="T200"> français</text:span></text:span><text:span text:style-name="texte_20_par_20_défaut"><text:span text:style-name="T432"><text:tab/><text:tab/><text:tab/></text:span></text:span><text:span text:style-name="texte_20_par_20_défaut"><text:span text:style-name="T200">:</text:span></text:span><text:span text:style-name="texte_20_par_20_défaut"><text:span text:style-name="T432"><text:tab/></text:span></text:span><text:span text:style-name="texte_20_par_20_défaut"><text:span text:style-name="T200">COD de </text:span></text:span><text:span text:style-name="exemple"><text:span text:style-name="T200">aime</text:span></text:span></text:p>
      <text:p text:style-name="P394"><text:span text:style-name="exemple"><text:span text:style-name="T435"/></text:span></text:p>
      <text:p text:style-name="P340"><text:span text:style-name="texte_20_par_20_défaut"><text:span text:style-name="T423">Analyse des propositions</text:span></text:span></text:p>
      <text:p text:style-name="P384"><text:span text:style-name="texte_20_par_20_défaut">La phrase contient une seule proposition : il s’agit par conséquent d’une phrase simple.</text:span></text:p>
      <text:p text:style-name="P367"><text:span text:style-name="texte_20_par_20_défaut"><text:span text:style-name="T633">L’unique proposition est une proposition indépendante.</text:span></text:span></text:p>
      <text:p text:style-name="P367"><text:span text:style-name="texte_20_par_20_défaut"/></text:p>
      <text:p text:style-name="P340"><text:span text:style-name="texte_20_par_20_défaut"><text:span text:style-name="T423">Analyse du type et de la forme de la phrase</text:span></text:span></text:p>
      <text:p text:style-name="P367"><text:span text:style-name="texte_20_par_20_défaut"><text:span text:style-name="T200">La phrase est de type déclaratif et </text:span></text:span><text:span text:style-name="texte_20_par_20_défaut"><text:span text:style-name="T202">a une forme négative.</text:span></text:span></text:p>
      <text:p text:style-name="P394"><text:span text:style-name="exemple"><text:span text:style-name="T437"/></text:span></text:p>
      <text:p text:style-name="P367"><text:span text:style-name="texte_20_par_20_défaut"><text:span text:style-name="T436">Analyse de la forme négative</text:span></text:span><text:span text:style-name="texte_20_par_20_défaut"><text:span text:style-name="T203"> : dans cette phrase la négation est </text:span></text:span><text:span text:style-name="texte_20_par_20_défaut"><text:span text:style-name="T439">e</text:span></text:span><text:span text:style-name="texte_20_par_20_défaut"><text:span text:style-name="T549">xceptive</text:span></text:span><text:span text:style-name="texte_20_par_20_défaut"><text:span text:style-name="T203"> <text:s text:c="7"/></text:span></text:span><text:span text:style-name="référence"><text:span text:style-name="T85">TG(</text:span></text:span><text:span text:style-name="référence"><text:span text:style-name="T90">I</text:span></text:span><text:span text:style-name="référence"><text:span text:style-name="T85">I.</text:span></text:span><text:span text:style-name="référence"><text:span text:style-name="T103">1</text:span></text:span><text:span text:style-name="référence"><text:span text:style-name="T86">.</text:span></text:span><text:span text:style-name="référence"><text:span text:style-name="T103">8.1</text:span></text:span><text:span text:style-name="référence"><text:span text:style-name="T85">, p.</text:span></text:span><text:span text:style-name="référence"><text:span text:style-name="T86"> </text:span></text:span><text:span text:style-name="référence"><text:span text:style-name="T103">7</text:span></text:span><text:span text:style-name="référence"><text:span text:style-name="T110">4</text:span></text:span><text:span text:style-name="référence"><text:span text:style-name="T89">)</text:span></text:span></text:p>
      <text:p text:style-name="P367"><text:span text:style-name="texte_20_par_20_défaut"><text:span text:style-name="T203">car elle </text:span></text:span><text:span text:style-name="texte_20_par_20_défaut"><text:span text:style-name="T208">se construit avec l’adverbe </text:span></text:span><text:span text:style-name="exemple"><text:span text:style-name="T208">ne… que…</text:span></text:span><text:span text:style-name="texte_20_par_20_défaut"><text:span text:style-name="T208"> et contient une négation</text:span></text:span></text:p>
      <text:p text:style-name="P368"><text:span text:style-name="texte_20_par_20_défaut"><text:span text:style-name="T208">implicite. </text:span></text:span><text:span text:style-name="exemple">Je n’aime que les films français</text:span><text:span text:style-name="texte_20_par_20_défaut"><text:span text:style-name="T208"> </text:span></text:span><text:span text:style-name="texte_20_par_20_défaut"><text:span text:style-name="T209">signifie à la fois </text:span></text:span><text:span text:style-name="exemple"><text:span text:style-name="T209">J’aime les films français </text:span></text:span></text:p>
      <text:p text:style-name="P368"><text:span text:style-name="texte_20_par_20_défaut"><text:span text:style-name="T209">(valeur positive explicite) et </text:span></text:span><text:span text:style-name="exemple"><text:span text:style-name="T209">Je n’aime pas les films qui ne sont pas français</text:span></text:span><text:span text:style-name="texte_20_par_20_défaut"><text:span text:style-name="T209"> (valeur négative implicite sous la forme d’une double négation).</text:span></text:span></text:p>
      <text:p text:style-name="P151"><text:span text:style-name="titre_20_avec_20_numéro"><text:s/>B.025</text:span></text:p>
      <text:p text:style-name="P48"><text:span text:style-name="référence">TG(I.2.1, p</text:span><text:span text:style-name="référence"><text:span text:style-name="T585">p</text:span></text:span><text:span text:style-name="référence">. 22-</text:span><text:span text:style-name="référence"><text:span text:style-name="T585">23</text:span></text:span><text:span text:style-name="référence">)</text:span></text:p>
      <text:p text:style-name="P48"><text:span text:style-name="référence"/></text:p>
      <text:p text:style-name="P36"><text:span text:style-name="phrase_20_analysée_20__28_gros_20_caractère_29_"><text:span text:style-name="T196">Le facteur distribue le courrier quand le jour se lève.</text:span></text:span></text:p>
      <text:p text:style-name="P115"/>
      <text:p text:style-name="P115"/>
      <text:p text:style-name="P20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77"><text:span text:style-name="texte_20_par_20_défaut"><text:span text:style-name="T226">•</text:span></text:span><text:span text:style-name="T48"> </text:span><text:span text:style-name="exemple"><text:span text:style-name="T280">L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0">article défini</text:span></text:span></text:p>
      <text:p text:style-name="P244"><text:span text:style-name="texte_20_par_20_défaut"><text:span text:style-name="T226">•</text:span></text:span><text:span text:style-name="T48"> </text:span><text:span text:style-name="exemple"><text:span text:style-name="T308">facteur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0">nom commun</text:span></text:span></text:p>
      <text:p text:style-name="P244"><text:span text:style-name="texte_20_par_20_défaut"><text:span text:style-name="T226">•</text:span></text:span><text:span text:style-name="T48"> </text:span><text:span text:style-name="exemple"><text:span text:style-name="T308">distribu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verbe </text:span></text:span><text:span text:style-name="texte_20_par_20_défaut"><text:span text:style-name="T67">(</text:span></text:span><text:span text:style-name="texte_20_par_20_défaut"><text:span text:style-name="T537">distribuer</text:span></text:span><text:span text:style-name="texte_20_par_20_défaut"><text:span text:style-name="T440"> </text:span></text:span><text:span text:style-name="texte_20_par_20_défaut"><text:span text:style-name="T67">: indicatif.présent.3S)</text:span></text:span></text:p>
      <text:p text:style-name="P244"><text:span text:style-name="texte_20_par_20_défaut"><text:span text:style-name="T226">•</text:span></text:span><text:span text:style-name="T48"> </text:span><text:span text:style-name="exemple"><text:span text:style-name="T280">le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article défini</text:span></text:span></text:p>
      <text:p text:style-name="P244"><text:span text:style-name="texte_20_par_20_défaut"><text:span text:style-name="T226">•</text:span></text:span><text:span text:style-name="T48"> </text:span><text:span text:style-name="exemple"><text:span text:style-name="T308">courrier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77">nom commun</text:span></text:span></text:p>
      <text:p text:style-name="P244"><text:span text:style-name="texte_20_par_20_défaut"><text:span text:style-name="T226">•</text:span></text:span><text:span text:style-name="T48"> </text:span><text:span text:style-name="exemple"><text:span text:style-name="T308">quand</text:span></text:span><text:span text:style-name="exemple"><text:span text:style-name="T280"><text:tab/></text:span></text:span><text:span text:style-name="exemple"><text:span text:style-name="T277"><text:tab/><text:tab/><text:tab/></text:span></text:span><text:span text:style-name="texte_20_par_20_défaut"><text:span text:style-name="T51">:<text:tab/></text:span></text:span><text:span text:style-name="texte_20_par_20_défaut"><text:span text:style-name="T477">conjonction de subordination</text:span></text:span></text:p>
      <text:p text:style-name="P244"><text:span text:style-name="texte_20_par_20_défaut"><text:span text:style-name="T226">•</text:span></text:span><text:span text:style-name="T48"> </text:span><text:span text:style-name="exemple"><text:span text:style-name="T308">le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73">article défini</text:span></text:span></text:p>
      <text:p text:style-name="P244"><text:span text:style-name="texte_20_par_20_défaut"><text:span text:style-name="T226">•</text:span></text:span><text:span text:style-name="T48"> </text:span><text:span text:style-name="exemple"><text:span text:style-name="T308">jour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77">nom commun</text:span></text:span></text:p>
      <text:p text:style-name="P244"><text:span text:style-name="texte_20_par_20_défaut"><text:span text:style-name="T226">•</text:span></text:span><text:span text:style-name="T48"> </text:span><text:span text:style-name="exemple"><text:span text:style-name="T280">se </text:span></text:span><text:span text:style-name="exemple"><text:span text:style-name="T308">lève</text:span></text:span><text:span text:style-name="exemple"><text:span text:style-name="T280"><text:tab/><text:tab/><text:tab/></text:span></text:span><text:span text:style-name="exemple"><text:span text:style-name="T277"><text:tab/></text:span></text:span><text:span text:style-name="texte_20_par_20_défaut"><text:span text:style-name="T51">:<text:tab/></text:span></text:span><text:span text:style-name="texte_20_par_20_défaut"><text:span text:style-name="T477">verbe (se lever : indicatif.présent.3S)</text:span></text:span></text:p>
      <text:p text:style-name="P244"><text:span text:style-name="texte_20_par_20_défaut"><text:span text:style-name="T61"/></text:span></text:p>
      <text:p text:style-name="P290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44"><text:span text:style-name="texte_20_par_20_défaut"><text:span text:style-name="T263">•</text:span></text:span><text:span text:style-name="texte_20_par_20_défaut"><text:span text:style-name="T423"> </text:span></text:span><text:span text:style-name="exemple">Le </text:span><text:span text:style-name="exemple"><text:span text:style-name="T361">facteur</text:span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196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4">distribue </text:span></text:span><text:span text:style-name="exemple"><text:span text:style-name="T362">le courrier </text:span></text:span><text:span text:style-name="exemple"><text:s/><text:tab/><text:tab/></text:span><text:span text:style-name="texte_20_par_20_défaut"><text:span text:style-name="T56">:<text:tab/></text:span></text:span><text:span text:style-name="texte_20_par_20_défaut"><text:span text:style-name="T471">groupe verbal</text:span></text:span></text:p>
      <text:p text:style-name="P244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361">le courrier</text:span></text:span><text:span text:style-name="exemple"><text:span text:style-name="T348"><text:tab/></text:span></text:span><text:span text:style-name="texte_20_par_20_défaut"><text:span text:style-name="T505"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244"><text:span text:style-name="texte_20_par_20_défaut"><text:span text:style-name="T260">•</text:span></text:span><text:span text:style-name="texte_20_par_20_défaut"><text:span text:style-name="T513"> </text:span></text:span><text:span text:style-name="exemple"><text:span text:style-name="T309">le jour<text:tab/></text:span></text:span><text:span text:style-name="texte_20_par_20_défaut"><text:span text:style-name="T514"><text:tab/><text:tab/><text:tab/></text:span></text:span><text:span text:style-name="texte_20_par_20_défaut">:</text:span><text:span text:style-name="texte_20_par_20_défaut"><text:span text:style-name="T13"><text:tab/></text:span></text:span><text:span text:style-name="texte_20_par_20_défaut"><text:span text:style-name="T61">groupe nominal</text:span></text:span></text:p>
      <text:p text:style-name="P244"/>
      <text:p text:style-name="P115"><text:span text:style-name="texte_20_par_20_défaut"><text:span text:style-name="T423">Analyse des fonctions</text:span></text:span></text:p>
      <text:p text:style-name="P177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7">Le </text:span></text:span><text:span text:style-name="exemple"><text:span text:style-name="T396">facteur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310">distribue</text:span></text:span></text:p>
      <text:p text:style-name="P244"><text:span text:style-name="texte_20_par_20_défaut"><text:span text:style-name="T226">•</text:span></text:span><text:span text:style-name="exemple"><text:span text:style-name="T235"> </text:span></text:span><text:span text:style-name="exemple"><text:span text:style-name="T237">le jour<text:tab/><text:tab/></text:span></text:span><text:span text:style-name="T377"><text:tab/><text:tab/></text:span><text:span text:style-name="texte_20_par_20_défaut"><text:span text:style-name="T56">:<text:tab/></text:span></text:span><text:span text:style-name="texte_20_par_20_défaut">sujet de </text:span><text:span text:style-name="exemple"><text:span text:style-name="T310">se lève</text:span></text:span></text:p>
      <text:p text:style-name="P115"><text:span text:style-name="exemple"/></text:p>
      <text:p text:style-name="P115"><text:span text:style-name="texte_20_par_20_défaut"><text:span text:style-name="T423">Analyse des propositions</text:span></text:span></text:p>
      <text:p text:style-name="P178"><text:span text:style-name="texte_20_par_20_défaut">La phrase contient </text:span><text:span text:style-name="texte_20_par_20_défaut"><text:span text:style-name="T536">deux</text:span></text:span><text:span text:style-name="texte_20_par_20_défaut"> proposition</text:span><text:span text:style-name="texte_20_par_20_défaut"><text:span text:style-name="T583">s</text:span></text:span><text:span text:style-name="texte_20_par_20_défaut"> : il s’agit par conséquent d’une phrase </text:span><text:span text:style-name="texte_20_par_20_défaut"><text:span text:style-name="T536">complexe</text:span></text:span><text:span text:style-name="texte_20_par_20_défaut">.</text:span></text:p>
      <text:p text:style-name="P245"><text:span text:style-name="texte_20_par_20_défaut"><text:span text:style-name="T584">La proposition principale est </text:span></text:span><text:span text:style-name="exemple"><text:span text:style-name="T586">Le facteur distribue le courrier</text:span></text:span><text:span text:style-name="texte_20_par_20_défaut"><text:span text:style-name="T584">; </text:span></text:span><text:span text:style-name="texte_20_par_20_défaut"><text:span text:style-name="T586">de cette proposition principale dépend la </text:span></text:span><text:span text:style-name="texte_20_par_20_défaut"><text:span text:style-name="T584">proposition subordonnée circonstancielle de temps </text:span></text:span><text:span text:style-name="exemple"><text:span text:style-name="T586">quand le jour se lève</text:span></text:span><text:span text:style-name="texte_20_par_20_défaut"><text:span text:style-name="T586">.</text:span></text:span></text:p>
      <text:p text:style-name="P115"><text:span text:style-name="texte_20_par_20_défaut"/></text:p>
      <text:p text:style-name="P115"><text:span text:style-name="texte_20_par_20_défaut"><text:span text:style-name="T423">Analyse du type et de la forme de la phrase</text:span></text:span></text:p>
      <text:p text:style-name="P244"><text:span text:style-name="texte_20_par_20_défaut"><text:span text:style-name="T89">La phrase est de type déclaratif et </text:span></text:span><text:span text:style-name="texte_20_par_20_défaut"><text:span text:style-name="T92">n’a pas de forme particulière.</text:span></text:span></text:p>
      <text:p text:style-name="P116"><text:span text:style-name="texte_20_par_20_défaut"><text:span text:style-name="T223"><text:tab/></text:span></text:span><text:span text:style-name="GGF"><text:span text:style-name="T223">[ </text:span></text:span><text:span text:style-name="GGF">GGF.1.</text:span><text:span text:style-name="GGF"><text:span text:style-name="T587">24</text:span></text:span><text:span text:style-name="GGF"> </text:span><text:span text:style-name="GGF"><text:span text:style-name="T223">]</text:span></text:span><text:span text:style-name="GGF"> </text:span></text:p>
      <text:p text:style-name="P298"><text:span text:style-name="texte_20_par_20_défaut"><text:span text:style-name="T175"><text:tab/></text:span></text:span><text:span text:style-name="GGF"><text:span text:style-name="T175"><text:tab/></text:span></text:span><text:span text:style-name="GGF"><text:span text:style-name="T19">Confer </text:span></text:span><text:span text:style-name="GGF"><text:span text:style-name="T588">la d</text:span></text:span><text:span text:style-name="GGF"><text:span text:style-name="T174">iscussion sur le type de phrase dans une phrase subordonnée.</text:span></text:span></text:p>
      <text:p text:style-name="P298"><text:span text:style-name="GGF"><text:span text:style-name="T174"/></text:span></text:p>
      <text:p text:style-name="P298"><text:span text:style-name="GGF"><text:span text:style-name="T174"/></text:span></text:p>
      <text:p text:style-name="P298"><text:span text:style-name="GGF"><text:span text:style-name="T174"/></text:span></text:p>
      <text:p text:style-name="P298"><text:span text:style-name="GGF"><text:span text:style-name="T174"/></text:span></text:p>
      <text:p text:style-name="P298"><text:span text:style-name="GGF"><text:span text:style-name="T174"/></text:span></text:p>
      <text:p text:style-name="P298"><text:span text:style-name="GGF"><text:span text:style-name="T174"/></text:span></text:p>
      <text:p text:style-name="P152"><text:span text:style-name="titre_20_avec_20_numéro"><text:s/>B.026 </text:span></text:p>
      <text:p text:style-name="P299"><text:span text:style-name="référence"><text:span text:style-name="T85">TG(I.</text:span></text:span><text:span text:style-name="référence"><text:span text:style-name="T93">1</text:span></text:span><text:span text:style-name="référence"><text:span text:style-name="T86">.</text:span></text:span><text:span text:style-name="référence"><text:span text:style-name="T97">1 note 14</text:span></text:span><text:span text:style-name="référence"><text:span text:style-name="T85">, p</text:span></text:span><text:span text:style-name="référence"><text:span text:style-name="T86">. </text:span></text:span><text:span text:style-name="référence"><text:span text:style-name="T97">5</text:span></text:span><text:span text:style-name="référence"><text:span text:style-name="T222">2</text:span></text:span><text:span text:style-name="référence"><text:span text:style-name="T89">)</text:span></text:span></text:p>
      <text:p text:style-name="P61"><text:span text:style-name="référence"/></text:p>
      <text:p text:style-name="P45"><text:span text:style-name="phrase_20_analysée_20__28_gros_20_caractère_29_"><text:span text:style-name="T598">Un sportif qui est fatigué doit se reposer.</text:span></text:span></text:p>
      <text:p text:style-name="P122"/>
      <text:p text:style-name="P122"/>
      <text:p text:style-name="P21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81"><text:span text:style-name="texte_20_par_20_défaut"><text:span text:style-name="T226">•</text:span></text:span><text:span text:style-name="T48"> </text:span><text:span text:style-name="exemple"><text:span text:style-name="T311">Un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0">article </text:span></text:span><text:span text:style-name="texte_20_par_20_défaut"><text:span text:style-name="T74">in</text:span></text:span><text:span text:style-name="texte_20_par_20_défaut"><text:span text:style-name="T60">défini</text:span></text:span></text:p>
      <text:p text:style-name="P182"><text:span text:style-name="texte_20_par_20_défaut"><text:span text:style-name="T226">•</text:span></text:span><text:span text:style-name="texte_20_par_20_défaut"><text:span text:style-name="T48"> </text:span></text:span><text:span text:style-name="exemple"><text:span text:style-name="T311">sportif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78">adjectif</text:span></text:span></text:p>
      <text:p text:style-name="P182"><text:span text:style-name="texte_20_par_20_défaut"><text:span text:style-name="T226">•</text:span></text:span><text:span text:style-name="texte_20_par_20_défaut"><text:span text:style-name="T465"> </text:span></text:span><text:span text:style-name="exemple"><text:span text:style-name="T311">qui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78">pronom relatif </text:span></text:span><text:span text:style-name="texte_20_par_20_défaut"><text:span text:style-name="T481">ayant pour antécéd</text:span></text:span><text:span text:style-name="texte_20_par_20_défaut"><text:span text:style-name="T482">e</text:span></text:span><text:span text:style-name="texte_20_par_20_défaut"><text:span text:style-name="T481">nt </text:span></text:span><text:span text:style-name="exemple"><text:span text:style-name="T170">Un sportif</text:span></text:span></text:p>
      <text:p text:style-name="P182"><text:span text:style-name="texte_20_par_20_défaut"><text:span text:style-name="T226">•</text:span></text:span><text:span text:style-name="texte_20_par_20_défaut"><text:span text:style-name="T465"> </text:span></text:span><text:span text:style-name="exemple"><text:span text:style-name="T311">est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478">verbe (être : </text:span></text:span><text:span text:style-name="texte_20_par_20_défaut"><text:span text:style-name="T479">indicatif.présent.3S)</text:span></text:span></text:p>
      <text:p text:style-name="P183"><text:span text:style-name="texte_20_par_20_défaut"><text:span text:style-name="T226">•</text:span></text:span><text:span text:style-name="texte_20_par_20_défaut"><text:span text:style-name="T465"> </text:span></text:span><text:span text:style-name="exemple"><text:span text:style-name="T312">fatigué</text:span></text:span><text:span text:style-name="exemple"><text:span text:style-name="T311"><text:tab/></text:span></text:span><text:span text:style-name="exemple"><text:span text:style-name="T277"><text:tab/><text:tab/><text:tab/></text:span></text:span><text:span text:style-name="texte_20_par_20_défaut"><text:span text:style-name="T51">:<text:tab/></text:span></text:span><text:span text:style-name="texte_20_par_20_défaut"><text:span text:style-name="T479">participe passé (formant un passif)</text:span></text:span></text:p>
      <text:p text:style-name="P183"><text:span text:style-name="texte_20_par_20_défaut"><text:span text:style-name="T226">•</text:span></text:span><text:span text:style-name="texte_20_par_20_défaut"><text:span text:style-name="T465"> </text:span></text:span><text:span text:style-name="exemple"><text:span text:style-name="T312">doit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478">verbe (</text:span></text:span><text:span text:style-name="texte_20_par_20_défaut"><text:span text:style-name="T479">devoir</text:span></text:span><text:span text:style-name="texte_20_par_20_défaut"><text:span text:style-name="T478"> : </text:span></text:span><text:span text:style-name="texte_20_par_20_défaut"><text:span text:style-name="T479">indicatif.présent.3S)</text:span></text:span></text:p>
      <text:p text:style-name="P183"><text:span text:style-name="texte_20_par_20_défaut"><text:span text:style-name="T226">•</text:span></text:span><text:span text:style-name="texte_20_par_20_défaut"><text:span text:style-name="T465"> </text:span></text:span><text:span text:style-name="exemple"><text:span text:style-name="T312">se reposer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78">verbe </text:span></text:span><text:span text:style-name="texte_20_par_20_défaut"><text:span text:style-name="T479">pronominal </text:span></text:span><text:span text:style-name="texte_20_par_20_défaut"><text:span text:style-name="T478">(</text:span></text:span><text:span text:style-name="texte_20_par_20_défaut"><text:span text:style-name="T479">se reposer</text:span></text:span><text:span text:style-name="texte_20_par_20_défaut"><text:span text:style-name="T478"> : </text:span></text:span><text:span text:style-name="texte_20_par_20_défaut"><text:span text:style-name="T479">infinitif.présent)</text:span></text:span></text:p>
      <text:p text:style-name="P249"><text:span text:style-name="texte_20_par_20_défaut"><text:span text:style-name="T479"/></text:span></text:p>
      <text:p text:style-name="P291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50"><text:span text:style-name="texte_20_par_20_défaut"><text:span text:style-name="T263">•</text:span></text:span><text:span text:style-name="texte_20_par_20_défaut"><text:span text:style-name="T423"> </text:span></text:span><text:span text:style-name="exemple"><text:span text:style-name="T601">Un sportif</text:span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306"><text:span text:style-name="texte_20_par_20_défaut"><text:span text:style-name="T98"/></text:span></text:p>
      <text:p text:style-name="P124"><text:span text:style-name="texte_20_par_20_défaut"><text:span text:style-name="T423">Analyse des fonctions</text:span></text:span></text:p>
      <text:p text:style-name="P184"><text:span text:style-name="texte_20_par_20_défaut"><text:span text:style-name="T226">•</text:span></text:span><text:span text:style-name="exemple"><text:span text:style-name="T235"> </text:span></text:span><text:span text:style-name="exemple"><text:span text:style-name="T397">Un sportif qui est fatigué</text:span></text:span><text:span text:style-name="T56"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313">doit</text:span></text:span><text:span text:style-name="texte_20_par_20_défaut"><text:span text:style-name="T75"> et de </text:span></text:span><text:span text:style-name="exemple">se reposer</text:span></text:p>
      <text:p text:style-name="P185"><text:span text:style-name="texte_20_par_20_défaut"><text:span text:style-name="T226">•</text:span></text:span><text:span text:style-name="texte_20_par_20_défaut"><text:span text:style-name="T465"> </text:span></text:span><text:span text:style-name="exemple"><text:span text:style-name="T311">qui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0">sujet de </text:span></text:span><text:span text:style-name="exemple"><text:span text:style-name="T169">est fatigué</text:span></text:span></text:p>
      <text:p text:style-name="P184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5">s</text:span></text:span><text:span text:style-name="exemple"><text:span text:style-name="T250">e reposer<text:tab/><text:tab/><text:tab/><text:tab/></text:span></text:span><text:span text:style-name="texte_20_par_20_défaut"><text:span text:style-name="T250">: <text:tab/>COD de </text:span></text:span><text:span text:style-name="exemple"><text:span text:style-name="T250">doit</text:span></text:span></text:p>
      <text:p text:style-name="P250"><text:span text:style-name="exemple"><text:span text:style-name="T250"/></text:span></text:p>
      <text:p text:style-name="P124"><text:span text:style-name="texte_20_par_20_défaut"><text:span text:style-name="T423">Analyse des propositions</text:span></text:span></text:p>
      <text:p text:style-name="P179"><text:span text:style-name="texte_20_par_20_défaut">La phrase contient </text:span><text:span text:style-name="texte_20_par_20_défaut"><text:span text:style-name="T536">deux</text:span></text:span><text:span text:style-name="texte_20_par_20_défaut"> proposition</text:span><text:span text:style-name="texte_20_par_20_défaut"><text:span text:style-name="T583">s</text:span></text:span><text:span text:style-name="texte_20_par_20_défaut"> : il s’agit par conséquent d’une phrase </text:span><text:span text:style-name="texte_20_par_20_défaut"><text:span text:style-name="T536">complexe</text:span></text:span><text:span text:style-name="texte_20_par_20_défaut">.</text:span></text:p>
      <text:p text:style-name="P247"><text:span text:style-name="texte_20_par_20_défaut"><text:span text:style-name="T251">La proposition principale est </text:span></text:span><text:span text:style-name="exemple"><text:span text:style-name="T401">Un sportif doit se reposer</text:span></text:span><text:span text:style-name="texte_20_par_20_défaut"><text:span text:style-name="T251">; </text:span></text:span><text:span text:style-name="texte_20_par_20_défaut"><text:span text:style-name="T252">de cette proposition principale dépend la </text:span></text:span><text:span text:style-name="texte_20_par_20_défaut"><text:span text:style-name="T251">proposition subordonnée </text:span></text:span><text:span text:style-name="texte_20_par_20_défaut"><text:span text:style-name="T250">r</text:span></text:span><text:span text:style-name="texte_20_par_20_défaut"><text:span text:style-name="T530">elative</text:span></text:span><text:span text:style-name="texte_20_par_20_défaut"><text:span text:style-name="T251"> </text:span></text:span><text:span text:style-name="exemple"><text:span text:style-name="T401">qui est fatigué</text:span></text:span><text:span text:style-name="texte_20_par_20_défaut"><text:span text:style-name="T261"> </text:span></text:span><text:span text:style-name="texte_20_par_20_défaut"><text:span text:style-name="T231">; cette </text:span></text:span><text:span text:style-name="texte_20_par_20_défaut"><text:span text:style-name="T232">proposition subordonnée </text:span></text:span><text:span text:style-name="texte_20_par_20_défaut"><text:span text:style-name="T231">r</text:span></text:span><text:span text:style-name="texte_20_par_20_défaut"><text:span text:style-name="T519">elative a pour fonction </text:span></text:span><text:span text:style-name="texte_20_par_20_défaut"><text:span text:style-name="T533">épithète</text:span></text:span><text:span text:style-name="texte_20_par_20_défaut"><text:span text:style-name="T519">.<text:tab/><text:tab/><text:tab/><text:tab/><text:tab/><text:tab/><text:tab/><text:tab/></text:span></text:span></text:p>
      <text:p text:style-name="P246"><text:span text:style-name="texte_20_par_20_défaut"><text:span text:style-name="T520">On remarquera que </text:span></text:span><text:span text:style-name="exemple"><text:span text:style-name="T253">se reposer</text:span></text:span><text:span text:style-name="texte_20_par_20_défaut"><text:span text:style-name="T520"> est </text:span></text:span><text:span text:style-name="texte_20_par_20_défaut"><text:span text:style-name="T526">le</text:span></text:span><text:span text:style-name="texte_20_par_20_défaut"><text:span text:style-name="T520"> </text:span></text:span><text:span text:style-name="texte_20_par_20_défaut"><text:span text:style-name="T529">groupe infinitif de fonction COD</text:span></text:span><text:span text:style-name="texte_20_par_20_défaut"><text:span text:style-name="T520"> de <text:tab/> <text:s/></text:span></text:span><text:span text:style-name="référence"><text:span text:style-name="T521">TG(I.</text:span></text:span><text:span text:style-name="référence"><text:span text:style-name="T525">5</text:span></text:span><text:span text:style-name="référence"><text:span text:style-name="T522">.</text:span></text:span><text:span text:style-name="référence"><text:span text:style-name="T523">1</text:span></text:span><text:span text:style-name="référence"><text:span text:style-name="T521">, p</text:span></text:span><text:span text:style-name="référence"><text:span text:style-name="T522">. </text:span></text:span><text:span text:style-name="référence"><text:span text:style-name="T525">6</text:span></text:span><text:span text:style-name="référence"><text:span text:style-name="T535">2</text:span></text:span><text:span text:style-name="référence"><text:span text:style-name="T524">)</text:span></text:span></text:p>
      <text:p text:style-name="P247"><text:span text:style-name="exemple"><text:span text:style-name="T253">doit</text:span></text:span><text:span text:style-name="texte_20_par_20_défaut"><text:span text:style-name="T520"> et non pas une </text:span></text:span><text:span text:style-name="texte_20_par_20_défaut"><text:span text:style-name="T529">proposition infinitive</text:span></text:span><text:span text:style-name="texte_20_par_20_défaut"><text:span text:style-name="T520"> puisque </text:span></text:span><text:span text:style-name="exemple"><text:span text:style-name="T253">doit</text:span></text:span><text:span text:style-name="texte_20_par_20_défaut"><text:span text:style-name="T520"> et </text:span></text:span><text:span text:style-name="exemple"><text:span text:style-name="T253">se reposer</text:span></text:span><text:span text:style-name="texte_20_par_20_défaut"><text:span text:style-name="T520"> ont <text:s/><text:tab/><text:tab/> <text:s/></text:span></text:span><text:span text:style-name="danger"><text:span text:style-name="T462">(!)</text:span></text:span></text:p>
      <text:p text:style-name="P246"><text:span text:style-name="texte_20_par_20_défaut"><text:span text:style-name="T520">le même sujet, à savoir </text:span></text:span><text:span text:style-name="exemple"><text:span text:style-name="T253">Un sportif</text:span></text:span><text:span text:style-name="texte_20_par_20_défaut"><text:span text:style-name="T520">.</text:span></text:span></text:p>
      <text:p text:style-name="P246"><text:span text:style-name="texte_20_par_20_défaut"><text:span text:style-name="T520"/></text:span></text:p>
      <text:p text:style-name="P125"><text:span text:style-name="texte_20_par_20_défaut"><text:span text:style-name="T423">Analyse du type et de la forme de la phrase</text:span></text:span></text:p>
      <text:p text:style-name="P251"><text:span text:style-name="texte_20_par_20_défaut"><text:span text:style-name="T89">La phrase est de type déclaratif et </text:span></text:span><text:span text:style-name="texte_20_par_20_défaut"><text:span text:style-name="T92">n’a pas de forme particulière.</text:span></text:span></text:p>
      <text:p text:style-name="P125"><text:span text:style-name="texte_20_par_20_défaut"><text:span text:style-name="T223"><text:tab/></text:span></text:span><text:span text:style-name="GGF"><text:span text:style-name="T223">[ </text:span></text:span><text:span text:style-name="GGF">GGF.1.</text:span><text:span text:style-name="GGF"><text:span text:style-name="T587">24</text:span></text:span><text:span text:style-name="GGF"> </text:span><text:span text:style-name="GGF"><text:span text:style-name="T223">]</text:span></text:span><text:span text:style-name="GGF"> </text:span></text:p>
      <text:p text:style-name="P305"><text:span text:style-name="texte_20_par_20_défaut"><text:span text:style-name="T233"><text:tab/></text:span></text:span><text:span text:style-name="GGF"><text:span text:style-name="T254"><text:tab/></text:span></text:span><text:span text:style-name="GGF"><text:span text:style-name="T262">Confer </text:span></text:span><text:span text:style-name="GGF"><text:span text:style-name="T594">la d</text:span></text:span><text:span text:style-name="GGF"><text:span text:style-name="T255">iscussion sur le type de phrase dans une phrase subordonnée.</text:span></text:span></text:p>
      <text:p text:style-name="P154"><text:span text:style-name="titre_20_avec_20_numéro"><text:s/>B.027</text:span><text:span text:style-name="titre_20_avec_20_numéro"> </text:span></text:p>
      <text:p text:style-name="P62"><text:span text:style-name="référence">TG(I.2.</text:span><text:span text:style-name="référence"><text:span text:style-name="T619">3</text:span></text:span><text:span text:style-name="référence">, p</text:span><text:span text:style-name="référence"><text:span text:style-name="T619">p</text:span></text:span><text:span text:style-name="référence">. </text:span><text:span text:style-name="référence"><text:span text:style-name="T619">24-25)</text:span></text:span></text:p>
      <text:p text:style-name="P62"><text:span text:style-name="référence"/></text:p>
      <text:p text:style-name="P39"><text:span text:style-name="phrase_20_analysée_20__28_gros_20_caractère_29_"><text:span text:style-name="T196">Le facteur distribue le courrier </text:span></text:span><text:span text:style-name="phrase_20_analysée_20__28_gros_20_caractère_29_"><text:span text:style-name="T421">et il aime son travail</text:span></text:span><text:span text:style-name="phrase_20_analysée_20__28_gros_20_caractère_29_"><text:span text:style-name="T196">.</text:span></text:span></text:p>
      <text:p text:style-name="P135"/>
      <text:p text:style-name="P135"/>
      <text:p text:style-name="P22"><text:span text:style-name="texte_20_par_20_défaut">Analyse </text:span><text:span text:style-name="texte_20_par_20_défaut"><text:span text:style-name="T270">de la </text:span></text:span><text:span text:style-name="texte_20_par_20_défaut">nature des mots</text:span></text:p>
      <text:p text:style-name="P186"><text:span text:style-name="texte_20_par_20_défaut"><text:span text:style-name="T226">•</text:span></text:span><text:span text:style-name="T48"> </text:span><text:span text:style-name="exemple"><text:span text:style-name="T280">Le</text:span></text:span><text:span text:style-name="exemple"><text:span text:style-name="T277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60">article défini</text:span></text:span></text:p>
      <text:p text:style-name="P252"><text:span text:style-name="texte_20_par_20_défaut"><text:span text:style-name="T226">•</text:span></text:span><text:span text:style-name="T48"> </text:span><text:span text:style-name="exemple"><text:span text:style-name="T308">facteur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0">nom commun</text:span></text:span></text:p>
      <text:p text:style-name="P252"><text:span text:style-name="texte_20_par_20_défaut"><text:span text:style-name="T226">•</text:span></text:span><text:span text:style-name="T48"> </text:span><text:span text:style-name="exemple"><text:span text:style-name="T308">distribue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verbe </text:span></text:span><text:span text:style-name="texte_20_par_20_défaut"><text:span text:style-name="T67">(</text:span></text:span><text:span text:style-name="texte_20_par_20_défaut"><text:span text:style-name="T537">distribuer</text:span></text:span><text:span text:style-name="texte_20_par_20_défaut"><text:span text:style-name="T440"> </text:span></text:span><text:span text:style-name="texte_20_par_20_défaut"><text:span text:style-name="T67">: indicatif.présent.3S)</text:span></text:span></text:p>
      <text:p text:style-name="P252"><text:span text:style-name="texte_20_par_20_défaut"><text:span text:style-name="T226">•</text:span></text:span><text:span text:style-name="T48"> </text:span><text:span text:style-name="exemple"><text:span text:style-name="T280">le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61">article défini</text:span></text:span></text:p>
      <text:p text:style-name="P252"><text:span text:style-name="texte_20_par_20_défaut"><text:span text:style-name="T226">•</text:span></text:span><text:span text:style-name="T48"> </text:span><text:span text:style-name="exemple"><text:span text:style-name="T308">courrier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77">nom commun</text:span></text:span></text:p>
      <text:p text:style-name="P252"><text:span text:style-name="texte_20_par_20_défaut"><text:span text:style-name="T226">•</text:span></text:span><text:span text:style-name="T48"> </text:span><text:span text:style-name="exemple"><text:span text:style-name="T314">et<text:tab/></text:span></text:span><text:span text:style-name="exemple"><text:span text:style-name="T280"><text:tab/></text:span></text:span><text:span text:style-name="exemple"><text:span text:style-name="T277"><text:tab/><text:tab/><text:tab/></text:span></text:span><text:span text:style-name="texte_20_par_20_défaut"><text:span text:style-name="T51">:<text:tab/></text:span></text:span><text:span text:style-name="texte_20_par_20_défaut"><text:span text:style-name="T477">conjonction de subordination</text:span></text:span></text:p>
      <text:p text:style-name="P252"><text:span text:style-name="texte_20_par_20_défaut"><text:span text:style-name="T226">•</text:span></text:span><text:span text:style-name="T48"> </text:span><text:span text:style-name="exemple"><text:span text:style-name="T314">il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3">pronom personnel</text:span></text:span></text:p>
      <text:p text:style-name="P252"><text:span text:style-name="texte_20_par_20_défaut"><text:span text:style-name="T226">•</text:span></text:span><text:span text:style-name="T48"> </text:span><text:span text:style-name="exemple"><text:span text:style-name="T314">aime</text:span></text:span><text:span text:style-name="exemple"><text:span text:style-name="T280"><text:tab/></text:span></text:span><text:span text:style-name="exemple"><text:span text:style-name="T277"><text:tab/><text:tab/><text:tab/><text:tab/></text:span></text:span><text:span text:style-name="texte_20_par_20_défaut"><text:span text:style-name="T51">:<text:tab/></text:span></text:span><text:span text:style-name="texte_20_par_20_défaut"><text:span text:style-name="T483">verbe (aimer : indicatif.présent.3S)</text:span></text:span></text:p>
      <text:p text:style-name="P252"><text:span text:style-name="texte_20_par_20_défaut"><text:span text:style-name="T226">•</text:span></text:span><text:span text:style-name="T48"> </text:span><text:span text:style-name="exemple"><text:span text:style-name="T280">s</text:span></text:span><text:span text:style-name="exemple"><text:span text:style-name="T314">on<text:tab/></text:span></text:span><text:span text:style-name="exemple"><text:span text:style-name="T280"><text:tab/><text:tab/></text:span></text:span><text:span text:style-name="exemple"><text:span text:style-name="T277"><text:tab/><text:tab/></text:span></text:span><text:span text:style-name="texte_20_par_20_défaut"><text:span text:style-name="T51">:<text:tab/></text:span></text:span><text:span text:style-name="texte_20_par_20_défaut"><text:span text:style-name="T483">déterminant possessif</text:span></text:span></text:p>
      <text:p text:style-name="P253"><text:span text:style-name="texte_20_par_20_défaut"><text:span text:style-name="T226">•</text:span></text:span><text:span text:style-name="texte_20_par_20_défaut"><text:span text:style-name="T465"> </text:span></text:span><text:span text:style-name="exemple"><text:span text:style-name="T314">travail</text:span></text:span><text:span text:style-name="exemple"><text:span text:style-name="T280"><text:tab/><text:tab/></text:span></text:span><text:span text:style-name="exemple"><text:span text:style-name="T277"><text:tab/><text:tab/></text:span></text:span><text:span text:style-name="texte_20_par_20_défaut"><text:span text:style-name="T51">:<text:tab/></text:span></text:span><text:span text:style-name="texte_20_par_20_défaut"><text:span text:style-name="T483">nom commun</text:span></text:span></text:p>
      <text:p text:style-name="P252"><text:span text:style-name="texte_20_par_20_défaut"><text:span text:style-name="T61"/></text:span></text:p>
      <text:p text:style-name="P292"><text:span text:style-name="texte_20_par_20_défaut"><text:span text:style-name="T423">Analyse </text:span></text:span><text:span text:style-name="texte_20_par_20_défaut"><text:span text:style-name="T429">de la </text:span></text:span><text:span text:style-name="texte_20_par_20_défaut"><text:span text:style-name="T423">nature des </text:span></text:span><text:span text:style-name="texte_20_par_20_défaut"><text:span text:style-name="T431">groupes de </text:span></text:span><text:span text:style-name="texte_20_par_20_défaut"><text:span text:style-name="T423">mots</text:span></text:span></text:p>
      <text:p text:style-name="P252"><text:span text:style-name="texte_20_par_20_défaut"><text:span text:style-name="T263">•</text:span></text:span><text:span text:style-name="texte_20_par_20_défaut"><text:span text:style-name="T423"> </text:span></text:span><text:span text:style-name="exemple">Le </text:span><text:span text:style-name="exemple"><text:span text:style-name="T361">facteur</text:span></text:span><text:span text:style-name="texte_20_par_20_défaut"><text:span text:style-name="T432"><text:tab/><text:tab/><text:tab/><text:tab/></text:span></text:span><text:span text:style-name="texte_20_par_20_défaut">:</text:span><text:span text:style-name="texte_20_par_20_défaut"><text:span text:style-name="T432"><text:tab/></text:span></text:span><text:span text:style-name="texte_20_par_20_défaut">groupe nominal</text:span></text:p>
      <text:p text:style-name="P197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4">distribue </text:span></text:span><text:span text:style-name="exemple"><text:span text:style-name="T362">le courrier </text:span></text:span><text:span text:style-name="exemple"><text:s/><text:tab/><text:tab/></text:span><text:span text:style-name="texte_20_par_20_défaut"><text:span text:style-name="T56">:<text:tab/></text:span></text:span><text:span text:style-name="texte_20_par_20_défaut"><text:span text:style-name="T471">groupe verbal</text:span></text:span></text:p>
      <text:p text:style-name="P252"><text:span text:style-name="texte_20_par_20_défaut"><text:span text:style-name="T225">•</text:span></text:span><text:span text:style-name="texte_20_par_20_défaut"><text:span text:style-name="T509"> </text:span></text:span><text:span text:style-name="exemple"><text:span text:style-name="T361">le courrier</text:span></text:span><text:span text:style-name="exemple"><text:span text:style-name="T348"><text:tab/></text:span></text:span><text:span text:style-name="texte_20_par_20_défaut"><text:span text:style-name="T505"><text:tab/><text:tab/><text:tab/></text:span></text:span><text:span text:style-name="texte_20_par_20_défaut"><text:span text:style-name="T266">:<text:tab/></text:span></text:span><text:span text:style-name="texte_20_par_20_défaut"><text:span text:style-name="T509">groupe nominal</text:span></text:span></text:p>
      <text:p text:style-name="P197"><text:span text:style-name="texte_20_par_20_défaut"><text:span text:style-name="T226">•</text:span></text:span><text:span text:style-name="exemple"><text:span text:style-name="T235"> </text:span></text:span><text:span text:style-name="exemple"><text:span text:style-name="T399">aime son travail<text:tab/></text:span></text:span><text:span text:style-name="exemple"><text:span text:style-name="T310"> </text:span></text:span><text:span text:style-name="exemple"><text:span text:style-name="T171"><text:s/><text:tab/><text:tab/></text:span></text:span><text:span text:style-name="texte_20_par_20_défaut"><text:span text:style-name="T56">:<text:tab/></text:span></text:span><text:span text:style-name="texte_20_par_20_défaut"><text:span text:style-name="T471">groupe verbal</text:span></text:span></text:p>
      <text:p text:style-name="P252"><text:span text:style-name="texte_20_par_20_défaut"><text:span text:style-name="T260">•</text:span></text:span><text:span text:style-name="texte_20_par_20_défaut"><text:span text:style-name="T513"> </text:span></text:span><text:span text:style-name="exemple"><text:span text:style-name="T315">son travail</text:span></text:span><text:span text:style-name="exemple"><text:span text:style-name="T309"><text:tab/></text:span></text:span><text:span text:style-name="texte_20_par_20_défaut"><text:span text:style-name="T514"><text:tab/><text:tab/><text:tab/></text:span></text:span><text:span text:style-name="texte_20_par_20_défaut">:</text:span><text:span text:style-name="texte_20_par_20_défaut"><text:span text:style-name="T13"><text:tab/></text:span></text:span><text:span text:style-name="texte_20_par_20_défaut"><text:span text:style-name="T61">groupe nominal</text:span></text:span></text:p>
      <text:p text:style-name="P252"/>
      <text:p text:style-name="P135"><text:span text:style-name="texte_20_par_20_défaut"><text:span text:style-name="T423">Analyse des fonctions</text:span></text:span></text:p>
      <text:p text:style-name="P186"><text:span text:style-name="texte_20_par_20_défaut"><text:span text:style-name="T226">•</text:span></text:span><text:span text:style-name="exemple"><text:span text:style-name="T235"> </text:span></text:span><text:span text:style-name="exemple"><text:span text:style-name="T377">Le </text:span></text:span><text:span text:style-name="exemple"><text:span text:style-name="T396">facteur</text:span></text:span><text:span text:style-name="T56"><text:tab/><text:tab/><text:tab/><text:tab/></text:span><text:span text:style-name="texte_20_par_20_défaut"><text:span text:style-name="T56">:<text:tab/></text:span></text:span><text:span text:style-name="texte_20_par_20_défaut"><text:span text:style-name="T59">sujet de </text:span></text:span><text:span text:style-name="exemple"><text:span text:style-name="T310">distribue</text:span></text:span></text:p>
      <text:p text:style-name="P255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6">s</text:span></text:span><text:span text:style-name="exemple"><text:span text:style-name="T398">on travail</text:span></text:span><text:span text:style-name="exemple"><text:span text:style-name="T237"><text:tab/></text:span></text:span><text:span text:style-name="exemple"><text:span text:style-name="T377"><text:tab/><text:tab/><text:tab/></text:span></text:span><text:span text:style-name="texte_20_par_20_défaut"><text:span text:style-name="T56">:<text:tab/></text:span></text:span><text:span text:style-name="texte_20_par_20_défaut"><text:span text:style-name="T484">COD </text:span></text:span><text:span text:style-name="texte_20_par_20_défaut"><text:span text:style-name="T76">de </text:span></text:span><text:span text:style-name="exemple"><text:span text:style-name="T316">distribue</text:span></text:span></text:p>
      <text:p text:style-name="P252"><text:span text:style-name="texte_20_par_20_défaut"><text:span text:style-name="T226">•</text:span></text:span><text:span text:style-name="exemple"><text:span text:style-name="T235"> </text:span></text:span><text:span text:style-name="exemple"><text:span text:style-name="T398">il</text:span></text:span><text:span text:style-name="exemple"><text:span text:style-name="T237"><text:tab/><text:tab/></text:span></text:span><text:span text:style-name="T377"><text:tab/><text:tab/><text:tab/></text:span><text:span text:style-name="texte_20_par_20_défaut"><text:span text:style-name="T56">:<text:tab/></text:span></text:span><text:span text:style-name="texte_20_par_20_défaut">sujet de </text:span><text:span text:style-name="exemple"><text:span text:style-name="T315">aime</text:span></text:span></text:p>
      <text:p text:style-name="P254"><text:span text:style-name="texte_20_par_20_défaut"><text:span text:style-name="T226">•</text:span></text:span><text:span text:style-name="exemple"><text:span text:style-name="T235"> </text:span></text:span><text:span text:style-name="exemple"><text:span text:style-name="T246">s</text:span></text:span><text:span text:style-name="exemple"><text:span text:style-name="T398">on travail</text:span></text:span><text:span text:style-name="exemple"><text:span text:style-name="T237"><text:tab/></text:span></text:span><text:span text:style-name="exemple"><text:span text:style-name="T377"><text:tab/><text:tab/><text:tab/></text:span></text:span><text:span text:style-name="texte_20_par_20_défaut"><text:span text:style-name="T56">:<text:tab/></text:span></text:span><text:span text:style-name="texte_20_par_20_défaut"><text:span text:style-name="T484">COD </text:span></text:span><text:span text:style-name="texte_20_par_20_défaut"><text:span text:style-name="T76">de </text:span></text:span><text:span text:style-name="exemple"><text:span text:style-name="T315">aime</text:span></text:span></text:p>
      <text:p text:style-name="P135"><text:span text:style-name="exemple"/></text:p>
      <text:p text:style-name="P135"><text:span text:style-name="texte_20_par_20_défaut"><text:span text:style-name="T423">Analyse des propositions</text:span></text:span></text:p>
      <text:p text:style-name="P180"><text:span text:style-name="texte_20_par_20_défaut">La phrase contient </text:span><text:span text:style-name="texte_20_par_20_défaut"><text:span text:style-name="T536">deux</text:span></text:span><text:span text:style-name="texte_20_par_20_défaut"> proposition</text:span><text:span text:style-name="texte_20_par_20_défaut"><text:span text:style-name="T583">s</text:span></text:span><text:span text:style-name="texte_20_par_20_défaut"> : il s’agit par conséquent d’une phrase </text:span><text:span text:style-name="texte_20_par_20_défaut"><text:span text:style-name="T536">complexe</text:span></text:span><text:span text:style-name="texte_20_par_20_défaut">.</text:span></text:p>
      <text:p text:style-name="P248"><text:span text:style-name="texte_20_par_20_défaut"><text:span text:style-name="T584">La </text:span></text:span><text:span text:style-name="texte_20_par_20_défaut"><text:span text:style-name="T620">première </text:span></text:span><text:span text:style-name="texte_20_par_20_défaut"><text:span text:style-name="T584">proposition est </text:span></text:span><text:span text:style-name="texte_20_par_20_défaut"><text:span text:style-name="T620">la proposition indépendante</text:span></text:span><text:span text:style-name="texte_20_par_20_défaut"><text:span text:style-name="T584"> </text:span></text:span><text:span text:style-name="exemple"><text:span text:style-name="T586">Le facteur distribue le courrier</text:span></text:span><text:span text:style-name="texte_20_par_20_défaut"><text:span text:style-name="T584">; </text:span></text:span><text:span text:style-name="texte_20_par_20_défaut"><text:span text:style-name="T620">cette proposition est liée à la suivante par coordination au moyen de la conjonction de coordination </text:span></text:span><text:span text:style-name="exemple"><text:span text:style-name="T620">et</text:span></text:span><text:span text:style-name="texte_20_par_20_défaut"><text:span text:style-name="T620">. La seconde proposition est la proposition indépenda</text:span></text:span><text:span text:style-name="texte_20_par_20_défaut"><text:span text:style-name="T634">n</text:span></text:span><text:span text:style-name="texte_20_par_20_défaut"><text:span text:style-name="T620">te </text:span></text:span><text:span text:style-name="exemple"><text:span text:style-name="T620">il aime son travail</text:span></text:span><text:span text:style-name="texte_20_par_20_défaut"><text:span text:style-name="T620">.</text:span></text:span></text:p>
      <text:p text:style-name="P135"><text:span text:style-name="texte_20_par_20_défaut"/></text:p>
      <text:p text:style-name="P135"><text:span text:style-name="texte_20_par_20_défaut"><text:span text:style-name="T423">Analyse du type et de la forme de la phrase</text:span></text:span></text:p>
      <text:p text:style-name="P252"><text:span text:style-name="texte_20_par_20_défaut"><text:span text:style-name="T89">La phrase est de type déclaratif et </text:span></text:span><text:span text:style-name="texte_20_par_20_défaut"><text:span text:style-name="T92">n’a pas de forme particulière.</text:span></text:span></text:p>
      <text:p text:style-name="P135"><text:span text:style-name="texte_20_par_20_défaut"><text:span text:style-name="T223"><text:tab/></text:span></text:span><text:span text:style-name="GGF"><text:span text:style-name="T223">[ </text:span></text:span><text:span text:style-name="GGF">GGF.1.</text:span><text:span text:style-name="GGF"><text:span text:style-name="T587">24</text:span></text:span><text:span text:style-name="GGF"> </text:span><text:span text:style-name="GGF"><text:span text:style-name="T223">]</text:span></text:span><text:span text:style-name="GGF"> </text:span></text:p>
      <text:p text:style-name="P307"><text:span text:style-name="texte_20_par_20_défaut"><text:span text:style-name="T175"><text:tab/></text:span></text:span><text:span text:style-name="GGF"><text:span text:style-name="T175"><text:tab/></text:span></text:span><text:span text:style-name="GGF"><text:span text:style-name="T19">Confer </text:span></text:span><text:span text:style-name="GGF"><text:span text:style-name="T588">la d</text:span></text:span><text:span text:style-name="GGF"><text:span text:style-name="T174">iscussion sur le type de phrase dans une phrase subordonnée.</text:span></text:span></text:p>
      <text:p text:style-name="P307"><text:span text:style-name="GGF"><text:span text:style-name="T25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36</text:page-number> / <text:page-count>3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10-19T23:16:26.303435093</dc:date>
    <meta:editing-duration>PT17H37M24S</meta:editing-duration>
    <meta:editing-cycles>658</meta:editing-cycles>
    <meta:document-statistic meta:table-count="0" meta:image-count="0" meta:object-count="0" meta:page-count="36" meta:paragraph-count="863" meta:word-count="6315" meta:character-count="37031" meta:non-whitespace-character-count="29605"/>
  </office:meta>
</office:document-meta>
</file>